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-07-20 141043 putty A" table:style-name="ta1">
        <table:shapes>
          <draw:frame draw:z-index="0" draw:style-name="gr1" draw:text-style-name="P1" svg:width="1229.16pt" svg:height="574.47pt" svg:x="166.99pt" svg:y="0.03pt">
            <draw:object draw:notify-on-update-of-ranges="'2019-07-20 141043 putty A'.A728:'2019-07-20 141043 putty A'.A840 '2019-07-20 141043 putty A'.B728:'2019-07-20 141043 putty A'.B840 '2019-07-20 141043 putty B'.A410:'2019-07-20 141043 putty B'.A474 '2019-07-20 141043 putty B'.B410:'2019-07-20 141043 putty B'.B4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25754" calcext:value-type="float">
            <text:p>1025754</text:p>
          </table:table-cell>
          <table:table-cell office:value-type="float" office:value="48.55" calcext:value-type="float">
            <text:p>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803" calcext:value-type="float">
            <text:p>1025803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816" calcext:value-type="float">
            <text:p>1025816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865" calcext:value-type="float">
            <text:p>1025865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878" calcext:value-type="float">
            <text:p>1025878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927" calcext:value-type="float">
            <text:p>1025927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940" calcext:value-type="float">
            <text:p>1025940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989" calcext:value-type="float">
            <text:p>1025989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001" calcext:value-type="float">
            <text:p>1026001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051" calcext:value-type="float">
            <text:p>1026051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100" calcext:value-type="float">
            <text:p>1026100</text:p>
          </table:table-cell>
          <table:table-cell office:value-type="float" office:value="48.74" calcext:value-type="float">
            <text:p>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113" calcext:value-type="float">
            <text:p>1026113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162" calcext:value-type="float">
            <text:p>1026162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176" calcext:value-type="float">
            <text:p>1026176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225" calcext:value-type="float">
            <text:p>1026225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237" calcext:value-type="float">
            <text:p>1026237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286" calcext:value-type="float">
            <text:p>1026286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299" calcext:value-type="float">
            <text:p>1026299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349" calcext:value-type="float">
            <text:p>1026349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398" calcext:value-type="float">
            <text:p>1026398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411" calcext:value-type="float">
            <text:p>1026411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460" calcext:value-type="float">
            <text:p>1026460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472" calcext:value-type="float">
            <text:p>1026472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522" calcext:value-type="float">
            <text:p>1026522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571" calcext:value-type="float">
            <text:p>1026571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584" calcext:value-type="float">
            <text:p>1026584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633" calcext:value-type="float">
            <text:p>1026633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647" calcext:value-type="float">
            <text:p>1026647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696" calcext:value-type="float">
            <text:p>1026696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708" calcext:value-type="float">
            <text:p>1026708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757" calcext:value-type="float">
            <text:p>1026757</text:p>
          </table:table-cell>
          <table:table-cell office:value-type="float" office:value="48.55" calcext:value-type="float">
            <text:p>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770" calcext:value-type="float">
            <text:p>1026770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820" calcext:value-type="float">
            <text:p>1026820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869" calcext:value-type="float">
            <text:p>1026869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882" calcext:value-type="float">
            <text:p>1026882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931" calcext:value-type="float">
            <text:p>1026931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944" calcext:value-type="float">
            <text:p>1026944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993" calcext:value-type="float">
            <text:p>1026993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006" calcext:value-type="float">
            <text:p>1027006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055" calcext:value-type="float">
            <text:p>1027055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067" calcext:value-type="float">
            <text:p>1027067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117" calcext:value-type="float">
            <text:p>1027117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166" calcext:value-type="float">
            <text:p>1027166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228" calcext:value-type="float">
            <text:p>1027228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241" calcext:value-type="float">
            <text:p>1027241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291" calcext:value-type="float">
            <text:p>1027291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340" calcext:value-type="float">
            <text:p>1027340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352" calcext:value-type="float">
            <text:p>1027352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01" calcext:value-type="float">
            <text:p>1027401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15" calcext:value-type="float">
            <text:p>1027415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77" calcext:value-type="float">
            <text:p>1027477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26" calcext:value-type="float">
            <text:p>1027526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75" calcext:value-type="float">
            <text:p>1027575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88" calcext:value-type="float">
            <text:p>1027588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637" calcext:value-type="float">
            <text:p>1027637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650" calcext:value-type="float">
            <text:p>1027650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699" calcext:value-type="float">
            <text:p>1027699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713" calcext:value-type="float">
            <text:p>1027713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762" calcext:value-type="float">
            <text:p>1027762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774" calcext:value-type="float">
            <text:p>1027774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823" calcext:value-type="float">
            <text:p>1027823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836" calcext:value-type="float">
            <text:p>1027836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886" calcext:value-type="float">
            <text:p>1027886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935" calcext:value-type="float">
            <text:p>1027935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947" calcext:value-type="float">
            <text:p>1027947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996" calcext:value-type="float">
            <text:p>1027996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009" calcext:value-type="float">
            <text:p>1028009</text:p>
          </table:table-cell>
          <table:table-cell office:value-type="float" office:value="48.78" calcext:value-type="float">
            <text:p>4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059" calcext:value-type="float">
            <text:p>1028059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08" calcext:value-type="float">
            <text:p>1028108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21" calcext:value-type="float">
            <text:p>1028121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70" calcext:value-type="float">
            <text:p>1028170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83" calcext:value-type="float">
            <text:p>1028183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32" calcext:value-type="float">
            <text:p>1028232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45" calcext:value-type="float">
            <text:p>1028245</text:p>
          </table:table-cell>
          <table:table-cell office:value-type="float" office:value="48.55" calcext:value-type="float">
            <text:p>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94" calcext:value-type="float">
            <text:p>1028294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307" calcext:value-type="float">
            <text:p>1028307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357" calcext:value-type="float">
            <text:p>1028357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406" calcext:value-type="float">
            <text:p>1028406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418" calcext:value-type="float">
            <text:p>1028418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467" calcext:value-type="float">
            <text:p>1028467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481" calcext:value-type="float">
            <text:p>1028481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530" calcext:value-type="float">
            <text:p>1028530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542" calcext:value-type="float">
            <text:p>1028542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591" calcext:value-type="float">
            <text:p>1028591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604" calcext:value-type="float">
            <text:p>1028604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654" calcext:value-type="float">
            <text:p>1028654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703" calcext:value-type="float">
            <text:p>1028703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716" calcext:value-type="float">
            <text:p>1028716</text:p>
          </table:table-cell>
          <table:table-cell office:value-type="float" office:value="48.74" calcext:value-type="float">
            <text:p>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765" calcext:value-type="float">
            <text:p>1028765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777" calcext:value-type="float">
            <text:p>1028777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827" calcext:value-type="float">
            <text:p>1028827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876" calcext:value-type="float">
            <text:p>1028876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889" calcext:value-type="float">
            <text:p>1028889</text:p>
          </table:table-cell>
          <table:table-cell office:value-type="float" office:value="48.91" calcext:value-type="float">
            <text:p>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938" calcext:value-type="float">
            <text:p>1028938</text:p>
          </table:table-cell>
          <table:table-cell office:value-type="float" office:value="49.35" calcext:value-type="float">
            <text:p>4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952" calcext:value-type="float">
            <text:p>1028952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001" calcext:value-type="float">
            <text:p>1029001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013" calcext:value-type="float">
            <text:p>1029013</text:p>
          </table:table-cell>
          <table:table-cell office:value-type="float" office:value="49.53" calcext:value-type="float">
            <text:p>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062" calcext:value-type="float">
            <text:p>1029062</text:p>
          </table:table-cell>
          <table:table-cell office:value-type="float" office:value="49.33" calcext:value-type="float">
            <text:p>4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075" calcext:value-type="float">
            <text:p>1029075</text:p>
          </table:table-cell>
          <table:table-cell office:value-type="float" office:value="49.31" calcext:value-type="float">
            <text:p>4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125" calcext:value-type="float">
            <text:p>1029125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174" calcext:value-type="float">
            <text:p>1029174</text:p>
          </table:table-cell>
          <table:table-cell office:value-type="float" office:value="48.91" calcext:value-type="float">
            <text:p>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186" calcext:value-type="float">
            <text:p>1029186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235" calcext:value-type="float">
            <text:p>1029235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249" calcext:value-type="float">
            <text:p>1029249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298" calcext:value-type="float">
            <text:p>1029298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311" calcext:value-type="float">
            <text:p>1029311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360" calcext:value-type="float">
            <text:p>1029360</text:p>
          </table:table-cell>
          <table:table-cell office:value-type="float" office:value="49.38" calcext:value-type="float">
            <text:p>4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372" calcext:value-type="float">
            <text:p>1029372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422" calcext:value-type="float">
            <text:p>1029422</text:p>
          </table:table-cell>
          <table:table-cell office:value-type="float" office:value="49.57" calcext:value-type="float">
            <text:p>4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471" calcext:value-type="float">
            <text:p>1029471</text:p>
          </table:table-cell>
          <table:table-cell office:value-type="float" office:value="49.58" calcext:value-type="float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484" calcext:value-type="float">
            <text:p>1029484</text:p>
          </table:table-cell>
          <table:table-cell office:value-type="float" office:value="48.85" calcext:value-type="float">
            <text:p>4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33" calcext:value-type="float">
            <text:p>1029533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47" calcext:value-type="float">
            <text:p>1029547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96" calcext:value-type="float">
            <text:p>1029596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645" calcext:value-type="float">
            <text:p>1029645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694" calcext:value-type="float">
            <text:p>1029694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706" calcext:value-type="float">
            <text:p>1029706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755" calcext:value-type="float">
            <text:p>1029755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769" calcext:value-type="float">
            <text:p>1029769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18" calcext:value-type="float">
            <text:p>1029818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31" calcext:value-type="float">
            <text:p>1029831</text:p>
          </table:table-cell>
          <table:table-cell office:value-type="float" office:value="48.45" calcext:value-type="float">
            <text:p>4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80" calcext:value-type="float">
            <text:p>1029880</text:p>
          </table:table-cell>
          <table:table-cell office:value-type="float" office:value="48.85" calcext:value-type="float">
            <text:p>4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94" calcext:value-type="float">
            <text:p>1029894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943" calcext:value-type="float">
            <text:p>1029943</text:p>
          </table:table-cell>
          <table:table-cell office:value-type="float" office:value="48.07" calcext:value-type="float">
            <text:p>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955" calcext:value-type="float">
            <text:p>1029955</text:p>
          </table:table-cell>
          <table:table-cell office:value-type="float" office:value="47.79" calcext:value-type="float">
            <text:p>4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004" calcext:value-type="float">
            <text:p>1030004</text:p>
          </table:table-cell>
          <table:table-cell office:value-type="float" office:value="47.85" calcext:value-type="float">
            <text:p>4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018" calcext:value-type="float">
            <text:p>1030018</text:p>
          </table:table-cell>
          <table:table-cell office:value-type="float" office:value="47.71" calcext:value-type="float">
            <text:p>4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067" calcext:value-type="float">
            <text:p>1030067</text:p>
          </table:table-cell>
          <table:table-cell office:value-type="float" office:value="47.37" calcext:value-type="float">
            <text:p>4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080" calcext:value-type="float">
            <text:p>1030080</text:p>
          </table:table-cell>
          <table:table-cell office:value-type="float" office:value="47.73" calcext:value-type="float">
            <text:p>4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129" calcext:value-type="float">
            <text:p>1030129</text:p>
          </table:table-cell>
          <table:table-cell office:value-type="float" office:value="47.37" calcext:value-type="float">
            <text:p>4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141" calcext:value-type="float">
            <text:p>1030141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191" calcext:value-type="float">
            <text:p>1030191</text:p>
          </table:table-cell>
          <table:table-cell office:value-type="float" office:value="48.1" calcext:value-type="float">
            <text:p>4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240" calcext:value-type="float">
            <text:p>1030240</text:p>
          </table:table-cell>
          <table:table-cell office:value-type="float" office:value="48.54" calcext:value-type="float">
            <text:p>4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253" calcext:value-type="float">
            <text:p>1030253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02" calcext:value-type="float">
            <text:p>1030302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15" calcext:value-type="float">
            <text:p>1030315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64" calcext:value-type="float">
            <text:p>1030364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77" calcext:value-type="float">
            <text:p>1030377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426" calcext:value-type="float">
            <text:p>1030426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439" calcext:value-type="float">
            <text:p>1030439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489" calcext:value-type="float">
            <text:p>1030489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538" calcext:value-type="float">
            <text:p>1030538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550" calcext:value-type="float">
            <text:p>1030550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599" calcext:value-type="float">
            <text:p>1030599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612" calcext:value-type="float">
            <text:p>103061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662" calcext:value-type="float">
            <text:p>1030662</text:p>
          </table:table-cell>
          <table:table-cell office:value-type="float" office:value="48.42" calcext:value-type="float">
            <text:p>4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711" calcext:value-type="float">
            <text:p>1030711</text:p>
          </table:table-cell>
          <table:table-cell office:value-type="float" office:value="48.34" calcext:value-type="float">
            <text:p>4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724" calcext:value-type="float">
            <text:p>1030724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773" calcext:value-type="float">
            <text:p>1030773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786" calcext:value-type="float">
            <text:p>1030786</text:p>
          </table:table-cell>
          <table:table-cell office:value-type="float" office:value="48.46" calcext:value-type="float">
            <text:p>4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35" calcext:value-type="float">
            <text:p>1030835</text:p>
          </table:table-cell>
          <table:table-cell office:value-type="float" office:value="48.05" calcext:value-type="float">
            <text:p>4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48" calcext:value-type="float">
            <text:p>1030848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97" calcext:value-type="float">
            <text:p>1030897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909" calcext:value-type="float">
            <text:p>1030909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959" calcext:value-type="float">
            <text:p>1030959</text:p>
          </table:table-cell>
          <table:table-cell office:value-type="float" office:value="47.61" calcext:value-type="float">
            <text:p>4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008" calcext:value-type="float">
            <text:p>1031008</text:p>
          </table:table-cell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021" calcext:value-type="float">
            <text:p>1031021</text:p>
          </table:table-cell>
          <table:table-cell office:value-type="float" office:value="47.62" calcext:value-type="float">
            <text:p>4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070" calcext:value-type="float">
            <text:p>1031070</text:p>
          </table:table-cell>
          <table:table-cell office:value-type="float" office:value="47.53" calcext:value-type="float">
            <text:p>4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084" calcext:value-type="float">
            <text:p>1031084</text:p>
          </table:table-cell>
          <table:table-cell office:value-type="float" office:value="47.77" calcext:value-type="float">
            <text:p>4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133" calcext:value-type="float">
            <text:p>1031133</text:p>
          </table:table-cell>
          <table:table-cell office:value-type="float" office:value="48.14" calcext:value-type="float">
            <text:p>4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145" calcext:value-type="float">
            <text:p>1031145</text:p>
          </table:table-cell>
          <table:table-cell office:value-type="float" office:value="48.39" calcext:value-type="float">
            <text:p>4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194" calcext:value-type="float">
            <text:p>1031194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207" calcext:value-type="float">
            <text:p>1031207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257" calcext:value-type="float">
            <text:p>1031257</text:p>
          </table:table-cell>
          <table:table-cell office:value-type="float" office:value="49.79" calcext:value-type="float">
            <text:p>4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306" calcext:value-type="float">
            <text:p>1031306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318" calcext:value-type="float">
            <text:p>1031318</text:p>
          </table:table-cell>
          <table:table-cell office:value-type="float" office:value="49.85" calcext:value-type="float">
            <text:p>4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367" calcext:value-type="float">
            <text:p>1031367</text:p>
          </table:table-cell>
          <table:table-cell office:value-type="float" office:value="49.74" calcext:value-type="float">
            <text:p>4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380" calcext:value-type="float">
            <text:p>1031380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430" calcext:value-type="float">
            <text:p>1031430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479" calcext:value-type="float">
            <text:p>1031479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492" calcext:value-type="float">
            <text:p>1031492</text:p>
          </table:table-cell>
          <table:table-cell office:value-type="float" office:value="48.74" calcext:value-type="float">
            <text:p>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541" calcext:value-type="float">
            <text:p>1031541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554" calcext:value-type="float">
            <text:p>1031554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03" calcext:value-type="float">
            <text:p>1031603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16" calcext:value-type="float">
            <text:p>1031616</text:p>
          </table:table-cell>
          <table:table-cell office:value-type="float" office:value="48.99" calcext:value-type="float">
            <text:p>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65" calcext:value-type="float">
            <text:p>1031665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78" calcext:value-type="float">
            <text:p>1031678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728" calcext:value-type="float">
            <text:p>1031728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777" calcext:value-type="float">
            <text:p>1031777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789" calcext:value-type="float">
            <text:p>1031789</text:p>
          </table:table-cell>
          <table:table-cell office:value-type="float" office:value="49.35" calcext:value-type="float">
            <text:p>4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838" calcext:value-type="float">
            <text:p>1031838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852" calcext:value-type="float">
            <text:p>1031852</text:p>
          </table:table-cell>
          <table:table-cell office:value-type="float" office:value="49.38" calcext:value-type="float">
            <text:p>4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01" calcext:value-type="float">
            <text:p>1031901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13" calcext:value-type="float">
            <text:p>1031913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63" calcext:value-type="float">
            <text:p>1031963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75" calcext:value-type="float">
            <text:p>1031975</text:p>
          </table:table-cell>
          <table:table-cell office:value-type="float" office:value="49.57" calcext:value-type="float">
            <text:p>4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25" calcext:value-type="float">
            <text:p>1032025</text:p>
          </table:table-cell>
          <table:table-cell office:value-type="float" office:value="49.53" calcext:value-type="float">
            <text:p>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74" calcext:value-type="float">
            <text:p>1032074</text:p>
          </table:table-cell>
          <table:table-cell office:value-type="float" office:value="49.83" calcext:value-type="float">
            <text:p>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87" calcext:value-type="float">
            <text:p>1032087</text:p>
          </table:table-cell>
          <table:table-cell office:value-type="float" office:value="50.04" calcext:value-type="float">
            <text:p>5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136" calcext:value-type="float">
            <text:p>1032136</text:p>
          </table:table-cell>
          <table:table-cell office:value-type="float" office:value="49.96" calcext:value-type="float">
            <text:p>4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148" calcext:value-type="float">
            <text:p>1032148</text:p>
          </table:table-cell>
          <table:table-cell office:value-type="float" office:value="50.07" calcext:value-type="float">
            <text:p>5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198" calcext:value-type="float">
            <text:p>1032198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247" calcext:value-type="float">
            <text:p>1032247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260" calcext:value-type="float">
            <text:p>1032260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309" calcext:value-type="float">
            <text:p>1032309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323" calcext:value-type="float">
            <text:p>1032323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372" calcext:value-type="float">
            <text:p>1032372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384" calcext:value-type="float">
            <text:p>1032384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433" calcext:value-type="float">
            <text:p>1032433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446" calcext:value-type="float">
            <text:p>1032446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496" calcext:value-type="float">
            <text:p>1032496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545" calcext:value-type="float">
            <text:p>1032545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558" calcext:value-type="float">
            <text:p>1032558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607" calcext:value-type="float">
            <text:p>1032607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620" calcext:value-type="float">
            <text:p>1032620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669" calcext:value-type="float">
            <text:p>1032669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682" calcext:value-type="float">
            <text:p>1032682</text:p>
          </table:table-cell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731" calcext:value-type="float">
            <text:p>1032731</text:p>
          </table:table-cell>
          <table:table-cell office:value-type="float" office:value="49.54" calcext:value-type="float">
            <text:p>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743" calcext:value-type="float">
            <text:p>1032743</text:p>
          </table:table-cell>
          <table:table-cell office:value-type="float" office:value="49.36" calcext:value-type="float">
            <text:p>4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793" calcext:value-type="float">
            <text:p>1032793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842" calcext:value-type="float">
            <text:p>1032842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855" calcext:value-type="float">
            <text:p>1032855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904" calcext:value-type="float">
            <text:p>1032904</text:p>
          </table:table-cell>
          <table:table-cell office:value-type="float" office:value="48.84" calcext:value-type="float">
            <text:p>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918" calcext:value-type="float">
            <text:p>1032918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967" calcext:value-type="float">
            <text:p>1032967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979" calcext:value-type="float">
            <text:p>1032979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028" calcext:value-type="float">
            <text:p>1033028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041" calcext:value-type="float">
            <text:p>1033041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091" calcext:value-type="float">
            <text:p>1033091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140" calcext:value-type="float">
            <text:p>1033140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153" calcext:value-type="float">
            <text:p>1033153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202" calcext:value-type="float">
            <text:p>1033202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214" calcext:value-type="float">
            <text:p>1033214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264" calcext:value-type="float">
            <text:p>1033264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313" calcext:value-type="float">
            <text:p>1033313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326" calcext:value-type="float">
            <text:p>1033326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375" calcext:value-type="float">
            <text:p>1033375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388" calcext:value-type="float">
            <text:p>1033388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437" calcext:value-type="float">
            <text:p>1033437</text:p>
          </table:table-cell>
          <table:table-cell office:value-type="float" office:value="49.19" calcext:value-type="float">
            <text:p>4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450" calcext:value-type="float">
            <text:p>1033450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499" calcext:value-type="float">
            <text:p>1033499</text:p>
          </table:table-cell>
          <table:table-cell office:value-type="float" office:value="48.38" calcext:value-type="float">
            <text:p>4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512" calcext:value-type="float">
            <text:p>1033512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562" calcext:value-type="float">
            <text:p>1033562</text:p>
          </table:table-cell>
          <table:table-cell office:value-type="float" office:value="48.49" calcext:value-type="float">
            <text:p>4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611" calcext:value-type="float">
            <text:p>1033611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660" calcext:value-type="float">
            <text:p>1033660</text:p>
          </table:table-cell>
          <table:table-cell office:value-type="float" office:value="48.24" calcext:value-type="float">
            <text:p>4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672" calcext:value-type="float">
            <text:p>1033672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721" calcext:value-type="float">
            <text:p>1033721</text:p>
          </table:table-cell>
          <table:table-cell office:value-type="float" office:value="48.07" calcext:value-type="float">
            <text:p>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735" calcext:value-type="float">
            <text:p>1033735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784" calcext:value-type="float">
            <text:p>1033784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796" calcext:value-type="float">
            <text:p>1033796</text:p>
          </table:table-cell>
          <table:table-cell office:value-type="float" office:value="48.43" calcext:value-type="float">
            <text:p>4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845" calcext:value-type="float">
            <text:p>1033845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859" calcext:value-type="float">
            <text:p>1033859</text:p>
          </table:table-cell>
          <table:table-cell office:value-type="float" office:value="48.45" calcext:value-type="float">
            <text:p>4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908" calcext:value-type="float">
            <text:p>1033908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921" calcext:value-type="float">
            <text:p>1033921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970" calcext:value-type="float">
            <text:p>1033970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982" calcext:value-type="float">
            <text:p>1033982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032" calcext:value-type="float">
            <text:p>1034032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081" calcext:value-type="float">
            <text:p>1034081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094" calcext:value-type="float">
            <text:p>1034094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143" calcext:value-type="float">
            <text:p>1034143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157" calcext:value-type="float">
            <text:p>1034157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206" calcext:value-type="float">
            <text:p>1034206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218" calcext:value-type="float">
            <text:p>1034218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267" calcext:value-type="float">
            <text:p>1034267</text:p>
          </table:table-cell>
          <table:table-cell office:value-type="float" office:value="48.96" calcext:value-type="float">
            <text:p>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280" calcext:value-type="float">
            <text:p>1034280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330" calcext:value-type="float">
            <text:p>1034330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379" calcext:value-type="float">
            <text:p>1034379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391" calcext:value-type="float">
            <text:p>1034391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440" calcext:value-type="float">
            <text:p>1034440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454" calcext:value-type="float">
            <text:p>1034454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503" calcext:value-type="float">
            <text:p>1034503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516" calcext:value-type="float">
            <text:p>1034516</text:p>
          </table:table-cell>
          <table:table-cell office:value-type="float" office:value="48.38" calcext:value-type="float">
            <text:p>4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565" calcext:value-type="float">
            <text:p>1034565</text:p>
          </table:table-cell>
          <table:table-cell office:value-type="float" office:value="48.07" calcext:value-type="float">
            <text:p>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614" calcext:value-type="float">
            <text:p>1034614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627" calcext:value-type="float">
            <text:p>1034627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676" calcext:value-type="float">
            <text:p>1034676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689" calcext:value-type="float">
            <text:p>1034689</text:p>
          </table:table-cell>
          <table:table-cell office:value-type="float" office:value="48.37" calcext:value-type="float">
            <text:p>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738" calcext:value-type="float">
            <text:p>1034738</text:p>
          </table:table-cell>
          <table:table-cell office:value-type="float" office:value="48.27" calcext:value-type="float">
            <text:p>4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752" calcext:value-type="float">
            <text:p>1034752</text:p>
          </table:table-cell>
          <table:table-cell office:value-type="float" office:value="48.53" calcext:value-type="float">
            <text:p>4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801" calcext:value-type="float">
            <text:p>1034801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850" calcext:value-type="float">
            <text:p>1034850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862" calcext:value-type="float">
            <text:p>1034862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912" calcext:value-type="float">
            <text:p>1034912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926" calcext:value-type="float">
            <text:p>1034926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975" calcext:value-type="float">
            <text:p>1034975</text:p>
          </table:table-cell>
          <table:table-cell office:value-type="float" office:value="48.77" calcext:value-type="float">
            <text:p>4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987" calcext:value-type="float">
            <text:p>1034987</text:p>
          </table:table-cell>
          <table:table-cell office:value-type="float" office:value="48.78" calcext:value-type="float">
            <text:p>4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036" calcext:value-type="float">
            <text:p>1035036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049" calcext:value-type="float">
            <text:p>1035049</text:p>
          </table:table-cell>
          <table:table-cell office:value-type="float" office:value="49.67" calcext:value-type="float">
            <text:p>4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099" calcext:value-type="float">
            <text:p>1035099</text:p>
          </table:table-cell>
          <table:table-cell office:value-type="float" office:value="50.23" calcext:value-type="float">
            <text:p>5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148" calcext:value-type="float">
            <text:p>1035148</text:p>
          </table:table-cell>
          <table:table-cell office:value-type="float" office:value="50.23" calcext:value-type="float">
            <text:p>5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160" calcext:value-type="float">
            <text:p>1035160</text:p>
          </table:table-cell>
          <table:table-cell office:value-type="float" office:value="50.94" calcext:value-type="float">
            <text:p>5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09" calcext:value-type="float">
            <text:p>1035209</text:p>
          </table:table-cell>
          <table:table-cell office:value-type="float" office:value="50.92" calcext:value-type="float">
            <text:p>5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23" calcext:value-type="float">
            <text:p>1035223</text:p>
          </table:table-cell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72" calcext:value-type="float">
            <text:p>1035272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85" calcext:value-type="float">
            <text:p>1035285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334" calcext:value-type="float">
            <text:p>1035334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346" calcext:value-type="float">
            <text:p>1035346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396" calcext:value-type="float">
            <text:p>1035396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445" calcext:value-type="float">
            <text:p>1035445</text:p>
          </table:table-cell>
          <table:table-cell office:value-type="float" office:value="47.89" calcext:value-type="float">
            <text:p>4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458" calcext:value-type="float">
            <text:p>1035458</text:p>
          </table:table-cell>
          <table:table-cell office:value-type="float" office:value="47.89" calcext:value-type="float">
            <text:p>4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07" calcext:value-type="float">
            <text:p>1035507</text:p>
          </table:table-cell>
          <table:table-cell office:value-type="float" office:value="47.96" calcext:value-type="float">
            <text:p>4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21" calcext:value-type="float">
            <text:p>1035521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70" calcext:value-type="float">
            <text:p>1035570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82" calcext:value-type="float">
            <text:p>1035582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631" calcext:value-type="float">
            <text:p>1035631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644" calcext:value-type="float">
            <text:p>1035644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694" calcext:value-type="float">
            <text:p>1035694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743" calcext:value-type="float">
            <text:p>1035743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755" calcext:value-type="float">
            <text:p>1035755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805" calcext:value-type="float">
            <text:p>1035805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817" calcext:value-type="float">
            <text:p>1035817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867" calcext:value-type="float">
            <text:p>1035867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16" calcext:value-type="float">
            <text:p>1035916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29" calcext:value-type="float">
            <text:p>1035929</text:p>
          </table:table-cell>
          <table:table-cell office:value-type="float" office:value="48.98" calcext:value-type="float">
            <text:p>4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91" calcext:value-type="float">
            <text:p>1035991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040" calcext:value-type="float">
            <text:p>1036040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053" calcext:value-type="float">
            <text:p>1036053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02" calcext:value-type="float">
            <text:p>1036102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65" calcext:value-type="float">
            <text:p>1036165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26" calcext:value-type="float">
            <text:p>1036226</text:p>
          </table:table-cell>
          <table:table-cell office:value-type="float" office:value="48.53" calcext:value-type="float">
            <text:p>4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75" calcext:value-type="float">
            <text:p>1036275</text:p>
          </table:table-cell>
          <table:table-cell office:value-type="float" office:value="48.44" calcext:value-type="float">
            <text:p>4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89" calcext:value-type="float">
            <text:p>1036289</text:p>
          </table:table-cell>
          <table:table-cell office:value-type="float" office:value="48.27" calcext:value-type="float">
            <text:p>4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float" office:value="48.55" calcext:value-type="float">
            <text:p>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350" calcext:value-type="float">
            <text:p>1036350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399" calcext:value-type="float">
            <text:p>1036399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12" calcext:value-type="float">
            <text:p>1036412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62" calcext:value-type="float">
            <text:p>1036462</text:p>
          </table:table-cell>
          <table:table-cell office:value-type="float" office:value="48.68" calcext:value-type="float">
            <text:p>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11" calcext:value-type="float">
            <text:p>1036511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24" calcext:value-type="float">
            <text:p>1036524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73" calcext:value-type="float">
            <text:p>1036573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85" calcext:value-type="float">
            <text:p>1036585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635" calcext:value-type="float">
            <text:p>1036635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684" calcext:value-type="float">
            <text:p>1036684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697" calcext:value-type="float">
            <text:p>1036697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float" office:value="48.54" calcext:value-type="float">
            <text:p>4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60" calcext:value-type="float">
            <text:p>1036760</text:p>
          </table:table-cell>
          <table:table-cell office:value-type="float" office:value="48.29" calcext:value-type="float">
            <text:p>4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09" calcext:value-type="float">
            <text:p>1036809</text:p>
          </table:table-cell>
          <table:table-cell office:value-type="float" office:value="48.09" calcext:value-type="float">
            <text:p>4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21" calcext:value-type="float">
            <text:p>1036821</text:p>
          </table:table-cell>
          <table:table-cell office:value-type="float" office:value="48.21" calcext:value-type="float">
            <text:p>4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70" calcext:value-type="float">
            <text:p>1036870</text:p>
          </table:table-cell>
          <table:table-cell office:value-type="float" office:value="48.44" calcext:value-type="float">
            <text:p>4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83" calcext:value-type="float">
            <text:p>1036883</text:p>
          </table:table-cell>
          <table:table-cell office:value-type="float" office:value="48.64" calcext:value-type="float">
            <text:p>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933" calcext:value-type="float">
            <text:p>1036933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982" calcext:value-type="float">
            <text:p>1036982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994" calcext:value-type="float">
            <text:p>1036994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43" calcext:value-type="float">
            <text:p>1037043</text:p>
          </table:table-cell>
          <table:table-cell office:value-type="float" office:value="49.39" calcext:value-type="float">
            <text:p>4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57" calcext:value-type="float">
            <text:p>1037057</text:p>
          </table:table-cell>
          <table:table-cell office:value-type="float" office:value="49.61" calcext:value-type="float">
            <text:p>4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06" calcext:value-type="float">
            <text:p>1037106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19" calcext:value-type="float">
            <text:p>1037119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68" calcext:value-type="float">
            <text:p>1037168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80" calcext:value-type="float">
            <text:p>1037180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230" calcext:value-type="float">
            <text:p>1037230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279" calcext:value-type="float">
            <text:p>1037279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292" calcext:value-type="float">
            <text:p>1037292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41" calcext:value-type="float">
            <text:p>1037341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55" calcext:value-type="float">
            <text:p>1037355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04" calcext:value-type="float">
            <text:p>1037404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16" calcext:value-type="float">
            <text:p>1037416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65" calcext:value-type="float">
            <text:p>1037465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28" calcext:value-type="float">
            <text:p>1037528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77" calcext:value-type="float">
            <text:p>1037577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89" calcext:value-type="float">
            <text:p>1037589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38" calcext:value-type="float">
            <text:p>1037638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51" calcext:value-type="float">
            <text:p>1037651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01" calcext:value-type="float">
            <text:p>1037701</text:p>
          </table:table-cell>
          <table:table-cell office:value-type="float" office:value="48.47" calcext:value-type="float">
            <text:p>4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50" calcext:value-type="float">
            <text:p>1037750</text:p>
          </table:table-cell>
          <table:table-cell office:value-type="float" office:value="48.21" calcext:value-type="float">
            <text:p>4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63" calcext:value-type="float">
            <text:p>1037763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812" calcext:value-type="float">
            <text:p>1037812</text:p>
          </table:table-cell>
          <table:table-cell office:value-type="float" office:value="48.27" calcext:value-type="float">
            <text:p>4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825" calcext:value-type="float">
            <text:p>1037825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874" calcext:value-type="float">
            <text:p>1037874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887" calcext:value-type="float">
            <text:p>1037887</text:p>
          </table:table-cell>
          <table:table-cell office:value-type="float" office:value="48.61" calcext:value-type="float">
            <text:p>4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936" calcext:value-type="float">
            <text:p>1037936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949" calcext:value-type="float">
            <text:p>1037949</text:p>
          </table:table-cell>
          <table:table-cell office:value-type="float" office:value="48.83" calcext:value-type="float">
            <text:p>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999" calcext:value-type="float">
            <text:p>1037999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048" calcext:value-type="float">
            <text:p>1038048</text:p>
          </table:table-cell>
          <table:table-cell office:value-type="float" office:value="48.99" calcext:value-type="float">
            <text:p>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060" calcext:value-type="float">
            <text:p>1038060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109" calcext:value-type="float">
            <text:p>1038109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123" calcext:value-type="float">
            <text:p>1038123</text:p>
          </table:table-cell>
          <table:table-cell office:value-type="float" office:value="48.98" calcext:value-type="float">
            <text:p>4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172" calcext:value-type="float">
            <text:p>1038172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float" office:value="48.96" calcext:value-type="float">
            <text:p>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34" calcext:value-type="float">
            <text:p>1038234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46" calcext:value-type="float">
            <text:p>1038246</text:p>
          </table:table-cell>
          <table:table-cell office:value-type="float" office:value="48.85" calcext:value-type="float">
            <text:p>4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float" office:value="48.98" calcext:value-type="float">
            <text:p>4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45" calcext:value-type="float">
            <text:p>1038345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58" calcext:value-type="float">
            <text:p>1038358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407" calcext:value-type="float">
            <text:p>1038407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420" calcext:value-type="float">
            <text:p>1038420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470" calcext:value-type="float">
            <text:p>1038470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19" calcext:value-type="float">
            <text:p>1038519</text:p>
          </table:table-cell>
          <table:table-cell office:value-type="float" office:value="49.33" calcext:value-type="float">
            <text:p>4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80" calcext:value-type="float">
            <text:p>1038580</text:p>
          </table:table-cell>
          <table:table-cell office:value-type="float" office:value="50.27" calcext:value-type="float">
            <text:p>5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594" calcext:value-type="float">
            <text:p>1038594</text:p>
          </table:table-cell>
          <table:table-cell office:value-type="float" office:value="50.57" calcext:value-type="float">
            <text:p>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43" calcext:value-type="float">
            <text:p>1038643</text:p>
          </table:table-cell>
          <table:table-cell office:value-type="float" office:value="50.25" calcext:value-type="float">
            <text:p>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55" calcext:value-type="float">
            <text:p>1038655</text:p>
          </table:table-cell>
          <table:table-cell office:value-type="float" office:value="50.22" calcext:value-type="float">
            <text:p>5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04" calcext:value-type="float">
            <text:p>1038704</text:p>
          </table:table-cell>
          <table:table-cell office:value-type="float" office:value="50.19" calcext:value-type="float">
            <text:p>5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17" calcext:value-type="float">
            <text:p>1038717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67" calcext:value-type="float">
            <text:p>1038767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816" calcext:value-type="float">
            <text:p>1038816</text:p>
          </table:table-cell>
          <table:table-cell office:value-type="float" office:value="49.99" calcext:value-type="float">
            <text:p>4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829" calcext:value-type="float">
            <text:p>1038829</text:p>
          </table:table-cell>
          <table:table-cell office:value-type="float" office:value="48.9" calcext:value-type="float">
            <text:p>48.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8878" calcext:value-type="float">
            <text:p>1038878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891" calcext:value-type="float">
            <text:p>1038891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40" calcext:value-type="float">
            <text:p>1038940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53" calcext:value-type="float">
            <text:p>1038953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002" calcext:value-type="float">
            <text:p>1039002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015" calcext:value-type="float">
            <text:p>1039015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064" calcext:value-type="float">
            <text:p>1039064</text:p>
          </table:table-cell>
          <table:table-cell office:value-type="float" office:value="48.84" calcext:value-type="float">
            <text:p>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13" calcext:value-type="float">
            <text:p>1039113</text:p>
          </table:table-cell>
          <table:table-cell office:value-type="float" office:value="48.85" calcext:value-type="float">
            <text:p>4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26" calcext:value-type="float">
            <text:p>1039126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75" calcext:value-type="float">
            <text:p>1039175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88" calcext:value-type="float">
            <text:p>1039188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238" calcext:value-type="float">
            <text:p>1039238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287" calcext:value-type="float">
            <text:p>1039287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299" calcext:value-type="float">
            <text:p>1039299</text:p>
          </table:table-cell>
          <table:table-cell office:value-type="float" office:value="48.88" calcext:value-type="float">
            <text:p>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48" calcext:value-type="float">
            <text:p>1039348</text:p>
          </table:table-cell>
          <table:table-cell office:value-type="float" office:value="49.38" calcext:value-type="float">
            <text:p>4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62" calcext:value-type="float">
            <text:p>1039362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11" calcext:value-type="float">
            <text:p>1039411</text:p>
          </table:table-cell>
          <table:table-cell office:value-type="float" office:value="49.68" calcext:value-type="float">
            <text:p>4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24" calcext:value-type="float">
            <text:p>1039424</text:p>
          </table:table-cell>
          <table:table-cell office:value-type="float" office:value="49.56" calcext:value-type="float">
            <text:p>4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73" calcext:value-type="float">
            <text:p>1039473</text:p>
          </table:table-cell>
          <table:table-cell office:value-type="float" office:value="49.32" calcext:value-type="float">
            <text:p>4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85" calcext:value-type="float">
            <text:p>1039485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35" calcext:value-type="float">
            <text:p>1039535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84" calcext:value-type="float">
            <text:p>1039584</text:p>
          </table:table-cell>
          <table:table-cell office:value-type="float" office:value="49.64" calcext:value-type="float">
            <text:p>4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97" calcext:value-type="float">
            <text:p>1039597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46" calcext:value-type="float">
            <text:p>1039646</text:p>
          </table:table-cell>
          <table:table-cell office:value-type="float" office:value="49.67" calcext:value-type="float">
            <text:p>4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59" calcext:value-type="float">
            <text:p>1039659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708" calcext:value-type="float">
            <text:p>1039708</text:p>
          </table:table-cell>
          <table:table-cell office:value-type="float" office:value="48.99" calcext:value-type="float">
            <text:p>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721" calcext:value-type="float">
            <text:p>1039721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770" calcext:value-type="float">
            <text:p>1039770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783" calcext:value-type="float">
            <text:p>1039783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33" calcext:value-type="float">
            <text:p>1039833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82" calcext:value-type="float">
            <text:p>103988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94" calcext:value-type="float">
            <text:p>1039894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944" calcext:value-type="float">
            <text:p>1039944</text:p>
          </table:table-cell>
          <table:table-cell office:value-type="float" office:value="49.19" calcext:value-type="float">
            <text:p>4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958" calcext:value-type="float">
            <text:p>1039958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007" calcext:value-type="float">
            <text:p>1040007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019" calcext:value-type="float">
            <text:p>1040019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068" calcext:value-type="float">
            <text:p>1040068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081" calcext:value-type="float">
            <text:p>1040081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131" calcext:value-type="float">
            <text:p>1040131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180" calcext:value-type="float">
            <text:p>1040180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193" calcext:value-type="float">
            <text:p>1040193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254" calcext:value-type="float">
            <text:p>1040254</text:p>
          </table:table-cell>
          <table:table-cell office:value-type="float" office:value="48.65" calcext:value-type="float">
            <text:p>4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304" calcext:value-type="float">
            <text:p>1040304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353" calcext:value-type="float">
            <text:p>1040353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366" calcext:value-type="float">
            <text:p>1040366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15" calcext:value-type="float">
            <text:p>1040415</text:p>
          </table:table-cell>
          <table:table-cell office:value-type="float" office:value="48.69" calcext:value-type="float">
            <text:p>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28" calcext:value-type="float">
            <text:p>1040428</text:p>
          </table:table-cell>
          <table:table-cell office:value-type="float" office:value="48.74" calcext:value-type="float">
            <text:p>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90" calcext:value-type="float">
            <text:p>1040490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539" calcext:value-type="float">
            <text:p>1040539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552" calcext:value-type="float">
            <text:p>1040552</text:p>
          </table:table-cell>
          <table:table-cell office:value-type="float" office:value="48.81" calcext:value-type="float">
            <text:p>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02" calcext:value-type="float">
            <text:p>1040602</text:p>
          </table:table-cell>
          <table:table-cell office:value-type="float" office:value="48.99" calcext:value-type="float">
            <text:p>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51" calcext:value-type="float">
            <text:p>1040651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63" calcext:value-type="float">
            <text:p>1040663</text:p>
          </table:table-cell>
          <table:table-cell office:value-type="float" office:value="48.96" calcext:value-type="float">
            <text:p>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12" calcext:value-type="float">
            <text:p>1040712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26" calcext:value-type="float">
            <text:p>1040726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75" calcext:value-type="float">
            <text:p>1040775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87" calcext:value-type="float">
            <text:p>1040787</text:p>
          </table:table-cell>
          <table:table-cell office:value-type="float" office:value="48.96" calcext:value-type="float">
            <text:p>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836" calcext:value-type="float">
            <text:p>1040836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849" calcext:value-type="float">
            <text:p>1040849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899" calcext:value-type="float">
            <text:p>104089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948" calcext:value-type="float">
            <text:p>1040948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961" calcext:value-type="float">
            <text:p>1040961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010" calcext:value-type="float">
            <text:p>1041010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022" calcext:value-type="float">
            <text:p>1041022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072" calcext:value-type="float">
            <text:p>1041072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121" calcext:value-type="float">
            <text:p>1041121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134" calcext:value-type="float">
            <text:p>1041134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183" calcext:value-type="float">
            <text:p>1041183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197" calcext:value-type="float">
            <text:p>1041197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46" calcext:value-type="float">
            <text:p>1041246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58" calcext:value-type="float">
            <text:p>1041258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07" calcext:value-type="float">
            <text:p>1041307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70" calcext:value-type="float">
            <text:p>1041370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19" calcext:value-type="float">
            <text:p>1041419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31" calcext:value-type="float">
            <text:p>1041431</text:p>
          </table:table-cell>
          <table:table-cell office:value-type="float" office:value="49.26" calcext:value-type="float">
            <text:p>4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94" calcext:value-type="float">
            <text:p>1041494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543" calcext:value-type="float">
            <text:p>1041543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556" calcext:value-type="float">
            <text:p>1041556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605" calcext:value-type="float">
            <text:p>1041605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617" calcext:value-type="float">
            <text:p>1041617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667" calcext:value-type="float">
            <text:p>1041667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716" calcext:value-type="float">
            <text:p>1041716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729" calcext:value-type="float">
            <text:p>1041729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778" calcext:value-type="float">
            <text:p>1041778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792" calcext:value-type="float">
            <text:p>1041792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841" calcext:value-type="float">
            <text:p>1041841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890" calcext:value-type="float">
            <text:p>1041890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902" calcext:value-type="float">
            <text:p>1041902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951" calcext:value-type="float">
            <text:p>1041951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965" calcext:value-type="float">
            <text:p>1041965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014" calcext:value-type="float">
            <text:p>1042014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026" calcext:value-type="float">
            <text:p>1042026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075" calcext:value-type="float">
            <text:p>1042075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088" calcext:value-type="float">
            <text:p>104208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138" calcext:value-type="float">
            <text:p>1042138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187" calcext:value-type="float">
            <text:p>1042187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00" calcext:value-type="float">
            <text:p>1042200</text:p>
          </table:table-cell>
          <table:table-cell office:value-type="float" office:value="48.96" calcext:value-type="float">
            <text:p>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49" calcext:value-type="float">
            <text:p>1042249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311" calcext:value-type="float">
            <text:p>1042311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324" calcext:value-type="float">
            <text:p>1042324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373" calcext:value-type="float">
            <text:p>1042373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385" calcext:value-type="float">
            <text:p>1042385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435" calcext:value-type="float">
            <text:p>1042435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484" calcext:value-type="float">
            <text:p>1042484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497" calcext:value-type="float">
            <text:p>1042497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560" calcext:value-type="float">
            <text:p>1042560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609" calcext:value-type="float">
            <text:p>1042609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621" calcext:value-type="float">
            <text:p>1042621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670" calcext:value-type="float">
            <text:p>1042670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683" calcext:value-type="float">
            <text:p>1042683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33" calcext:value-type="float">
            <text:p>1042733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82" calcext:value-type="float">
            <text:p>1042782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95" calcext:value-type="float">
            <text:p>1042795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844" calcext:value-type="float">
            <text:p>1042844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856" calcext:value-type="float">
            <text:p>1042856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906" calcext:value-type="float">
            <text:p>1042906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955" calcext:value-type="float">
            <text:p>1042955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968" calcext:value-type="float">
            <text:p>1042968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17" calcext:value-type="float">
            <text:p>1043017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30" calcext:value-type="float">
            <text:p>1043030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79" calcext:value-type="float">
            <text:p>1043079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92" calcext:value-type="float">
            <text:p>1043092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41" calcext:value-type="float">
            <text:p>1043141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54" calcext:value-type="float">
            <text:p>1043154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04" calcext:value-type="float">
            <text:p>1043204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53" calcext:value-type="float">
            <text:p>1043253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314" calcext:value-type="float">
            <text:p>1043314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328" calcext:value-type="float">
            <text:p>1043328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377" calcext:value-type="float">
            <text:p>1043377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390" calcext:value-type="float">
            <text:p>1043390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439" calcext:value-type="float">
            <text:p>1043439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451" calcext:value-type="float">
            <text:p>1043451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501" calcext:value-type="float">
            <text:p>1043501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550" calcext:value-type="float">
            <text:p>1043550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563" calcext:value-type="float">
            <text:p>104356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612" calcext:value-type="float">
            <text:p>1043612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624" calcext:value-type="float">
            <text:p>1043624</text:p>
          </table:table-cell>
          <table:table-cell office:value-type="float" office:value="48.98" calcext:value-type="float">
            <text:p>4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674" calcext:value-type="float">
            <text:p>1043674</text:p>
          </table:table-cell>
          <table:table-cell office:value-type="float" office:value="48.98" calcext:value-type="float">
            <text:p>4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724" calcext:value-type="float">
            <text:p>1043724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736" calcext:value-type="float">
            <text:p>1043736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785" calcext:value-type="float">
            <text:p>1043785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799" calcext:value-type="float">
            <text:p>1043799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848" calcext:value-type="float">
            <text:p>1043848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860" calcext:value-type="float">
            <text:p>1043860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909" calcext:value-type="float">
            <text:p>1043909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922" calcext:value-type="float">
            <text:p>1043922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972" calcext:value-type="float">
            <text:p>1043972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021" calcext:value-type="float">
            <text:p>1044021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034" calcext:value-type="float">
            <text:p>1044034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083" calcext:value-type="float">
            <text:p>1044083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096" calcext:value-type="float">
            <text:p>1044096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145" calcext:value-type="float">
            <text:p>1044145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158" calcext:value-type="float">
            <text:p>1044158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207" calcext:value-type="float">
            <text:p>1044207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220" calcext:value-type="float">
            <text:p>1044220</text:p>
          </table:table-cell>
          <table:table-cell office:value-type="float" office:value="49.06" calcext:value-type="float">
            <text:p>4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270" calcext:value-type="float">
            <text:p>1044270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319" calcext:value-type="float">
            <text:p>104431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331" calcext:value-type="float">
            <text:p>1044331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380" calcext:value-type="float">
            <text:p>1044380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393" calcext:value-type="float">
            <text:p>1044393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443" calcext:value-type="float">
            <text:p>1044443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492" calcext:value-type="float">
            <text:p>1044492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504" calcext:value-type="float">
            <text:p>1044504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553" calcext:value-type="float">
            <text:p>1044553</text:p>
          </table:table-cell>
          <table:table-cell office:value-type="float" office:value="49.19" calcext:value-type="float">
            <text:p>4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567" calcext:value-type="float">
            <text:p>1044567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616" calcext:value-type="float">
            <text:p>1044616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629" calcext:value-type="float">
            <text:p>1044629</text:p>
          </table:table-cell>
          <table:table-cell office:value-type="float" office:value="49.26" calcext:value-type="float">
            <text:p>4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678" calcext:value-type="float">
            <text:p>1044678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690" calcext:value-type="float">
            <text:p>1044690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740" calcext:value-type="float">
            <text:p>1044740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789" calcext:value-type="float">
            <text:p>1044789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802" calcext:value-type="float">
            <text:p>1044802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851" calcext:value-type="float">
            <text:p>1044851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865" calcext:value-type="float">
            <text:p>1044865</text:p>
          </table:table-cell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14" calcext:value-type="float">
            <text:p>1044914</text:p>
          </table:table-cell>
          <table:table-cell office:value-type="float" office:value="49.27" calcext:value-type="float">
            <text:p>4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26" calcext:value-type="float">
            <text:p>1044926</text:p>
          </table:table-cell>
          <table:table-cell office:value-type="float" office:value="49.27" calcext:value-type="float">
            <text:p>4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76" calcext:value-type="float">
            <text:p>1044976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88" calcext:value-type="float">
            <text:p>1044988</text:p>
          </table:table-cell>
          <table:table-cell office:value-type="float" office:value="49.36" calcext:value-type="float">
            <text:p>4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038" calcext:value-type="float">
            <text:p>1045038</text:p>
          </table:table-cell>
          <table:table-cell office:value-type="float" office:value="49.35" calcext:value-type="float">
            <text:p>4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087" calcext:value-type="float">
            <text:p>1045087</text:p>
          </table:table-cell>
          <table:table-cell office:value-type="float" office:value="49.28" calcext:value-type="float">
            <text:p>4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100" calcext:value-type="float">
            <text:p>1045100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149" calcext:value-type="float">
            <text:p>1045149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163" calcext:value-type="float">
            <text:p>1045163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212" calcext:value-type="float">
            <text:p>1045212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224" calcext:value-type="float">
            <text:p>1045224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273" calcext:value-type="float">
            <text:p>1045273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286" calcext:value-type="float">
            <text:p>1045286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336" calcext:value-type="float">
            <text:p>1045336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385" calcext:value-type="float">
            <text:p>1045385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398" calcext:value-type="float">
            <text:p>1045398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47" calcext:value-type="float">
            <text:p>104544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float" office:value="49.02" calcext:value-type="float">
            <text:p>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float" office:value="49.21" calcext:value-type="float">
            <text:p>4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71" calcext:value-type="float">
            <text:p>1045571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620" calcext:value-type="float">
            <text:p>1045620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633" calcext:value-type="float">
            <text:p>1045633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682" calcext:value-type="float">
            <text:p>1045682</text:p>
          </table:table-cell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695" calcext:value-type="float">
            <text:p>1045695</text:p>
          </table:table-cell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744" calcext:value-type="float">
            <text:p>1045744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757" calcext:value-type="float">
            <text:p>1045757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807" calcext:value-type="float">
            <text:p>1045807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856" calcext:value-type="float">
            <text:p>1045856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868" calcext:value-type="float">
            <text:p>1045868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917" calcext:value-type="float">
            <text:p>1045917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931" calcext:value-type="float">
            <text:p>1045931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980" calcext:value-type="float">
            <text:p>1045980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993" calcext:value-type="float">
            <text:p>1045993</text:p>
          </table:table-cell>
          <table:table-cell office:value-type="float" office:value="49.3" calcext:value-type="float">
            <text:p>4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042" calcext:value-type="float">
            <text:p>1046042</text:p>
          </table:table-cell>
          <table:table-cell office:value-type="float" office:value="49.21" calcext:value-type="float">
            <text:p>4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054" calcext:value-type="float">
            <text:p>1046054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104" calcext:value-type="float">
            <text:p>1046104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153" calcext:value-type="float">
            <text:p>1046153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166" calcext:value-type="float">
            <text:p>1046166</text:p>
          </table:table-cell>
          <table:table-cell office:value-type="float" office:value="49.21" calcext:value-type="float">
            <text:p>4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227" calcext:value-type="float">
            <text:p>1046227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277" calcext:value-type="float">
            <text:p>1046277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326" calcext:value-type="float">
            <text:p>1046326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339" calcext:value-type="float">
            <text:p>1046339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388" calcext:value-type="float">
            <text:p>1046388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02" calcext:value-type="float">
            <text:p>1046402</text:p>
          </table:table-cell>
          <table:table-cell office:value-type="float" office:value="49.14" calcext:value-type="float">
            <text:p>4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51" calcext:value-type="float">
            <text:p>1046451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63" calcext:value-type="float">
            <text:p>1046463</text:p>
          </table:table-cell>
          <table:table-cell office:value-type="float" office:value="49.11" calcext:value-type="float">
            <text:p>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12" calcext:value-type="float">
            <text:p>1046512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25" calcext:value-type="float">
            <text:p>1046525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75" calcext:value-type="float">
            <text:p>1046575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24" calcext:value-type="float">
            <text:p>1046624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37" calcext:value-type="float">
            <text:p>1046637</text:p>
          </table:table-cell>
          <table:table-cell office:value-type="float" office:value="49.19" calcext:value-type="float">
            <text:p>4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86" calcext:value-type="float">
            <text:p>1046686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99" calcext:value-type="float">
            <text:p>1046699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748" calcext:value-type="float">
            <text:p>1046748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761" calcext:value-type="float">
            <text:p>1046761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10" calcext:value-type="float">
            <text:p>1046810</text:p>
          </table:table-cell>
          <table:table-cell office:value-type="float" office:value="49.36" calcext:value-type="float">
            <text:p>4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22" calcext:value-type="float">
            <text:p>1046822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2" calcext:value-type="float">
            <text:p>1046872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22" calcext:value-type="float">
            <text:p>1046922</text:p>
          </table:table-cell>
          <table:table-cell office:value-type="float" office:value="51.08" calcext:value-type="float">
            <text:p>51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934" calcext:value-type="float">
            <text:p>1046934</text:p>
          </table:table-cell>
          <table:table-cell office:value-type="float" office:value="51.81" calcext:value-type="float">
            <text:p>5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83" calcext:value-type="float">
            <text:p>1046983</text:p>
          </table:table-cell>
          <table:table-cell office:value-type="float" office:value="51.49" calcext:value-type="float">
            <text:p>5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96" calcext:value-type="float">
            <text:p>1046996</text:p>
          </table:table-cell>
          <table:table-cell office:value-type="float" office:value="51.38" calcext:value-type="float">
            <text:p>5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46" calcext:value-type="float">
            <text:p>1047046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95" calcext:value-type="float">
            <text:p>1047095</text:p>
          </table:table-cell>
          <table:table-cell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107" calcext:value-type="float">
            <text:p>1047107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156" calcext:value-type="float">
            <text:p>1047156</text:p>
          </table:table-cell>
          <table:table-cell office:value-type="float" office:value="51.13" calcext:value-type="float">
            <text:p>5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170" calcext:value-type="float">
            <text:p>1047170</text:p>
          </table:table-cell>
          <table:table-cell office:value-type="float" office:value="49.62" calcext:value-type="float">
            <text:p>49.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7219" calcext:value-type="float">
            <text:p>1047219</text:p>
          </table:table-cell>
          <table:table-cell office:value-type="float" office:value="48.85" calcext:value-type="float">
            <text:p>4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232" calcext:value-type="float">
            <text:p>1047232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281" calcext:value-type="float">
            <text:p>1047281</text:p>
          </table:table-cell>
          <table:table-cell office:value-type="float" office:value="49.34" calcext:value-type="float">
            <text:p>4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293" calcext:value-type="float">
            <text:p>1047293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43" calcext:value-type="float">
            <text:p>1047343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92" calcext:value-type="float">
            <text:p>1047392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05" calcext:value-type="float">
            <text:p>1047405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54" calcext:value-type="float">
            <text:p>1047454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67" calcext:value-type="float">
            <text:p>1047467</text:p>
          </table:table-cell>
          <table:table-cell office:value-type="float" office:value="49.58" calcext:value-type="float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16" calcext:value-type="float">
            <text:p>1047516</text:p>
          </table:table-cell>
          <table:table-cell office:value-type="float" office:value="49.61" calcext:value-type="float">
            <text:p>4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29" calcext:value-type="float">
            <text:p>1047529</text:p>
          </table:table-cell>
          <table:table-cell office:value-type="float" office:value="49.63" calcext:value-type="float">
            <text:p>4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78" calcext:value-type="float">
            <text:p>1047578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91" calcext:value-type="float">
            <text:p>1047591</text:p>
          </table:table-cell>
          <table:table-cell office:value-type="float" office:value="49.38" calcext:value-type="float">
            <text:p>4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641" calcext:value-type="float">
            <text:p>1047641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690" calcext:value-type="float">
            <text:p>1047690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702" calcext:value-type="float">
            <text:p>1047702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751" calcext:value-type="float">
            <text:p>1047751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764" calcext:value-type="float">
            <text:p>1047764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14" calcext:value-type="float">
            <text:p>1047814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76" calcext:value-type="float">
            <text:p>1047876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925" calcext:value-type="float">
            <text:p>1047925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938" calcext:value-type="float">
            <text:p>1047938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987" calcext:value-type="float">
            <text:p>1047987</text:p>
          </table:table-cell>
          <table:table-cell office:value-type="float" office:value="49.53" calcext:value-type="float">
            <text:p>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000" calcext:value-type="float">
            <text:p>1048000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049" calcext:value-type="float">
            <text:p>1048049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061" calcext:value-type="float">
            <text:p>1048061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11" calcext:value-type="float">
            <text:p>1048111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61" calcext:value-type="float">
            <text:p>1048161</text:p>
          </table:table-cell>
          <table:table-cell office:value-type="float" office:value="49.43" calcext:value-type="float">
            <text:p>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73" calcext:value-type="float">
            <text:p>1048173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22" calcext:value-type="float">
            <text:p>1048222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36" calcext:value-type="float">
            <text:p>1048236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85" calcext:value-type="float">
            <text:p>1048285</text:p>
          </table:table-cell>
          <table:table-cell office:value-type="float" office:value="49.36" calcext:value-type="float">
            <text:p>4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97" calcext:value-type="float">
            <text:p>1048297</text:p>
          </table:table-cell>
          <table:table-cell office:value-type="float" office:value="49.43" calcext:value-type="float">
            <text:p>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346" calcext:value-type="float">
            <text:p>1048346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359" calcext:value-type="float">
            <text:p>1048359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409" calcext:value-type="float">
            <text:p>1048409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458" calcext:value-type="float">
            <text:p>1048458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471" calcext:value-type="float">
            <text:p>1048471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20" calcext:value-type="float">
            <text:p>1048520</text:p>
          </table:table-cell>
          <table:table-cell office:value-type="float" office:value="49.54" calcext:value-type="float">
            <text:p>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32" calcext:value-type="float">
            <text:p>1048532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82" calcext:value-type="float">
            <text:p>1048582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631" calcext:value-type="float">
            <text:p>1048631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644" calcext:value-type="float">
            <text:p>1048644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693" calcext:value-type="float">
            <text:p>1048693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07" calcext:value-type="float">
            <text:p>1048707</text:p>
          </table:table-cell>
          <table:table-cell office:value-type="float" office:value="49.54" calcext:value-type="float">
            <text:p>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55" calcext:value-type="float">
            <text:p>1048755</text:p>
          </table:table-cell>
          <table:table-cell office:value-type="float" office:value="49.56" calcext:value-type="float">
            <text:p>4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68" calcext:value-type="float">
            <text:p>1048768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817" calcext:value-type="float">
            <text:p>1048817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830" calcext:value-type="float">
            <text:p>1048830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880" calcext:value-type="float">
            <text:p>1048880</text:p>
          </table:table-cell>
          <table:table-cell office:value-type="float" office:value="49.63" calcext:value-type="float">
            <text:p>4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929" calcext:value-type="float">
            <text:p>1048929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941" calcext:value-type="float">
            <text:p>1048941</text:p>
          </table:table-cell>
          <table:table-cell office:value-type="float" office:value="49.56" calcext:value-type="float">
            <text:p>4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990" calcext:value-type="float">
            <text:p>1048990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04" calcext:value-type="float">
            <text:p>1049004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53" calcext:value-type="float">
            <text:p>1049053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66" calcext:value-type="float">
            <text:p>1049066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15" calcext:value-type="float">
            <text:p>1049115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27" calcext:value-type="float">
            <text:p>1049127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77" calcext:value-type="float">
            <text:p>1049177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226" calcext:value-type="float">
            <text:p>1049226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239" calcext:value-type="float">
            <text:p>1049239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288" calcext:value-type="float">
            <text:p>1049288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302" calcext:value-type="float">
            <text:p>1049302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351" calcext:value-type="float">
            <text:p>1049351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400" calcext:value-type="float">
            <text:p>104940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412" calcext:value-type="float">
            <text:p>1049412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461" calcext:value-type="float">
            <text:p>1049461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475" calcext:value-type="float">
            <text:p>1049475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524" calcext:value-type="float">
            <text:p>1049524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536" calcext:value-type="float">
            <text:p>1049536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585" calcext:value-type="float">
            <text:p>1049585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598" calcext:value-type="float">
            <text:p>1049598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648" calcext:value-type="float">
            <text:p>1049648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697" calcext:value-type="float">
            <text:p>1049697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710" calcext:value-type="float">
            <text:p>1049710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759" calcext:value-type="float">
            <text:p>1049759</text:p>
          </table:table-cell>
          <table:table-cell office:value-type="float" office:value="49.43" calcext:value-type="float">
            <text:p>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772" calcext:value-type="float">
            <text:p>1049772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21" calcext:value-type="float">
            <text:p>1049821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34" calcext:value-type="float">
            <text:p>1049834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83" calcext:value-type="float">
            <text:p>1049883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946" calcext:value-type="float">
            <text:p>1049946</text:p>
          </table:table-cell>
          <table:table-cell office:value-type="float" office:value="49.43" calcext:value-type="float">
            <text:p>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995" calcext:value-type="float">
            <text:p>1049995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08" calcext:value-type="float">
            <text:p>1050008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57" calcext:value-type="float">
            <text:p>1050057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71" calcext:value-type="float">
            <text:p>1050071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120" calcext:value-type="float">
            <text:p>1050120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132" calcext:value-type="float">
            <text:p>1050132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181" calcext:value-type="float">
            <text:p>1050181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194" calcext:value-type="float">
            <text:p>1050194</text:p>
          </table:table-cell>
          <table:table-cell office:value-type="float" office:value="49.46" calcext:value-type="float">
            <text:p>4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44" calcext:value-type="float">
            <text:p>1050244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93" calcext:value-type="float">
            <text:p>1050293</text:p>
          </table:table-cell>
          <table:table-cell office:value-type="float" office:value="49.53" calcext:value-type="float">
            <text:p>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05" calcext:value-type="float">
            <text:p>1050305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54" calcext:value-type="float">
            <text:p>1050354</text:p>
          </table:table-cell>
          <table:table-cell office:value-type="float" office:value="49.53" calcext:value-type="float">
            <text:p>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68" calcext:value-type="float">
            <text:p>1050368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17" calcext:value-type="float">
            <text:p>1050417</text:p>
          </table:table-cell>
          <table:table-cell office:value-type="float" office:value="49.54" calcext:value-type="float">
            <text:p>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30" calcext:value-type="float">
            <text:p>1050430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79" calcext:value-type="float">
            <text:p>1050479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91" calcext:value-type="float">
            <text:p>1050491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90" calcext:value-type="float">
            <text:p>1050590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03" calcext:value-type="float">
            <text:p>1050603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52" calcext:value-type="float">
            <text:p>1050652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65" calcext:value-type="float">
            <text:p>1050665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715" calcext:value-type="float">
            <text:p>1050715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764" calcext:value-type="float">
            <text:p>1050764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776" calcext:value-type="float">
            <text:p>1050776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25" calcext:value-type="float">
            <text:p>1050825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39" calcext:value-type="float">
            <text:p>1050839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88" calcext:value-type="float">
            <text:p>1050888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01" calcext:value-type="float">
            <text:p>1050901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49" calcext:value-type="float">
            <text:p>1050949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12" calcext:value-type="float">
            <text:p>1051012</text:p>
          </table:table-cell>
          <table:table-cell office:value-type="float" office:value="49.78" calcext:value-type="float">
            <text:p>4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61" calcext:value-type="float">
            <text:p>1051061</text:p>
          </table:table-cell>
          <table:table-cell office:value-type="float" office:value="66.74" calcext:value-type="float">
            <text:p>66.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1100" calcext:value-type="float">
            <text:p>1051100</text:p>
          </table:table-cell>
          <table:table-cell office:value-type="float" office:value="83.5" calcext:value-type="float">
            <text:p>83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1150" calcext:value-type="float">
            <text:p>1051150</text:p>
          </table:table-cell>
          <table:table-cell office:value-type="float" office:value="98.45" calcext:value-type="float">
            <text:p>98.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1162" calcext:value-type="float">
            <text:p>1051162</text:p>
          </table:table-cell>
          <table:table-cell office:value-type="float" office:value="98.32" calcext:value-type="float">
            <text:p>9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212" calcext:value-type="float">
            <text:p>1051212</text:p>
          </table:table-cell>
          <table:table-cell office:value-type="float" office:value="98.19" calcext:value-type="float">
            <text:p>9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262" calcext:value-type="float">
            <text:p>1051262</text:p>
          </table:table-cell>
          <table:table-cell office:value-type="float" office:value="98.28" calcext:value-type="float">
            <text:p>9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876" calcext:value-type="float">
            <text:p>1051876</text:p>
          </table:table-cell>
          <table:table-cell office:value-type="float" office:value="98.12" calcext:value-type="float">
            <text:p>9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925" calcext:value-type="float">
            <text:p>1051925</text:p>
          </table:table-cell>
          <table:table-cell office:value-type="float" office:value="97.39" calcext:value-type="float">
            <text:p>9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938" calcext:value-type="float">
            <text:p>1051938</text:p>
          </table:table-cell>
          <table:table-cell office:value-type="float" office:value="79.98" calcext:value-type="float">
            <text:p>79.9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51987" calcext:value-type="float">
            <text:p>1051987</text:p>
          </table:table-cell>
          <table:table-cell office:value-type="float" office:value="63.04" calcext:value-type="float">
            <text:p>63.0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052001" calcext:value-type="float">
            <text:p>1052001</text:p>
          </table:table-cell>
          <table:table-cell office:value-type="float" office:value="48.08" calcext:value-type="float">
            <text:p>48.0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052050" calcext:value-type="float">
            <text:p>1052050</text:p>
          </table:table-cell>
          <table:table-cell office:value-type="float" office:value="48.11" calcext:value-type="float">
            <text:p>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099" calcext:value-type="float">
            <text:p>1052099</text:p>
          </table:table-cell>
          <table:table-cell office:value-type="float" office:value="48.01" calcext:value-type="float">
            <text:p>4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111" calcext:value-type="float">
            <text:p>1052111</text:p>
          </table:table-cell>
          <table:table-cell office:value-type="float" office:value="47.67" calcext:value-type="float">
            <text:p>4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161" calcext:value-type="float">
            <text:p>1052161</text:p>
          </table:table-cell>
          <table:table-cell office:value-type="float" office:value="47.47" calcext:value-type="float">
            <text:p>4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210" calcext:value-type="float">
            <text:p>1052210</text:p>
          </table:table-cell>
          <table:table-cell office:value-type="float" office:value="47.38" calcext:value-type="float">
            <text:p>47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223" calcext:value-type="float">
            <text:p>1052223</text:p>
          </table:table-cell>
          <table:table-cell office:value-type="float" office:value="47.77" calcext:value-type="float">
            <text:p>4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272" calcext:value-type="float">
            <text:p>1052272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284" calcext:value-type="float">
            <text:p>1052284</text:p>
          </table:table-cell>
          <table:table-cell office:value-type="float" office:value="47.99" calcext:value-type="float">
            <text:p>4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334" calcext:value-type="float">
            <text:p>1052334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383" calcext:value-type="float">
            <text:p>1052383</text:p>
          </table:table-cell>
          <table:table-cell office:value-type="float" office:value="49.89" calcext:value-type="float">
            <text:p>49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396" calcext:value-type="float">
            <text:p>1052396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445" calcext:value-type="float">
            <text:p>1052445</text:p>
          </table:table-cell>
          <table:table-cell office:value-type="float" office:value="51.4" calcext:value-type="float">
            <text:p>5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459" calcext:value-type="float">
            <text:p>1052459</text:p>
          </table:table-cell>
          <table:table-cell office:value-type="float" office:value="51.52" calcext:value-type="float">
            <text:p>5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508" calcext:value-type="float">
            <text:p>1052508</text:p>
          </table:table-cell>
          <table:table-cell office:value-type="float" office:value="51.34" calcext:value-type="float">
            <text:p>5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557" calcext:value-type="float">
            <text:p>1052557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569" calcext:value-type="float">
            <text:p>1052569</text:p>
          </table:table-cell>
          <table:table-cell office:value-type="float" office:value="51.84" calcext:value-type="float">
            <text:p>5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618" calcext:value-type="float">
            <text:p>1052618</text:p>
          </table:table-cell>
          <table:table-cell office:value-type="float" office:value="50.61" calcext:value-type="float">
            <text:p>50.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2632" calcext:value-type="float">
            <text:p>1052632</text:p>
          </table:table-cell>
          <table:table-cell office:value-type="float" office:value="47.27" calcext:value-type="float">
            <text:p>47.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52681" calcext:value-type="float">
            <text:p>1052681</text:p>
          </table:table-cell>
          <table:table-cell office:value-type="float" office:value="43.94" calcext:value-type="float">
            <text:p>43.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52693" calcext:value-type="float">
            <text:p>1052693</text:p>
          </table:table-cell>
          <table:table-cell office:value-type="float" office:value="40.86" calcext:value-type="float">
            <text:p>40.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52742" calcext:value-type="float">
            <text:p>1052742</text:p>
          </table:table-cell>
          <table:table-cell office:value-type="float" office:value="38.75" calcext:value-type="float">
            <text:p>38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52755" calcext:value-type="float">
            <text:p>1052755</text:p>
          </table:table-cell>
          <table:table-cell office:value-type="float" office:value="37.12" calcext:value-type="float">
            <text:p>37.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2805" calcext:value-type="float">
            <text:p>1052805</text:p>
          </table:table-cell>
          <table:table-cell office:value-type="float" office:value="34.7" calcext:value-type="float">
            <text:p>34.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52854" calcext:value-type="float">
            <text:p>1052854</text:p>
          </table:table-cell>
          <table:table-cell office:value-type="float" office:value="33.68" calcext:value-type="float">
            <text:p>33.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2866" calcext:value-type="float">
            <text:p>1052866</text:p>
          </table:table-cell>
          <table:table-cell office:value-type="float" office:value="33.69" calcext:value-type="float">
            <text:p>3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15" calcext:value-type="float">
            <text:p>1052915</text:p>
          </table:table-cell>
          <table:table-cell office:value-type="float" office:value="35.28" calcext:value-type="float">
            <text:p>3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929" calcext:value-type="float">
            <text:p>1052929</text:p>
          </table:table-cell>
          <table:table-cell office:value-type="float" office:value="37.63" calcext:value-type="float">
            <text:p>37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978" calcext:value-type="float">
            <text:p>1052978</text:p>
          </table:table-cell>
          <table:table-cell office:value-type="float" office:value="40.13" calcext:value-type="float">
            <text:p>40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991" calcext:value-type="float">
            <text:p>1052991</text:p>
          </table:table-cell>
          <table:table-cell office:value-type="float" office:value="42.6" calcext:value-type="float">
            <text:p>4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039" calcext:value-type="float">
            <text:p>1053039</text:p>
          </table:table-cell>
          <table:table-cell office:value-type="float" office:value="44.47" calcext:value-type="float">
            <text:p>44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052" calcext:value-type="float">
            <text:p>1053052</text:p>
          </table:table-cell>
          <table:table-cell office:value-type="float" office:value="46.22" calcext:value-type="float">
            <text:p>46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102" calcext:value-type="float">
            <text:p>1053102</text:p>
          </table:table-cell>
          <table:table-cell office:value-type="float" office:value="47.37" calcext:value-type="float">
            <text:p>47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151" calcext:value-type="float">
            <text:p>1053151</text:p>
          </table:table-cell>
          <table:table-cell office:value-type="float" office:value="48.12" calcext:value-type="float">
            <text:p>4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164" calcext:value-type="float">
            <text:p>1053164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213" calcext:value-type="float">
            <text:p>1053213</text:p>
          </table:table-cell>
          <table:table-cell office:value-type="float" office:value="48.99" calcext:value-type="float">
            <text:p>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225" calcext:value-type="float">
            <text:p>1053225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275" calcext:value-type="float">
            <text:p>1053275</text:p>
          </table:table-cell>
          <table:table-cell office:value-type="float" office:value="48.11" calcext:value-type="float">
            <text:p>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324" calcext:value-type="float">
            <text:p>1053324</text:p>
          </table:table-cell>
          <table:table-cell office:value-type="float" office:value="46.85" calcext:value-type="float">
            <text:p>46.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337" calcext:value-type="float">
            <text:p>1053337</text:p>
          </table:table-cell>
          <table:table-cell office:value-type="float" office:value="45.05" calcext:value-type="float">
            <text:p>45.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386" calcext:value-type="float">
            <text:p>1053386</text:p>
          </table:table-cell>
          <table:table-cell office:value-type="float" office:value="43.26" calcext:value-type="float">
            <text:p>43.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399" calcext:value-type="float">
            <text:p>1053399</text:p>
          </table:table-cell>
          <table:table-cell office:value-type="float" office:value="41.4" calcext:value-type="float">
            <text:p>41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448" calcext:value-type="float">
            <text:p>1053448</text:p>
          </table:table-cell>
          <table:table-cell office:value-type="float" office:value="39.67" calcext:value-type="float">
            <text:p>39.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510" calcext:value-type="float">
            <text:p>105351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522" calcext:value-type="float">
            <text:p>1053522</text:p>
          </table:table-cell>
          <table:table-cell office:value-type="float" office:value="38.42" calcext:value-type="float">
            <text:p>3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572" calcext:value-type="float">
            <text:p>1053572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621" calcext:value-type="float">
            <text:p>1053621</text:p>
          </table:table-cell>
          <table:table-cell office:value-type="float" office:value="40.89" calcext:value-type="float">
            <text:p>4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634" calcext:value-type="float">
            <text:p>1053634</text:p>
          </table:table-cell>
          <table:table-cell office:value-type="float" office:value="42.38" calcext:value-type="float">
            <text:p>42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683" calcext:value-type="float">
            <text:p>1053683</text:p>
          </table:table-cell>
          <table:table-cell office:value-type="float" office:value="43.86" calcext:value-type="float">
            <text:p>43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696" calcext:value-type="float">
            <text:p>1053696</text:p>
          </table:table-cell>
          <table:table-cell office:value-type="float" office:value="44.89" calcext:value-type="float">
            <text:p>4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745" calcext:value-type="float">
            <text:p>1053745</text:p>
          </table:table-cell>
          <table:table-cell office:value-type="float" office:value="45.21" calcext:value-type="float">
            <text:p>4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758" calcext:value-type="float">
            <text:p>1053758</text:p>
          </table:table-cell>
          <table:table-cell office:value-type="float" office:value="44.65" calcext:value-type="float">
            <text:p>4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807" calcext:value-type="float">
            <text:p>1053807</text:p>
          </table:table-cell>
          <table:table-cell office:value-type="float" office:value="43.51" calcext:value-type="float">
            <text:p>43.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819" calcext:value-type="float">
            <text:p>1053819</text:p>
          </table:table-cell>
          <table:table-cell office:value-type="float" office:value="41.94" calcext:value-type="float">
            <text:p>41.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869" calcext:value-type="float">
            <text:p>1053869</text:p>
          </table:table-cell>
          <table:table-cell office:value-type="float" office:value="40.23" calcext:value-type="float">
            <text:p>40.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918" calcext:value-type="float">
            <text:p>105391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3931" calcext:value-type="float">
            <text:p>1053931</text:p>
          </table:table-cell>
          <table:table-cell office:value-type="float" office:value="38.18" calcext:value-type="float">
            <text:p>3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980" calcext:value-type="float">
            <text:p>1053980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992" calcext:value-type="float">
            <text:p>1053992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042" calcext:value-type="float">
            <text:p>1054042</text:p>
          </table:table-cell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091" calcext:value-type="float">
            <text:p>1054091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104" calcext:value-type="float">
            <text:p>1054104</text:p>
          </table:table-cell>
          <table:table-cell office:value-type="float" office:value="39.84" calcext:value-type="float">
            <text:p>39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153" calcext:value-type="float">
            <text:p>1054153</text:p>
          </table:table-cell>
          <table:table-cell office:value-type="float" office:value="41.02" calcext:value-type="float">
            <text:p>4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166" calcext:value-type="float">
            <text:p>1054166</text:p>
          </table:table-cell>
          <table:table-cell office:value-type="float" office:value="41.67" calcext:value-type="float">
            <text:p>4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215" calcext:value-type="float">
            <text:p>1054215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228" calcext:value-type="float">
            <text:p>1054228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277" calcext:value-type="float">
            <text:p>1054277</text:p>
          </table:table-cell>
          <table:table-cell office:value-type="float" office:value="40.65" calcext:value-type="float">
            <text:p>4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290" calcext:value-type="float">
            <text:p>1054290</text:p>
          </table:table-cell>
          <table:table-cell office:value-type="float" office:value="39.66" calcext:value-type="float">
            <text:p>3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339" calcext:value-type="float">
            <text:p>1054339</text:p>
          </table:table-cell>
          <table:table-cell office:value-type="float" office:value="38.51" calcext:value-type="float">
            <text:p>38.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4389" calcext:value-type="float">
            <text:p>1054389</text:p>
          </table:table-cell>
          <table:table-cell office:value-type="float" office:value="37.73" calcext:value-type="float">
            <text:p>37.7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9-07-20 141043 putty B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025818" calcext:value-type="float">
            <text:p>1025818</text:p>
          </table:table-cell>
          <table:table-cell office:value-type="float" office:value="101117.25" calcext:value-type="float">
            <text:p>101117.2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in</text:p>
          </table:table-cell>
          <table:table-cell table:formula="of:=MIN([.B1:.B474])" office:value-type="float" office:value="100819.75" calcext:value-type="float">
            <text:p>100819.75</text:p>
          </table:table-cell>
        </table:table-row>
        <table:table-row table:style-name="ro1">
          <table:table-cell office:value-type="float" office:value="1025881" calcext:value-type="float">
            <text:p>1025881</text:p>
          </table:table-cell>
          <table:table-cell office:value-type="float" office:value="101117.5" calcext:value-type="float">
            <text:p>1011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</text:p>
          </table:table-cell>
          <table:table-cell table:formula="of:=MAX([.B1:.B474])" office:value-type="float" office:value="101143.88" calcext:value-type="float">
            <text:p>101143.88</text:p>
          </table:table-cell>
        </table:table-row>
        <table:table-row table:style-name="ro1">
          <table:table-cell office:value-type="float" office:value="1025943" calcext:value-type="float">
            <text:p>1025943</text:p>
          </table:table-cell>
          <table:table-cell office:value-type="float" office:value="101118.75" calcext:value-type="float">
            <text:p>101118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B1:.B474])" office:value-type="float" office:value="101120.5" calcext:value-type="float">
            <text:p>101120.50</text:p>
          </table:table-cell>
        </table:table-row>
        <table:table-row table:style-name="ro1">
          <table:table-cell office:value-type="float" office:value="1026004" calcext:value-type="float">
            <text:p>1026004</text:p>
          </table:table-cell>
          <table:table-cell office:value-type="float" office:value="101119.13" calcext:value-type="float">
            <text:p>101119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ev</text:p>
          </table:table-cell>
          <table:table-cell table:style-name="ce2" table:formula="of:=STDEV([.B1:.B474])" office:value-type="float" office:value="72.3047608422227" calcext:value-type="float">
            <text:p>72.3048</text:p>
          </table:table-cell>
        </table:table-row>
        <table:table-row table:style-name="ro1">
          <table:table-cell office:value-type="float" office:value="1026054" calcext:value-type="float">
            <text:p>1026054</text:p>
          </table:table-cell>
          <table:table-cell office:value-type="float" office:value="101117.75" calcext:value-type="float">
            <text:p>101117.7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verage</text:p>
          </table:table-cell>
          <table:table-cell table:style-name="ce1" table:formula="of:=AVERAGE([.B1:.B474])" office:value-type="float" office:value="101099.513333334" calcext:value-type="float">
            <text:p>101099.51</text:p>
          </table:table-cell>
        </table:table-row>
        <table:table-row table:style-name="ro1">
          <table:table-cell office:value-type="float" office:value="1026116" calcext:value-type="float">
            <text:p>1026116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179" calcext:value-type="float">
            <text:p>1026179</text:p>
          </table:table-cell>
          <table:table-cell office:value-type="float" office:value="101116.75" calcext:value-type="float">
            <text:p>101116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240" calcext:value-type="float">
            <text:p>1026240</text:p>
          </table:table-cell>
          <table:table-cell office:value-type="float" office:value="101116.38" calcext:value-type="float">
            <text:p>101116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302" calcext:value-type="float">
            <text:p>1026302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352" calcext:value-type="float">
            <text:p>1026352</text:p>
          </table:table-cell>
          <table:table-cell office:value-type="float" office:value="101116.63" calcext:value-type="float">
            <text:p>101116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413" calcext:value-type="float">
            <text:p>1026413</text:p>
          </table:table-cell>
          <table:table-cell office:value-type="float" office:value="101115.75" calcext:value-type="float">
            <text:p>101115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476" calcext:value-type="float">
            <text:p>1026476</text:p>
          </table:table-cell>
          <table:table-cell office:value-type="float" office:value="101115.75" calcext:value-type="float">
            <text:p>101115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525" calcext:value-type="float">
            <text:p>1026525</text:p>
          </table:table-cell>
          <table:table-cell office:value-type="float" office:value="101116.38" calcext:value-type="float">
            <text:p>101116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587" calcext:value-type="float">
            <text:p>1026587</text:p>
          </table:table-cell>
          <table:table-cell office:value-type="float" office:value="101116.25" calcext:value-type="float">
            <text:p>101116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649" calcext:value-type="float">
            <text:p>1026649</text:p>
          </table:table-cell>
          <table:table-cell office:value-type="float" office:value="101116.75" calcext:value-type="float">
            <text:p>101116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711" calcext:value-type="float">
            <text:p>1026711</text:p>
          </table:table-cell>
          <table:table-cell office:value-type="float" office:value="101117.13" calcext:value-type="float">
            <text:p>101117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774" calcext:value-type="float">
            <text:p>1026774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823" calcext:value-type="float">
            <text:p>1026823</text:p>
          </table:table-cell>
          <table:table-cell office:value-type="float" office:value="101117.25" calcext:value-type="float">
            <text:p>101117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884" calcext:value-type="float">
            <text:p>1026884</text:p>
          </table:table-cell>
          <table:table-cell office:value-type="float" office:value="101117.5" calcext:value-type="float">
            <text:p>101117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947" calcext:value-type="float">
            <text:p>1026947</text:p>
          </table:table-cell>
          <table:table-cell office:value-type="float" office:value="101117.88" calcext:value-type="float">
            <text:p>10111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009" calcext:value-type="float">
            <text:p>1027009</text:p>
          </table:table-cell>
          <table:table-cell office:value-type="float" office:value="101118.38" calcext:value-type="float">
            <text:p>101118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070" calcext:value-type="float">
            <text:p>1027070</text:p>
          </table:table-cell>
          <table:table-cell office:value-type="float" office:value="101118.63" calcext:value-type="float">
            <text:p>101118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120" calcext:value-type="float">
            <text:p>1027120</text:p>
          </table:table-cell>
          <table:table-cell office:value-type="float" office:value="101118.5" calcext:value-type="float">
            <text:p>1011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182" calcext:value-type="float">
            <text:p>1027182</text:p>
          </table:table-cell>
          <table:table-cell office:value-type="float" office:value="101119.5" calcext:value-type="float">
            <text:p>101119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7245" calcext:value-type="float">
            <text:p>1027245</text:p>
          </table:table-cell>
          <table:table-cell office:value-type="float" office:value="101118.88" calcext:value-type="float">
            <text:p>10111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294" calcext:value-type="float">
            <text:p>1027294</text:p>
          </table:table-cell>
          <table:table-cell office:value-type="float" office:value="101118.63" calcext:value-type="float">
            <text:p>101118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355" calcext:value-type="float">
            <text:p>1027355</text:p>
          </table:table-cell>
          <table:table-cell office:value-type="float" office:value="101118.75" calcext:value-type="float">
            <text:p>101118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418" calcext:value-type="float">
            <text:p>1027418</text:p>
          </table:table-cell>
          <table:table-cell office:value-type="float" office:value="101118.5" calcext:value-type="float">
            <text:p>1011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479" calcext:value-type="float">
            <text:p>1027479</text:p>
          </table:table-cell>
          <table:table-cell office:value-type="float" office:value="101118.75" calcext:value-type="float">
            <text:p>101118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528" calcext:value-type="float">
            <text:p>1027528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591" calcext:value-type="float">
            <text:p>1027591</text:p>
          </table:table-cell>
          <table:table-cell office:value-type="float" office:value="101118.63" calcext:value-type="float">
            <text:p>101118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653" calcext:value-type="float">
            <text:p>1027653</text:p>
          </table:table-cell>
          <table:table-cell office:value-type="float" office:value="101117.88" calcext:value-type="float">
            <text:p>10111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715" calcext:value-type="float">
            <text:p>1027715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777" calcext:value-type="float">
            <text:p>1027777</text:p>
          </table:table-cell>
          <table:table-cell office:value-type="float" office:value="101118.5" calcext:value-type="float">
            <text:p>1011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840" calcext:value-type="float">
            <text:p>1027840</text:p>
          </table:table-cell>
          <table:table-cell office:value-type="float" office:value="101118.38" calcext:value-type="float">
            <text:p>101118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889" calcext:value-type="float">
            <text:p>1027889</text:p>
          </table:table-cell>
          <table:table-cell office:value-type="float" office:value="101118.38" calcext:value-type="float">
            <text:p>101118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950" calcext:value-type="float">
            <text:p>1027950</text:p>
          </table:table-cell>
          <table:table-cell office:value-type="float" office:value="101117.38" calcext:value-type="float">
            <text:p>101117.3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28013" calcext:value-type="float">
            <text:p>1028013</text:p>
          </table:table-cell>
          <table:table-cell office:value-type="float" office:value="101117.75" calcext:value-type="float">
            <text:p>101117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062" calcext:value-type="float">
            <text:p>1028062</text:p>
          </table:table-cell>
          <table:table-cell office:value-type="float" office:value="101117.38" calcext:value-type="float">
            <text:p>101117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123" calcext:value-type="float">
            <text:p>1028123</text:p>
          </table:table-cell>
          <table:table-cell office:value-type="float" office:value="101117.38" calcext:value-type="float">
            <text:p>101117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186" calcext:value-type="float">
            <text:p>1028186</text:p>
          </table:table-cell>
          <table:table-cell office:value-type="float" office:value="101117.38" calcext:value-type="float">
            <text:p>101117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248" calcext:value-type="float">
            <text:p>1028248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310" calcext:value-type="float">
            <text:p>1028310</text:p>
          </table:table-cell>
          <table:table-cell office:value-type="float" office:value="101116.5" calcext:value-type="float">
            <text:p>101116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359" calcext:value-type="float">
            <text:p>1028359</text:p>
          </table:table-cell>
          <table:table-cell office:value-type="float" office:value="101116.25" calcext:value-type="float">
            <text:p>101116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421" calcext:value-type="float">
            <text:p>1028421</text:p>
          </table:table-cell>
          <table:table-cell office:value-type="float" office:value="101116.88" calcext:value-type="float">
            <text:p>101116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484" calcext:value-type="float">
            <text:p>1028484</text:p>
          </table:table-cell>
          <table:table-cell office:value-type="float" office:value="101116.38" calcext:value-type="float">
            <text:p>101116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545" calcext:value-type="float">
            <text:p>1028545</text:p>
          </table:table-cell>
          <table:table-cell office:value-type="float" office:value="101116.63" calcext:value-type="float">
            <text:p>101116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608" calcext:value-type="float">
            <text:p>1028608</text:p>
          </table:table-cell>
          <table:table-cell office:value-type="float" office:value="101116.38" calcext:value-type="float">
            <text:p>101116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657" calcext:value-type="float">
            <text:p>1028657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718" calcext:value-type="float">
            <text:p>1028718</text:p>
          </table:table-cell>
          <table:table-cell office:value-type="float" office:value="101118" calcext:value-type="float">
            <text:p>101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8781" calcext:value-type="float">
            <text:p>1028781</text:p>
          </table:table-cell>
          <table:table-cell office:value-type="float" office:value="101118" calcext:value-type="float">
            <text:p>101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830" calcext:value-type="float">
            <text:p>1028830</text:p>
          </table:table-cell>
          <table:table-cell office:value-type="float" office:value="101117.5" calcext:value-type="float">
            <text:p>101117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892" calcext:value-type="float">
            <text:p>1028892</text:p>
          </table:table-cell>
          <table:table-cell office:value-type="float" office:value="101118.13" calcext:value-type="float">
            <text:p>101118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954" calcext:value-type="float">
            <text:p>1028954</text:p>
          </table:table-cell>
          <table:table-cell office:value-type="float" office:value="101118.63" calcext:value-type="float">
            <text:p>101118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016" calcext:value-type="float">
            <text:p>1029016</text:p>
          </table:table-cell>
          <table:table-cell office:value-type="float" office:value="101118.38" calcext:value-type="float">
            <text:p>101118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079" calcext:value-type="float">
            <text:p>1029079</text:p>
          </table:table-cell>
          <table:table-cell office:value-type="float" office:value="101118.5" calcext:value-type="float">
            <text:p>1011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128" calcext:value-type="float">
            <text:p>1029128</text:p>
          </table:table-cell>
          <table:table-cell office:value-type="float" office:value="101118.63" calcext:value-type="float">
            <text:p>101118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189" calcext:value-type="float">
            <text:p>1029189</text:p>
          </table:table-cell>
          <table:table-cell office:value-type="float" office:value="101116.88" calcext:value-type="float">
            <text:p>101116.8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29252" calcext:value-type="float">
            <text:p>1029252</text:p>
          </table:table-cell>
          <table:table-cell office:value-type="float" office:value="101116.63" calcext:value-type="float">
            <text:p>101116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314" calcext:value-type="float">
            <text:p>1029314</text:p>
          </table:table-cell>
          <table:table-cell office:value-type="float" office:value="101117.25" calcext:value-type="float">
            <text:p>101117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376" calcext:value-type="float">
            <text:p>1029376</text:p>
          </table:table-cell>
          <table:table-cell office:value-type="float" office:value="101116.63" calcext:value-type="float">
            <text:p>101116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425" calcext:value-type="float">
            <text:p>1029425</text:p>
          </table:table-cell>
          <table:table-cell office:value-type="float" office:value="101116.38" calcext:value-type="float">
            <text:p>101116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487" calcext:value-type="float">
            <text:p>1029487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549" calcext:value-type="float">
            <text:p>1029549</text:p>
          </table:table-cell>
          <table:table-cell office:value-type="float" office:value="101117.5" calcext:value-type="float">
            <text:p>101117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598" calcext:value-type="float">
            <text:p>1029598</text:p>
          </table:table-cell>
          <table:table-cell office:value-type="float" office:value="101117.38" calcext:value-type="float">
            <text:p>101117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647" calcext:value-type="float">
            <text:p>1029647</text:p>
          </table:table-cell>
          <table:table-cell office:value-type="float" office:value="101118" calcext:value-type="float">
            <text:p>101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709" calcext:value-type="float">
            <text:p>1029709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9772" calcext:value-type="float">
            <text:p>1029772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833" calcext:value-type="float">
            <text:p>1029833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897" calcext:value-type="float">
            <text:p>1029897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9958" calcext:value-type="float">
            <text:p>1029958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021" calcext:value-type="float">
            <text:p>1030021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082" calcext:value-type="float">
            <text:p>1030082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145" calcext:value-type="float">
            <text:p>1030145</text:p>
          </table:table-cell>
          <table:table-cell office:value-type="float" office:value="101123" calcext:value-type="float">
            <text:p>1011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0194" calcext:value-type="float">
            <text:p>1030194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256" calcext:value-type="float">
            <text:p>1030256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318" calcext:value-type="float">
            <text:p>1030318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380" calcext:value-type="float">
            <text:p>1030380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443" calcext:value-type="float">
            <text:p>1030443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491" calcext:value-type="float">
            <text:p>1030491</text:p>
          </table:table-cell>
          <table:table-cell office:value-type="float" office:value="101122.25" calcext:value-type="float">
            <text:p>1011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553" calcext:value-type="float">
            <text:p>1030553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616" calcext:value-type="float">
            <text:p>1030616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665" calcext:value-type="float">
            <text:p>1030665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726" calcext:value-type="float">
            <text:p>1030726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789" calcext:value-type="float">
            <text:p>1030789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850" calcext:value-type="float">
            <text:p>1030850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913" calcext:value-type="float">
            <text:p>1030913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962" calcext:value-type="float">
            <text:p>1030962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024" calcext:value-type="float">
            <text:p>10310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086" calcext:value-type="float">
            <text:p>1031086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148" calcext:value-type="float">
            <text:p>1031148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211" calcext:value-type="float">
            <text:p>1031211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260" calcext:value-type="float">
            <text:p>1031260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321" calcext:value-type="float">
            <text:p>1031321</text:p>
          </table:table-cell>
          <table:table-cell office:value-type="float" office:value="101121.13" calcext:value-type="float">
            <text:p>101121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384" calcext:value-type="float">
            <text:p>1031384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433" calcext:value-type="float">
            <text:p>1031433</text:p>
          </table:table-cell>
          <table:table-cell office:value-type="float" office:value="101121.63" calcext:value-type="float">
            <text:p>101121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495" calcext:value-type="float">
            <text:p>1031495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557" calcext:value-type="float">
            <text:p>1031557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619" calcext:value-type="float">
            <text:p>1031619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681" calcext:value-type="float">
            <text:p>1031681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730" calcext:value-type="float">
            <text:p>1031730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792" calcext:value-type="float">
            <text:p>1031792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855" calcext:value-type="float">
            <text:p>1031855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916" calcext:value-type="float">
            <text:p>1031916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028" calcext:value-type="float">
            <text:p>1032028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090" calcext:value-type="float">
            <text:p>1032090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152" calcext:value-type="float">
            <text:p>1032152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201" calcext:value-type="float">
            <text:p>1032201</text:p>
          </table:table-cell>
          <table:table-cell office:value-type="float" office:value="101119.5" calcext:value-type="float">
            <text:p>1011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263" calcext:value-type="float">
            <text:p>1032263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325" calcext:value-type="float">
            <text:p>1032325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387" calcext:value-type="float">
            <text:p>1032387</text:p>
          </table:table-cell>
          <table:table-cell office:value-type="float" office:value="101119.13" calcext:value-type="float">
            <text:p>101119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450" calcext:value-type="float">
            <text:p>1032450</text:p>
          </table:table-cell>
          <table:table-cell office:value-type="float" office:value="101119.13" calcext:value-type="float">
            <text:p>101119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499" calcext:value-type="float">
            <text:p>1032499</text:p>
          </table:table-cell>
          <table:table-cell office:value-type="float" office:value="101119" calcext:value-type="float">
            <text:p>1011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560" calcext:value-type="float">
            <text:p>1032560</text:p>
          </table:table-cell>
          <table:table-cell office:value-type="float" office:value="101118.75" calcext:value-type="float">
            <text:p>101118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623" calcext:value-type="float">
            <text:p>1032623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685" calcext:value-type="float">
            <text:p>1032685</text:p>
          </table:table-cell>
          <table:table-cell office:value-type="float" office:value="101119.13" calcext:value-type="float">
            <text:p>101119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747" calcext:value-type="float">
            <text:p>1032747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796" calcext:value-type="float">
            <text:p>1032796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858" calcext:value-type="float">
            <text:p>1032858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920" calcext:value-type="float">
            <text:p>1032920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982" calcext:value-type="float">
            <text:p>1032982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044" calcext:value-type="float">
            <text:p>1033044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094" calcext:value-type="float">
            <text:p>1033094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155" calcext:value-type="float">
            <text:p>1033155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218" calcext:value-type="float">
            <text:p>1033218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267" calcext:value-type="float">
            <text:p>1033267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329" calcext:value-type="float">
            <text:p>1033329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391" calcext:value-type="float">
            <text:p>1033391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453" calcext:value-type="float">
            <text:p>1033453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515" calcext:value-type="float">
            <text:p>1033515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564" calcext:value-type="float">
            <text:p>1033564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613" calcext:value-type="float">
            <text:p>1033613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675" calcext:value-type="float">
            <text:p>1033675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738" calcext:value-type="float">
            <text:p>1033738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799" calcext:value-type="float">
            <text:p>1033799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862" calcext:value-type="float">
            <text:p>1033862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923" calcext:value-type="float">
            <text:p>1033923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986" calcext:value-type="float">
            <text:p>1033986</text:p>
          </table:table-cell>
          <table:table-cell office:value-type="float" office:value="101123.75" calcext:value-type="float">
            <text:p>1011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035" calcext:value-type="float">
            <text:p>1034035</text:p>
          </table:table-cell>
          <table:table-cell office:value-type="float" office:value="101124.38" calcext:value-type="float">
            <text:p>101124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097" calcext:value-type="float">
            <text:p>1034097</text:p>
          </table:table-cell>
          <table:table-cell office:value-type="float" office:value="101124" calcext:value-type="float">
            <text:p>1011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159" calcext:value-type="float">
            <text:p>1034159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221" calcext:value-type="float">
            <text:p>1034221</text:p>
          </table:table-cell>
          <table:table-cell office:value-type="float" office:value="101123.5" calcext:value-type="float">
            <text:p>10112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284" calcext:value-type="float">
            <text:p>1034284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333" calcext:value-type="float">
            <text:p>1034333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394" calcext:value-type="float">
            <text:p>1034394</text:p>
          </table:table-cell>
          <table:table-cell office:value-type="float" office:value="101124" calcext:value-type="float">
            <text:p>1011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457" calcext:value-type="float">
            <text:p>1034457</text:p>
          </table:table-cell>
          <table:table-cell office:value-type="float" office:value="101124.13" calcext:value-type="float">
            <text:p>101124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518" calcext:value-type="float">
            <text:p>1034518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34567" calcext:value-type="float">
            <text:p>1034567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630" calcext:value-type="float">
            <text:p>1034630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692" calcext:value-type="float">
            <text:p>1034692</text:p>
          </table:table-cell>
          <table:table-cell office:value-type="float" office:value="101123.5" calcext:value-type="float">
            <text:p>10112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754" calcext:value-type="float">
            <text:p>1034754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803" calcext:value-type="float">
            <text:p>1034803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865" calcext:value-type="float">
            <text:p>1034865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928" calcext:value-type="float">
            <text:p>1034928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990" calcext:value-type="float">
            <text:p>1034990</text:p>
          </table:table-cell>
          <table:table-cell office:value-type="float" office:value="101122.38" calcext:value-type="float">
            <text:p>101122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053" calcext:value-type="float">
            <text:p>1035053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102" calcext:value-type="float">
            <text:p>1035102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163" calcext:value-type="float">
            <text:p>1035163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226" calcext:value-type="float">
            <text:p>1035226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287" calcext:value-type="float">
            <text:p>1035287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350" calcext:value-type="float">
            <text:p>1035350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399" calcext:value-type="float">
            <text:p>1035399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461" calcext:value-type="float">
            <text:p>1035461</text:p>
          </table:table-cell>
          <table:table-cell office:value-type="float" office:value="101121.63" calcext:value-type="float">
            <text:p>101121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523" calcext:value-type="float">
            <text:p>1035523</text:p>
          </table:table-cell>
          <table:table-cell office:value-type="float" office:value="101123" calcext:value-type="float">
            <text:p>1011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5585" calcext:value-type="float">
            <text:p>1035585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648" calcext:value-type="float">
            <text:p>1035648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697" calcext:value-type="float">
            <text:p>1035697</text:p>
          </table:table-cell>
          <table:table-cell office:value-type="float" office:value="101123" calcext:value-type="float">
            <text:p>101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758" calcext:value-type="float">
            <text:p>1035758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821" calcext:value-type="float">
            <text:p>1035821</text:p>
          </table:table-cell>
          <table:table-cell office:value-type="float" office:value="101123" calcext:value-type="float">
            <text:p>101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870" calcext:value-type="float">
            <text:p>1035870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931" calcext:value-type="float">
            <text:p>1035931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994" calcext:value-type="float">
            <text:p>1035994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056" calcext:value-type="float">
            <text:p>1036056</text:p>
          </table:table-cell>
          <table:table-cell office:value-type="float" office:value="101122.25" calcext:value-type="float">
            <text:p>1011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118" calcext:value-type="float">
            <text:p>1036118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167" calcext:value-type="float">
            <text:p>1036167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229" calcext:value-type="float">
            <text:p>1036229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292" calcext:value-type="float">
            <text:p>1036292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353" calcext:value-type="float">
            <text:p>1036353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416" calcext:value-type="float">
            <text:p>1036416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465" calcext:value-type="float">
            <text:p>1036465</text:p>
          </table:table-cell>
          <table:table-cell office:value-type="float" office:value="101121.13" calcext:value-type="float">
            <text:p>101121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526" calcext:value-type="float">
            <text:p>1036526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589" calcext:value-type="float">
            <text:p>1036589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638" calcext:value-type="float">
            <text:p>1036638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700" calcext:value-type="float">
            <text:p>1036700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762" calcext:value-type="float">
            <text:p>1036762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824" calcext:value-type="float">
            <text:p>1036824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887" calcext:value-type="float">
            <text:p>1036887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936" calcext:value-type="float">
            <text:p>1036936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997" calcext:value-type="float">
            <text:p>1036997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060" calcext:value-type="float">
            <text:p>1037060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122" calcext:value-type="float">
            <text:p>1037122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184" calcext:value-type="float">
            <text:p>1037184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233" calcext:value-type="float">
            <text:p>1037233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295" calcext:value-type="float">
            <text:p>1037295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357" calcext:value-type="float">
            <text:p>1037357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419" calcext:value-type="float">
            <text:p>1037419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481" calcext:value-type="float">
            <text:p>1037481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531" calcext:value-type="float">
            <text:p>1037531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592" calcext:value-type="float">
            <text:p>1037592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655" calcext:value-type="float">
            <text:p>1037655</text:p>
          </table:table-cell>
          <table:table-cell office:value-type="float" office:value="101118.88" calcext:value-type="float">
            <text:p>10111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704" calcext:value-type="float">
            <text:p>1037704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765" calcext:value-type="float">
            <text:p>1037765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828" calcext:value-type="float">
            <text:p>1037828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890" calcext:value-type="float">
            <text:p>1037890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952" calcext:value-type="float">
            <text:p>1037952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001" calcext:value-type="float">
            <text:p>1038001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063" calcext:value-type="float">
            <text:p>1038063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126" calcext:value-type="float">
            <text:p>1038126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187" calcext:value-type="float">
            <text:p>1038187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249" calcext:value-type="float">
            <text:p>1038249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float" office:value="101119.63" calcext:value-type="float">
            <text:p>101119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361" calcext:value-type="float">
            <text:p>1038361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423" calcext:value-type="float">
            <text:p>1038423</text:p>
          </table:table-cell>
          <table:table-cell office:value-type="float" office:value="101119.38" calcext:value-type="float">
            <text:p>101119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472" calcext:value-type="float">
            <text:p>1038472</text:p>
          </table:table-cell>
          <table:table-cell office:value-type="float" office:value="101118.88" calcext:value-type="float">
            <text:p>10111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float" office:value="101118" calcext:value-type="float">
            <text:p>101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597" calcext:value-type="float">
            <text:p>1038597</text:p>
          </table:table-cell>
          <table:table-cell office:value-type="float" office:value="101117.63" calcext:value-type="float">
            <text:p>101117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658" calcext:value-type="float">
            <text:p>1038658</text:p>
          </table:table-cell>
          <table:table-cell office:value-type="float" office:value="101117.88" calcext:value-type="float">
            <text:p>10111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721" calcext:value-type="float">
            <text:p>1038721</text:p>
          </table:table-cell>
          <table:table-cell office:value-type="float" office:value="101118.5" calcext:value-type="float">
            <text:p>1011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770" calcext:value-type="float">
            <text:p>1038770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831" calcext:value-type="float">
            <text:p>1038831</text:p>
          </table:table-cell>
          <table:table-cell office:value-type="float" office:value="101118" calcext:value-type="float">
            <text:p>101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894" calcext:value-type="float">
            <text:p>1038894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956" calcext:value-type="float">
            <text:p>1038956</text:p>
          </table:table-cell>
          <table:table-cell office:value-type="float" office:value="101119.5" calcext:value-type="float">
            <text:p>101119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9017" calcext:value-type="float">
            <text:p>1039017</text:p>
          </table:table-cell>
          <table:table-cell office:value-type="float" office:value="101121" calcext:value-type="float">
            <text:p>1011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9067" calcext:value-type="float">
            <text:p>1039067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129" calcext:value-type="float">
            <text:p>1039129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191" calcext:value-type="float">
            <text:p>1039191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240" calcext:value-type="float">
            <text:p>1039240</text:p>
          </table:table-cell>
          <table:table-cell office:value-type="float" office:value="101121.63" calcext:value-type="float">
            <text:p>101121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302" calcext:value-type="float">
            <text:p>1039302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365" calcext:value-type="float">
            <text:p>1039365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426" calcext:value-type="float">
            <text:p>1039426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489" calcext:value-type="float">
            <text:p>1039489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538" calcext:value-type="float">
            <text:p>1039538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600" calcext:value-type="float">
            <text:p>1039600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662" calcext:value-type="float">
            <text:p>1039662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724" calcext:value-type="float">
            <text:p>1039724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785" calcext:value-type="float">
            <text:p>1039785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835" calcext:value-type="float">
            <text:p>1039835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960" calcext:value-type="float">
            <text:p>1039960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022" calcext:value-type="float">
            <text:p>1040022</text:p>
          </table:table-cell>
          <table:table-cell office:value-type="float" office:value="101119.38" calcext:value-type="float">
            <text:p>101119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084" calcext:value-type="float">
            <text:p>1040084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134" calcext:value-type="float">
            <text:p>1040134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195" calcext:value-type="float">
            <text:p>1040195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258" calcext:value-type="float">
            <text:p>1040258</text:p>
          </table:table-cell>
          <table:table-cell office:value-type="float" office:value="101119.13" calcext:value-type="float">
            <text:p>101119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307" calcext:value-type="float">
            <text:p>1040307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0368" calcext:value-type="float">
            <text:p>1040368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431" calcext:value-type="float">
            <text:p>1040431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493" calcext:value-type="float">
            <text:p>1040493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555" calcext:value-type="float">
            <text:p>1040555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604" calcext:value-type="float">
            <text:p>1040604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666" calcext:value-type="float">
            <text:p>1040666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729" calcext:value-type="float">
            <text:p>1040729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790" calcext:value-type="float">
            <text:p>1040790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852" calcext:value-type="float">
            <text:p>1040852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902" calcext:value-type="float">
            <text:p>1040902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963" calcext:value-type="float">
            <text:p>1040963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026" calcext:value-type="float">
            <text:p>1041026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075" calcext:value-type="float">
            <text:p>1041075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137" calcext:value-type="float">
            <text:p>1041137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199" calcext:value-type="float">
            <text:p>1041199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261" calcext:value-type="float">
            <text:p>1041261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float" office:value="101121.13" calcext:value-type="float">
            <text:p>101121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373" calcext:value-type="float">
            <text:p>1041373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434" calcext:value-type="float">
            <text:p>1041434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497" calcext:value-type="float">
            <text:p>1041497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558" calcext:value-type="float">
            <text:p>1041558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620" calcext:value-type="float">
            <text:p>1041620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670" calcext:value-type="float">
            <text:p>1041670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732" calcext:value-type="float">
            <text:p>1041732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41794" calcext:value-type="float">
            <text:p>1041794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843" calcext:value-type="float">
            <text:p>1041843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905" calcext:value-type="float">
            <text:p>1041905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968" calcext:value-type="float">
            <text:p>1041968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029" calcext:value-type="float">
            <text:p>1042029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092" calcext:value-type="float">
            <text:p>1042092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141" calcext:value-type="float">
            <text:p>1042141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202" calcext:value-type="float">
            <text:p>1042202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265" calcext:value-type="float">
            <text:p>1042265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327" calcext:value-type="float">
            <text:p>1042327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388" calcext:value-type="float">
            <text:p>1042388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438" calcext:value-type="float">
            <text:p>1042438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500" calcext:value-type="float">
            <text:p>1042500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562" calcext:value-type="float">
            <text:p>1042562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624" calcext:value-type="float">
            <text:p>1042624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686" calcext:value-type="float">
            <text:p>1042686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736" calcext:value-type="float">
            <text:p>1042736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797" calcext:value-type="float">
            <text:p>1042797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860" calcext:value-type="float">
            <text:p>1042860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909" calcext:value-type="float">
            <text:p>1042909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971" calcext:value-type="float">
            <text:p>1042971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033" calcext:value-type="float">
            <text:p>1043033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095" calcext:value-type="float">
            <text:p>1043095</text:p>
          </table:table-cell>
          <table:table-cell office:value-type="float" office:value="101119.75" calcext:value-type="float">
            <text:p>10111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158" calcext:value-type="float">
            <text:p>1043158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float" office:value="101119.25" calcext:value-type="float">
            <text:p>101119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268" calcext:value-type="float">
            <text:p>1043268</text:p>
          </table:table-cell>
          <table:table-cell office:value-type="float" office:value="101119.5" calcext:value-type="float">
            <text:p>1011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331" calcext:value-type="float">
            <text:p>1043331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392" calcext:value-type="float">
            <text:p>1043392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454" calcext:value-type="float">
            <text:p>1043454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504" calcext:value-type="float">
            <text:p>1043504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566" calcext:value-type="float">
            <text:p>1043566</text:p>
          </table:table-cell>
          <table:table-cell office:value-type="float" office:value="101122" calcext:value-type="float">
            <text:p>1011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3628" calcext:value-type="float">
            <text:p>1043628</text:p>
          </table:table-cell>
          <table:table-cell office:value-type="float" office:value="101122.38" calcext:value-type="float">
            <text:p>101122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677" calcext:value-type="float">
            <text:p>1043677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739" calcext:value-type="float">
            <text:p>1043739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802" calcext:value-type="float">
            <text:p>1043802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863" calcext:value-type="float">
            <text:p>1043863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926" calcext:value-type="float">
            <text:p>1043926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975" calcext:value-type="float">
            <text:p>1043975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036" calcext:value-type="float">
            <text:p>1044036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099" calcext:value-type="float">
            <text:p>1044099</text:p>
          </table:table-cell>
          <table:table-cell office:value-type="float" office:value="101120.63" calcext:value-type="float">
            <text:p>101120.6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44161" calcext:value-type="float">
            <text:p>1044161</text:p>
          </table:table-cell>
          <table:table-cell office:value-type="float" office:value="101121.13" calcext:value-type="float">
            <text:p>101121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222" calcext:value-type="float">
            <text:p>1044222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272" calcext:value-type="float">
            <text:p>1044272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334" calcext:value-type="float">
            <text:p>1044334</text:p>
          </table:table-cell>
          <table:table-cell office:value-type="float" office:value="101121.88" calcext:value-type="float">
            <text:p>1011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397" calcext:value-type="float">
            <text:p>1044397</text:p>
          </table:table-cell>
          <table:table-cell office:value-type="float" office:value="101122.25" calcext:value-type="float">
            <text:p>1011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446" calcext:value-type="float">
            <text:p>1044446</text:p>
          </table:table-cell>
          <table:table-cell office:value-type="float" office:value="101122.38" calcext:value-type="float">
            <text:p>101122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507" calcext:value-type="float">
            <text:p>1044507</text:p>
          </table:table-cell>
          <table:table-cell office:value-type="float" office:value="101122.13" calcext:value-type="float">
            <text:p>101122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570" calcext:value-type="float">
            <text:p>1044570</text:p>
          </table:table-cell>
          <table:table-cell office:value-type="float" office:value="101122.25" calcext:value-type="float">
            <text:p>1011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694" calcext:value-type="float">
            <text:p>1044694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743" calcext:value-type="float">
            <text:p>1044743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805" calcext:value-type="float">
            <text:p>1044805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867" calcext:value-type="float">
            <text:p>1044867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929" calcext:value-type="float">
            <text:p>1044929</text:p>
          </table:table-cell>
          <table:table-cell office:value-type="float" office:value="101120.25" calcext:value-type="float">
            <text:p>101120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992" calcext:value-type="float">
            <text:p>1044992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041" calcext:value-type="float">
            <text:p>1045041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103" calcext:value-type="float">
            <text:p>1045103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165" calcext:value-type="float">
            <text:p>1045165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227" calcext:value-type="float">
            <text:p>1045227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289" calcext:value-type="float">
            <text:p>1045289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339" calcext:value-type="float">
            <text:p>1045339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45400" calcext:value-type="float">
            <text:p>1045400</text:p>
          </table:table-cell>
          <table:table-cell office:value-type="float" office:value="101120.88" calcext:value-type="float">
            <text:p>10112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463" calcext:value-type="float">
            <text:p>1045463</text:p>
          </table:table-cell>
          <table:table-cell office:value-type="float" office:value="101120.13" calcext:value-type="float">
            <text:p>10112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512" calcext:value-type="float">
            <text:p>1045512</text:p>
          </table:table-cell>
          <table:table-cell office:value-type="float" office:value="101120.38" calcext:value-type="float">
            <text:p>101120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574" calcext:value-type="float">
            <text:p>1045574</text:p>
          </table:table-cell>
          <table:table-cell office:value-type="float" office:value="101120.5" calcext:value-type="float">
            <text:p>10112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636" calcext:value-type="float">
            <text:p>1045636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698" calcext:value-type="float">
            <text:p>1045698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760" calcext:value-type="float">
            <text:p>1045760</text:p>
          </table:table-cell>
          <table:table-cell office:value-type="float" office:value="101118.88" calcext:value-type="float">
            <text:p>101118.8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45809" calcext:value-type="float">
            <text:p>1045809</text:p>
          </table:table-cell>
          <table:table-cell office:value-type="float" office:value="101118.75" calcext:value-type="float">
            <text:p>101118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871" calcext:value-type="float">
            <text:p>1045871</text:p>
          </table:table-cell>
          <table:table-cell office:value-type="float" office:value="101117.88" calcext:value-type="float">
            <text:p>10111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934" calcext:value-type="float">
            <text:p>1045934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995" calcext:value-type="float">
            <text:p>1045995</text:p>
          </table:table-cell>
          <table:table-cell office:value-type="float" office:value="101118" calcext:value-type="float">
            <text:p>101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057" calcext:value-type="float">
            <text:p>1046057</text:p>
          </table:table-cell>
          <table:table-cell office:value-type="float" office:value="101117.25" calcext:value-type="float">
            <text:p>101117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107" calcext:value-type="float">
            <text:p>1046107</text:p>
          </table:table-cell>
          <table:table-cell office:value-type="float" office:value="101116.63" calcext:value-type="float">
            <text:p>101116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169" calcext:value-type="float">
            <text:p>1046169</text:p>
          </table:table-cell>
          <table:table-cell office:value-type="float" office:value="101117" calcext:value-type="float">
            <text:p>101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231" calcext:value-type="float">
            <text:p>1046231</text:p>
          </table:table-cell>
          <table:table-cell office:value-type="float" office:value="101117.63" calcext:value-type="float">
            <text:p>101117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280" calcext:value-type="float">
            <text:p>1046280</text:p>
          </table:table-cell>
          <table:table-cell office:value-type="float" office:value="101118.25" calcext:value-type="float">
            <text:p>101118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342" calcext:value-type="float">
            <text:p>1046342</text:p>
          </table:table-cell>
          <table:table-cell office:value-type="float" office:value="101119.88" calcext:value-type="float">
            <text:p>101119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6405" calcext:value-type="float">
            <text:p>1046405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466" calcext:value-type="float">
            <text:p>1046466</text:p>
          </table:table-cell>
          <table:table-cell office:value-type="float" office:value="101120" calcext:value-type="float">
            <text:p>10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529" calcext:value-type="float">
            <text:p>1046529</text:p>
          </table:table-cell>
          <table:table-cell office:value-type="float" office:value="101121.38" calcext:value-type="float">
            <text:p>101121.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6578" calcext:value-type="float">
            <text:p>1046578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6639" calcext:value-type="float">
            <text:p>1046639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702" calcext:value-type="float">
            <text:p>1046702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764" calcext:value-type="float">
            <text:p>1046764</text:p>
          </table:table-cell>
          <table:table-cell office:value-type="float" office:value="101123.75" calcext:value-type="float">
            <text:p>1011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825" calcext:value-type="float">
            <text:p>1046825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937" calcext:value-type="float">
            <text:p>1046937</text:p>
          </table:table-cell>
          <table:table-cell office:value-type="float" office:value="101123.75" calcext:value-type="float">
            <text:p>1011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000" calcext:value-type="float">
            <text:p>1047000</text:p>
          </table:table-cell>
          <table:table-cell office:value-type="float" office:value="101123.75" calcext:value-type="float">
            <text:p>1011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049" calcext:value-type="float">
            <text:p>1047049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110" calcext:value-type="float">
            <text:p>1047110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173" calcext:value-type="float">
            <text:p>1047173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234" calcext:value-type="float">
            <text:p>1047234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297" calcext:value-type="float">
            <text:p>1047297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346" calcext:value-type="float">
            <text:p>1047346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408" calcext:value-type="float">
            <text:p>1047408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470" calcext:value-type="float">
            <text:p>1047470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532" calcext:value-type="float">
            <text:p>1047532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593" calcext:value-type="float">
            <text:p>1047593</text:p>
          </table:table-cell>
          <table:table-cell office:value-type="float" office:value="101121" calcext:value-type="float">
            <text:p>101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643" calcext:value-type="float">
            <text:p>1047643</text:p>
          </table:table-cell>
          <table:table-cell office:value-type="float" office:value="101120.75" calcext:value-type="float">
            <text:p>10112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705" calcext:value-type="float">
            <text:p>1047705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768" calcext:value-type="float">
            <text:p>1047768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817" calcext:value-type="float">
            <text:p>1047817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878" calcext:value-type="float">
            <text:p>1047878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941" calcext:value-type="float">
            <text:p>1047941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003" calcext:value-type="float">
            <text:p>1048003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065" calcext:value-type="float">
            <text:p>1048065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114" calcext:value-type="float">
            <text:p>1048114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176" calcext:value-type="float">
            <text:p>1048176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239" calcext:value-type="float">
            <text:p>1048239</text:p>
          </table:table-cell>
          <table:table-cell office:value-type="float" office:value="101122.38" calcext:value-type="float">
            <text:p>101122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300" calcext:value-type="float">
            <text:p>1048300</text:p>
          </table:table-cell>
          <table:table-cell office:value-type="float" office:value="101123" calcext:value-type="float">
            <text:p>101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363" calcext:value-type="float">
            <text:p>1048363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412" calcext:value-type="float">
            <text:p>1048412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473" calcext:value-type="float">
            <text:p>1048473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536" calcext:value-type="float">
            <text:p>1048536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585" calcext:value-type="float">
            <text:p>1048585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647" calcext:value-type="float">
            <text:p>1048647</text:p>
          </table:table-cell>
          <table:table-cell office:value-type="float" office:value="101123.38" calcext:value-type="float">
            <text:p>10112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709" calcext:value-type="float">
            <text:p>1048709</text:p>
          </table:table-cell>
          <table:table-cell office:value-type="float" office:value="101124" calcext:value-type="float">
            <text:p>1011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float" office:value="101123.5" calcext:value-type="float">
            <text:p>10112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833" calcext:value-type="float">
            <text:p>1048833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882" calcext:value-type="float">
            <text:p>1048882</text:p>
          </table:table-cell>
          <table:table-cell office:value-type="float" office:value="101124.25" calcext:value-type="float">
            <text:p>1011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944" calcext:value-type="float">
            <text:p>1048944</text:p>
          </table:table-cell>
          <table:table-cell office:value-type="float" office:value="101124.88" calcext:value-type="float">
            <text:p>10112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007" calcext:value-type="float">
            <text:p>1049007</text:p>
          </table:table-cell>
          <table:table-cell office:value-type="float" office:value="101125.25" calcext:value-type="float">
            <text:p>101125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068" calcext:value-type="float">
            <text:p>1049068</text:p>
          </table:table-cell>
          <table:table-cell office:value-type="float" office:value="101124.38" calcext:value-type="float">
            <text:p>101124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131" calcext:value-type="float">
            <text:p>1049131</text:p>
          </table:table-cell>
          <table:table-cell office:value-type="float" office:value="101124.63" calcext:value-type="float">
            <text:p>101124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180" calcext:value-type="float">
            <text:p>1049180</text:p>
          </table:table-cell>
          <table:table-cell office:value-type="float" office:value="101124.13" calcext:value-type="float">
            <text:p>101124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242" calcext:value-type="float">
            <text:p>1049242</text:p>
          </table:table-cell>
          <table:table-cell office:value-type="float" office:value="101123.63" calcext:value-type="float">
            <text:p>101123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304" calcext:value-type="float">
            <text:p>1049304</text:p>
          </table:table-cell>
          <table:table-cell office:value-type="float" office:value="101123.5" calcext:value-type="float">
            <text:p>10112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353" calcext:value-type="float">
            <text:p>1049353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415" calcext:value-type="float">
            <text:p>1049415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478" calcext:value-type="float">
            <text:p>1049478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539" calcext:value-type="float">
            <text:p>1049539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602" calcext:value-type="float">
            <text:p>1049602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651" calcext:value-type="float">
            <text:p>1049651</text:p>
          </table:table-cell>
          <table:table-cell office:value-type="float" office:value="101121.75" calcext:value-type="float">
            <text:p>1011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712" calcext:value-type="float">
            <text:p>1049712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775" calcext:value-type="float">
            <text:p>1049775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837" calcext:value-type="float">
            <text:p>1049837</text:p>
          </table:table-cell>
          <table:table-cell office:value-type="float" office:value="101122.25" calcext:value-type="float">
            <text:p>1011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899" calcext:value-type="float">
            <text:p>1049899</text:p>
          </table:table-cell>
          <table:table-cell office:value-type="float" office:value="101122.38" calcext:value-type="float">
            <text:p>101122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948" calcext:value-type="float">
            <text:p>1049948</text:p>
          </table:table-cell>
          <table:table-cell office:value-type="float" office:value="101122.75" calcext:value-type="float">
            <text:p>1011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011" calcext:value-type="float">
            <text:p>1050011</text:p>
          </table:table-cell>
          <table:table-cell office:value-type="float" office:value="101122.88" calcext:value-type="float">
            <text:p>10112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073" calcext:value-type="float">
            <text:p>1050073</text:p>
          </table:table-cell>
          <table:table-cell office:value-type="float" office:value="101123.5" calcext:value-type="float">
            <text:p>10112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135" calcext:value-type="float">
            <text:p>1050135</text:p>
          </table:table-cell>
          <table:table-cell office:value-type="float" office:value="101123.75" calcext:value-type="float">
            <text:p>1011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198" calcext:value-type="float">
            <text:p>1050198</text:p>
          </table:table-cell>
          <table:table-cell office:value-type="float" office:value="101124.38" calcext:value-type="float">
            <text:p>101124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247" calcext:value-type="float">
            <text:p>1050247</text:p>
          </table:table-cell>
          <table:table-cell office:value-type="float" office:value="101124.25" calcext:value-type="float">
            <text:p>1011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308" calcext:value-type="float">
            <text:p>1050308</text:p>
          </table:table-cell>
          <table:table-cell office:value-type="float" office:value="101124.38" calcext:value-type="float">
            <text:p>101124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371" calcext:value-type="float">
            <text:p>1050371</text:p>
          </table:table-cell>
          <table:table-cell office:value-type="float" office:value="101125.13" calcext:value-type="float">
            <text:p>101125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432" calcext:value-type="float">
            <text:p>1050432</text:p>
          </table:table-cell>
          <table:table-cell office:value-type="float" office:value="101124.25" calcext:value-type="float">
            <text:p>1011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494" calcext:value-type="float">
            <text:p>1050494</text:p>
          </table:table-cell>
          <table:table-cell office:value-type="float" office:value="101124.25" calcext:value-type="float">
            <text:p>1011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544" calcext:value-type="float">
            <text:p>1050544</text:p>
          </table:table-cell>
          <table:table-cell office:value-type="float" office:value="101123.25" calcext:value-type="float">
            <text:p>101123.2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50606" calcext:value-type="float">
            <text:p>1050606</text:p>
          </table:table-cell>
          <table:table-cell office:value-type="float" office:value="101123" calcext:value-type="float">
            <text:p>101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668" calcext:value-type="float">
            <text:p>1050668</text:p>
          </table:table-cell>
          <table:table-cell office:value-type="float" office:value="101122" calcext:value-type="float">
            <text:p>10112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50717" calcext:value-type="float">
            <text:p>1050717</text:p>
          </table:table-cell>
          <table:table-cell office:value-type="float" office:value="101122.63" calcext:value-type="float">
            <text:p>10112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779" calcext:value-type="float">
            <text:p>1050779</text:p>
          </table:table-cell>
          <table:table-cell office:value-type="float" office:value="101123.13" calcext:value-type="float">
            <text:p>10112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842" calcext:value-type="float">
            <text:p>1050842</text:p>
          </table:table-cell>
          <table:table-cell office:value-type="float" office:value="101122" calcext:value-type="float">
            <text:p>10112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50903" calcext:value-type="float">
            <text:p>1050903</text:p>
          </table:table-cell>
          <table:table-cell office:value-type="float" office:value="101122" calcext:value-type="float">
            <text:p>101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966" calcext:value-type="float">
            <text:p>1050966</text:p>
          </table:table-cell>
          <table:table-cell office:value-type="float" office:value="101121.63" calcext:value-type="float">
            <text:p>101121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1015" calcext:value-type="float">
            <text:p>1051015</text:p>
          </table:table-cell>
          <table:table-cell office:value-type="float" office:value="101124.63" calcext:value-type="float">
            <text:p>101124.6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51103" calcext:value-type="float">
            <text:p>1051103</text:p>
          </table:table-cell>
          <table:table-cell office:value-type="float" office:value="101127.63" calcext:value-type="float">
            <text:p>101127.6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51165" calcext:value-type="float">
            <text:p>1051165</text:p>
          </table:table-cell>
          <table:table-cell office:value-type="float" office:value="101133.75" calcext:value-type="float">
            <text:p>101133.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51215" calcext:value-type="float">
            <text:p>1051215</text:p>
          </table:table-cell>
          <table:table-cell office:value-type="float" office:value="101137.88" calcext:value-type="float">
            <text:p>101137.8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1266" calcext:value-type="float">
            <text:p>1051266</text:p>
          </table:table-cell>
          <table:table-cell office:value-type="float" office:value="101140.75" calcext:value-type="float">
            <text:p>101140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1879" calcext:value-type="float">
            <text:p>1051879</text:p>
          </table:table-cell>
          <table:table-cell office:value-type="float" office:value="101143.88" calcext:value-type="float">
            <text:p>101143.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51941" calcext:value-type="float">
            <text:p>1051941</text:p>
          </table:table-cell>
          <table:table-cell office:value-type="float" office:value="101121.25" calcext:value-type="float">
            <text:p>101121.25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052003" calcext:value-type="float">
            <text:p>1052003</text:p>
          </table:table-cell>
          <table:table-cell office:value-type="float" office:value="101095" calcext:value-type="float">
            <text:p>101095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1052052" calcext:value-type="float">
            <text:p>1052052</text:p>
          </table:table-cell>
          <table:table-cell office:value-type="float" office:value="101064.88" calcext:value-type="float">
            <text:p>101064.88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float" office:value="1052114" calcext:value-type="float">
            <text:p>1052114</text:p>
          </table:table-cell>
          <table:table-cell office:value-type="float" office:value="101033.75" calcext:value-type="float">
            <text:p>101033.75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float" office:value="1052164" calcext:value-type="float">
            <text:p>1052164</text:p>
          </table:table-cell>
          <table:table-cell office:value-type="float" office:value="100998.75" calcext:value-type="float">
            <text:p>100998.75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052226" calcext:value-type="float">
            <text:p>1052226</text:p>
          </table:table-cell>
          <table:table-cell office:value-type="float" office:value="100964.63" calcext:value-type="float">
            <text:p>100964.63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float" office:value="1052288" calcext:value-type="float">
            <text:p>1052288</text:p>
          </table:table-cell>
          <table:table-cell office:value-type="float" office:value="100929.63" calcext:value-type="float">
            <text:p>100929.63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052337" calcext:value-type="float">
            <text:p>1052337</text:p>
          </table:table-cell>
          <table:table-cell office:value-type="float" office:value="100894.75" calcext:value-type="float">
            <text:p>100894.75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float" office:value="1052399" calcext:value-type="float">
            <text:p>1052399</text:p>
          </table:table-cell>
          <table:table-cell office:value-type="float" office:value="100881.88" calcext:value-type="float">
            <text:p>100881.88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1052461" calcext:value-type="float">
            <text:p>1052461</text:p>
          </table:table-cell>
          <table:table-cell office:value-type="float" office:value="100868.75" calcext:value-type="float">
            <text:p>100868.75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1052510" calcext:value-type="float">
            <text:p>1052510</text:p>
          </table:table-cell>
          <table:table-cell office:value-type="float" office:value="100857.5" calcext:value-type="float">
            <text:p>100857.5</text:p>
          </table:table-cell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1052572" calcext:value-type="float">
            <text:p>1052572</text:p>
          </table:table-cell>
          <table:table-cell office:value-type="float" office:value="100849.13" calcext:value-type="float">
            <text:p>100849.13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052635" calcext:value-type="float">
            <text:p>1052635</text:p>
          </table:table-cell>
          <table:table-cell office:value-type="float" office:value="100840.5" calcext:value-type="float">
            <text:p>100840.5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052696" calcext:value-type="float">
            <text:p>1052696</text:p>
          </table:table-cell>
          <table:table-cell office:value-type="float" office:value="100831.63" calcext:value-type="float">
            <text:p>100831.63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1052759" calcext:value-type="float">
            <text:p>1052759</text:p>
          </table:table-cell>
          <table:table-cell office:value-type="float" office:value="100825.63" calcext:value-type="float">
            <text:p>100825.63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052808" calcext:value-type="float">
            <text:p>1052808</text:p>
          </table:table-cell>
          <table:table-cell office:value-type="float" office:value="100821.38" calcext:value-type="float">
            <text:p>100821.38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1052869" calcext:value-type="float">
            <text:p>1052869</text:p>
          </table:table-cell>
          <table:table-cell office:value-type="float" office:value="100819.75" calcext:value-type="float">
            <text:p>100819.7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052932" calcext:value-type="float">
            <text:p>1052932</text:p>
          </table:table-cell>
          <table:table-cell office:value-type="float" office:value="100823.13" calcext:value-type="float">
            <text:p>100823.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52993" calcext:value-type="float">
            <text:p>1052993</text:p>
          </table:table-cell>
          <table:table-cell office:value-type="float" office:value="100825" calcext:value-type="float">
            <text:p>1008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056" calcext:value-type="float">
            <text:p>1053056</text:p>
          </table:table-cell>
          <table:table-cell office:value-type="float" office:value="100825.75" calcext:value-type="float">
            <text:p>100825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3105" calcext:value-type="float">
            <text:p>1053105</text:p>
          </table:table-cell>
          <table:table-cell office:value-type="float" office:value="100827.25" calcext:value-type="float">
            <text:p>100827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166" calcext:value-type="float">
            <text:p>1053166</text:p>
          </table:table-cell>
          <table:table-cell office:value-type="float" office:value="100829.75" calcext:value-type="float">
            <text:p>100829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229" calcext:value-type="float">
            <text:p>1053229</text:p>
          </table:table-cell>
          <table:table-cell office:value-type="float" office:value="100832.63" calcext:value-type="float">
            <text:p>100832.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278" calcext:value-type="float">
            <text:p>1053278</text:p>
          </table:table-cell>
          <table:table-cell office:value-type="float" office:value="100834.38" calcext:value-type="float">
            <text:p>100834.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339" calcext:value-type="float">
            <text:p>1053339</text:p>
          </table:table-cell>
          <table:table-cell office:value-type="float" office:value="100836.88" calcext:value-type="float">
            <text:p>100836.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402" calcext:value-type="float">
            <text:p>1053402</text:p>
          </table:table-cell>
          <table:table-cell office:value-type="float" office:value="100838.25" calcext:value-type="float">
            <text:p>100838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464" calcext:value-type="float">
            <text:p>1053464</text:p>
          </table:table-cell>
          <table:table-cell office:value-type="float" office:value="100839.5" calcext:value-type="float">
            <text:p>100839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526" calcext:value-type="float">
            <text:p>1053526</text:p>
          </table:table-cell>
          <table:table-cell office:value-type="float" office:value="100840.88" calcext:value-type="float">
            <text:p>100840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575" calcext:value-type="float">
            <text:p>1053575</text:p>
          </table:table-cell>
          <table:table-cell office:value-type="float" office:value="100843.13" calcext:value-type="float">
            <text:p>100843.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637" calcext:value-type="float">
            <text:p>1053637</text:p>
          </table:table-cell>
          <table:table-cell office:value-type="float" office:value="100845.25" calcext:value-type="float">
            <text:p>100845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699" calcext:value-type="float">
            <text:p>1053699</text:p>
          </table:table-cell>
          <table:table-cell office:value-type="float" office:value="100847.13" calcext:value-type="float">
            <text:p>100847.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761" calcext:value-type="float">
            <text:p>1053761</text:p>
          </table:table-cell>
          <table:table-cell office:value-type="float" office:value="100848" calcext:value-type="float">
            <text:p>1008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3822" calcext:value-type="float">
            <text:p>1053822</text:p>
          </table:table-cell>
          <table:table-cell office:value-type="float" office:value="100850" calcext:value-type="float">
            <text:p>1008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872" calcext:value-type="float">
            <text:p>1053872</text:p>
          </table:table-cell>
          <table:table-cell office:value-type="float" office:value="100852.63" calcext:value-type="float">
            <text:p>100852.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934" calcext:value-type="float">
            <text:p>1053934</text:p>
          </table:table-cell>
          <table:table-cell office:value-type="float" office:value="100857.5" calcext:value-type="float">
            <text:p>100857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3996" calcext:value-type="float">
            <text:p>1053996</text:p>
          </table:table-cell>
          <table:table-cell office:value-type="float" office:value="100862.25" calcext:value-type="float">
            <text:p>100862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4045" calcext:value-type="float">
            <text:p>1054045</text:p>
          </table:table-cell>
          <table:table-cell office:value-type="float" office:value="100866.88" calcext:value-type="float">
            <text:p>100866.8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4107" calcext:value-type="float">
            <text:p>1054107</text:p>
          </table:table-cell>
          <table:table-cell office:value-type="float" office:value="100871.5" calcext:value-type="float">
            <text:p>100871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4169" calcext:value-type="float">
            <text:p>1054169</text:p>
          </table:table-cell>
          <table:table-cell office:value-type="float" office:value="100875.5" calcext:value-type="float">
            <text:p>100875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4231" calcext:value-type="float">
            <text:p>1054231</text:p>
          </table:table-cell>
          <table:table-cell office:value-type="float" office:value="100880.75" calcext:value-type="float">
            <text:p>100880.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4292" calcext:value-type="float">
            <text:p>1054292</text:p>
          </table:table-cell>
          <table:table-cell office:value-type="float" office:value="100885.88" calcext:value-type="float">
            <text:p>100885.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4342" calcext:value-type="float">
            <text:p>1054342</text:p>
          </table:table-cell>
          <table:table-cell office:value-type="float" office:value="100892" calcext:value-type="float">
            <text:p>10089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2019-07-20 141043 putty M" table:style-name="ta1">
        <table:shapes>
          <draw:frame draw:z-index="0" draw:style-name="gr1" draw:text-style-name="P1" svg:width="1229.16pt" svg:height="574.47pt" svg:x="172.4pt" svg:y="0pt">
            <draw:object draw:notify-on-update-of-ranges="'2019-07-20 141043 putty A'.A1:'2019-07-20 141043 putty A'.A840 '2019-07-20 141043 putty A'.B1:'2019-07-20 141043 putty A'.B840 '2019-07-20 141043 putty B'.A1:'2019-07-20 141043 putty B'.A475 '2019-07-20 141043 putty B'.B1:'2019-07-20 141043 putty B'.B475 '2019-07-20 141043 putty M'.A1:'2019-07-20 141043 putty M'.A100 '2019-07-20 141043 putty M'.B1:'2019-07-20 141043 putty M'.B100 '2019-07-20 141043 putty V'.A1:'2019-07-20 141043 putty V'.A194 '2019-07-20 141043 putty V'.B1:'2019-07-20 141043 putty V'.B1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579185" calcext:value-type="float">
            <text:p>57918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405" calcext:value-type="float">
            <text:p>58140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938" calcext:value-type="float">
            <text:p>58193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469" calcext:value-type="float">
            <text:p>58246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894" calcext:value-type="float">
            <text:p>101389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426" calcext:value-type="float">
            <text:p>101442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959" calcext:value-type="float">
            <text:p>1014959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491" calcext:value-type="float">
            <text:p>101549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023" calcext:value-type="float">
            <text:p>101602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555" calcext:value-type="float">
            <text:p>101655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088" calcext:value-type="float">
            <text:p>101708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620" calcext:value-type="float">
            <text:p>101762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152" calcext:value-type="float">
            <text:p>101815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684" calcext:value-type="float">
            <text:p>101868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16" calcext:value-type="float">
            <text:p>101921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749" calcext:value-type="float">
            <text:p>101974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81" calcext:value-type="float">
            <text:p>102028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814" calcext:value-type="float">
            <text:p>102081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346" calcext:value-type="float">
            <text:p>102134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879" calcext:value-type="float">
            <text:p>102187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410" calcext:value-type="float">
            <text:p>10224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943" calcext:value-type="float">
            <text:p>102294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75" calcext:value-type="float">
            <text:p>102347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008" calcext:value-type="float">
            <text:p>102400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539" calcext:value-type="float">
            <text:p>102453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073" calcext:value-type="float">
            <text:p>1025073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605" calcext:value-type="float">
            <text:p>1025605</text:p>
          </table:table-cell>
          <table:table-cell office:value-type="float" office:value="89.54" calcext:value-type="float">
            <text:p>89.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54513" calcext:value-type="float">
            <text:p>1054513</text:p>
          </table:table-cell>
          <table:table-cell office:value-type="float" office:value="64.01" calcext:value-type="float">
            <text:p>64.0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055052" calcext:value-type="float">
            <text:p>1055052</text:p>
          </table:table-cell>
          <table:table-cell office:value-type="float" office:value="95.75" calcext:value-type="float">
            <text:p>95.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5591" calcext:value-type="float">
            <text:p>1055591</text:p>
          </table:table-cell>
          <table:table-cell office:value-type="float" office:value="62.35" calcext:value-type="float">
            <text:p>62.3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56130" calcext:value-type="float">
            <text:p>1056130</text:p>
          </table:table-cell>
          <table:table-cell office:value-type="float" office:value="77.37" calcext:value-type="float">
            <text:p>77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6668" calcext:value-type="float">
            <text:p>1056668</text:p>
          </table:table-cell>
          <table:table-cell office:value-type="float" office:value="88.15" calcext:value-type="float">
            <text:p>88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7208" calcext:value-type="float">
            <text:p>1057208</text:p>
          </table:table-cell>
          <table:table-cell office:value-type="float" office:value="93.15" calcext:value-type="float">
            <text:p>93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746" calcext:value-type="float">
            <text:p>1057746</text:p>
          </table:table-cell>
          <table:table-cell office:value-type="float" office:value="106.46" calcext:value-type="float">
            <text:p>106.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8285" calcext:value-type="float">
            <text:p>1058285</text:p>
          </table:table-cell>
          <table:table-cell office:value-type="float" office:value="113.03" calcext:value-type="float">
            <text:p>113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8825" calcext:value-type="float">
            <text:p>1058825</text:p>
          </table:table-cell>
          <table:table-cell office:value-type="float" office:value="90.54" calcext:value-type="float">
            <text:p>90.5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059363" calcext:value-type="float">
            <text:p>1059363</text:p>
          </table:table-cell>
          <table:table-cell office:value-type="float" office:value="60.73" calcext:value-type="float">
            <text:p>60.73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59902" calcext:value-type="float">
            <text:p>1059902</text:p>
          </table:table-cell>
          <table:table-cell office:value-type="float" office:value="58.49" calcext:value-type="float">
            <text:p>58.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60442" calcext:value-type="float">
            <text:p>1060442</text:p>
          </table:table-cell>
          <table:table-cell office:value-type="float" office:value="58.57" calcext:value-type="float">
            <text:p>5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980" calcext:value-type="float">
            <text:p>1060980</text:p>
          </table:table-cell>
          <table:table-cell office:value-type="float" office:value="58.61" calcext:value-type="float">
            <text:p>5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519" calcext:value-type="float">
            <text:p>1061519</text:p>
          </table:table-cell>
          <table:table-cell office:value-type="float" office:value="58.44" calcext:value-type="float">
            <text:p>5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57" calcext:value-type="float">
            <text:p>1062057</text:p>
          </table:table-cell>
          <table:table-cell office:value-type="float" office:value="58.58" calcext:value-type="float">
            <text:p>5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597" calcext:value-type="float">
            <text:p>1062597</text:p>
          </table:table-cell>
          <table:table-cell office:value-type="float" office:value="58.59" calcext:value-type="float">
            <text:p>5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136" calcext:value-type="float">
            <text:p>1063136</text:p>
          </table:table-cell>
          <table:table-cell office:value-type="float" office:value="58.63" calcext:value-type="float">
            <text:p>5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674" calcext:value-type="float">
            <text:p>1063674</text:p>
          </table:table-cell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213" calcext:value-type="float">
            <text:p>1064213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753" calcext:value-type="float">
            <text:p>1064753</text:p>
          </table:table-cell>
          <table:table-cell office:value-type="float" office:value="58.63" calcext:value-type="float">
            <text:p>5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292" calcext:value-type="float">
            <text:p>1065292</text:p>
          </table:table-cell>
          <table:table-cell office:value-type="float" office:value="58.61" calcext:value-type="float">
            <text:p>5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831" calcext:value-type="float">
            <text:p>1065831</text:p>
          </table:table-cell>
          <table:table-cell office:value-type="float" office:value="58.64" calcext:value-type="float">
            <text:p>5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370" calcext:value-type="float">
            <text:p>1066370</text:p>
          </table:table-cell>
          <table:table-cell office:value-type="float" office:value="58.49" calcext:value-type="float">
            <text:p>5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908" calcext:value-type="float">
            <text:p>1066908</text:p>
          </table:table-cell>
          <table:table-cell office:value-type="float" office:value="58.62" calcext:value-type="float">
            <text:p>5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448" calcext:value-type="float">
            <text:p>1067448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986" calcext:value-type="float">
            <text:p>1067986</text:p>
          </table:table-cell>
          <table:table-cell office:value-type="float" office:value="58.64" calcext:value-type="float">
            <text:p>5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525" calcext:value-type="float">
            <text:p>1068525</text:p>
          </table:table-cell>
          <table:table-cell office:value-type="float" office:value="58.51" calcext:value-type="float">
            <text:p>5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064" calcext:value-type="float">
            <text:p>1069064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03" calcext:value-type="float">
            <text:p>1069603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143" calcext:value-type="float">
            <text:p>1070143</text:p>
          </table:table-cell>
          <table:table-cell office:value-type="float" office:value="58.65" calcext:value-type="float">
            <text:p>5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682" calcext:value-type="float">
            <text:p>1070682</text:p>
          </table:table-cell>
          <table:table-cell office:value-type="float" office:value="58.62" calcext:value-type="float">
            <text:p>5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220" calcext:value-type="float">
            <text:p>1071220</text:p>
          </table:table-cell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759" calcext:value-type="float">
            <text:p>1071759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297" calcext:value-type="float">
            <text:p>1072297</text:p>
          </table:table-cell>
          <table:table-cell office:value-type="float" office:value="58.68" calcext:value-type="float">
            <text:p>5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837" calcext:value-type="float">
            <text:p>1072837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376" calcext:value-type="float">
            <text:p>1073376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914" calcext:value-type="float">
            <text:p>1073914</text:p>
          </table:table-cell>
          <table:table-cell office:value-type="float" office:value="58.57" calcext:value-type="float">
            <text:p>5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453" calcext:value-type="float">
            <text:p>1074453</text:p>
          </table:table-cell>
          <table:table-cell office:value-type="float" office:value="58.55" calcext:value-type="float">
            <text:p>5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993" calcext:value-type="float">
            <text:p>1074993</text:p>
          </table:table-cell>
          <table:table-cell office:value-type="float" office:value="58.61" calcext:value-type="float">
            <text:p>5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532" calcext:value-type="float">
            <text:p>1075532</text:p>
          </table:table-cell>
          <table:table-cell office:value-type="float" office:value="58.64" calcext:value-type="float">
            <text:p>5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71" calcext:value-type="float">
            <text:p>1076071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610" calcext:value-type="float">
            <text:p>1076610</text:p>
          </table:table-cell>
          <table:table-cell office:value-type="float" office:value="58.51" calcext:value-type="float">
            <text:p>5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48" calcext:value-type="float">
            <text:p>1077148</text:p>
          </table:table-cell>
          <table:table-cell office:value-type="float" office:value="72.21" calcext:value-type="float">
            <text:p>72.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7688" calcext:value-type="float">
            <text:p>1077688</text:p>
          </table:table-cell>
          <table:table-cell office:value-type="float" office:value="96.55" calcext:value-type="float">
            <text:p>96.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8226" calcext:value-type="float">
            <text:p>1078226</text:p>
          </table:table-cell>
          <table:table-cell office:value-type="float" office:value="87.22" calcext:value-type="float">
            <text:p>87.2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078765" calcext:value-type="float">
            <text:p>1078765</text:p>
          </table:table-cell>
          <table:table-cell office:value-type="float" office:value="122.76" calcext:value-type="float">
            <text:p>122.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9304" calcext:value-type="float">
            <text:p>1079304</text:p>
          </table:table-cell>
          <table:table-cell office:value-type="float" office:value="117.59" calcext:value-type="float">
            <text:p>117.5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79843" calcext:value-type="float">
            <text:p>1079843</text:p>
          </table:table-cell>
          <table:table-cell office:value-type="float" office:value="110.2" calcext:value-type="float">
            <text:p>110.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80383" calcext:value-type="float">
            <text:p>1080383</text:p>
          </table:table-cell>
          <table:table-cell office:value-type="float" office:value="110.51" calcext:value-type="float">
            <text:p>1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922" calcext:value-type="float">
            <text:p>1080922</text:p>
          </table:table-cell>
          <table:table-cell office:value-type="float" office:value="94.26" calcext:value-type="float">
            <text:p>94.2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081460" calcext:value-type="float">
            <text:p>1081460</text:p>
          </table:table-cell>
          <table:table-cell office:value-type="float" office:value="68.33" calcext:value-type="float">
            <text:p>68.3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082000" calcext:value-type="float">
            <text:p>1082000</text:p>
          </table:table-cell>
          <table:table-cell office:value-type="float" office:value="49.06" calcext:value-type="float">
            <text:p>49.0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082539" calcext:value-type="float">
            <text:p>1082539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077" calcext:value-type="float">
            <text:p>1083077</text:p>
          </table:table-cell>
          <table:table-cell office:value-type="float" office:value="45.63" calcext:value-type="float">
            <text:p>45.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83616" calcext:value-type="float">
            <text:p>1083616</text:p>
          </table:table-cell>
          <table:table-cell office:value-type="float" office:value="54.76" calcext:value-type="float">
            <text:p>54.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4155" calcext:value-type="float">
            <text:p>1084155</text:p>
          </table:table-cell>
          <table:table-cell office:value-type="float" office:value="62.97" calcext:value-type="float">
            <text:p>62.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4694" calcext:value-type="float">
            <text:p>108469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234" calcext:value-type="float">
            <text:p>1085234</text:p>
          </table:table-cell>
          <table:table-cell office:value-type="float" office:value="63.67" calcext:value-type="float">
            <text:p>6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772" calcext:value-type="float">
            <text:p>1085772</text:p>
          </table:table-cell>
          <table:table-cell office:value-type="float" office:value="59.87" calcext:value-type="float">
            <text:p>59.8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86311" calcext:value-type="float">
            <text:p>1086311</text:p>
          </table:table-cell>
          <table:table-cell office:value-type="float" office:value="74.79" calcext:value-type="float">
            <text:p>74.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6850" calcext:value-type="float">
            <text:p>1086850</text:p>
          </table:table-cell>
          <table:table-cell office:value-type="float" office:value="111.32" calcext:value-type="float">
            <text:p>111.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87389" calcext:value-type="float">
            <text:p>1087389</text:p>
          </table:table-cell>
          <table:table-cell office:value-type="float" office:value="120.33" calcext:value-type="float">
            <text:p>120.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7928" calcext:value-type="float">
            <text:p>1087928</text:p>
          </table:table-cell>
          <table:table-cell office:value-type="float" office:value="121.27" calcext:value-type="float">
            <text:p>1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466" calcext:value-type="float">
            <text:p>1088466</text:p>
          </table:table-cell>
          <table:table-cell office:value-type="float" office:value="118.52" calcext:value-type="float">
            <text:p>118.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89005" calcext:value-type="float">
            <text:p>1089005</text:p>
          </table:table-cell>
          <table:table-cell office:value-type="float" office:value="120.65" calcext:value-type="float">
            <text:p>12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9544" calcext:value-type="float">
            <text:p>1089544</text:p>
          </table:table-cell>
          <table:table-cell office:value-type="float" office:value="121.36" calcext:value-type="float">
            <text:p>1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083" calcext:value-type="float">
            <text:p>1090083</text:p>
          </table:table-cell>
          <table:table-cell office:value-type="float" office:value="122.46" calcext:value-type="float">
            <text:p>122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623" calcext:value-type="float">
            <text:p>1090623</text:p>
          </table:table-cell>
          <table:table-cell office:value-type="float" office:value="125.34" calcext:value-type="float">
            <text:p>125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162" calcext:value-type="float">
            <text:p>1091162</text:p>
          </table:table-cell>
          <table:table-cell office:value-type="float" office:value="122.71" calcext:value-type="float">
            <text:p>122.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91700" calcext:value-type="float">
            <text:p>1091700</text:p>
          </table:table-cell>
          <table:table-cell office:value-type="float" office:value="125.12" calcext:value-type="float">
            <text:p>125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239" calcext:value-type="float">
            <text:p>1092239</text:p>
          </table:table-cell>
          <table:table-cell office:value-type="float" office:value="142.81" calcext:value-type="float">
            <text:p>142.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2779" calcext:value-type="float">
            <text:p>1092779</text:p>
          </table:table-cell>
          <table:table-cell office:value-type="float" office:value="478.27" calcext:value-type="float">
            <text:p>478.27</text:p>
          </table:table-cell>
          <table:table-cell office:value-type="float" office:value="335" calcext:value-type="float">
            <text:p>335</text:p>
          </table:table-cell>
        </table:table-row>
      </table:table>
      <table:table table:name="2019-07-20 141043 putty V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173501" calcext:value-type="float">
            <text:p>17350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78509" calcext:value-type="float">
            <text:p>178509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83519" calcext:value-type="float">
            <text:p>183519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88527" calcext:value-type="float">
            <text:p>18852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93537" calcext:value-type="float">
            <text:p>19353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98546" calcext:value-type="float">
            <text:p>19854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3554" calcext:value-type="float">
            <text:p>20355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8564" calcext:value-type="float">
            <text:p>2085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13573" calcext:value-type="float">
            <text:p>21357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18582" calcext:value-type="float">
            <text:p>21858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23591" calcext:value-type="float">
            <text:p>22359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28599" calcext:value-type="float">
            <text:p>22859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33609" calcext:value-type="float">
            <text:p>23360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38618" calcext:value-type="float">
            <text:p>23861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43627" calcext:value-type="float">
            <text:p>243627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48636" calcext:value-type="float">
            <text:p>24863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53644" calcext:value-type="float">
            <text:p>25364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58654" calcext:value-type="float">
            <text:p>25865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63663" calcext:value-type="float">
            <text:p>26366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68672" calcext:value-type="float">
            <text:p>26867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73681" calcext:value-type="float">
            <text:p>27368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78689" calcext:value-type="float">
            <text:p>27868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83699" calcext:value-type="float">
            <text:p>28369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88708" calcext:value-type="float">
            <text:p>28870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93716" calcext:value-type="float">
            <text:p>29371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98716" calcext:value-type="float">
            <text:p>29871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03725" calcext:value-type="float">
            <text:p>30372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08733" calcext:value-type="float">
            <text:p>30873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13733" calcext:value-type="float">
            <text:p>31373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18742" calcext:value-type="float">
            <text:p>31874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23750" calcext:value-type="float">
            <text:p>32375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28750" calcext:value-type="float">
            <text:p>32875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33759" calcext:value-type="float">
            <text:p>33375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38767" calcext:value-type="float">
            <text:p>33876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43767" calcext:value-type="float">
            <text:p>34376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48776" calcext:value-type="float">
            <text:p>34877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53784" calcext:value-type="float">
            <text:p>35378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58784" calcext:value-type="float">
            <text:p>35878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3793" calcext:value-type="float">
            <text:p>36379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8801" calcext:value-type="float">
            <text:p>36880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3811" calcext:value-type="float">
            <text:p>37381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8820" calcext:value-type="float">
            <text:p>378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83828" calcext:value-type="float">
            <text:p>38382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88828" calcext:value-type="float">
            <text:p>38882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93836" calcext:value-type="float">
            <text:p>39383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98845" calcext:value-type="float">
            <text:p>39884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3854" calcext:value-type="float">
            <text:p>40385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8863" calcext:value-type="float">
            <text:p>40886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13873" calcext:value-type="float">
            <text:p>41387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18881" calcext:value-type="float">
            <text:p>41888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23890" calcext:value-type="float">
            <text:p>42389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28889" calcext:value-type="float">
            <text:p>42888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33898" calcext:value-type="float">
            <text:p>43389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38907" calcext:value-type="float">
            <text:p>43890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43911" calcext:value-type="float">
            <text:p>44391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48911" calcext:value-type="float">
            <text:p>44891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53913" calcext:value-type="float">
            <text:p>45391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58923" calcext:value-type="float">
            <text:p>45892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63932" calcext:value-type="float">
            <text:p>46393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68940" calcext:value-type="float">
            <text:p>46894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73950" calcext:value-type="float">
            <text:p>47395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78953" calcext:value-type="float">
            <text:p>47895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83961" calcext:value-type="float">
            <text:p>48396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88961" calcext:value-type="float">
            <text:p>48896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93970" calcext:value-type="float">
            <text:p>49397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98978" calcext:value-type="float">
            <text:p>49897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503988" calcext:value-type="float">
            <text:p>50398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08996" calcext:value-type="float">
            <text:p>50899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14006" calcext:value-type="float">
            <text:p>51400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19015" calcext:value-type="float">
            <text:p>5190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524023" calcext:value-type="float">
            <text:p>52402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29033" calcext:value-type="float">
            <text:p>52903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34041" calcext:value-type="float">
            <text:p>53404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39051" calcext:value-type="float">
            <text:p>53905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44060" calcext:value-type="float">
            <text:p>54406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49068" calcext:value-type="float">
            <text:p>54906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54078" calcext:value-type="float">
            <text:p>55407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59086" calcext:value-type="float">
            <text:p>55908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64096" calcext:value-type="float">
            <text:p>56409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69104" calcext:value-type="float">
            <text:p>56910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74113" calcext:value-type="float">
            <text:p>57411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79124" calcext:value-type="float">
            <text:p>57912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84127" calcext:value-type="float">
            <text:p>58412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89136" calcext:value-type="float">
            <text:p>58913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94136" calcext:value-type="float">
            <text:p>59413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99144" calcext:value-type="float">
            <text:p>59914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04153" calcext:value-type="float">
            <text:p>60415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09153" calcext:value-type="float">
            <text:p>60915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14161" calcext:value-type="float">
            <text:p>61416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19170" calcext:value-type="float">
            <text:p>61917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24180" calcext:value-type="float">
            <text:p>62418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29188" calcext:value-type="float">
            <text:p>62918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34198" calcext:value-type="float">
            <text:p>63419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39206" calcext:value-type="float">
            <text:p>63920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44215" calcext:value-type="float">
            <text:p>64421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49224" calcext:value-type="float">
            <text:p>64922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54233" calcext:value-type="float">
            <text:p>65423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59243" calcext:value-type="float">
            <text:p>65924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64251" calcext:value-type="float">
            <text:p>66425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69260" calcext:value-type="float">
            <text:p>66926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74269" calcext:value-type="float">
            <text:p>67426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79278" calcext:value-type="float">
            <text:p>67927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84288" calcext:value-type="float">
            <text:p>68428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89286" calcext:value-type="float">
            <text:p>68928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94295" calcext:value-type="float">
            <text:p>69429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99304" calcext:value-type="float">
            <text:p>69930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04313" calcext:value-type="float">
            <text:p>70431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09322" calcext:value-type="float">
            <text:p>70932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14331" calcext:value-type="float">
            <text:p>71433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19340" calcext:value-type="float">
            <text:p>71934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24349" calcext:value-type="float">
            <text:p>72434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29348" calcext:value-type="float">
            <text:p>72934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34357" calcext:value-type="float">
            <text:p>73435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39365" calcext:value-type="float">
            <text:p>73936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44365" calcext:value-type="float">
            <text:p>74436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49374" calcext:value-type="float">
            <text:p>74937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54383" calcext:value-type="float">
            <text:p>75438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59382" calcext:value-type="float">
            <text:p>75938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64391" calcext:value-type="float">
            <text:p>76439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69400" calcext:value-type="float">
            <text:p>76940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74409" calcext:value-type="float">
            <text:p>77440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79418" calcext:value-type="float">
            <text:p>77941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84427" calcext:value-type="float">
            <text:p>78442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89436" calcext:value-type="float">
            <text:p>78943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94445" calcext:value-type="float">
            <text:p>79444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799454" calcext:value-type="float">
            <text:p>79945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04463" calcext:value-type="float">
            <text:p>80446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09473" calcext:value-type="float">
            <text:p>80947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14481" calcext:value-type="float">
            <text:p>81448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19490" calcext:value-type="float">
            <text:p>81949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4499" calcext:value-type="float">
            <text:p>82449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9508" calcext:value-type="float">
            <text:p>8295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34518" calcext:value-type="float">
            <text:p>83451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39516" calcext:value-type="float">
            <text:p>83951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44525" calcext:value-type="float">
            <text:p>84452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49533" calcext:value-type="float">
            <text:p>84953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54533" calcext:value-type="float">
            <text:p>85453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59542" calcext:value-type="float">
            <text:p>85954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64550" calcext:value-type="float">
            <text:p>86455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69550" calcext:value-type="float">
            <text:p>86955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74559" calcext:value-type="float">
            <text:p>87455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79567" calcext:value-type="float">
            <text:p>87956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84567" calcext:value-type="float">
            <text:p>88456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89576" calcext:value-type="float">
            <text:p>88957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94584" calcext:value-type="float">
            <text:p>89458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99584" calcext:value-type="float">
            <text:p>89958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04593" calcext:value-type="float">
            <text:p>90459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09601" calcext:value-type="float">
            <text:p>90960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14611" calcext:value-type="float">
            <text:p>91461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19619" calcext:value-type="float">
            <text:p>91961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24628" calcext:value-type="float">
            <text:p>92462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29628" calcext:value-type="float">
            <text:p>92962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34636" calcext:value-type="float">
            <text:p>93463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39645" calcext:value-type="float">
            <text:p>93964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44645" calcext:value-type="float">
            <text:p>94464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49653" calcext:value-type="float">
            <text:p>94965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54662" calcext:value-type="float">
            <text:p>95466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59671" calcext:value-type="float">
            <text:p>95967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64680" calcext:value-type="float">
            <text:p>96468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69690" calcext:value-type="float">
            <text:p>96969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74698" calcext:value-type="float">
            <text:p>97469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79707" calcext:value-type="float">
            <text:p>97970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84716" calcext:value-type="float">
            <text:p>98471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89725" calcext:value-type="float">
            <text:p>98972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94735" calcext:value-type="float">
            <text:p>99473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99744" calcext:value-type="float">
            <text:p>99974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04753" calcext:value-type="float">
            <text:p>100475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14779" calcext:value-type="float">
            <text:p>101477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19807" calcext:value-type="float">
            <text:p>101980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24834" calcext:value-type="float">
            <text:p>102483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29880" calcext:value-type="float">
            <text:p>102988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34911" calcext:value-type="float">
            <text:p>103491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39943" calcext:value-type="float">
            <text:p>103994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44975" calcext:value-type="float">
            <text:p>104497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49995" calcext:value-type="float">
            <text:p>104999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55001" calcext:value-type="float">
            <text:p>105500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060021" calcext:value-type="float">
            <text:p>106002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65050" calcext:value-type="float">
            <text:p>106505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70080" calcext:value-type="float">
            <text:p>107008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75110" calcext:value-type="float">
            <text:p>107511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85170" calcext:value-type="float">
            <text:p>108517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90201" calcext:value-type="float">
            <text:p>109020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95209" calcext:value-type="float">
            <text:p>109520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00209" calcext:value-type="float">
            <text:p>110020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05216" calcext:value-type="float">
            <text:p>110521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10225" calcext:value-type="float">
            <text:p>111022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15225" calcext:value-type="float">
            <text:p>111522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120234" calcext:value-type="float">
            <text:p>112023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25242" calcext:value-type="float">
            <text:p>112524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30242" calcext:value-type="float">
            <text:p>113024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35251" calcext:value-type="float">
            <text:p>113525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40259" calcext:value-type="float">
            <text:p>1140259</text:p>
          </table:table-cell>
          <table:table-cell office:value-type="float" office:value="827" calcext:value-type="float">
            <text:p>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0T18:07:46.863379805</dc:date>
    <meta:editing-duration>PT2H26M39S</meta:editing-duration>
    <meta:editing-cycles>3</meta:editing-cycles>
    <meta:generator>LibreOffice/6.0.7.3$Linux_X86_64 LibreOffice_project/00m0$Build-3</meta:generator>
    <meta:document-statistic meta:table-count="4" meta:cell-count="46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363cm" svg:height="20.267cm" xlink:href=".." xlink:type="simple" chart:class="chart:scatter" chart:style-name="ch1">
        <chart:legend chart:legend-position="end" svg:x="41.781cm" svg:y="9.585cm" style:legend-expansion="high" chart:style-name="ch2"/>
        <chart:plot-area chart:style-name="ch3" table:cell-range-address="'2019-07-20 141043 putty A'.A728:'2019-07-20 141043 putty A'.B840 '2019-07-20 141043 putty B'.B410:'2019-07-20 141043 putty B'.B475" chart:data-source-has-labels="row" svg:x="0.867cm" svg:y="0.405cm" svg:width="40.047cm" svg:height="19.457cm">
          <chartooo:coordinate-region svg:x="1.516cm" svg:y="0.604cm" svg:width="37.877cm" svg:height="18.6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2019-07-20 141043 putty A'.B728:'2019-07-20 141043 putty A'.B840" loext:label-string="&quot;A&quot;" chart:class="chart:scatter">
            <chart:domain table:cell-range-address="'2019-07-20 141043 putty A'.A728:'2019-07-20 141043 putty A'.A840"/>
            <chart:data-point chart:repeated="113"/>
          </chart:series>
          <chart:series chart:attached-axis="secondary-y" chart:style-name="ch8" chart:values-cell-range-address="'2019-07-20 141043 putty B'.B410:'2019-07-20 141043 putty B'.B475" loext:label-string="&quot;B&quot;" chart:class="chart:scatter">
            <chart:domain table:cell-range-address="'2019-07-20 141043 putty B'.A410:'2019-07-20 141043 putty B'.A474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0008">
                <text:p>1050008</text:p>
                <draw:g>
                  <svg:desc>'2019-07-20 141043 putty A'.A728:'2019-07-20 141043 putty A'.A840</svg:desc>
                </draw:g>
              </table:table-cell>
              <table:table-cell office:value-type="float" office:value="49.42">
                <text:p>49.42</text:p>
                <draw:g>
                  <svg:desc>'2019-07-20 141043 putty A'.B728:'2019-07-20 141043 putty A'.B840</svg:desc>
                </draw:g>
              </table:table-cell>
              <table:table-cell office:value-type="float" office:value="1050011">
                <text:p>1050011</text:p>
                <draw:g>
                  <svg:desc>'2019-07-20 141043 putty B'.A410:'2019-07-20 141043 putty B'.A474</svg:desc>
                </draw:g>
              </table:table-cell>
              <table:table-cell office:value-type="float" office:value="101122.88">
                <text:p>101122.88</text:p>
                <draw:g>
                  <svg:desc>'2019-07-20 141043 putty B'.B410:'2019-07-20 141043 putty B'.B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57">
                <text:p>1050057</text:p>
              </table:table-cell>
              <table:table-cell office:value-type="float" office:value="49.41">
                <text:p>49.41</text:p>
              </table:table-cell>
              <table:table-cell office:value-type="float" office:value="1050073">
                <text:p>1050073</text:p>
              </table:table-cell>
              <table:table-cell office:value-type="float" office:value="101123.5">
                <text:p>10112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071">
                <text:p>1050071</text:p>
              </table:table-cell>
              <table:table-cell office:value-type="float" office:value="49.41">
                <text:p>49.41</text:p>
              </table:table-cell>
              <table:table-cell office:value-type="float" office:value="1050135">
                <text:p>1050135</text:p>
              </table:table-cell>
              <table:table-cell office:value-type="float" office:value="101123.75">
                <text:p>10112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120">
                <text:p>1050120</text:p>
              </table:table-cell>
              <table:table-cell office:value-type="float" office:value="49.42">
                <text:p>49.42</text:p>
              </table:table-cell>
              <table:table-cell office:value-type="float" office:value="1050198">
                <text:p>1050198</text:p>
              </table:table-cell>
              <table:table-cell office:value-type="float" office:value="101124.38">
                <text:p>10112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132">
                <text:p>1050132</text:p>
              </table:table-cell>
              <table:table-cell office:value-type="float" office:value="49.42">
                <text:p>49.42</text:p>
              </table:table-cell>
              <table:table-cell office:value-type="float" office:value="1050247">
                <text:p>1050247</text:p>
              </table:table-cell>
              <table:table-cell office:value-type="float" office:value="101124.25">
                <text:p>10112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181">
                <text:p>1050181</text:p>
              </table:table-cell>
              <table:table-cell office:value-type="float" office:value="49.44">
                <text:p>49.44</text:p>
              </table:table-cell>
              <table:table-cell office:value-type="float" office:value="1050308">
                <text:p>1050308</text:p>
              </table:table-cell>
              <table:table-cell office:value-type="float" office:value="101124.38">
                <text:p>101124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194">
                <text:p>1050194</text:p>
              </table:table-cell>
              <table:table-cell office:value-type="float" office:value="49.46">
                <text:p>49.46</text:p>
              </table:table-cell>
              <table:table-cell office:value-type="float" office:value="1050371">
                <text:p>1050371</text:p>
              </table:table-cell>
              <table:table-cell office:value-type="float" office:value="101125.13">
                <text:p>101125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244">
                <text:p>1050244</text:p>
              </table:table-cell>
              <table:table-cell office:value-type="float" office:value="49.52">
                <text:p>49.52</text:p>
              </table:table-cell>
              <table:table-cell office:value-type="float" office:value="1050432">
                <text:p>1050432</text:p>
              </table:table-cell>
              <table:table-cell office:value-type="float" office:value="101124.25">
                <text:p>10112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0293">
                <text:p>1050293</text:p>
              </table:table-cell>
              <table:table-cell office:value-type="float" office:value="49.53">
                <text:p>49.53</text:p>
              </table:table-cell>
              <table:table-cell office:value-type="float" office:value="1050494">
                <text:p>1050494</text:p>
              </table:table-cell>
              <table:table-cell office:value-type="float" office:value="101124.25">
                <text:p>101124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0305">
                <text:p>1050305</text:p>
              </table:table-cell>
              <table:table-cell office:value-type="float" office:value="49.52">
                <text:p>49.52</text:p>
              </table:table-cell>
              <table:table-cell office:value-type="float" office:value="1050544">
                <text:p>1050544</text:p>
              </table:table-cell>
              <table:table-cell office:value-type="float" office:value="101123.25">
                <text:p>101123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354">
                <text:p>1050354</text:p>
              </table:table-cell>
              <table:table-cell office:value-type="float" office:value="49.53">
                <text:p>49.53</text:p>
              </table:table-cell>
              <table:table-cell office:value-type="float" office:value="1050606">
                <text:p>1050606</text:p>
              </table:table-cell>
              <table:table-cell office:value-type="float" office:value="101123">
                <text:p>10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0368">
                <text:p>1050368</text:p>
              </table:table-cell>
              <table:table-cell office:value-type="float" office:value="49.52">
                <text:p>49.52</text:p>
              </table:table-cell>
              <table:table-cell office:value-type="float" office:value="1050668">
                <text:p>1050668</text:p>
              </table:table-cell>
              <table:table-cell office:value-type="float" office:value="101122">
                <text:p>10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0417">
                <text:p>1050417</text:p>
              </table:table-cell>
              <table:table-cell office:value-type="float" office:value="49.54">
                <text:p>49.54</text:p>
              </table:table-cell>
              <table:table-cell office:value-type="float" office:value="1050717">
                <text:p>1050717</text:p>
              </table:table-cell>
              <table:table-cell office:value-type="float" office:value="101122.63">
                <text:p>101122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430">
                <text:p>1050430</text:p>
              </table:table-cell>
              <table:table-cell office:value-type="float" office:value="49.52">
                <text:p>49.52</text:p>
              </table:table-cell>
              <table:table-cell office:value-type="float" office:value="1050779">
                <text:p>1050779</text:p>
              </table:table-cell>
              <table:table-cell office:value-type="float" office:value="101123.13">
                <text:p>101123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479">
                <text:p>1050479</text:p>
              </table:table-cell>
              <table:table-cell office:value-type="float" office:value="49.52">
                <text:p>49.52</text:p>
              </table:table-cell>
              <table:table-cell office:value-type="float" office:value="1050842">
                <text:p>1050842</text:p>
              </table:table-cell>
              <table:table-cell office:value-type="float" office:value="101122">
                <text:p>101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0491">
                <text:p>1050491</text:p>
              </table:table-cell>
              <table:table-cell office:value-type="float" office:value="49.48">
                <text:p>49.48</text:p>
              </table:table-cell>
              <table:table-cell office:value-type="float" office:value="1050903">
                <text:p>1050903</text:p>
              </table:table-cell>
              <table:table-cell office:value-type="float" office:value="101122">
                <text:p>101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0541">
                <text:p>1050541</text:p>
              </table:table-cell>
              <table:table-cell office:value-type="float" office:value="49.47">
                <text:p>49.47</text:p>
              </table:table-cell>
              <table:table-cell office:value-type="float" office:value="1050966">
                <text:p>1050966</text:p>
              </table:table-cell>
              <table:table-cell office:value-type="float" office:value="101121.63">
                <text:p>101121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0590">
                <text:p>1050590</text:p>
              </table:table-cell>
              <table:table-cell office:value-type="float" office:value="49.48">
                <text:p>49.48</text:p>
              </table:table-cell>
              <table:table-cell office:value-type="float" office:value="1051015">
                <text:p>1051015</text:p>
              </table:table-cell>
              <table:table-cell office:value-type="float" office:value="101124.63">
                <text:p>101124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603">
                <text:p>1050603</text:p>
              </table:table-cell>
              <table:table-cell office:value-type="float" office:value="49.47">
                <text:p>49.47</text:p>
              </table:table-cell>
              <table:table-cell office:value-type="float" office:value="1051103">
                <text:p>1051103</text:p>
              </table:table-cell>
              <table:table-cell office:value-type="float" office:value="101127.63">
                <text:p>101127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652">
                <text:p>1050652</text:p>
              </table:table-cell>
              <table:table-cell office:value-type="float" office:value="49.52">
                <text:p>49.52</text:p>
              </table:table-cell>
              <table:table-cell office:value-type="float" office:value="1051165">
                <text:p>1051165</text:p>
              </table:table-cell>
              <table:table-cell office:value-type="float" office:value="101133.75">
                <text:p>10113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665">
                <text:p>1050665</text:p>
              </table:table-cell>
              <table:table-cell office:value-type="float" office:value="49.51">
                <text:p>49.51</text:p>
              </table:table-cell>
              <table:table-cell office:value-type="float" office:value="1051215">
                <text:p>1051215</text:p>
              </table:table-cell>
              <table:table-cell office:value-type="float" office:value="101137.88">
                <text:p>101137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715">
                <text:p>1050715</text:p>
              </table:table-cell>
              <table:table-cell office:value-type="float" office:value="49.49">
                <text:p>49.49</text:p>
              </table:table-cell>
              <table:table-cell office:value-type="float" office:value="1051266">
                <text:p>1051266</text:p>
              </table:table-cell>
              <table:table-cell office:value-type="float" office:value="101140.75">
                <text:p>101140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0764">
                <text:p>1050764</text:p>
              </table:table-cell>
              <table:table-cell office:value-type="float" office:value="49.48">
                <text:p>49.48</text:p>
              </table:table-cell>
              <table:table-cell office:value-type="float" office:value="1051879">
                <text:p>1051879</text:p>
              </table:table-cell>
              <table:table-cell office:value-type="float" office:value="101143.88">
                <text:p>101143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0776">
                <text:p>1050776</text:p>
              </table:table-cell>
              <table:table-cell office:value-type="float" office:value="49.48">
                <text:p>49.48</text:p>
              </table:table-cell>
              <table:table-cell office:value-type="float" office:value="1051941">
                <text:p>1051941</text:p>
              </table:table-cell>
              <table:table-cell office:value-type="float" office:value="101121.25">
                <text:p>10112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0825">
                <text:p>1050825</text:p>
              </table:table-cell>
              <table:table-cell office:value-type="float" office:value="49.48">
                <text:p>49.48</text:p>
              </table:table-cell>
              <table:table-cell office:value-type="float" office:value="1052003">
                <text:p>1052003</text:p>
              </table:table-cell>
              <table:table-cell office:value-type="float" office:value="101095">
                <text:p>101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0839">
                <text:p>1050839</text:p>
              </table:table-cell>
              <table:table-cell office:value-type="float" office:value="49.47">
                <text:p>49.47</text:p>
              </table:table-cell>
              <table:table-cell office:value-type="float" office:value="1052052">
                <text:p>1052052</text:p>
              </table:table-cell>
              <table:table-cell office:value-type="float" office:value="101064.88">
                <text:p>101064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0888">
                <text:p>1050888</text:p>
              </table:table-cell>
              <table:table-cell office:value-type="float" office:value="49.45">
                <text:p>49.45</text:p>
              </table:table-cell>
              <table:table-cell office:value-type="float" office:value="1052114">
                <text:p>1052114</text:p>
              </table:table-cell>
              <table:table-cell office:value-type="float" office:value="101033.75">
                <text:p>101033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901">
                <text:p>1050901</text:p>
              </table:table-cell>
              <table:table-cell office:value-type="float" office:value="49.4">
                <text:p>49.4</text:p>
              </table:table-cell>
              <table:table-cell office:value-type="float" office:value="1052164">
                <text:p>1052164</text:p>
              </table:table-cell>
              <table:table-cell office:value-type="float" office:value="100998.75">
                <text:p>100998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0949">
                <text:p>1050949</text:p>
              </table:table-cell>
              <table:table-cell office:value-type="float" office:value="49.37">
                <text:p>49.37</text:p>
              </table:table-cell>
              <table:table-cell office:value-type="float" office:value="1052226">
                <text:p>1052226</text:p>
              </table:table-cell>
              <table:table-cell office:value-type="float" office:value="100964.63">
                <text:p>100964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0962">
                <text:p>1050962</text:p>
              </table:table-cell>
              <table:table-cell office:value-type="float" office:value="49.48">
                <text:p>49.48</text:p>
              </table:table-cell>
              <table:table-cell office:value-type="float" office:value="1052288">
                <text:p>1052288</text:p>
              </table:table-cell>
              <table:table-cell office:value-type="float" office:value="100929.63">
                <text:p>100929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1012">
                <text:p>1051012</text:p>
              </table:table-cell>
              <table:table-cell office:value-type="float" office:value="49.78">
                <text:p>49.78</text:p>
              </table:table-cell>
              <table:table-cell office:value-type="float" office:value="1052337">
                <text:p>1052337</text:p>
              </table:table-cell>
              <table:table-cell office:value-type="float" office:value="100894.75">
                <text:p>10089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1061">
                <text:p>1051061</text:p>
              </table:table-cell>
              <table:table-cell office:value-type="float" office:value="66.74">
                <text:p>66.74</text:p>
              </table:table-cell>
              <table:table-cell office:value-type="float" office:value="1052399">
                <text:p>1052399</text:p>
              </table:table-cell>
              <table:table-cell office:value-type="float" office:value="100881.88">
                <text:p>100881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1100">
                <text:p>1051100</text:p>
              </table:table-cell>
              <table:table-cell office:value-type="float" office:value="83.5">
                <text:p>83.5</text:p>
              </table:table-cell>
              <table:table-cell office:value-type="float" office:value="1052461">
                <text:p>1052461</text:p>
              </table:table-cell>
              <table:table-cell office:value-type="float" office:value="100868.75">
                <text:p>100868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1150">
                <text:p>1051150</text:p>
              </table:table-cell>
              <table:table-cell office:value-type="float" office:value="98.45">
                <text:p>98.45</text:p>
              </table:table-cell>
              <table:table-cell office:value-type="float" office:value="1052510">
                <text:p>1052510</text:p>
              </table:table-cell>
              <table:table-cell office:value-type="float" office:value="100857.5">
                <text:p>10085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1162">
                <text:p>1051162</text:p>
              </table:table-cell>
              <table:table-cell office:value-type="float" office:value="98.32">
                <text:p>98.32</text:p>
              </table:table-cell>
              <table:table-cell office:value-type="float" office:value="1052572">
                <text:p>1052572</text:p>
              </table:table-cell>
              <table:table-cell office:value-type="float" office:value="100849.13">
                <text:p>100849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1212">
                <text:p>1051212</text:p>
              </table:table-cell>
              <table:table-cell office:value-type="float" office:value="98.19">
                <text:p>98.19</text:p>
              </table:table-cell>
              <table:table-cell office:value-type="float" office:value="1052635">
                <text:p>1052635</text:p>
              </table:table-cell>
              <table:table-cell office:value-type="float" office:value="100840.5">
                <text:p>10084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51262">
                <text:p>1051262</text:p>
              </table:table-cell>
              <table:table-cell office:value-type="float" office:value="98.28">
                <text:p>98.28</text:p>
              </table:table-cell>
              <table:table-cell office:value-type="float" office:value="1052696">
                <text:p>1052696</text:p>
              </table:table-cell>
              <table:table-cell office:value-type="float" office:value="100831.63">
                <text:p>100831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1876">
                <text:p>1051876</text:p>
              </table:table-cell>
              <table:table-cell office:value-type="float" office:value="98.12">
                <text:p>98.12</text:p>
              </table:table-cell>
              <table:table-cell office:value-type="float" office:value="1052759">
                <text:p>1052759</text:p>
              </table:table-cell>
              <table:table-cell office:value-type="float" office:value="100825.63">
                <text:p>100825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1925">
                <text:p>1051925</text:p>
              </table:table-cell>
              <table:table-cell office:value-type="float" office:value="97.39">
                <text:p>97.39</text:p>
              </table:table-cell>
              <table:table-cell office:value-type="float" office:value="1052808">
                <text:p>1052808</text:p>
              </table:table-cell>
              <table:table-cell office:value-type="float" office:value="100821.38">
                <text:p>100821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1938">
                <text:p>1051938</text:p>
              </table:table-cell>
              <table:table-cell office:value-type="float" office:value="79.98">
                <text:p>79.98</text:p>
              </table:table-cell>
              <table:table-cell office:value-type="float" office:value="1052869">
                <text:p>1052869</text:p>
              </table:table-cell>
              <table:table-cell office:value-type="float" office:value="100819.75">
                <text:p>100819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1987">
                <text:p>1051987</text:p>
              </table:table-cell>
              <table:table-cell office:value-type="float" office:value="63.04">
                <text:p>63.04</text:p>
              </table:table-cell>
              <table:table-cell office:value-type="float" office:value="1052932">
                <text:p>1052932</text:p>
              </table:table-cell>
              <table:table-cell office:value-type="float" office:value="100823.13">
                <text:p>100823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2001">
                <text:p>1052001</text:p>
              </table:table-cell>
              <table:table-cell office:value-type="float" office:value="48.08">
                <text:p>48.08</text:p>
              </table:table-cell>
              <table:table-cell office:value-type="float" office:value="1052993">
                <text:p>1052993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2050">
                <text:p>1052050</text:p>
              </table:table-cell>
              <table:table-cell office:value-type="float" office:value="48.11">
                <text:p>48.11</text:p>
              </table:table-cell>
              <table:table-cell office:value-type="float" office:value="1053056">
                <text:p>1053056</text:p>
              </table:table-cell>
              <table:table-cell office:value-type="float" office:value="100825.75">
                <text:p>100825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2099">
                <text:p>1052099</text:p>
              </table:table-cell>
              <table:table-cell office:value-type="float" office:value="48.01">
                <text:p>48.01</text:p>
              </table:table-cell>
              <table:table-cell office:value-type="float" office:value="1053105">
                <text:p>1053105</text:p>
              </table:table-cell>
              <table:table-cell office:value-type="float" office:value="100827.25">
                <text:p>100827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2111">
                <text:p>1052111</text:p>
              </table:table-cell>
              <table:table-cell office:value-type="float" office:value="47.67">
                <text:p>47.67</text:p>
              </table:table-cell>
              <table:table-cell office:value-type="float" office:value="1053166">
                <text:p>1053166</text:p>
              </table:table-cell>
              <table:table-cell office:value-type="float" office:value="100829.75">
                <text:p>100829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2161">
                <text:p>1052161</text:p>
              </table:table-cell>
              <table:table-cell office:value-type="float" office:value="47.47">
                <text:p>47.47</text:p>
              </table:table-cell>
              <table:table-cell office:value-type="float" office:value="1053229">
                <text:p>1053229</text:p>
              </table:table-cell>
              <table:table-cell office:value-type="float" office:value="100832.63">
                <text:p>100832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2210">
                <text:p>1052210</text:p>
              </table:table-cell>
              <table:table-cell office:value-type="float" office:value="47.38">
                <text:p>47.38</text:p>
              </table:table-cell>
              <table:table-cell office:value-type="float" office:value="1053278">
                <text:p>1053278</text:p>
              </table:table-cell>
              <table:table-cell office:value-type="float" office:value="100834.38">
                <text:p>100834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2223">
                <text:p>1052223</text:p>
              </table:table-cell>
              <table:table-cell office:value-type="float" office:value="47.77">
                <text:p>47.77</text:p>
              </table:table-cell>
              <table:table-cell office:value-type="float" office:value="1053339">
                <text:p>1053339</text:p>
              </table:table-cell>
              <table:table-cell office:value-type="float" office:value="100836.88">
                <text:p>100836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2272">
                <text:p>1052272</text:p>
              </table:table-cell>
              <table:table-cell office:value-type="float" office:value="47.9">
                <text:p>47.9</text:p>
              </table:table-cell>
              <table:table-cell office:value-type="float" office:value="1053402">
                <text:p>1053402</text:p>
              </table:table-cell>
              <table:table-cell office:value-type="float" office:value="100838.25">
                <text:p>100838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2284">
                <text:p>1052284</text:p>
              </table:table-cell>
              <table:table-cell office:value-type="float" office:value="47.99">
                <text:p>47.99</text:p>
              </table:table-cell>
              <table:table-cell office:value-type="float" office:value="1053464">
                <text:p>1053464</text:p>
              </table:table-cell>
              <table:table-cell office:value-type="float" office:value="100839.5">
                <text:p>10083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2334">
                <text:p>1052334</text:p>
              </table:table-cell>
              <table:table-cell office:value-type="float" office:value="48.57">
                <text:p>48.57</text:p>
              </table:table-cell>
              <table:table-cell office:value-type="float" office:value="1053526">
                <text:p>1053526</text:p>
              </table:table-cell>
              <table:table-cell office:value-type="float" office:value="100840.88">
                <text:p>100840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2383">
                <text:p>1052383</text:p>
              </table:table-cell>
              <table:table-cell office:value-type="float" office:value="49.89">
                <text:p>49.89</text:p>
              </table:table-cell>
              <table:table-cell office:value-type="float" office:value="1053575">
                <text:p>1053575</text:p>
              </table:table-cell>
              <table:table-cell office:value-type="float" office:value="100843.13">
                <text:p>100843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2396">
                <text:p>1052396</text:p>
              </table:table-cell>
              <table:table-cell office:value-type="float" office:value="50.8">
                <text:p>50.8</text:p>
              </table:table-cell>
              <table:table-cell office:value-type="float" office:value="1053637">
                <text:p>1053637</text:p>
              </table:table-cell>
              <table:table-cell office:value-type="float" office:value="100845.25">
                <text:p>100845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2445">
                <text:p>1052445</text:p>
              </table:table-cell>
              <table:table-cell office:value-type="float" office:value="51.4">
                <text:p>51.4</text:p>
              </table:table-cell>
              <table:table-cell office:value-type="float" office:value="1053699">
                <text:p>1053699</text:p>
              </table:table-cell>
              <table:table-cell office:value-type="float" office:value="100847.13">
                <text:p>100847.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2459">
                <text:p>1052459</text:p>
              </table:table-cell>
              <table:table-cell office:value-type="float" office:value="51.52">
                <text:p>51.52</text:p>
              </table:table-cell>
              <table:table-cell office:value-type="float" office:value="1053761">
                <text:p>1053761</text:p>
              </table:table-cell>
              <table:table-cell office:value-type="float" office:value="100848">
                <text:p>100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2508">
                <text:p>1052508</text:p>
              </table:table-cell>
              <table:table-cell office:value-type="float" office:value="51.34">
                <text:p>51.34</text:p>
              </table:table-cell>
              <table:table-cell office:value-type="float" office:value="1053822">
                <text:p>1053822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2557">
                <text:p>1052557</text:p>
              </table:table-cell>
              <table:table-cell office:value-type="float" office:value="52.05">
                <text:p>52.05</text:p>
              </table:table-cell>
              <table:table-cell office:value-type="float" office:value="1053872">
                <text:p>1053872</text:p>
              </table:table-cell>
              <table:table-cell office:value-type="float" office:value="100852.63">
                <text:p>100852.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2569">
                <text:p>1052569</text:p>
              </table:table-cell>
              <table:table-cell office:value-type="float" office:value="51.84">
                <text:p>51.84</text:p>
              </table:table-cell>
              <table:table-cell office:value-type="float" office:value="1053934">
                <text:p>1053934</text:p>
              </table:table-cell>
              <table:table-cell office:value-type="float" office:value="100857.5">
                <text:p>100857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2618">
                <text:p>1052618</text:p>
              </table:table-cell>
              <table:table-cell office:value-type="float" office:value="50.61">
                <text:p>50.61</text:p>
              </table:table-cell>
              <table:table-cell office:value-type="float" office:value="1053996">
                <text:p>1053996</text:p>
              </table:table-cell>
              <table:table-cell office:value-type="float" office:value="100862.25">
                <text:p>100862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2632">
                <text:p>1052632</text:p>
              </table:table-cell>
              <table:table-cell office:value-type="float" office:value="47.27">
                <text:p>47.27</text:p>
              </table:table-cell>
              <table:table-cell office:value-type="float" office:value="1054045">
                <text:p>1054045</text:p>
              </table:table-cell>
              <table:table-cell office:value-type="float" office:value="100866.88">
                <text:p>100866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2681">
                <text:p>1052681</text:p>
              </table:table-cell>
              <table:table-cell office:value-type="float" office:value="43.94">
                <text:p>43.94</text:p>
              </table:table-cell>
              <table:table-cell office:value-type="float" office:value="1054107">
                <text:p>1054107</text:p>
              </table:table-cell>
              <table:table-cell office:value-type="float" office:value="100871.5">
                <text:p>10087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2693">
                <text:p>1052693</text:p>
              </table:table-cell>
              <table:table-cell office:value-type="float" office:value="40.86">
                <text:p>40.86</text:p>
              </table:table-cell>
              <table:table-cell office:value-type="float" office:value="1054169">
                <text:p>1054169</text:p>
              </table:table-cell>
              <table:table-cell office:value-type="float" office:value="100875.5">
                <text:p>10087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2742">
                <text:p>1052742</text:p>
              </table:table-cell>
              <table:table-cell office:value-type="float" office:value="38.75">
                <text:p>38.75</text:p>
              </table:table-cell>
              <table:table-cell office:value-type="float" office:value="1054231">
                <text:p>1054231</text:p>
              </table:table-cell>
              <table:table-cell office:value-type="float" office:value="100880.75">
                <text:p>10088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2755">
                <text:p>1052755</text:p>
              </table:table-cell>
              <table:table-cell office:value-type="float" office:value="37.12">
                <text:p>37.12</text:p>
              </table:table-cell>
              <table:table-cell office:value-type="float" office:value="1054292">
                <text:p>1054292</text:p>
              </table:table-cell>
              <table:table-cell office:value-type="float" office:value="100885.88">
                <text:p>100885.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2805">
                <text:p>1052805</text:p>
              </table:table-cell>
              <table:table-cell office:value-type="float" office:value="34.7">
                <text:p>34.7</text:p>
              </table:table-cell>
              <table:table-cell office:value-type="float" office:value="1054342">
                <text:p>1054342</text:p>
              </table:table-cell>
              <table:table-cell office:value-type="float" office:value="100892">
                <text:p>100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2854">
                <text:p>1052854</text:p>
              </table:table-cell>
              <table:table-cell office:value-type="float" office:value="33.68">
                <text:p>3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2866">
                <text:p>1052866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2915">
                <text:p>1052915</text:p>
              </table:table-cell>
              <table:table-cell office:value-type="float" office:value="35.28">
                <text:p>35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2929">
                <text:p>1052929</text:p>
              </table:table-cell>
              <table:table-cell office:value-type="float" office:value="37.63">
                <text:p>3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2978">
                <text:p>1052978</text:p>
              </table:table-cell>
              <table:table-cell office:value-type="float" office:value="40.13">
                <text:p>4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2991">
                <text:p>1052991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3039">
                <text:p>1053039</text:p>
              </table:table-cell>
              <table:table-cell office:value-type="float" office:value="44.47">
                <text:p>44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3052">
                <text:p>1053052</text:p>
              </table:table-cell>
              <table:table-cell office:value-type="float" office:value="46.22">
                <text:p>4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3102">
                <text:p>1053102</text:p>
              </table:table-cell>
              <table:table-cell office:value-type="float" office:value="47.37">
                <text:p>4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3151">
                <text:p>1053151</text:p>
              </table:table-cell>
              <table:table-cell office:value-type="float" office:value="48.12">
                <text:p>4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3164">
                <text:p>1053164</text:p>
              </table:table-cell>
              <table:table-cell office:value-type="float" office:value="48.79">
                <text:p>48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3213">
                <text:p>1053213</text:p>
              </table:table-cell>
              <table:table-cell office:value-type="float" office:value="48.99">
                <text:p>4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3225">
                <text:p>1053225</text:p>
              </table:table-cell>
              <table:table-cell office:value-type="float" office:value="48.7">
                <text:p>4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3275">
                <text:p>1053275</text:p>
              </table:table-cell>
              <table:table-cell office:value-type="float" office:value="48.11">
                <text:p>4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3324">
                <text:p>1053324</text:p>
              </table:table-cell>
              <table:table-cell office:value-type="float" office:value="46.85">
                <text:p>4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3337">
                <text:p>1053337</text:p>
              </table:table-cell>
              <table:table-cell office:value-type="float" office:value="45.05">
                <text:p>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3386">
                <text:p>1053386</text:p>
              </table:table-cell>
              <table:table-cell office:value-type="float" office:value="43.26">
                <text:p>4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3399">
                <text:p>1053399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3448">
                <text:p>1053448</text:p>
              </table:table-cell>
              <table:table-cell office:value-type="float" office:value="39.67">
                <text:p>3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3461">
                <text:p>1053461</text:p>
              </table:table-cell>
              <table:table-cell office:value-type="float" office:value="38.72">
                <text:p>3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3510">
                <text:p>1053510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3522">
                <text:p>1053522</text:p>
              </table:table-cell>
              <table:table-cell office:value-type="float" office:value="38.42">
                <text:p>38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3572">
                <text:p>1053572</text:p>
              </table:table-cell>
              <table:table-cell office:value-type="float" office:value="39.3">
                <text:p>3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3621">
                <text:p>1053621</text:p>
              </table:table-cell>
              <table:table-cell office:value-type="float" office:value="40.89">
                <text:p>4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3634">
                <text:p>1053634</text:p>
              </table:table-cell>
              <table:table-cell office:value-type="float" office:value="42.38">
                <text:p>4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3683">
                <text:p>1053683</text:p>
              </table:table-cell>
              <table:table-cell office:value-type="float" office:value="43.86">
                <text:p>4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3696">
                <text:p>1053696</text:p>
              </table:table-cell>
              <table:table-cell office:value-type="float" office:value="44.89">
                <text:p>44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3745">
                <text:p>1053745</text:p>
              </table:table-cell>
              <table:table-cell office:value-type="float" office:value="45.21">
                <text:p>45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3758">
                <text:p>1053758</text:p>
              </table:table-cell>
              <table:table-cell office:value-type="float" office:value="44.65">
                <text:p>4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3807">
                <text:p>1053807</text:p>
              </table:table-cell>
              <table:table-cell office:value-type="float" office:value="43.51">
                <text:p>4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3819">
                <text:p>1053819</text:p>
              </table:table-cell>
              <table:table-cell office:value-type="float" office:value="41.94">
                <text:p>4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3869">
                <text:p>1053869</text:p>
              </table:table-cell>
              <table:table-cell office:value-type="float" office:value="40.23">
                <text:p>4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3918">
                <text:p>105391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3931">
                <text:p>1053931</text:p>
              </table:table-cell>
              <table:table-cell office:value-type="float" office:value="38.18">
                <text:p>3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980">
                <text:p>1053980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3992">
                <text:p>1053992</text:p>
              </table:table-cell>
              <table:table-cell office:value-type="float" office:value="37.4">
                <text:p>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4042">
                <text:p>1054042</text:p>
              </table:table-cell>
              <table:table-cell office:value-type="float" office:value="37.92">
                <text:p>3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4091">
                <text:p>1054091</text:p>
              </table:table-cell>
              <table:table-cell office:value-type="float" office:value="38.67">
                <text:p>3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4104">
                <text:p>1054104</text:p>
              </table:table-cell>
              <table:table-cell office:value-type="float" office:value="39.84">
                <text:p>3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4153">
                <text:p>1054153</text:p>
              </table:table-cell>
              <table:table-cell office:value-type="float" office:value="41.02">
                <text:p>4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4166">
                <text:p>1054166</text:p>
              </table:table-cell>
              <table:table-cell office:value-type="float" office:value="41.67">
                <text:p>4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4215">
                <text:p>1054215</text:p>
              </table:table-cell>
              <table:table-cell office:value-type="float" office:value="41.83">
                <text:p>4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4228">
                <text:p>1054228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4277">
                <text:p>1054277</text:p>
              </table:table-cell>
              <table:table-cell office:value-type="float" office:value="40.65">
                <text:p>4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4290">
                <text:p>1054290</text:p>
              </table:table-cell>
              <table:table-cell office:value-type="float" office:value="39.66">
                <text:p>3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4339">
                <text:p>1054339</text:p>
              </table:table-cell>
              <table:table-cell office:value-type="float" office:value="38.51">
                <text:p>3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4389">
                <text:p>1054389</text:p>
              </table:table-cell>
              <table:table-cell office:value-type="float" office:value="37.73">
                <text:p>3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363cm" svg:height="20.267cm" xlink:href=".." xlink:type="simple" chart:class="chart:scatter" chart:style-name="ch1">
        <chart:legend chart:legend-position="end" svg:x="41.728cm" svg:y="9.087cm" style:legend-expansion="high" chart:style-name="ch2"/>
        <chart:plot-area chart:style-name="ch3" table:cell-range-address="'2019-07-20 141043 putty A'.A1:'2019-07-20 141043 putty A'.B840 '2019-07-20 141043 putty B'.B1:'2019-07-20 141043 putty B'.B475 '2019-07-20 141043 putty M'.B1:'2019-07-20 141043 putty M'.B100 '2019-07-20 141043 putty V'.B1:'2019-07-20 141043 putty V'.B194" chart:data-source-has-labels="row" svg:x="0.867cm" svg:y="0.405cm" svg:width="39.994cm" svg:height="19.457cm">
          <chartooo:coordinate-region svg:x="1.674cm" svg:y="0.604cm" svg:width="37.824cm" svg:height="18.6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2019-07-20 141043 putty A'.B1:'2019-07-20 141043 putty A'.B840" loext:label-string="&quot;A&quot;" chart:class="chart:scatter">
            <chart:domain table:cell-range-address="'2019-07-20 141043 putty A'.A1:'2019-07-20 141043 putty A'.A840"/>
            <chart:data-point chart:repeated="840"/>
          </chart:series>
          <chart:series chart:attached-axis="secondary-y" chart:style-name="ch8" chart:values-cell-range-address="'2019-07-20 141043 putty B'.B1:'2019-07-20 141043 putty B'.B475" loext:label-string="&quot;B&quot;" chart:class="chart:scatter">
            <chart:domain table:cell-range-address="'2019-07-20 141043 putty B'.A1:'2019-07-20 141043 putty B'.A475"/>
            <chart:data-point chart:repeated="475"/>
          </chart:series>
          <chart:series chart:attached-axis="primary-y" chart:style-name="ch9" chart:values-cell-range-address="'2019-07-20 141043 putty M'.B1:'2019-07-20 141043 putty M'.B100" loext:label-string="&quot;M&quot;" chart:class="chart:scatter">
            <chart:domain table:cell-range-address="'2019-07-20 141043 putty M'.A1:'2019-07-20 141043 putty M'.A100"/>
            <chart:data-point chart:repeated="100"/>
          </chart:series>
          <chart:series chart:attached-axis="primary-y" chart:style-name="ch10" chart:values-cell-range-address="'2019-07-20 141043 putty V'.B1:'2019-07-20 141043 putty V'.B194" loext:label-string="&quot;V&quot;" chart:class="chart:scatter">
            <chart:domain table:cell-range-address="'2019-07-20 141043 putty V'.A1:'2019-07-20 141043 putty V'.A194"/>
            <chart:data-point chart:repeated="1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</table:table-cell>
              <table:table-cell office:value-type="string">
                <text:p>Column A</text:p>
              </table:table-cell>
              <table:table-cell office:value-type="string">
                <text:p>M</text:p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5754">
                <text:p>1025754</text:p>
                <draw:g>
                  <svg:desc>'2019-07-20 141043 putty A'.A1:'2019-07-20 141043 putty A'.A840</svg:desc>
                </draw:g>
              </table:table-cell>
              <table:table-cell office:value-type="float" office:value="48.55">
                <text:p>48.55</text:p>
                <draw:g>
                  <svg:desc>'2019-07-20 141043 putty A'.B1:'2019-07-20 141043 putty A'.B840</svg:desc>
                </draw:g>
              </table:table-cell>
              <table:table-cell office:value-type="float" office:value="1025818">
                <text:p>1025818</text:p>
                <draw:g>
                  <svg:desc>'2019-07-20 141043 putty B'.A1:'2019-07-20 141043 putty B'.A475</svg:desc>
                </draw:g>
              </table:table-cell>
              <table:table-cell office:value-type="float" office:value="101117.25">
                <text:p>101117.25</text:p>
                <draw:g>
                  <svg:desc>'2019-07-20 141043 putty B'.B1:'2019-07-20 141043 putty B'.B475</svg:desc>
                </draw:g>
              </table:table-cell>
              <table:table-cell office:value-type="float" office:value="579185">
                <text:p>579185</text:p>
                <draw:g>
                  <svg:desc>'2019-07-20 141043 putty M'.A1:'2019-07-20 141043 putty M'.A100</svg:desc>
                </draw:g>
              </table:table-cell>
              <table:table-cell office:value-type="float" office:value="0.22">
                <text:p>0.22</text:p>
                <draw:g>
                  <svg:desc>'2019-07-20 141043 putty M'.B1:'2019-07-20 141043 putty M'.B100</svg:desc>
                </draw:g>
              </table:table-cell>
              <table:table-cell office:value-type="float" office:value="173501">
                <text:p>173501</text:p>
                <draw:g>
                  <svg:desc>'2019-07-20 141043 putty V'.A1:'2019-07-20 141043 putty V'.A194</svg:desc>
                </draw:g>
              </table:table-cell>
              <table:table-cell office:value-type="float" office:value="833">
                <text:p>833</text:p>
                <draw:g>
                  <svg:desc>'2019-07-20 141043 putty V'.B1:'2019-07-20 141043 putty V'.B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5803">
                <text:p>1025803</text:p>
              </table:table-cell>
              <table:table-cell office:value-type="float" office:value="48.7">
                <text:p>48.7</text:p>
              </table:table-cell>
              <table:table-cell office:value-type="float" office:value="1025881">
                <text:p>1025881</text:p>
              </table:table-cell>
              <table:table-cell office:value-type="float" office:value="101117.5">
                <text:p>101117.5</text:p>
              </table:table-cell>
              <table:table-cell office:value-type="float" office:value="581405">
                <text:p>581405</text:p>
              </table:table-cell>
              <table:table-cell office:value-type="float" office:value="0.21">
                <text:p>0.21</text:p>
              </table:table-cell>
              <table:table-cell office:value-type="float" office:value="178509">
                <text:p>17850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816">
                <text:p>1025816</text:p>
              </table:table-cell>
              <table:table-cell office:value-type="float" office:value="48.75">
                <text:p>48.75</text:p>
              </table:table-cell>
              <table:table-cell office:value-type="float" office:value="1025943">
                <text:p>1025943</text:p>
              </table:table-cell>
              <table:table-cell office:value-type="float" office:value="101118.75">
                <text:p>101118.75</text:p>
              </table:table-cell>
              <table:table-cell office:value-type="float" office:value="581938">
                <text:p>581938</text:p>
              </table:table-cell>
              <table:table-cell office:value-type="float" office:value="0.24">
                <text:p>0.24</text:p>
              </table:table-cell>
              <table:table-cell office:value-type="float" office:value="183519">
                <text:p>18351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865">
                <text:p>1025865</text:p>
              </table:table-cell>
              <table:table-cell office:value-type="float" office:value="48.62">
                <text:p>48.62</text:p>
              </table:table-cell>
              <table:table-cell office:value-type="float" office:value="1026004">
                <text:p>1026004</text:p>
              </table:table-cell>
              <table:table-cell office:value-type="float" office:value="101119.13">
                <text:p>101119.13</text:p>
              </table:table-cell>
              <table:table-cell office:value-type="float" office:value="582469">
                <text:p>582469</text:p>
              </table:table-cell>
              <table:table-cell office:value-type="float" office:value="0.21">
                <text:p>0.21</text:p>
              </table:table-cell>
              <table:table-cell office:value-type="float" office:value="188527">
                <text:p>18852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5878">
                <text:p>1025878</text:p>
              </table:table-cell>
              <table:table-cell office:value-type="float" office:value="48.59">
                <text:p>48.59</text:p>
              </table:table-cell>
              <table:table-cell office:value-type="float" office:value="1026054">
                <text:p>1026054</text:p>
              </table:table-cell>
              <table:table-cell office:value-type="float" office:value="101117.75">
                <text:p>101117.75</text:p>
              </table:table-cell>
              <table:table-cell office:value-type="float" office:value="1013894">
                <text:p>1013894</text:p>
              </table:table-cell>
              <table:table-cell office:value-type="float" office:value="0.17">
                <text:p>0.17</text:p>
              </table:table-cell>
              <table:table-cell office:value-type="float" office:value="193537">
                <text:p>19353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5927">
                <text:p>1025927</text:p>
              </table:table-cell>
              <table:table-cell office:value-type="float" office:value="48.67">
                <text:p>48.67</text:p>
              </table:table-cell>
              <table:table-cell office:value-type="float" office:value="1026116">
                <text:p>1026116</text:p>
              </table:table-cell>
              <table:table-cell office:value-type="float" office:value="101117">
                <text:p>101117</text:p>
              </table:table-cell>
              <table:table-cell office:value-type="float" office:value="1014426">
                <text:p>1014426</text:p>
              </table:table-cell>
              <table:table-cell office:value-type="float" office:value="0.22">
                <text:p>0.22</text:p>
              </table:table-cell>
              <table:table-cell office:value-type="float" office:value="198546">
                <text:p>19854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940">
                <text:p>1025940</text:p>
              </table:table-cell>
              <table:table-cell office:value-type="float" office:value="48.76">
                <text:p>48.76</text:p>
              </table:table-cell>
              <table:table-cell office:value-type="float" office:value="1026179">
                <text:p>1026179</text:p>
              </table:table-cell>
              <table:table-cell office:value-type="float" office:value="101116.75">
                <text:p>101116.75</text:p>
              </table:table-cell>
              <table:table-cell office:value-type="float" office:value="1014959">
                <text:p>1014959</text:p>
              </table:table-cell>
              <table:table-cell office:value-type="float" office:value="0.19">
                <text:p>0.19</text:p>
              </table:table-cell>
              <table:table-cell office:value-type="float" office:value="203554">
                <text:p>20355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5989">
                <text:p>1025989</text:p>
              </table:table-cell>
              <table:table-cell office:value-type="float" office:value="48.58">
                <text:p>48.58</text:p>
              </table:table-cell>
              <table:table-cell office:value-type="float" office:value="1026240">
                <text:p>1026240</text:p>
              </table:table-cell>
              <table:table-cell office:value-type="float" office:value="101116.38">
                <text:p>101116.38</text:p>
              </table:table-cell>
              <table:table-cell office:value-type="float" office:value="1015491">
                <text:p>1015491</text:p>
              </table:table-cell>
              <table:table-cell office:value-type="float" office:value="0.23">
                <text:p>0.23</text:p>
              </table:table-cell>
              <table:table-cell office:value-type="float" office:value="208564">
                <text:p>20856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6001">
                <text:p>1026001</text:p>
              </table:table-cell>
              <table:table-cell office:value-type="float" office:value="48.52">
                <text:p>48.52</text:p>
              </table:table-cell>
              <table:table-cell office:value-type="float" office:value="1026302">
                <text:p>1026302</text:p>
              </table:table-cell>
              <table:table-cell office:value-type="float" office:value="101117">
                <text:p>101117</text:p>
              </table:table-cell>
              <table:table-cell office:value-type="float" office:value="1016023">
                <text:p>1016023</text:p>
              </table:table-cell>
              <table:table-cell office:value-type="float" office:value="0.14">
                <text:p>0.14</text:p>
              </table:table-cell>
              <table:table-cell office:value-type="float" office:value="213573">
                <text:p>2135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6051">
                <text:p>1026051</text:p>
              </table:table-cell>
              <table:table-cell office:value-type="float" office:value="48.63">
                <text:p>48.63</text:p>
              </table:table-cell>
              <table:table-cell office:value-type="float" office:value="1026352">
                <text:p>1026352</text:p>
              </table:table-cell>
              <table:table-cell office:value-type="float" office:value="101116.63">
                <text:p>101116.63</text:p>
              </table:table-cell>
              <table:table-cell office:value-type="float" office:value="1016555">
                <text:p>1016555</text:p>
              </table:table-cell>
              <table:table-cell office:value-type="float" office:value="0.27">
                <text:p>0.27</text:p>
              </table:table-cell>
              <table:table-cell office:value-type="float" office:value="218582">
                <text:p>21858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6100">
                <text:p>1026100</text:p>
              </table:table-cell>
              <table:table-cell office:value-type="float" office:value="48.74">
                <text:p>48.74</text:p>
              </table:table-cell>
              <table:table-cell office:value-type="float" office:value="1026413">
                <text:p>1026413</text:p>
              </table:table-cell>
              <table:table-cell office:value-type="float" office:value="101115.75">
                <text:p>101115.75</text:p>
              </table:table-cell>
              <table:table-cell office:value-type="float" office:value="1017088">
                <text:p>1017088</text:p>
              </table:table-cell>
              <table:table-cell office:value-type="float" office:value="0.24">
                <text:p>0.24</text:p>
              </table:table-cell>
              <table:table-cell office:value-type="float" office:value="223591">
                <text:p>22359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6113">
                <text:p>1026113</text:p>
              </table:table-cell>
              <table:table-cell office:value-type="float" office:value="48.7">
                <text:p>48.7</text:p>
              </table:table-cell>
              <table:table-cell office:value-type="float" office:value="1026476">
                <text:p>1026476</text:p>
              </table:table-cell>
              <table:table-cell office:value-type="float" office:value="101115.75">
                <text:p>101115.75</text:p>
              </table:table-cell>
              <table:table-cell office:value-type="float" office:value="1017620">
                <text:p>1017620</text:p>
              </table:table-cell>
              <table:table-cell office:value-type="float" office:value="0.27">
                <text:p>0.27</text:p>
              </table:table-cell>
              <table:table-cell office:value-type="float" office:value="228599">
                <text:p>22859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6162">
                <text:p>1026162</text:p>
              </table:table-cell>
              <table:table-cell office:value-type="float" office:value="48.56">
                <text:p>48.56</text:p>
              </table:table-cell>
              <table:table-cell office:value-type="float" office:value="1026525">
                <text:p>1026525</text:p>
              </table:table-cell>
              <table:table-cell office:value-type="float" office:value="101116.38">
                <text:p>101116.38</text:p>
              </table:table-cell>
              <table:table-cell office:value-type="float" office:value="1018152">
                <text:p>1018152</text:p>
              </table:table-cell>
              <table:table-cell office:value-type="float" office:value="0.24">
                <text:p>0.24</text:p>
              </table:table-cell>
              <table:table-cell office:value-type="float" office:value="233609">
                <text:p>23360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6176">
                <text:p>1026176</text:p>
              </table:table-cell>
              <table:table-cell office:value-type="float" office:value="48.56">
                <text:p>48.56</text:p>
              </table:table-cell>
              <table:table-cell office:value-type="float" office:value="1026587">
                <text:p>1026587</text:p>
              </table:table-cell>
              <table:table-cell office:value-type="float" office:value="101116.25">
                <text:p>101116.25</text:p>
              </table:table-cell>
              <table:table-cell office:value-type="float" office:value="1018684">
                <text:p>1018684</text:p>
              </table:table-cell>
              <table:table-cell office:value-type="float" office:value="0.19">
                <text:p>0.19</text:p>
              </table:table-cell>
              <table:table-cell office:value-type="float" office:value="238618">
                <text:p>23861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6225">
                <text:p>1026225</text:p>
              </table:table-cell>
              <table:table-cell office:value-type="float" office:value="48.73">
                <text:p>48.73</text:p>
              </table:table-cell>
              <table:table-cell office:value-type="float" office:value="1026649">
                <text:p>1026649</text:p>
              </table:table-cell>
              <table:table-cell office:value-type="float" office:value="101116.75">
                <text:p>101116.75</text:p>
              </table:table-cell>
              <table:table-cell office:value-type="float" office:value="1019216">
                <text:p>1019216</text:p>
              </table:table-cell>
              <table:table-cell office:value-type="float" office:value="0.29">
                <text:p>0.29</text:p>
              </table:table-cell>
              <table:table-cell office:value-type="float" office:value="243627">
                <text:p>24362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237">
                <text:p>1026237</text:p>
              </table:table-cell>
              <table:table-cell office:value-type="float" office:value="48.77">
                <text:p>48.77</text:p>
              </table:table-cell>
              <table:table-cell office:value-type="float" office:value="1026711">
                <text:p>1026711</text:p>
              </table:table-cell>
              <table:table-cell office:value-type="float" office:value="101117.13">
                <text:p>101117.13</text:p>
              </table:table-cell>
              <table:table-cell office:value-type="float" office:value="1019749">
                <text:p>1019749</text:p>
              </table:table-cell>
              <table:table-cell office:value-type="float" office:value="0.22">
                <text:p>0.22</text:p>
              </table:table-cell>
              <table:table-cell office:value-type="float" office:value="248636">
                <text:p>24863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286">
                <text:p>1026286</text:p>
              </table:table-cell>
              <table:table-cell office:value-type="float" office:value="48.68">
                <text:p>48.68</text:p>
              </table:table-cell>
              <table:table-cell office:value-type="float" office:value="1026774">
                <text:p>1026774</text:p>
              </table:table-cell>
              <table:table-cell office:value-type="float" office:value="101117">
                <text:p>101117</text:p>
              </table:table-cell>
              <table:table-cell office:value-type="float" office:value="1020281">
                <text:p>1020281</text:p>
              </table:table-cell>
              <table:table-cell office:value-type="float" office:value="0.23">
                <text:p>0.23</text:p>
              </table:table-cell>
              <table:table-cell office:value-type="float" office:value="253644">
                <text:p>25364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6299">
                <text:p>1026299</text:p>
              </table:table-cell>
              <table:table-cell office:value-type="float" office:value="48.61">
                <text:p>48.61</text:p>
              </table:table-cell>
              <table:table-cell office:value-type="float" office:value="1026823">
                <text:p>1026823</text:p>
              </table:table-cell>
              <table:table-cell office:value-type="float" office:value="101117.25">
                <text:p>101117.25</text:p>
              </table:table-cell>
              <table:table-cell office:value-type="float" office:value="1020814">
                <text:p>1020814</text:p>
              </table:table-cell>
              <table:table-cell office:value-type="float" office:value="0.22">
                <text:p>0.22</text:p>
              </table:table-cell>
              <table:table-cell office:value-type="float" office:value="258654">
                <text:p>25865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6349">
                <text:p>1026349</text:p>
              </table:table-cell>
              <table:table-cell office:value-type="float" office:value="48.67">
                <text:p>48.67</text:p>
              </table:table-cell>
              <table:table-cell office:value-type="float" office:value="1026884">
                <text:p>1026884</text:p>
              </table:table-cell>
              <table:table-cell office:value-type="float" office:value="101117.5">
                <text:p>101117.5</text:p>
              </table:table-cell>
              <table:table-cell office:value-type="float" office:value="1021346">
                <text:p>1021346</text:p>
              </table:table-cell>
              <table:table-cell office:value-type="float" office:value="0.27">
                <text:p>0.27</text:p>
              </table:table-cell>
              <table:table-cell office:value-type="float" office:value="263663">
                <text:p>26366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398">
                <text:p>1026398</text:p>
              </table:table-cell>
              <table:table-cell office:value-type="float" office:value="48.76">
                <text:p>48.76</text:p>
              </table:table-cell>
              <table:table-cell office:value-type="float" office:value="1026947">
                <text:p>1026947</text:p>
              </table:table-cell>
              <table:table-cell office:value-type="float" office:value="101117.88">
                <text:p>101117.88</text:p>
              </table:table-cell>
              <table:table-cell office:value-type="float" office:value="1021879">
                <text:p>1021879</text:p>
              </table:table-cell>
              <table:table-cell office:value-type="float" office:value="0.21">
                <text:p>0.21</text:p>
              </table:table-cell>
              <table:table-cell office:value-type="float" office:value="268672">
                <text:p>26867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411">
                <text:p>1026411</text:p>
              </table:table-cell>
              <table:table-cell office:value-type="float" office:value="48.75">
                <text:p>48.75</text:p>
              </table:table-cell>
              <table:table-cell office:value-type="float" office:value="1027009">
                <text:p>1027009</text:p>
              </table:table-cell>
              <table:table-cell office:value-type="float" office:value="101118.38">
                <text:p>101118.38</text:p>
              </table:table-cell>
              <table:table-cell office:value-type="float" office:value="1022410">
                <text:p>1022410</text:p>
              </table:table-cell>
              <table:table-cell office:value-type="float" office:value="0.24">
                <text:p>0.24</text:p>
              </table:table-cell>
              <table:table-cell office:value-type="float" office:value="273681">
                <text:p>27368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6460">
                <text:p>1026460</text:p>
              </table:table-cell>
              <table:table-cell office:value-type="float" office:value="48.67">
                <text:p>48.67</text:p>
              </table:table-cell>
              <table:table-cell office:value-type="float" office:value="1027070">
                <text:p>1027070</text:p>
              </table:table-cell>
              <table:table-cell office:value-type="float" office:value="101118.63">
                <text:p>101118.63</text:p>
              </table:table-cell>
              <table:table-cell office:value-type="float" office:value="1022943">
                <text:p>1022943</text:p>
              </table:table-cell>
              <table:table-cell office:value-type="float" office:value="0.21">
                <text:p>0.21</text:p>
              </table:table-cell>
              <table:table-cell office:value-type="float" office:value="278689">
                <text:p>27868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6472">
                <text:p>1026472</text:p>
              </table:table-cell>
              <table:table-cell office:value-type="float" office:value="48.61">
                <text:p>48.61</text:p>
              </table:table-cell>
              <table:table-cell office:value-type="float" office:value="1027120">
                <text:p>1027120</text:p>
              </table:table-cell>
              <table:table-cell office:value-type="float" office:value="101118.5">
                <text:p>101118.5</text:p>
              </table:table-cell>
              <table:table-cell office:value-type="float" office:value="1023475">
                <text:p>1023475</text:p>
              </table:table-cell>
              <table:table-cell office:value-type="float" office:value="0.34">
                <text:p>0.34</text:p>
              </table:table-cell>
              <table:table-cell office:value-type="float" office:value="283699">
                <text:p>28369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6522">
                <text:p>1026522</text:p>
              </table:table-cell>
              <table:table-cell office:value-type="float" office:value="48.71">
                <text:p>48.71</text:p>
              </table:table-cell>
              <table:table-cell office:value-type="float" office:value="1027182">
                <text:p>1027182</text:p>
              </table:table-cell>
              <table:table-cell office:value-type="float" office:value="101119.5">
                <text:p>101119.5</text:p>
              </table:table-cell>
              <table:table-cell office:value-type="float" office:value="1024008">
                <text:p>1024008</text:p>
              </table:table-cell>
              <table:table-cell office:value-type="float" office:value="0.22">
                <text:p>0.22</text:p>
              </table:table-cell>
              <table:table-cell office:value-type="float" office:value="288708">
                <text:p>28870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6571">
                <text:p>1026571</text:p>
              </table:table-cell>
              <table:table-cell office:value-type="float" office:value="48.71">
                <text:p>48.71</text:p>
              </table:table-cell>
              <table:table-cell office:value-type="float" office:value="1027245">
                <text:p>1027245</text:p>
              </table:table-cell>
              <table:table-cell office:value-type="float" office:value="101118.88">
                <text:p>101118.88</text:p>
              </table:table-cell>
              <table:table-cell office:value-type="float" office:value="1024539">
                <text:p>1024539</text:p>
              </table:table-cell>
              <table:table-cell office:value-type="float" office:value="0.18">
                <text:p>0.18</text:p>
              </table:table-cell>
              <table:table-cell office:value-type="float" office:value="293716">
                <text:p>29371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584">
                <text:p>1026584</text:p>
              </table:table-cell>
              <table:table-cell office:value-type="float" office:value="48.68">
                <text:p>48.68</text:p>
              </table:table-cell>
              <table:table-cell office:value-type="float" office:value="1027294">
                <text:p>1027294</text:p>
              </table:table-cell>
              <table:table-cell office:value-type="float" office:value="101118.63">
                <text:p>101118.63</text:p>
              </table:table-cell>
              <table:table-cell office:value-type="float" office:value="1025073">
                <text:p>1025073</text:p>
              </table:table-cell>
              <table:table-cell office:value-type="float" office:value="0.19">
                <text:p>0.19</text:p>
              </table:table-cell>
              <table:table-cell office:value-type="float" office:value="298716">
                <text:p>29871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633">
                <text:p>1026633</text:p>
              </table:table-cell>
              <table:table-cell office:value-type="float" office:value="48.62">
                <text:p>48.62</text:p>
              </table:table-cell>
              <table:table-cell office:value-type="float" office:value="1027355">
                <text:p>1027355</text:p>
              </table:table-cell>
              <table:table-cell office:value-type="float" office:value="101118.75">
                <text:p>101118.75</text:p>
              </table:table-cell>
              <table:table-cell office:value-type="float" office:value="1025605">
                <text:p>1025605</text:p>
              </table:table-cell>
              <table:table-cell office:value-type="float" office:value="89.54">
                <text:p>89.54</text:p>
              </table:table-cell>
              <table:table-cell office:value-type="float" office:value="303725">
                <text:p>30372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6647">
                <text:p>1026647</text:p>
              </table:table-cell>
              <table:table-cell office:value-type="float" office:value="48.6">
                <text:p>48.6</text:p>
              </table:table-cell>
              <table:table-cell office:value-type="float" office:value="1027418">
                <text:p>1027418</text:p>
              </table:table-cell>
              <table:table-cell office:value-type="float" office:value="101118.5">
                <text:p>101118.5</text:p>
              </table:table-cell>
              <table:table-cell office:value-type="float" office:value="1054513">
                <text:p>1054513</text:p>
              </table:table-cell>
              <table:table-cell office:value-type="float" office:value="64.01">
                <text:p>64.01</text:p>
              </table:table-cell>
              <table:table-cell office:value-type="float" office:value="308733">
                <text:p>30873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6696">
                <text:p>1026696</text:p>
              </table:table-cell>
              <table:table-cell office:value-type="float" office:value="48.62">
                <text:p>48.62</text:p>
              </table:table-cell>
              <table:table-cell office:value-type="float" office:value="1027479">
                <text:p>1027479</text:p>
              </table:table-cell>
              <table:table-cell office:value-type="float" office:value="101118.75">
                <text:p>101118.75</text:p>
              </table:table-cell>
              <table:table-cell office:value-type="float" office:value="1055052">
                <text:p>1055052</text:p>
              </table:table-cell>
              <table:table-cell office:value-type="float" office:value="95.75">
                <text:p>95.75</text:p>
              </table:table-cell>
              <table:table-cell office:value-type="float" office:value="313733">
                <text:p>31373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6708">
                <text:p>1026708</text:p>
              </table:table-cell>
              <table:table-cell office:value-type="float" office:value="48.59">
                <text:p>48.59</text:p>
              </table:table-cell>
              <table:table-cell office:value-type="float" office:value="1027528">
                <text:p>1027528</text:p>
              </table:table-cell>
              <table:table-cell office:value-type="float" office:value="101118.25">
                <text:p>101118.25</text:p>
              </table:table-cell>
              <table:table-cell office:value-type="float" office:value="1055591">
                <text:p>1055591</text:p>
              </table:table-cell>
              <table:table-cell office:value-type="float" office:value="62.35">
                <text:p>62.35</text:p>
              </table:table-cell>
              <table:table-cell office:value-type="float" office:value="318742">
                <text:p>31874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6757">
                <text:p>1026757</text:p>
              </table:table-cell>
              <table:table-cell office:value-type="float" office:value="48.55">
                <text:p>48.55</text:p>
              </table:table-cell>
              <table:table-cell office:value-type="float" office:value="1027591">
                <text:p>1027591</text:p>
              </table:table-cell>
              <table:table-cell office:value-type="float" office:value="101118.63">
                <text:p>101118.63</text:p>
              </table:table-cell>
              <table:table-cell office:value-type="float" office:value="1056130">
                <text:p>1056130</text:p>
              </table:table-cell>
              <table:table-cell office:value-type="float" office:value="77.37">
                <text:p>77.37</text:p>
              </table:table-cell>
              <table:table-cell office:value-type="float" office:value="323750">
                <text:p>32375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6770">
                <text:p>1026770</text:p>
              </table:table-cell>
              <table:table-cell office:value-type="float" office:value="48.57">
                <text:p>48.57</text:p>
              </table:table-cell>
              <table:table-cell office:value-type="float" office:value="1027653">
                <text:p>1027653</text:p>
              </table:table-cell>
              <table:table-cell office:value-type="float" office:value="101117.88">
                <text:p>101117.88</text:p>
              </table:table-cell>
              <table:table-cell office:value-type="float" office:value="1056668">
                <text:p>1056668</text:p>
              </table:table-cell>
              <table:table-cell office:value-type="float" office:value="88.15">
                <text:p>88.15</text:p>
              </table:table-cell>
              <table:table-cell office:value-type="float" office:value="328750">
                <text:p>32875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6820">
                <text:p>1026820</text:p>
              </table:table-cell>
              <table:table-cell office:value-type="float" office:value="48.65">
                <text:p>48.65</text:p>
              </table:table-cell>
              <table:table-cell office:value-type="float" office:value="1027715">
                <text:p>1027715</text:p>
              </table:table-cell>
              <table:table-cell office:value-type="float" office:value="101118.25">
                <text:p>101118.25</text:p>
              </table:table-cell>
              <table:table-cell office:value-type="float" office:value="1057208">
                <text:p>1057208</text:p>
              </table:table-cell>
              <table:table-cell office:value-type="float" office:value="93.15">
                <text:p>93.15</text:p>
              </table:table-cell>
              <table:table-cell office:value-type="float" office:value="333759">
                <text:p>33375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6869">
                <text:p>1026869</text:p>
              </table:table-cell>
              <table:table-cell office:value-type="float" office:value="48.59">
                <text:p>48.59</text:p>
              </table:table-cell>
              <table:table-cell office:value-type="float" office:value="1027777">
                <text:p>1027777</text:p>
              </table:table-cell>
              <table:table-cell office:value-type="float" office:value="101118.5">
                <text:p>101118.5</text:p>
              </table:table-cell>
              <table:table-cell office:value-type="float" office:value="1057746">
                <text:p>1057746</text:p>
              </table:table-cell>
              <table:table-cell office:value-type="float" office:value="106.46">
                <text:p>106.46</text:p>
              </table:table-cell>
              <table:table-cell office:value-type="float" office:value="338767">
                <text:p>33876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6882">
                <text:p>1026882</text:p>
              </table:table-cell>
              <table:table-cell office:value-type="float" office:value="48.58">
                <text:p>48.58</text:p>
              </table:table-cell>
              <table:table-cell office:value-type="float" office:value="1027840">
                <text:p>1027840</text:p>
              </table:table-cell>
              <table:table-cell office:value-type="float" office:value="101118.38">
                <text:p>101118.38</text:p>
              </table:table-cell>
              <table:table-cell office:value-type="float" office:value="1058285">
                <text:p>1058285</text:p>
              </table:table-cell>
              <table:table-cell office:value-type="float" office:value="113.03">
                <text:p>113.03</text:p>
              </table:table-cell>
              <table:table-cell office:value-type="float" office:value="343767">
                <text:p>34376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6931">
                <text:p>1026931</text:p>
              </table:table-cell>
              <table:table-cell office:value-type="float" office:value="48.62">
                <text:p>48.62</text:p>
              </table:table-cell>
              <table:table-cell office:value-type="float" office:value="1027889">
                <text:p>1027889</text:p>
              </table:table-cell>
              <table:table-cell office:value-type="float" office:value="101118.38">
                <text:p>101118.38</text:p>
              </table:table-cell>
              <table:table-cell office:value-type="float" office:value="1058825">
                <text:p>1058825</text:p>
              </table:table-cell>
              <table:table-cell office:value-type="float" office:value="90.54">
                <text:p>90.54</text:p>
              </table:table-cell>
              <table:table-cell office:value-type="float" office:value="348776">
                <text:p>34877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6944">
                <text:p>1026944</text:p>
              </table:table-cell>
              <table:table-cell office:value-type="float" office:value="48.63">
                <text:p>48.63</text:p>
              </table:table-cell>
              <table:table-cell office:value-type="float" office:value="1027950">
                <text:p>1027950</text:p>
              </table:table-cell>
              <table:table-cell office:value-type="float" office:value="101117.38">
                <text:p>101117.38</text:p>
              </table:table-cell>
              <table:table-cell office:value-type="float" office:value="1059363">
                <text:p>1059363</text:p>
              </table:table-cell>
              <table:table-cell office:value-type="float" office:value="60.73">
                <text:p>60.73</text:p>
              </table:table-cell>
              <table:table-cell office:value-type="float" office:value="353784">
                <text:p>35378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6993">
                <text:p>1026993</text:p>
              </table:table-cell>
              <table:table-cell office:value-type="float" office:value="48.65">
                <text:p>48.65</text:p>
              </table:table-cell>
              <table:table-cell office:value-type="float" office:value="1028013">
                <text:p>1028013</text:p>
              </table:table-cell>
              <table:table-cell office:value-type="float" office:value="101117.75">
                <text:p>101117.75</text:p>
              </table:table-cell>
              <table:table-cell office:value-type="float" office:value="1059902">
                <text:p>1059902</text:p>
              </table:table-cell>
              <table:table-cell office:value-type="float" office:value="58.49">
                <text:p>58.49</text:p>
              </table:table-cell>
              <table:table-cell office:value-type="float" office:value="358784">
                <text:p>35878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7006">
                <text:p>1027006</text:p>
              </table:table-cell>
              <table:table-cell office:value-type="float" office:value="48.63">
                <text:p>48.63</text:p>
              </table:table-cell>
              <table:table-cell office:value-type="float" office:value="1028062">
                <text:p>1028062</text:p>
              </table:table-cell>
              <table:table-cell office:value-type="float" office:value="101117.38">
                <text:p>101117.38</text:p>
              </table:table-cell>
              <table:table-cell office:value-type="float" office:value="1060442">
                <text:p>1060442</text:p>
              </table:table-cell>
              <table:table-cell office:value-type="float" office:value="58.57">
                <text:p>58.57</text:p>
              </table:table-cell>
              <table:table-cell office:value-type="float" office:value="363793">
                <text:p>36379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7055">
                <text:p>1027055</text:p>
              </table:table-cell>
              <table:table-cell office:value-type="float" office:value="48.58">
                <text:p>48.58</text:p>
              </table:table-cell>
              <table:table-cell office:value-type="float" office:value="1028123">
                <text:p>1028123</text:p>
              </table:table-cell>
              <table:table-cell office:value-type="float" office:value="101117.38">
                <text:p>101117.38</text:p>
              </table:table-cell>
              <table:table-cell office:value-type="float" office:value="1060980">
                <text:p>1060980</text:p>
              </table:table-cell>
              <table:table-cell office:value-type="float" office:value="58.61">
                <text:p>58.61</text:p>
              </table:table-cell>
              <table:table-cell office:value-type="float" office:value="368801">
                <text:p>36880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7067">
                <text:p>1027067</text:p>
              </table:table-cell>
              <table:table-cell office:value-type="float" office:value="48.59">
                <text:p>48.59</text:p>
              </table:table-cell>
              <table:table-cell office:value-type="float" office:value="1028186">
                <text:p>1028186</text:p>
              </table:table-cell>
              <table:table-cell office:value-type="float" office:value="101117.38">
                <text:p>101117.38</text:p>
              </table:table-cell>
              <table:table-cell office:value-type="float" office:value="1061519">
                <text:p>1061519</text:p>
              </table:table-cell>
              <table:table-cell office:value-type="float" office:value="58.44">
                <text:p>58.44</text:p>
              </table:table-cell>
              <table:table-cell office:value-type="float" office:value="373811">
                <text:p>37381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7117">
                <text:p>1027117</text:p>
              </table:table-cell>
              <table:table-cell office:value-type="float" office:value="48.65">
                <text:p>48.65</text:p>
              </table:table-cell>
              <table:table-cell office:value-type="float" office:value="1028248">
                <text:p>1028248</text:p>
              </table:table-cell>
              <table:table-cell office:value-type="float" office:value="101117">
                <text:p>101117</text:p>
              </table:table-cell>
              <table:table-cell office:value-type="float" office:value="1062057">
                <text:p>1062057</text:p>
              </table:table-cell>
              <table:table-cell office:value-type="float" office:value="58.58">
                <text:p>58.58</text:p>
              </table:table-cell>
              <table:table-cell office:value-type="float" office:value="378820">
                <text:p>37882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7166">
                <text:p>1027166</text:p>
              </table:table-cell>
              <table:table-cell office:value-type="float" office:value="48.64">
                <text:p>48.64</text:p>
              </table:table-cell>
              <table:table-cell office:value-type="float" office:value="1028310">
                <text:p>1028310</text:p>
              </table:table-cell>
              <table:table-cell office:value-type="float" office:value="101116.5">
                <text:p>101116.5</text:p>
              </table:table-cell>
              <table:table-cell office:value-type="float" office:value="1062597">
                <text:p>1062597</text:p>
              </table:table-cell>
              <table:table-cell office:value-type="float" office:value="58.59">
                <text:p>58.59</text:p>
              </table:table-cell>
              <table:table-cell office:value-type="float" office:value="383828">
                <text:p>38382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7179">
                <text:p>1027179</text:p>
              </table:table-cell>
              <table:table-cell office:value-type="float" office:value="48.63">
                <text:p>48.63</text:p>
              </table:table-cell>
              <table:table-cell office:value-type="float" office:value="1028359">
                <text:p>1028359</text:p>
              </table:table-cell>
              <table:table-cell office:value-type="float" office:value="101116.25">
                <text:p>101116.25</text:p>
              </table:table-cell>
              <table:table-cell office:value-type="float" office:value="1063136">
                <text:p>1063136</text:p>
              </table:table-cell>
              <table:table-cell office:value-type="float" office:value="58.63">
                <text:p>58.63</text:p>
              </table:table-cell>
              <table:table-cell office:value-type="float" office:value="388828">
                <text:p>38882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7228">
                <text:p>1027228</text:p>
              </table:table-cell>
              <table:table-cell office:value-type="float" office:value="48.66">
                <text:p>48.66</text:p>
              </table:table-cell>
              <table:table-cell office:value-type="float" office:value="1028421">
                <text:p>1028421</text:p>
              </table:table-cell>
              <table:table-cell office:value-type="float" office:value="101116.88">
                <text:p>101116.88</text:p>
              </table:table-cell>
              <table:table-cell office:value-type="float" office:value="1063674">
                <text:p>1063674</text:p>
              </table:table-cell>
              <table:table-cell office:value-type="float" office:value="58.56">
                <text:p>58.56</text:p>
              </table:table-cell>
              <table:table-cell office:value-type="float" office:value="393836">
                <text:p>39383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7241">
                <text:p>1027241</text:p>
              </table:table-cell>
              <table:table-cell office:value-type="float" office:value="48.68">
                <text:p>48.68</text:p>
              </table:table-cell>
              <table:table-cell office:value-type="float" office:value="1028484">
                <text:p>1028484</text:p>
              </table:table-cell>
              <table:table-cell office:value-type="float" office:value="101116.38">
                <text:p>101116.38</text:p>
              </table:table-cell>
              <table:table-cell office:value-type="float" office:value="1064213">
                <text:p>1064213</text:p>
              </table:table-cell>
              <table:table-cell office:value-type="float" office:value="58.54">
                <text:p>58.54</text:p>
              </table:table-cell>
              <table:table-cell office:value-type="float" office:value="398845">
                <text:p>39884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7291">
                <text:p>1027291</text:p>
              </table:table-cell>
              <table:table-cell office:value-type="float" office:value="48.69">
                <text:p>48.69</text:p>
              </table:table-cell>
              <table:table-cell office:value-type="float" office:value="1028545">
                <text:p>1028545</text:p>
              </table:table-cell>
              <table:table-cell office:value-type="float" office:value="101116.63">
                <text:p>101116.63</text:p>
              </table:table-cell>
              <table:table-cell office:value-type="float" office:value="1064753">
                <text:p>1064753</text:p>
              </table:table-cell>
              <table:table-cell office:value-type="float" office:value="58.63">
                <text:p>58.63</text:p>
              </table:table-cell>
              <table:table-cell office:value-type="float" office:value="403854">
                <text:p>40385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7340">
                <text:p>1027340</text:p>
              </table:table-cell>
              <table:table-cell office:value-type="float" office:value="48.69">
                <text:p>48.69</text:p>
              </table:table-cell>
              <table:table-cell office:value-type="float" office:value="1028608">
                <text:p>1028608</text:p>
              </table:table-cell>
              <table:table-cell office:value-type="float" office:value="101116.38">
                <text:p>101116.38</text:p>
              </table:table-cell>
              <table:table-cell office:value-type="float" office:value="1065292">
                <text:p>1065292</text:p>
              </table:table-cell>
              <table:table-cell office:value-type="float" office:value="58.61">
                <text:p>58.61</text:p>
              </table:table-cell>
              <table:table-cell office:value-type="float" office:value="408863">
                <text:p>40886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7352">
                <text:p>1027352</text:p>
              </table:table-cell>
              <table:table-cell office:value-type="float" office:value="48.67">
                <text:p>48.67</text:p>
              </table:table-cell>
              <table:table-cell office:value-type="float" office:value="1028657">
                <text:p>1028657</text:p>
              </table:table-cell>
              <table:table-cell office:value-type="float" office:value="101117">
                <text:p>101117</text:p>
              </table:table-cell>
              <table:table-cell office:value-type="float" office:value="1065831">
                <text:p>1065831</text:p>
              </table:table-cell>
              <table:table-cell office:value-type="float" office:value="58.64">
                <text:p>58.64</text:p>
              </table:table-cell>
              <table:table-cell office:value-type="float" office:value="413873">
                <text:p>41387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7401">
                <text:p>1027401</text:p>
              </table:table-cell>
              <table:table-cell office:value-type="float" office:value="48.67">
                <text:p>48.67</text:p>
              </table:table-cell>
              <table:table-cell office:value-type="float" office:value="1028718">
                <text:p>1028718</text:p>
              </table:table-cell>
              <table:table-cell office:value-type="float" office:value="101118">
                <text:p>101118</text:p>
              </table:table-cell>
              <table:table-cell office:value-type="float" office:value="1066370">
                <text:p>1066370</text:p>
              </table:table-cell>
              <table:table-cell office:value-type="float" office:value="58.49">
                <text:p>58.49</text:p>
              </table:table-cell>
              <table:table-cell office:value-type="float" office:value="418881">
                <text:p>41888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7415">
                <text:p>1027415</text:p>
              </table:table-cell>
              <table:table-cell office:value-type="float" office:value="48.66">
                <text:p>48.66</text:p>
              </table:table-cell>
              <table:table-cell office:value-type="float" office:value="1028781">
                <text:p>1028781</text:p>
              </table:table-cell>
              <table:table-cell office:value-type="float" office:value="101118">
                <text:p>101118</text:p>
              </table:table-cell>
              <table:table-cell office:value-type="float" office:value="1066908">
                <text:p>1066908</text:p>
              </table:table-cell>
              <table:table-cell office:value-type="float" office:value="58.62">
                <text:p>58.62</text:p>
              </table:table-cell>
              <table:table-cell office:value-type="float" office:value="423890">
                <text:p>42389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7464">
                <text:p>1027464</text:p>
              </table:table-cell>
              <table:table-cell office:value-type="float" office:value="48.64">
                <text:p>48.64</text:p>
              </table:table-cell>
              <table:table-cell office:value-type="float" office:value="1028830">
                <text:p>1028830</text:p>
              </table:table-cell>
              <table:table-cell office:value-type="float" office:value="101117.5">
                <text:p>101117.5</text:p>
              </table:table-cell>
              <table:table-cell office:value-type="float" office:value="1067448">
                <text:p>1067448</text:p>
              </table:table-cell>
              <table:table-cell office:value-type="float" office:value="58.5">
                <text:p>58.5</text:p>
              </table:table-cell>
              <table:table-cell office:value-type="float" office:value="428889">
                <text:p>42888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7477">
                <text:p>1027477</text:p>
              </table:table-cell>
              <table:table-cell office:value-type="float" office:value="48.63">
                <text:p>48.63</text:p>
              </table:table-cell>
              <table:table-cell office:value-type="float" office:value="1028892">
                <text:p>1028892</text:p>
              </table:table-cell>
              <table:table-cell office:value-type="float" office:value="101118.13">
                <text:p>101118.13</text:p>
              </table:table-cell>
              <table:table-cell office:value-type="float" office:value="1067986">
                <text:p>1067986</text:p>
              </table:table-cell>
              <table:table-cell office:value-type="float" office:value="58.64">
                <text:p>58.64</text:p>
              </table:table-cell>
              <table:table-cell office:value-type="float" office:value="433898">
                <text:p>43389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7526">
                <text:p>1027526</text:p>
              </table:table-cell>
              <table:table-cell office:value-type="float" office:value="48.66">
                <text:p>48.66</text:p>
              </table:table-cell>
              <table:table-cell office:value-type="float" office:value="1028954">
                <text:p>1028954</text:p>
              </table:table-cell>
              <table:table-cell office:value-type="float" office:value="101118.63">
                <text:p>101118.63</text:p>
              </table:table-cell>
              <table:table-cell office:value-type="float" office:value="1068525">
                <text:p>1068525</text:p>
              </table:table-cell>
              <table:table-cell office:value-type="float" office:value="58.51">
                <text:p>58.51</text:p>
              </table:table-cell>
              <table:table-cell office:value-type="float" office:value="438907">
                <text:p>43890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7575">
                <text:p>1027575</text:p>
              </table:table-cell>
              <table:table-cell office:value-type="float" office:value="48.67">
                <text:p>48.67</text:p>
              </table:table-cell>
              <table:table-cell office:value-type="float" office:value="1029016">
                <text:p>1029016</text:p>
              </table:table-cell>
              <table:table-cell office:value-type="float" office:value="101118.38">
                <text:p>101118.38</text:p>
              </table:table-cell>
              <table:table-cell office:value-type="float" office:value="1069064">
                <text:p>1069064</text:p>
              </table:table-cell>
              <table:table-cell office:value-type="float" office:value="58.6">
                <text:p>58.6</text:p>
              </table:table-cell>
              <table:table-cell office:value-type="float" office:value="443911">
                <text:p>44391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588">
                <text:p>1027588</text:p>
              </table:table-cell>
              <table:table-cell office:value-type="float" office:value="48.67">
                <text:p>48.67</text:p>
              </table:table-cell>
              <table:table-cell office:value-type="float" office:value="1029079">
                <text:p>1029079</text:p>
              </table:table-cell>
              <table:table-cell office:value-type="float" office:value="101118.5">
                <text:p>101118.5</text:p>
              </table:table-cell>
              <table:table-cell office:value-type="float" office:value="1069603">
                <text:p>1069603</text:p>
              </table:table-cell>
              <table:table-cell office:value-type="float" office:value="58.6">
                <text:p>58.6</text:p>
              </table:table-cell>
              <table:table-cell office:value-type="float" office:value="448911">
                <text:p>44891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7637">
                <text:p>1027637</text:p>
              </table:table-cell>
              <table:table-cell office:value-type="float" office:value="48.65">
                <text:p>48.65</text:p>
              </table:table-cell>
              <table:table-cell office:value-type="float" office:value="1029128">
                <text:p>1029128</text:p>
              </table:table-cell>
              <table:table-cell office:value-type="float" office:value="101118.63">
                <text:p>101118.63</text:p>
              </table:table-cell>
              <table:table-cell office:value-type="float" office:value="1070143">
                <text:p>1070143</text:p>
              </table:table-cell>
              <table:table-cell office:value-type="float" office:value="58.65">
                <text:p>58.65</text:p>
              </table:table-cell>
              <table:table-cell office:value-type="float" office:value="453913">
                <text:p>45391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7650">
                <text:p>1027650</text:p>
              </table:table-cell>
              <table:table-cell office:value-type="float" office:value="48.66">
                <text:p>48.66</text:p>
              </table:table-cell>
              <table:table-cell office:value-type="float" office:value="1029189">
                <text:p>1029189</text:p>
              </table:table-cell>
              <table:table-cell office:value-type="float" office:value="101116.88">
                <text:p>101116.88</text:p>
              </table:table-cell>
              <table:table-cell office:value-type="float" office:value="1070682">
                <text:p>1070682</text:p>
              </table:table-cell>
              <table:table-cell office:value-type="float" office:value="58.62">
                <text:p>58.62</text:p>
              </table:table-cell>
              <table:table-cell office:value-type="float" office:value="458923">
                <text:p>45892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7699">
                <text:p>1027699</text:p>
              </table:table-cell>
              <table:table-cell office:value-type="float" office:value="48.68">
                <text:p>48.68</text:p>
              </table:table-cell>
              <table:table-cell office:value-type="float" office:value="1029252">
                <text:p>1029252</text:p>
              </table:table-cell>
              <table:table-cell office:value-type="float" office:value="101116.63">
                <text:p>101116.63</text:p>
              </table:table-cell>
              <table:table-cell office:value-type="float" office:value="1071220">
                <text:p>1071220</text:p>
              </table:table-cell>
              <table:table-cell office:value-type="float" office:value="58.56">
                <text:p>58.56</text:p>
              </table:table-cell>
              <table:table-cell office:value-type="float" office:value="463932">
                <text:p>46393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7713">
                <text:p>1027713</text:p>
              </table:table-cell>
              <table:table-cell office:value-type="float" office:value="48.64">
                <text:p>48.64</text:p>
              </table:table-cell>
              <table:table-cell office:value-type="float" office:value="1029314">
                <text:p>1029314</text:p>
              </table:table-cell>
              <table:table-cell office:value-type="float" office:value="101117.25">
                <text:p>101117.25</text:p>
              </table:table-cell>
              <table:table-cell office:value-type="float" office:value="1071759">
                <text:p>1071759</text:p>
              </table:table-cell>
              <table:table-cell office:value-type="float" office:value="58.5">
                <text:p>58.5</text:p>
              </table:table-cell>
              <table:table-cell office:value-type="float" office:value="468940">
                <text:p>46894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7762">
                <text:p>1027762</text:p>
              </table:table-cell>
              <table:table-cell office:value-type="float" office:value="48.61">
                <text:p>48.61</text:p>
              </table:table-cell>
              <table:table-cell office:value-type="float" office:value="1029376">
                <text:p>1029376</text:p>
              </table:table-cell>
              <table:table-cell office:value-type="float" office:value="101116.63">
                <text:p>101116.63</text:p>
              </table:table-cell>
              <table:table-cell office:value-type="float" office:value="1072297">
                <text:p>1072297</text:p>
              </table:table-cell>
              <table:table-cell office:value-type="float" office:value="58.68">
                <text:p>58.68</text:p>
              </table:table-cell>
              <table:table-cell office:value-type="float" office:value="473950">
                <text:p>47395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7774">
                <text:p>1027774</text:p>
              </table:table-cell>
              <table:table-cell office:value-type="float" office:value="48.62">
                <text:p>48.62</text:p>
              </table:table-cell>
              <table:table-cell office:value-type="float" office:value="1029425">
                <text:p>1029425</text:p>
              </table:table-cell>
              <table:table-cell office:value-type="float" office:value="101116.38">
                <text:p>101116.38</text:p>
              </table:table-cell>
              <table:table-cell office:value-type="float" office:value="1072837">
                <text:p>1072837</text:p>
              </table:table-cell>
              <table:table-cell office:value-type="float" office:value="58.6">
                <text:p>58.6</text:p>
              </table:table-cell>
              <table:table-cell office:value-type="float" office:value="478953">
                <text:p>47895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7823">
                <text:p>1027823</text:p>
              </table:table-cell>
              <table:table-cell office:value-type="float" office:value="48.69">
                <text:p>48.69</text:p>
              </table:table-cell>
              <table:table-cell office:value-type="float" office:value="1029487">
                <text:p>1029487</text:p>
              </table:table-cell>
              <table:table-cell office:value-type="float" office:value="101117">
                <text:p>101117</text:p>
              </table:table-cell>
              <table:table-cell office:value-type="float" office:value="1073376">
                <text:p>1073376</text:p>
              </table:table-cell>
              <table:table-cell office:value-type="float" office:value="58.6">
                <text:p>58.6</text:p>
              </table:table-cell>
              <table:table-cell office:value-type="float" office:value="483961">
                <text:p>4839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7836">
                <text:p>1027836</text:p>
              </table:table-cell>
              <table:table-cell office:value-type="float" office:value="48.68">
                <text:p>48.68</text:p>
              </table:table-cell>
              <table:table-cell office:value-type="float" office:value="1029549">
                <text:p>1029549</text:p>
              </table:table-cell>
              <table:table-cell office:value-type="float" office:value="101117.5">
                <text:p>101117.5</text:p>
              </table:table-cell>
              <table:table-cell office:value-type="float" office:value="1073914">
                <text:p>1073914</text:p>
              </table:table-cell>
              <table:table-cell office:value-type="float" office:value="58.57">
                <text:p>58.57</text:p>
              </table:table-cell>
              <table:table-cell office:value-type="float" office:value="488961">
                <text:p>4889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7886">
                <text:p>1027886</text:p>
              </table:table-cell>
              <table:table-cell office:value-type="float" office:value="48.67">
                <text:p>48.67</text:p>
              </table:table-cell>
              <table:table-cell office:value-type="float" office:value="1029598">
                <text:p>1029598</text:p>
              </table:table-cell>
              <table:table-cell office:value-type="float" office:value="101117.38">
                <text:p>101117.38</text:p>
              </table:table-cell>
              <table:table-cell office:value-type="float" office:value="1074453">
                <text:p>1074453</text:p>
              </table:table-cell>
              <table:table-cell office:value-type="float" office:value="58.55">
                <text:p>58.55</text:p>
              </table:table-cell>
              <table:table-cell office:value-type="float" office:value="493970">
                <text:p>49397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7935">
                <text:p>1027935</text:p>
              </table:table-cell>
              <table:table-cell office:value-type="float" office:value="48.66">
                <text:p>48.66</text:p>
              </table:table-cell>
              <table:table-cell office:value-type="float" office:value="1029647">
                <text:p>1029647</text:p>
              </table:table-cell>
              <table:table-cell office:value-type="float" office:value="101118">
                <text:p>101118</text:p>
              </table:table-cell>
              <table:table-cell office:value-type="float" office:value="1074993">
                <text:p>1074993</text:p>
              </table:table-cell>
              <table:table-cell office:value-type="float" office:value="58.61">
                <text:p>58.61</text:p>
              </table:table-cell>
              <table:table-cell office:value-type="float" office:value="498978">
                <text:p>49897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7947">
                <text:p>1027947</text:p>
              </table:table-cell>
              <table:table-cell office:value-type="float" office:value="48.7">
                <text:p>48.7</text:p>
              </table:table-cell>
              <table:table-cell office:value-type="float" office:value="1029709">
                <text:p>1029709</text:p>
              </table:table-cell>
              <table:table-cell office:value-type="float" office:value="101119.25">
                <text:p>101119.25</text:p>
              </table:table-cell>
              <table:table-cell office:value-type="float" office:value="1075532">
                <text:p>1075532</text:p>
              </table:table-cell>
              <table:table-cell office:value-type="float" office:value="58.64">
                <text:p>58.64</text:p>
              </table:table-cell>
              <table:table-cell office:value-type="float" office:value="503988">
                <text:p>50398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7996">
                <text:p>1027996</text:p>
              </table:table-cell>
              <table:table-cell office:value-type="float" office:value="48.76">
                <text:p>48.76</text:p>
              </table:table-cell>
              <table:table-cell office:value-type="float" office:value="1029772">
                <text:p>1029772</text:p>
              </table:table-cell>
              <table:table-cell office:value-type="float" office:value="101119.25">
                <text:p>101119.25</text:p>
              </table:table-cell>
              <table:table-cell office:value-type="float" office:value="1076071">
                <text:p>1076071</text:p>
              </table:table-cell>
              <table:table-cell office:value-type="float" office:value="58.5">
                <text:p>58.5</text:p>
              </table:table-cell>
              <table:table-cell office:value-type="float" office:value="508996">
                <text:p>50899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8009">
                <text:p>1028009</text:p>
              </table:table-cell>
              <table:table-cell office:value-type="float" office:value="48.78">
                <text:p>48.78</text:p>
              </table:table-cell>
              <table:table-cell office:value-type="float" office:value="1029833">
                <text:p>1029833</text:p>
              </table:table-cell>
              <table:table-cell office:value-type="float" office:value="101120">
                <text:p>101120</text:p>
              </table:table-cell>
              <table:table-cell office:value-type="float" office:value="1076610">
                <text:p>1076610</text:p>
              </table:table-cell>
              <table:table-cell office:value-type="float" office:value="58.51">
                <text:p>58.51</text:p>
              </table:table-cell>
              <table:table-cell office:value-type="float" office:value="514006">
                <text:p>51400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8059">
                <text:p>1028059</text:p>
              </table:table-cell>
              <table:table-cell office:value-type="float" office:value="48.71">
                <text:p>48.71</text:p>
              </table:table-cell>
              <table:table-cell office:value-type="float" office:value="1029897">
                <text:p>1029897</text:p>
              </table:table-cell>
              <table:table-cell office:value-type="float" office:value="101121.88">
                <text:p>101121.88</text:p>
              </table:table-cell>
              <table:table-cell office:value-type="float" office:value="1077148">
                <text:p>1077148</text:p>
              </table:table-cell>
              <table:table-cell office:value-type="float" office:value="72.21">
                <text:p>72.21</text:p>
              </table:table-cell>
              <table:table-cell office:value-type="float" office:value="519015">
                <text:p>51901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8108">
                <text:p>1028108</text:p>
              </table:table-cell>
              <table:table-cell office:value-type="float" office:value="48.65">
                <text:p>48.65</text:p>
              </table:table-cell>
              <table:table-cell office:value-type="float" office:value="1029958">
                <text:p>1029958</text:p>
              </table:table-cell>
              <table:table-cell office:value-type="float" office:value="101121.5">
                <text:p>101121.5</text:p>
              </table:table-cell>
              <table:table-cell office:value-type="float" office:value="1077688">
                <text:p>1077688</text:p>
              </table:table-cell>
              <table:table-cell office:value-type="float" office:value="96.55">
                <text:p>96.55</text:p>
              </table:table-cell>
              <table:table-cell office:value-type="float" office:value="524023">
                <text:p>52402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8121">
                <text:p>1028121</text:p>
              </table:table-cell>
              <table:table-cell office:value-type="float" office:value="48.63">
                <text:p>48.63</text:p>
              </table:table-cell>
              <table:table-cell office:value-type="float" office:value="1030021">
                <text:p>1030021</text:p>
              </table:table-cell>
              <table:table-cell office:value-type="float" office:value="101121.38">
                <text:p>101121.38</text:p>
              </table:table-cell>
              <table:table-cell office:value-type="float" office:value="1078226">
                <text:p>1078226</text:p>
              </table:table-cell>
              <table:table-cell office:value-type="float" office:value="87.22">
                <text:p>87.22</text:p>
              </table:table-cell>
              <table:table-cell office:value-type="float" office:value="529033">
                <text:p>52903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8170">
                <text:p>1028170</text:p>
              </table:table-cell>
              <table:table-cell office:value-type="float" office:value="48.61">
                <text:p>48.61</text:p>
              </table:table-cell>
              <table:table-cell office:value-type="float" office:value="1030082">
                <text:p>1030082</text:p>
              </table:table-cell>
              <table:table-cell office:value-type="float" office:value="101122">
                <text:p>101122</text:p>
              </table:table-cell>
              <table:table-cell office:value-type="float" office:value="1078765">
                <text:p>1078765</text:p>
              </table:table-cell>
              <table:table-cell office:value-type="float" office:value="122.76">
                <text:p>122.76</text:p>
              </table:table-cell>
              <table:table-cell office:value-type="float" office:value="534041">
                <text:p>53404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8183">
                <text:p>1028183</text:p>
              </table:table-cell>
              <table:table-cell office:value-type="float" office:value="48.61">
                <text:p>48.61</text:p>
              </table:table-cell>
              <table:table-cell office:value-type="float" office:value="1030145">
                <text:p>1030145</text:p>
              </table:table-cell>
              <table:table-cell office:value-type="float" office:value="101123">
                <text:p>101123</text:p>
              </table:table-cell>
              <table:table-cell office:value-type="float" office:value="1079304">
                <text:p>1079304</text:p>
              </table:table-cell>
              <table:table-cell office:value-type="float" office:value="117.59">
                <text:p>117.59</text:p>
              </table:table-cell>
              <table:table-cell office:value-type="float" office:value="539051">
                <text:p>53905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8232">
                <text:p>1028232</text:p>
              </table:table-cell>
              <table:table-cell office:value-type="float" office:value="48.6">
                <text:p>48.6</text:p>
              </table:table-cell>
              <table:table-cell office:value-type="float" office:value="1030194">
                <text:p>1030194</text:p>
              </table:table-cell>
              <table:table-cell office:value-type="float" office:value="101122.88">
                <text:p>101122.88</text:p>
              </table:table-cell>
              <table:table-cell office:value-type="float" office:value="1079843">
                <text:p>1079843</text:p>
              </table:table-cell>
              <table:table-cell office:value-type="float" office:value="110.2">
                <text:p>110.2</text:p>
              </table:table-cell>
              <table:table-cell office:value-type="float" office:value="544060">
                <text:p>5440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8245">
                <text:p>1028245</text:p>
              </table:table-cell>
              <table:table-cell office:value-type="float" office:value="48.55">
                <text:p>48.55</text:p>
              </table:table-cell>
              <table:table-cell office:value-type="float" office:value="1030256">
                <text:p>1030256</text:p>
              </table:table-cell>
              <table:table-cell office:value-type="float" office:value="101122.88">
                <text:p>101122.88</text:p>
              </table:table-cell>
              <table:table-cell office:value-type="float" office:value="1080383">
                <text:p>1080383</text:p>
              </table:table-cell>
              <table:table-cell office:value-type="float" office:value="110.51">
                <text:p>110.51</text:p>
              </table:table-cell>
              <table:table-cell office:value-type="float" office:value="549068">
                <text:p>54906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8294">
                <text:p>1028294</text:p>
              </table:table-cell>
              <table:table-cell office:value-type="float" office:value="48.57">
                <text:p>48.57</text:p>
              </table:table-cell>
              <table:table-cell office:value-type="float" office:value="1030318">
                <text:p>1030318</text:p>
              </table:table-cell>
              <table:table-cell office:value-type="float" office:value="101122.5">
                <text:p>101122.5</text:p>
              </table:table-cell>
              <table:table-cell office:value-type="float" office:value="1080922">
                <text:p>1080922</text:p>
              </table:table-cell>
              <table:table-cell office:value-type="float" office:value="94.26">
                <text:p>94.26</text:p>
              </table:table-cell>
              <table:table-cell office:value-type="float" office:value="554078">
                <text:p>55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8307">
                <text:p>1028307</text:p>
              </table:table-cell>
              <table:table-cell office:value-type="float" office:value="48.61">
                <text:p>48.61</text:p>
              </table:table-cell>
              <table:table-cell office:value-type="float" office:value="1030380">
                <text:p>1030380</text:p>
              </table:table-cell>
              <table:table-cell office:value-type="float" office:value="101122">
                <text:p>101122</text:p>
              </table:table-cell>
              <table:table-cell office:value-type="float" office:value="1081460">
                <text:p>1081460</text:p>
              </table:table-cell>
              <table:table-cell office:value-type="float" office:value="68.33">
                <text:p>68.33</text:p>
              </table:table-cell>
              <table:table-cell office:value-type="float" office:value="559086">
                <text:p>5590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8357">
                <text:p>1028357</text:p>
              </table:table-cell>
              <table:table-cell office:value-type="float" office:value="48.64">
                <text:p>48.64</text:p>
              </table:table-cell>
              <table:table-cell office:value-type="float" office:value="1030443">
                <text:p>1030443</text:p>
              </table:table-cell>
              <table:table-cell office:value-type="float" office:value="101122">
                <text:p>101122</text:p>
              </table:table-cell>
              <table:table-cell office:value-type="float" office:value="1082000">
                <text:p>1082000</text:p>
              </table:table-cell>
              <table:table-cell office:value-type="float" office:value="49.06">
                <text:p>49.06</text:p>
              </table:table-cell>
              <table:table-cell office:value-type="float" office:value="564096">
                <text:p>56409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8406">
                <text:p>1028406</text:p>
              </table:table-cell>
              <table:table-cell office:value-type="float" office:value="48.64">
                <text:p>48.64</text:p>
              </table:table-cell>
              <table:table-cell office:value-type="float" office:value="1030491">
                <text:p>1030491</text:p>
              </table:table-cell>
              <table:table-cell office:value-type="float" office:value="101122.25">
                <text:p>101122.25</text:p>
              </table:table-cell>
              <table:table-cell office:value-type="float" office:value="1082539">
                <text:p>1082539</text:p>
              </table:table-cell>
              <table:table-cell office:value-type="float" office:value="48.23">
                <text:p>48.23</text:p>
              </table:table-cell>
              <table:table-cell office:value-type="float" office:value="569104">
                <text:p>56910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8418">
                <text:p>1028418</text:p>
              </table:table-cell>
              <table:table-cell office:value-type="float" office:value="48.67">
                <text:p>48.67</text:p>
              </table:table-cell>
              <table:table-cell office:value-type="float" office:value="1030553">
                <text:p>1030553</text:p>
              </table:table-cell>
              <table:table-cell office:value-type="float" office:value="101122.13">
                <text:p>101122.13</text:p>
              </table:table-cell>
              <table:table-cell office:value-type="float" office:value="1083077">
                <text:p>1083077</text:p>
              </table:table-cell>
              <table:table-cell office:value-type="float" office:value="45.63">
                <text:p>45.63</text:p>
              </table:table-cell>
              <table:table-cell office:value-type="float" office:value="574113">
                <text:p>57411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8467">
                <text:p>1028467</text:p>
              </table:table-cell>
              <table:table-cell office:value-type="float" office:value="48.67">
                <text:p>48.67</text:p>
              </table:table-cell>
              <table:table-cell office:value-type="float" office:value="1030616">
                <text:p>1030616</text:p>
              </table:table-cell>
              <table:table-cell office:value-type="float" office:value="101122.13">
                <text:p>101122.13</text:p>
              </table:table-cell>
              <table:table-cell office:value-type="float" office:value="1083616">
                <text:p>1083616</text:p>
              </table:table-cell>
              <table:table-cell office:value-type="float" office:value="54.76">
                <text:p>54.76</text:p>
              </table:table-cell>
              <table:table-cell office:value-type="float" office:value="579124">
                <text:p>57912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8481">
                <text:p>1028481</text:p>
              </table:table-cell>
              <table:table-cell office:value-type="float" office:value="48.64">
                <text:p>48.64</text:p>
              </table:table-cell>
              <table:table-cell office:value-type="float" office:value="1030665">
                <text:p>1030665</text:p>
              </table:table-cell>
              <table:table-cell office:value-type="float" office:value="101121.88">
                <text:p>101121.88</text:p>
              </table:table-cell>
              <table:table-cell office:value-type="float" office:value="1084155">
                <text:p>1084155</text:p>
              </table:table-cell>
              <table:table-cell office:value-type="float" office:value="62.97">
                <text:p>62.97</text:p>
              </table:table-cell>
              <table:table-cell office:value-type="float" office:value="584127">
                <text:p>58412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8530">
                <text:p>1028530</text:p>
              </table:table-cell>
              <table:table-cell office:value-type="float" office:value="48.67">
                <text:p>48.67</text:p>
              </table:table-cell>
              <table:table-cell office:value-type="float" office:value="1030726">
                <text:p>1030726</text:p>
              </table:table-cell>
              <table:table-cell office:value-type="float" office:value="101121.5">
                <text:p>101121.5</text:p>
              </table:table-cell>
              <table:table-cell office:value-type="float" office:value="1084694">
                <text:p>1084694</text:p>
              </table:table-cell>
              <table:table-cell office:value-type="float" office:value="63">
                <text:p>63</text:p>
              </table:table-cell>
              <table:table-cell office:value-type="float" office:value="589136">
                <text:p>58913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8542">
                <text:p>1028542</text:p>
              </table:table-cell>
              <table:table-cell office:value-type="float" office:value="48.69">
                <text:p>48.69</text:p>
              </table:table-cell>
              <table:table-cell office:value-type="float" office:value="1030789">
                <text:p>1030789</text:p>
              </table:table-cell>
              <table:table-cell office:value-type="float" office:value="101121.5">
                <text:p>101121.5</text:p>
              </table:table-cell>
              <table:table-cell office:value-type="float" office:value="1085234">
                <text:p>1085234</text:p>
              </table:table-cell>
              <table:table-cell office:value-type="float" office:value="63.67">
                <text:p>63.67</text:p>
              </table:table-cell>
              <table:table-cell office:value-type="float" office:value="594136">
                <text:p>59413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8591">
                <text:p>1028591</text:p>
              </table:table-cell>
              <table:table-cell office:value-type="float" office:value="48.6">
                <text:p>48.6</text:p>
              </table:table-cell>
              <table:table-cell office:value-type="float" office:value="1030850">
                <text:p>1030850</text:p>
              </table:table-cell>
              <table:table-cell office:value-type="float" office:value="101120.75">
                <text:p>101120.75</text:p>
              </table:table-cell>
              <table:table-cell office:value-type="float" office:value="1085772">
                <text:p>1085772</text:p>
              </table:table-cell>
              <table:table-cell office:value-type="float" office:value="59.87">
                <text:p>59.87</text:p>
              </table:table-cell>
              <table:table-cell office:value-type="float" office:value="599144">
                <text:p>59914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8604">
                <text:p>1028604</text:p>
              </table:table-cell>
              <table:table-cell office:value-type="float" office:value="48.58">
                <text:p>48.58</text:p>
              </table:table-cell>
              <table:table-cell office:value-type="float" office:value="1030913">
                <text:p>1030913</text:p>
              </table:table-cell>
              <table:table-cell office:value-type="float" office:value="101120.5">
                <text:p>101120.5</text:p>
              </table:table-cell>
              <table:table-cell office:value-type="float" office:value="1086311">
                <text:p>1086311</text:p>
              </table:table-cell>
              <table:table-cell office:value-type="float" office:value="74.79">
                <text:p>74.79</text:p>
              </table:table-cell>
              <table:table-cell office:value-type="float" office:value="604153">
                <text:p>60415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8654">
                <text:p>1028654</text:p>
              </table:table-cell>
              <table:table-cell office:value-type="float" office:value="48.65">
                <text:p>48.65</text:p>
              </table:table-cell>
              <table:table-cell office:value-type="float" office:value="1030962">
                <text:p>1030962</text:p>
              </table:table-cell>
              <table:table-cell office:value-type="float" office:value="101120.5">
                <text:p>101120.5</text:p>
              </table:table-cell>
              <table:table-cell office:value-type="float" office:value="1086850">
                <text:p>1086850</text:p>
              </table:table-cell>
              <table:table-cell office:value-type="float" office:value="111.32">
                <text:p>111.32</text:p>
              </table:table-cell>
              <table:table-cell office:value-type="float" office:value="609153">
                <text:p>60915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8703">
                <text:p>1028703</text:p>
              </table:table-cell>
              <table:table-cell office:value-type="float" office:value="48.76">
                <text:p>48.76</text:p>
              </table:table-cell>
              <table:table-cell office:value-type="float" office:value="1031024">
                <text:p>1031024</text:p>
              </table:table-cell>
              <table:table-cell office:value-type="float" office:value="101120">
                <text:p>101120</text:p>
              </table:table-cell>
              <table:table-cell office:value-type="float" office:value="1087389">
                <text:p>1087389</text:p>
              </table:table-cell>
              <table:table-cell office:value-type="float" office:value="120.33">
                <text:p>120.33</text:p>
              </table:table-cell>
              <table:table-cell office:value-type="float" office:value="614161">
                <text:p>6141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8716">
                <text:p>1028716</text:p>
              </table:table-cell>
              <table:table-cell office:value-type="float" office:value="48.74">
                <text:p>48.74</text:p>
              </table:table-cell>
              <table:table-cell office:value-type="float" office:value="1031086">
                <text:p>1031086</text:p>
              </table:table-cell>
              <table:table-cell office:value-type="float" office:value="101120">
                <text:p>101120</text:p>
              </table:table-cell>
              <table:table-cell office:value-type="float" office:value="1087928">
                <text:p>1087928</text:p>
              </table:table-cell>
              <table:table-cell office:value-type="float" office:value="121.27">
                <text:p>121.27</text:p>
              </table:table-cell>
              <table:table-cell office:value-type="float" office:value="619170">
                <text:p>61917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765">
                <text:p>1028765</text:p>
              </table:table-cell>
              <table:table-cell office:value-type="float" office:value="48.77">
                <text:p>48.77</text:p>
              </table:table-cell>
              <table:table-cell office:value-type="float" office:value="1031148">
                <text:p>1031148</text:p>
              </table:table-cell>
              <table:table-cell office:value-type="float" office:value="101119.88">
                <text:p>101119.88</text:p>
              </table:table-cell>
              <table:table-cell office:value-type="float" office:value="1088466">
                <text:p>1088466</text:p>
              </table:table-cell>
              <table:table-cell office:value-type="float" office:value="118.52">
                <text:p>118.52</text:p>
              </table:table-cell>
              <table:table-cell office:value-type="float" office:value="624180">
                <text:p>62418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8777">
                <text:p>1028777</text:p>
              </table:table-cell>
              <table:table-cell office:value-type="float" office:value="48.76">
                <text:p>48.76</text:p>
              </table:table-cell>
              <table:table-cell office:value-type="float" office:value="1031211">
                <text:p>1031211</text:p>
              </table:table-cell>
              <table:table-cell office:value-type="float" office:value="101120.75">
                <text:p>101120.75</text:p>
              </table:table-cell>
              <table:table-cell office:value-type="float" office:value="1089005">
                <text:p>1089005</text:p>
              </table:table-cell>
              <table:table-cell office:value-type="float" office:value="120.65">
                <text:p>120.65</text:p>
              </table:table-cell>
              <table:table-cell office:value-type="float" office:value="629188">
                <text:p>62918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8827">
                <text:p>1028827</text:p>
              </table:table-cell>
              <table:table-cell office:value-type="float" office:value="48.65">
                <text:p>48.65</text:p>
              </table:table-cell>
              <table:table-cell office:value-type="float" office:value="1031260">
                <text:p>1031260</text:p>
              </table:table-cell>
              <table:table-cell office:value-type="float" office:value="101121">
                <text:p>101121</text:p>
              </table:table-cell>
              <table:table-cell office:value-type="float" office:value="1089544">
                <text:p>1089544</text:p>
              </table:table-cell>
              <table:table-cell office:value-type="float" office:value="121.36">
                <text:p>121.36</text:p>
              </table:table-cell>
              <table:table-cell office:value-type="float" office:value="634198">
                <text:p>63419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8876">
                <text:p>1028876</text:p>
              </table:table-cell>
              <table:table-cell office:value-type="float" office:value="49.04">
                <text:p>49.04</text:p>
              </table:table-cell>
              <table:table-cell office:value-type="float" office:value="1031321">
                <text:p>1031321</text:p>
              </table:table-cell>
              <table:table-cell office:value-type="float" office:value="101121.13">
                <text:p>101121.13</text:p>
              </table:table-cell>
              <table:table-cell office:value-type="float" office:value="1090083">
                <text:p>1090083</text:p>
              </table:table-cell>
              <table:table-cell office:value-type="float" office:value="122.46">
                <text:p>122.46</text:p>
              </table:table-cell>
              <table:table-cell office:value-type="float" office:value="639206">
                <text:p>63920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8889">
                <text:p>1028889</text:p>
              </table:table-cell>
              <table:table-cell office:value-type="float" office:value="48.91">
                <text:p>48.91</text:p>
              </table:table-cell>
              <table:table-cell office:value-type="float" office:value="1031384">
                <text:p>1031384</text:p>
              </table:table-cell>
              <table:table-cell office:value-type="float" office:value="101121.75">
                <text:p>101121.75</text:p>
              </table:table-cell>
              <table:table-cell office:value-type="float" office:value="1090623">
                <text:p>1090623</text:p>
              </table:table-cell>
              <table:table-cell office:value-type="float" office:value="125.34">
                <text:p>125.34</text:p>
              </table:table-cell>
              <table:table-cell office:value-type="float" office:value="644215">
                <text:p>64421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938">
                <text:p>1028938</text:p>
              </table:table-cell>
              <table:table-cell office:value-type="float" office:value="49.35">
                <text:p>49.35</text:p>
              </table:table-cell>
              <table:table-cell office:value-type="float" office:value="1031433">
                <text:p>1031433</text:p>
              </table:table-cell>
              <table:table-cell office:value-type="float" office:value="101121.63">
                <text:p>101121.63</text:p>
              </table:table-cell>
              <table:table-cell office:value-type="float" office:value="1091162">
                <text:p>1091162</text:p>
              </table:table-cell>
              <table:table-cell office:value-type="float" office:value="122.71">
                <text:p>122.71</text:p>
              </table:table-cell>
              <table:table-cell office:value-type="float" office:value="649224">
                <text:p>64922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8952">
                <text:p>1028952</text:p>
              </table:table-cell>
              <table:table-cell office:value-type="float" office:value="49.22">
                <text:p>49.22</text:p>
              </table:table-cell>
              <table:table-cell office:value-type="float" office:value="1031495">
                <text:p>1031495</text:p>
              </table:table-cell>
              <table:table-cell office:value-type="float" office:value="101121.38">
                <text:p>101121.38</text:p>
              </table:table-cell>
              <table:table-cell office:value-type="float" office:value="1091700">
                <text:p>1091700</text:p>
              </table:table-cell>
              <table:table-cell office:value-type="float" office:value="125.12">
                <text:p>125.12</text:p>
              </table:table-cell>
              <table:table-cell office:value-type="float" office:value="654233">
                <text:p>65423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9001">
                <text:p>1029001</text:p>
              </table:table-cell>
              <table:table-cell office:value-type="float" office:value="49.41">
                <text:p>49.41</text:p>
              </table:table-cell>
              <table:table-cell office:value-type="float" office:value="1031557">
                <text:p>1031557</text:p>
              </table:table-cell>
              <table:table-cell office:value-type="float" office:value="101122">
                <text:p>101122</text:p>
              </table:table-cell>
              <table:table-cell office:value-type="float" office:value="1092239">
                <text:p>1092239</text:p>
              </table:table-cell>
              <table:table-cell office:value-type="float" office:value="142.81">
                <text:p>142.81</text:p>
              </table:table-cell>
              <table:table-cell office:value-type="float" office:value="659243">
                <text:p>65924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9013">
                <text:p>1029013</text:p>
              </table:table-cell>
              <table:table-cell office:value-type="float" office:value="49.53">
                <text:p>49.53</text:p>
              </table:table-cell>
              <table:table-cell office:value-type="float" office:value="1031619">
                <text:p>1031619</text:p>
              </table:table-cell>
              <table:table-cell office:value-type="float" office:value="101121.88">
                <text:p>101121.88</text:p>
              </table:table-cell>
              <table:table-cell office:value-type="float" office:value="1092779">
                <text:p>1092779</text:p>
              </table:table-cell>
              <table:table-cell office:value-type="float" office:value="478.27">
                <text:p>478.27</text:p>
              </table:table-cell>
              <table:table-cell office:value-type="float" office:value="664251">
                <text:p>66425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9062">
                <text:p>1029062</text:p>
              </table:table-cell>
              <table:table-cell office:value-type="float" office:value="49.33">
                <text:p>49.33</text:p>
              </table:table-cell>
              <table:table-cell office:value-type="float" office:value="1031681">
                <text:p>1031681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260">
                <text:p>66926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9075">
                <text:p>1029075</text:p>
              </table:table-cell>
              <table:table-cell office:value-type="float" office:value="49.31">
                <text:p>49.31</text:p>
              </table:table-cell>
              <table:table-cell office:value-type="float" office:value="1031730">
                <text:p>1031730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269">
                <text:p>67426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9125">
                <text:p>1029125</text:p>
              </table:table-cell>
              <table:table-cell office:value-type="float" office:value="48.82">
                <text:p>48.82</text:p>
              </table:table-cell>
              <table:table-cell office:value-type="float" office:value="1031792">
                <text:p>1031792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278">
                <text:p>67927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9174">
                <text:p>1029174</text:p>
              </table:table-cell>
              <table:table-cell office:value-type="float" office:value="48.91">
                <text:p>48.91</text:p>
              </table:table-cell>
              <table:table-cell office:value-type="float" office:value="1031855">
                <text:p>1031855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288">
                <text:p>68428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9186">
                <text:p>1029186</text:p>
              </table:table-cell>
              <table:table-cell office:value-type="float" office:value="48.4">
                <text:p>48.4</text:p>
              </table:table-cell>
              <table:table-cell office:value-type="float" office:value="1031916">
                <text:p>1031916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286">
                <text:p>6892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235">
                <text:p>1029235</text:p>
              </table:table-cell>
              <table:table-cell office:value-type="float" office:value="49.15">
                <text:p>49.15</text:p>
              </table:table-cell>
              <table:table-cell office:value-type="float" office:value="1031979">
                <text:p>1031979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295">
                <text:p>69429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9249">
                <text:p>1029249</text:p>
              </table:table-cell>
              <table:table-cell office:value-type="float" office:value="49.17">
                <text:p>49.17</text:p>
              </table:table-cell>
              <table:table-cell office:value-type="float" office:value="1032028">
                <text:p>1032028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304">
                <text:p>69930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9298">
                <text:p>1029298</text:p>
              </table:table-cell>
              <table:table-cell office:value-type="float" office:value="48.88">
                <text:p>48.88</text:p>
              </table:table-cell>
              <table:table-cell office:value-type="float" office:value="1032090">
                <text:p>1032090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313">
                <text:p>70431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9311">
                <text:p>1029311</text:p>
              </table:table-cell>
              <table:table-cell office:value-type="float" office:value="49.15">
                <text:p>49.15</text:p>
              </table:table-cell>
              <table:table-cell office:value-type="float" office:value="1032152">
                <text:p>1032152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322">
                <text:p>70932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9360">
                <text:p>1029360</text:p>
              </table:table-cell>
              <table:table-cell office:value-type="float" office:value="49.38">
                <text:p>49.38</text:p>
              </table:table-cell>
              <table:table-cell office:value-type="float" office:value="1032201">
                <text:p>1032201</text:p>
              </table:table-cell>
              <table:table-cell office:value-type="float" office:value="101119.5">
                <text:p>1011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331">
                <text:p>71433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9372">
                <text:p>1029372</text:p>
              </table:table-cell>
              <table:table-cell office:value-type="float" office:value="49.55">
                <text:p>49.55</text:p>
              </table:table-cell>
              <table:table-cell office:value-type="float" office:value="1032263">
                <text:p>1032263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340">
                <text:p>71934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9422">
                <text:p>1029422</text:p>
              </table:table-cell>
              <table:table-cell office:value-type="float" office:value="49.57">
                <text:p>49.57</text:p>
              </table:table-cell>
              <table:table-cell office:value-type="float" office:value="1032325">
                <text:p>1032325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349">
                <text:p>72434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9471">
                <text:p>1029471</text:p>
              </table:table-cell>
              <table:table-cell office:value-type="float" office:value="49.58">
                <text:p>49.58</text:p>
              </table:table-cell>
              <table:table-cell office:value-type="float" office:value="1032387">
                <text:p>1032387</text:p>
              </table:table-cell>
              <table:table-cell office:value-type="float" office:value="101119.13">
                <text:p>10111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348">
                <text:p>72934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9484">
                <text:p>1029484</text:p>
              </table:table-cell>
              <table:table-cell office:value-type="float" office:value="48.85">
                <text:p>48.85</text:p>
              </table:table-cell>
              <table:table-cell office:value-type="float" office:value="1032450">
                <text:p>1032450</text:p>
              </table:table-cell>
              <table:table-cell office:value-type="float" office:value="101119.13">
                <text:p>10111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357">
                <text:p>73435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9533">
                <text:p>1029533</text:p>
              </table:table-cell>
              <table:table-cell office:value-type="float" office:value="48.61">
                <text:p>48.61</text:p>
              </table:table-cell>
              <table:table-cell office:value-type="float" office:value="1032499">
                <text:p>1032499</text:p>
              </table:table-cell>
              <table:table-cell office:value-type="float" office:value="101119">
                <text:p>1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365">
                <text:p>7393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9547">
                <text:p>1029547</text:p>
              </table:table-cell>
              <table:table-cell office:value-type="float" office:value="48.7">
                <text:p>48.7</text:p>
              </table:table-cell>
              <table:table-cell office:value-type="float" office:value="1032560">
                <text:p>1032560</text:p>
              </table:table-cell>
              <table:table-cell office:value-type="float" office:value="101118.75">
                <text:p>1011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365">
                <text:p>7443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9596">
                <text:p>1029596</text:p>
              </table:table-cell>
              <table:table-cell office:value-type="float" office:value="48.61">
                <text:p>48.61</text:p>
              </table:table-cell>
              <table:table-cell office:value-type="float" office:value="1032623">
                <text:p>1032623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374">
                <text:p>74937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645">
                <text:p>1029645</text:p>
              </table:table-cell>
              <table:table-cell office:value-type="float" office:value="48.52">
                <text:p>48.52</text:p>
              </table:table-cell>
              <table:table-cell office:value-type="float" office:value="1032685">
                <text:p>1032685</text:p>
              </table:table-cell>
              <table:table-cell office:value-type="float" office:value="101119.13">
                <text:p>10111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383">
                <text:p>75438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9694">
                <text:p>1029694</text:p>
              </table:table-cell>
              <table:table-cell office:value-type="float" office:value="48.5">
                <text:p>48.5</text:p>
              </table:table-cell>
              <table:table-cell office:value-type="float" office:value="1032747">
                <text:p>1032747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382">
                <text:p>75938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9706">
                <text:p>1029706</text:p>
              </table:table-cell>
              <table:table-cell office:value-type="float" office:value="48.57">
                <text:p>48.57</text:p>
              </table:table-cell>
              <table:table-cell office:value-type="float" office:value="1032796">
                <text:p>1032796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391">
                <text:p>76439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9755">
                <text:p>1029755</text:p>
              </table:table-cell>
              <table:table-cell office:value-type="float" office:value="48.63">
                <text:p>48.63</text:p>
              </table:table-cell>
              <table:table-cell office:value-type="float" office:value="1032858">
                <text:p>1032858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400">
                <text:p>76940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9769">
                <text:p>1029769</text:p>
              </table:table-cell>
              <table:table-cell office:value-type="float" office:value="48.61">
                <text:p>48.61</text:p>
              </table:table-cell>
              <table:table-cell office:value-type="float" office:value="1032920">
                <text:p>1032920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409">
                <text:p>77440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9818">
                <text:p>1029818</text:p>
              </table:table-cell>
              <table:table-cell office:value-type="float" office:value="48.68">
                <text:p>48.68</text:p>
              </table:table-cell>
              <table:table-cell office:value-type="float" office:value="1032982">
                <text:p>1032982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418">
                <text:p>77941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9831">
                <text:p>1029831</text:p>
              </table:table-cell>
              <table:table-cell office:value-type="float" office:value="48.45">
                <text:p>48.45</text:p>
              </table:table-cell>
              <table:table-cell office:value-type="float" office:value="1033044">
                <text:p>1033044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427">
                <text:p>78442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9880">
                <text:p>1029880</text:p>
              </table:table-cell>
              <table:table-cell office:value-type="float" office:value="48.85">
                <text:p>48.85</text:p>
              </table:table-cell>
              <table:table-cell office:value-type="float" office:value="1033094">
                <text:p>1033094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436">
                <text:p>78943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9894">
                <text:p>1029894</text:p>
              </table:table-cell>
              <table:table-cell office:value-type="float" office:value="48.83">
                <text:p>48.83</text:p>
              </table:table-cell>
              <table:table-cell office:value-type="float" office:value="1033155">
                <text:p>1033155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445">
                <text:p>79444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9943">
                <text:p>1029943</text:p>
              </table:table-cell>
              <table:table-cell office:value-type="float" office:value="48.07">
                <text:p>48.07</text:p>
              </table:table-cell>
              <table:table-cell office:value-type="float" office:value="1033218">
                <text:p>1033218</text:p>
              </table:table-cell>
              <table:table-cell office:value-type="float" office:value="101121.38">
                <text:p>1011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454">
                <text:p>799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9955">
                <text:p>1029955</text:p>
              </table:table-cell>
              <table:table-cell office:value-type="float" office:value="47.79">
                <text:p>47.79</text:p>
              </table:table-cell>
              <table:table-cell office:value-type="float" office:value="1033267">
                <text:p>1033267</text:p>
              </table:table-cell>
              <table:table-cell office:value-type="float" office:value="101121.38">
                <text:p>1011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463">
                <text:p>80446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0004">
                <text:p>1030004</text:p>
              </table:table-cell>
              <table:table-cell office:value-type="float" office:value="47.85">
                <text:p>47.85</text:p>
              </table:table-cell>
              <table:table-cell office:value-type="float" office:value="1033329">
                <text:p>1033329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473">
                <text:p>80947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0018">
                <text:p>1030018</text:p>
              </table:table-cell>
              <table:table-cell office:value-type="float" office:value="47.71">
                <text:p>47.71</text:p>
              </table:table-cell>
              <table:table-cell office:value-type="float" office:value="1033391">
                <text:p>1033391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481">
                <text:p>81448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0067">
                <text:p>1030067</text:p>
              </table:table-cell>
              <table:table-cell office:value-type="float" office:value="47.37">
                <text:p>47.37</text:p>
              </table:table-cell>
              <table:table-cell office:value-type="float" office:value="1033453">
                <text:p>1033453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490">
                <text:p>81949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0080">
                <text:p>1030080</text:p>
              </table:table-cell>
              <table:table-cell office:value-type="float" office:value="47.73">
                <text:p>47.73</text:p>
              </table:table-cell>
              <table:table-cell office:value-type="float" office:value="1033515">
                <text:p>1033515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499">
                <text:p>82449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0129">
                <text:p>1030129</text:p>
              </table:table-cell>
              <table:table-cell office:value-type="float" office:value="47.37">
                <text:p>47.37</text:p>
              </table:table-cell>
              <table:table-cell office:value-type="float" office:value="1033564">
                <text:p>1033564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508">
                <text:p>82950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0141">
                <text:p>1030141</text:p>
              </table:table-cell>
              <table:table-cell office:value-type="float" office:value="47.3">
                <text:p>47.3</text:p>
              </table:table-cell>
              <table:table-cell office:value-type="float" office:value="1033613">
                <text:p>1033613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518">
                <text:p>83451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30191">
                <text:p>1030191</text:p>
              </table:table-cell>
              <table:table-cell office:value-type="float" office:value="48.1">
                <text:p>48.1</text:p>
              </table:table-cell>
              <table:table-cell office:value-type="float" office:value="1033675">
                <text:p>1033675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516">
                <text:p>83951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0240">
                <text:p>1030240</text:p>
              </table:table-cell>
              <table:table-cell office:value-type="float" office:value="48.54">
                <text:p>48.54</text:p>
              </table:table-cell>
              <table:table-cell office:value-type="float" office:value="1033738">
                <text:p>1033738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525">
                <text:p>84452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0253">
                <text:p>1030253</text:p>
              </table:table-cell>
              <table:table-cell office:value-type="float" office:value="48.73">
                <text:p>48.73</text:p>
              </table:table-cell>
              <table:table-cell office:value-type="float" office:value="1033799">
                <text:p>1033799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533">
                <text:p>84953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0302">
                <text:p>1030302</text:p>
              </table:table-cell>
              <table:table-cell office:value-type="float" office:value="49.06">
                <text:p>49.06</text:p>
              </table:table-cell>
              <table:table-cell office:value-type="float" office:value="1033862">
                <text:p>1033862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533">
                <text:p>85453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0315">
                <text:p>1030315</text:p>
              </table:table-cell>
              <table:table-cell office:value-type="float" office:value="49.24">
                <text:p>49.24</text:p>
              </table:table-cell>
              <table:table-cell office:value-type="float" office:value="1033923">
                <text:p>1033923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542">
                <text:p>85954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0364">
                <text:p>1030364</text:p>
              </table:table-cell>
              <table:table-cell office:value-type="float" office:value="48.8">
                <text:p>48.8</text:p>
              </table:table-cell>
              <table:table-cell office:value-type="float" office:value="1033986">
                <text:p>1033986</text:p>
              </table:table-cell>
              <table:table-cell office:value-type="float" office:value="101123.75">
                <text:p>1011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550">
                <text:p>86455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0377">
                <text:p>1030377</text:p>
              </table:table-cell>
              <table:table-cell office:value-type="float" office:value="49.05">
                <text:p>49.05</text:p>
              </table:table-cell>
              <table:table-cell office:value-type="float" office:value="1034035">
                <text:p>1034035</text:p>
              </table:table-cell>
              <table:table-cell office:value-type="float" office:value="101124.38">
                <text:p>1011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550">
                <text:p>86955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0426">
                <text:p>1030426</text:p>
              </table:table-cell>
              <table:table-cell office:value-type="float" office:value="49.37">
                <text:p>49.37</text:p>
              </table:table-cell>
              <table:table-cell office:value-type="float" office:value="1034097">
                <text:p>1034097</text:p>
              </table:table-cell>
              <table:table-cell office:value-type="float" office:value="101124">
                <text:p>10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559">
                <text:p>87455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0439">
                <text:p>1030439</text:p>
              </table:table-cell>
              <table:table-cell office:value-type="float" office:value="49.24">
                <text:p>49.24</text:p>
              </table:table-cell>
              <table:table-cell office:value-type="float" office:value="1034159">
                <text:p>1034159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567">
                <text:p>8795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0489">
                <text:p>1030489</text:p>
              </table:table-cell>
              <table:table-cell office:value-type="float" office:value="48.79">
                <text:p>48.79</text:p>
              </table:table-cell>
              <table:table-cell office:value-type="float" office:value="1034221">
                <text:p>1034221</text:p>
              </table:table-cell>
              <table:table-cell office:value-type="float" office:value="101123.5">
                <text:p>1011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567">
                <text:p>8845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0538">
                <text:p>1030538</text:p>
              </table:table-cell>
              <table:table-cell office:value-type="float" office:value="48.52">
                <text:p>48.52</text:p>
              </table:table-cell>
              <table:table-cell office:value-type="float" office:value="1034284">
                <text:p>1034284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576">
                <text:p>88957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30550">
                <text:p>1030550</text:p>
              </table:table-cell>
              <table:table-cell office:value-type="float" office:value="48.62">
                <text:p>48.62</text:p>
              </table:table-cell>
              <table:table-cell office:value-type="float" office:value="1034333">
                <text:p>1034333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584">
                <text:p>89458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30599">
                <text:p>1030599</text:p>
              </table:table-cell>
              <table:table-cell office:value-type="float" office:value="49.01">
                <text:p>49.01</text:p>
              </table:table-cell>
              <table:table-cell office:value-type="float" office:value="1034394">
                <text:p>1034394</text:p>
              </table:table-cell>
              <table:table-cell office:value-type="float" office:value="101124">
                <text:p>10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584">
                <text:p>89958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0612">
                <text:p>1030612</text:p>
              </table:table-cell>
              <table:table-cell office:value-type="float" office:value="49">
                <text:p>49</text:p>
              </table:table-cell>
              <table:table-cell office:value-type="float" office:value="1034457">
                <text:p>1034457</text:p>
              </table:table-cell>
              <table:table-cell office:value-type="float" office:value="101124.13">
                <text:p>10112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593">
                <text:p>90459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0662">
                <text:p>1030662</text:p>
              </table:table-cell>
              <table:table-cell office:value-type="float" office:value="48.42">
                <text:p>48.42</text:p>
              </table:table-cell>
              <table:table-cell office:value-type="float" office:value="1034518">
                <text:p>1034518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601">
                <text:p>90960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30711">
                <text:p>1030711</text:p>
              </table:table-cell>
              <table:table-cell office:value-type="float" office:value="48.34">
                <text:p>48.34</text:p>
              </table:table-cell>
              <table:table-cell office:value-type="float" office:value="1034567">
                <text:p>1034567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611">
                <text:p>91461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0724">
                <text:p>1030724</text:p>
              </table:table-cell>
              <table:table-cell office:value-type="float" office:value="48.56">
                <text:p>48.56</text:p>
              </table:table-cell>
              <table:table-cell office:value-type="float" office:value="1034630">
                <text:p>1034630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619">
                <text:p>91961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0773">
                <text:p>1030773</text:p>
              </table:table-cell>
              <table:table-cell office:value-type="float" office:value="48.64">
                <text:p>48.64</text:p>
              </table:table-cell>
              <table:table-cell office:value-type="float" office:value="1034692">
                <text:p>1034692</text:p>
              </table:table-cell>
              <table:table-cell office:value-type="float" office:value="101123.5">
                <text:p>1011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628">
                <text:p>92462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0786">
                <text:p>1030786</text:p>
              </table:table-cell>
              <table:table-cell office:value-type="float" office:value="48.46">
                <text:p>48.46</text:p>
              </table:table-cell>
              <table:table-cell office:value-type="float" office:value="1034754">
                <text:p>1034754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628">
                <text:p>92962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0835">
                <text:p>1030835</text:p>
              </table:table-cell>
              <table:table-cell office:value-type="float" office:value="48.05">
                <text:p>48.05</text:p>
              </table:table-cell>
              <table:table-cell office:value-type="float" office:value="1034803">
                <text:p>1034803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636">
                <text:p>93463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0848">
                <text:p>1030848</text:p>
              </table:table-cell>
              <table:table-cell office:value-type="float" office:value="47.9">
                <text:p>47.9</text:p>
              </table:table-cell>
              <table:table-cell office:value-type="float" office:value="1034865">
                <text:p>1034865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645">
                <text:p>93964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0897">
                <text:p>1030897</text:p>
              </table:table-cell>
              <table:table-cell office:value-type="float" office:value="48.28">
                <text:p>48.28</text:p>
              </table:table-cell>
              <table:table-cell office:value-type="float" office:value="1034928">
                <text:p>1034928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645">
                <text:p>94464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30909">
                <text:p>1030909</text:p>
              </table:table-cell>
              <table:table-cell office:value-type="float" office:value="48.28">
                <text:p>48.28</text:p>
              </table:table-cell>
              <table:table-cell office:value-type="float" office:value="1034990">
                <text:p>1034990</text:p>
              </table:table-cell>
              <table:table-cell office:value-type="float" office:value="101122.38">
                <text:p>10112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653">
                <text:p>94965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30959">
                <text:p>1030959</text:p>
              </table:table-cell>
              <table:table-cell office:value-type="float" office:value="47.61">
                <text:p>47.61</text:p>
              </table:table-cell>
              <table:table-cell office:value-type="float" office:value="1035053">
                <text:p>1035053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662">
                <text:p>95466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1008">
                <text:p>1031008</text:p>
              </table:table-cell>
              <table:table-cell office:value-type="float" office:value="47.25">
                <text:p>47.25</text:p>
              </table:table-cell>
              <table:table-cell office:value-type="float" office:value="1035102">
                <text:p>1035102</text:p>
              </table:table-cell>
              <table:table-cell office:value-type="float" office:value="101122.13">
                <text:p>10112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671">
                <text:p>95967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1021">
                <text:p>1031021</text:p>
              </table:table-cell>
              <table:table-cell office:value-type="float" office:value="47.62">
                <text:p>47.62</text:p>
              </table:table-cell>
              <table:table-cell office:value-type="float" office:value="1035163">
                <text:p>1035163</text:p>
              </table:table-cell>
              <table:table-cell office:value-type="float" office:value="101122.13">
                <text:p>10112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680">
                <text:p>96468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31070">
                <text:p>1031070</text:p>
              </table:table-cell>
              <table:table-cell office:value-type="float" office:value="47.53">
                <text:p>47.53</text:p>
              </table:table-cell>
              <table:table-cell office:value-type="float" office:value="1035226">
                <text:p>1035226</text:p>
              </table:table-cell>
              <table:table-cell office:value-type="float" office:value="101122.13">
                <text:p>10112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90">
                <text:p>96969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31084">
                <text:p>1031084</text:p>
              </table:table-cell>
              <table:table-cell office:value-type="float" office:value="47.77">
                <text:p>47.77</text:p>
              </table:table-cell>
              <table:table-cell office:value-type="float" office:value="1035287">
                <text:p>1035287</text:p>
              </table:table-cell>
              <table:table-cell office:value-type="float" office:value="101121.88">
                <text:p>1011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698">
                <text:p>97469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1133">
                <text:p>1031133</text:p>
              </table:table-cell>
              <table:table-cell office:value-type="float" office:value="48.14">
                <text:p>48.14</text:p>
              </table:table-cell>
              <table:table-cell office:value-type="float" office:value="1035350">
                <text:p>1035350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707">
                <text:p>97970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1145">
                <text:p>1031145</text:p>
              </table:table-cell>
              <table:table-cell office:value-type="float" office:value="48.39">
                <text:p>48.39</text:p>
              </table:table-cell>
              <table:table-cell office:value-type="float" office:value="1035399">
                <text:p>1035399</text:p>
              </table:table-cell>
              <table:table-cell office:value-type="float" office:value="101121.38">
                <text:p>1011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716">
                <text:p>98471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1194">
                <text:p>1031194</text:p>
              </table:table-cell>
              <table:table-cell office:value-type="float" office:value="49.05">
                <text:p>49.05</text:p>
              </table:table-cell>
              <table:table-cell office:value-type="float" office:value="1035461">
                <text:p>1035461</text:p>
              </table:table-cell>
              <table:table-cell office:value-type="float" office:value="101121.63">
                <text:p>10112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725">
                <text:p>98972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31207">
                <text:p>1031207</text:p>
              </table:table-cell>
              <table:table-cell office:value-type="float" office:value="49.5">
                <text:p>49.5</text:p>
              </table:table-cell>
              <table:table-cell office:value-type="float" office:value="1035523">
                <text:p>1035523</text:p>
              </table:table-cell>
              <table:table-cell office:value-type="float" office:value="101123">
                <text:p>1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735">
                <text:p>99473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1257">
                <text:p>1031257</text:p>
              </table:table-cell>
              <table:table-cell office:value-type="float" office:value="49.79">
                <text:p>49.79</text:p>
              </table:table-cell>
              <table:table-cell office:value-type="float" office:value="1035585">
                <text:p>1035585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744">
                <text:p>99974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1306">
                <text:p>1031306</text:p>
              </table:table-cell>
              <table:table-cell office:value-type="float" office:value="49.6">
                <text:p>49.6</text:p>
              </table:table-cell>
              <table:table-cell office:value-type="float" office:value="1035648">
                <text:p>1035648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753">
                <text:p>100475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31318">
                <text:p>1031318</text:p>
              </table:table-cell>
              <table:table-cell office:value-type="float" office:value="49.85">
                <text:p>49.85</text:p>
              </table:table-cell>
              <table:table-cell office:value-type="float" office:value="1035697">
                <text:p>1035697</text:p>
              </table:table-cell>
              <table:table-cell office:value-type="float" office:value="101123">
                <text:p>1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756">
                <text:p>100975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1367">
                <text:p>1031367</text:p>
              </table:table-cell>
              <table:table-cell office:value-type="float" office:value="49.74">
                <text:p>49.74</text:p>
              </table:table-cell>
              <table:table-cell office:value-type="float" office:value="1035758">
                <text:p>1035758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779">
                <text:p>101477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1380">
                <text:p>1031380</text:p>
              </table:table-cell>
              <table:table-cell office:value-type="float" office:value="49.23">
                <text:p>49.23</text:p>
              </table:table-cell>
              <table:table-cell office:value-type="float" office:value="1035821">
                <text:p>1035821</text:p>
              </table:table-cell>
              <table:table-cell office:value-type="float" office:value="101123">
                <text:p>1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807">
                <text:p>101980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31430">
                <text:p>1031430</text:p>
              </table:table-cell>
              <table:table-cell office:value-type="float" office:value="48.95">
                <text:p>48.95</text:p>
              </table:table-cell>
              <table:table-cell office:value-type="float" office:value="1035870">
                <text:p>1035870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834">
                <text:p>102483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31479">
                <text:p>1031479</text:p>
              </table:table-cell>
              <table:table-cell office:value-type="float" office:value="48.7">
                <text:p>48.7</text:p>
              </table:table-cell>
              <table:table-cell office:value-type="float" office:value="1035931">
                <text:p>1035931</text:p>
              </table:table-cell>
              <table:table-cell office:value-type="float" office:value="101122.88">
                <text:p>1011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880">
                <text:p>102988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1492">
                <text:p>1031492</text:p>
              </table:table-cell>
              <table:table-cell office:value-type="float" office:value="48.74">
                <text:p>48.74</text:p>
              </table:table-cell>
              <table:table-cell office:value-type="float" office:value="1035994">
                <text:p>1035994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911">
                <text:p>103491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1541">
                <text:p>1031541</text:p>
              </table:table-cell>
              <table:table-cell office:value-type="float" office:value="48.83">
                <text:p>48.83</text:p>
              </table:table-cell>
              <table:table-cell office:value-type="float" office:value="1036056">
                <text:p>1036056</text:p>
              </table:table-cell>
              <table:table-cell office:value-type="float" office:value="101122.25">
                <text:p>1011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943">
                <text:p>103994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31554">
                <text:p>1031554</text:p>
              </table:table-cell>
              <table:table-cell office:value-type="float" office:value="48.76">
                <text:p>48.76</text:p>
              </table:table-cell>
              <table:table-cell office:value-type="float" office:value="1036118">
                <text:p>1036118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975">
                <text:p>104497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1603">
                <text:p>1031603</text:p>
              </table:table-cell>
              <table:table-cell office:value-type="float" office:value="48.72">
                <text:p>48.72</text:p>
              </table:table-cell>
              <table:table-cell office:value-type="float" office:value="1036167">
                <text:p>1036167</text:p>
              </table:table-cell>
              <table:table-cell office:value-type="float" office:value="101121.88">
                <text:p>1011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995">
                <text:p>104999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1616">
                <text:p>1031616</text:p>
              </table:table-cell>
              <table:table-cell office:value-type="float" office:value="48.99">
                <text:p>48.99</text:p>
              </table:table-cell>
              <table:table-cell office:value-type="float" office:value="1036229">
                <text:p>1036229</text:p>
              </table:table-cell>
              <table:table-cell office:value-type="float" office:value="101121.5">
                <text:p>101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001">
                <text:p>105500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31665">
                <text:p>1031665</text:p>
              </table:table-cell>
              <table:table-cell office:value-type="float" office:value="49.44">
                <text:p>49.44</text:p>
              </table:table-cell>
              <table:table-cell office:value-type="float" office:value="1036292">
                <text:p>1036292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21">
                <text:p>106002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31678">
                <text:p>1031678</text:p>
              </table:table-cell>
              <table:table-cell office:value-type="float" office:value="49.47">
                <text:p>49.47</text:p>
              </table:table-cell>
              <table:table-cell office:value-type="float" office:value="1036353">
                <text:p>1036353</text:p>
              </table:table-cell>
              <table:table-cell office:value-type="float" office:value="101121.38">
                <text:p>1011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50">
                <text:p>106505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1728">
                <text:p>1031728</text:p>
              </table:table-cell>
              <table:table-cell office:value-type="float" office:value="49.51">
                <text:p>49.51</text:p>
              </table:table-cell>
              <table:table-cell office:value-type="float" office:value="1036416">
                <text:p>1036416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80">
                <text:p>107008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1777">
                <text:p>1031777</text:p>
              </table:table-cell>
              <table:table-cell office:value-type="float" office:value="49.6">
                <text:p>49.6</text:p>
              </table:table-cell>
              <table:table-cell office:value-type="float" office:value="1036465">
                <text:p>1036465</text:p>
              </table:table-cell>
              <table:table-cell office:value-type="float" office:value="101121.13">
                <text:p>10112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5110">
                <text:p>10751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31789">
                <text:p>1031789</text:p>
              </table:table-cell>
              <table:table-cell office:value-type="float" office:value="49.35">
                <text:p>49.35</text:p>
              </table:table-cell>
              <table:table-cell office:value-type="float" office:value="1036526">
                <text:p>1036526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140">
                <text:p>108014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1838">
                <text:p>1031838</text:p>
              </table:table-cell>
              <table:table-cell office:value-type="float" office:value="49.4">
                <text:p>49.4</text:p>
              </table:table-cell>
              <table:table-cell office:value-type="float" office:value="1036589">
                <text:p>1036589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170">
                <text:p>108517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1852">
                <text:p>1031852</text:p>
              </table:table-cell>
              <table:table-cell office:value-type="float" office:value="49.38">
                <text:p>49.38</text:p>
              </table:table-cell>
              <table:table-cell office:value-type="float" office:value="1036638">
                <text:p>1036638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201">
                <text:p>10902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1901">
                <text:p>1031901</text:p>
              </table:table-cell>
              <table:table-cell office:value-type="float" office:value="48.97">
                <text:p>48.97</text:p>
              </table:table-cell>
              <table:table-cell office:value-type="float" office:value="1036700">
                <text:p>1036700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209">
                <text:p>109520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31913">
                <text:p>1031913</text:p>
              </table:table-cell>
              <table:table-cell office:value-type="float" office:value="49.17">
                <text:p>49.17</text:p>
              </table:table-cell>
              <table:table-cell office:value-type="float" office:value="1036762">
                <text:p>1036762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209">
                <text:p>110020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1963">
                <text:p>1031963</text:p>
              </table:table-cell>
              <table:table-cell office:value-type="float" office:value="49.55">
                <text:p>49.55</text:p>
              </table:table-cell>
              <table:table-cell office:value-type="float" office:value="1036824">
                <text:p>1036824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216">
                <text:p>110521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1975">
                <text:p>1031975</text:p>
              </table:table-cell>
              <table:table-cell office:value-type="float" office:value="49.57">
                <text:p>49.57</text:p>
              </table:table-cell>
              <table:table-cell office:value-type="float" office:value="1036887">
                <text:p>1036887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225">
                <text:p>111022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2025">
                <text:p>1032025</text:p>
              </table:table-cell>
              <table:table-cell office:value-type="float" office:value="49.53">
                <text:p>49.53</text:p>
              </table:table-cell>
              <table:table-cell office:value-type="float" office:value="1036936">
                <text:p>1036936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225">
                <text:p>111522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2074">
                <text:p>1032074</text:p>
              </table:table-cell>
              <table:table-cell office:value-type="float" office:value="49.83">
                <text:p>49.83</text:p>
              </table:table-cell>
              <table:table-cell office:value-type="float" office:value="1036997">
                <text:p>1036997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234">
                <text:p>112023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2087">
                <text:p>1032087</text:p>
              </table:table-cell>
              <table:table-cell office:value-type="float" office:value="50.04">
                <text:p>50.04</text:p>
              </table:table-cell>
              <table:table-cell office:value-type="float" office:value="1037060">
                <text:p>1037060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242">
                <text:p>112524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32136">
                <text:p>1032136</text:p>
              </table:table-cell>
              <table:table-cell office:value-type="float" office:value="49.96">
                <text:p>49.96</text:p>
              </table:table-cell>
              <table:table-cell office:value-type="float" office:value="1037122">
                <text:p>1037122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242">
                <text:p>113024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32148">
                <text:p>1032148</text:p>
              </table:table-cell>
              <table:table-cell office:value-type="float" office:value="50.07">
                <text:p>50.07</text:p>
              </table:table-cell>
              <table:table-cell office:value-type="float" office:value="1037184">
                <text:p>1037184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251">
                <text:p>113525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32198">
                <text:p>1032198</text:p>
              </table:table-cell>
              <table:table-cell office:value-type="float" office:value="49.44">
                <text:p>49.44</text:p>
              </table:table-cell>
              <table:table-cell office:value-type="float" office:value="1037233">
                <text:p>1037233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259">
                <text:p>114025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2247">
                <text:p>1032247</text:p>
              </table:table-cell>
              <table:table-cell office:value-type="float" office:value="49.24">
                <text:p>49.24</text:p>
              </table:table-cell>
              <table:table-cell office:value-type="float" office:value="1037295">
                <text:p>1037295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2260">
                <text:p>1032260</text:p>
              </table:table-cell>
              <table:table-cell office:value-type="float" office:value="48.87">
                <text:p>48.87</text:p>
              </table:table-cell>
              <table:table-cell office:value-type="float" office:value="1037357">
                <text:p>1037357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2309">
                <text:p>1032309</text:p>
              </table:table-cell>
              <table:table-cell office:value-type="float" office:value="48.64">
                <text:p>48.64</text:p>
              </table:table-cell>
              <table:table-cell office:value-type="float" office:value="1037419">
                <text:p>1037419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2323">
                <text:p>1032323</text:p>
              </table:table-cell>
              <table:table-cell office:value-type="float" office:value="48.63">
                <text:p>48.63</text:p>
              </table:table-cell>
              <table:table-cell office:value-type="float" office:value="1037481">
                <text:p>1037481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32372">
                <text:p>1032372</text:p>
              </table:table-cell>
              <table:table-cell office:value-type="float" office:value="48.64">
                <text:p>48.64</text:p>
              </table:table-cell>
              <table:table-cell office:value-type="float" office:value="1037531">
                <text:p>1037531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32384">
                <text:p>1032384</text:p>
              </table:table-cell>
              <table:table-cell office:value-type="float" office:value="48.75">
                <text:p>48.75</text:p>
              </table:table-cell>
              <table:table-cell office:value-type="float" office:value="1037592">
                <text:p>1037592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2433">
                <text:p>1032433</text:p>
              </table:table-cell>
              <table:table-cell office:value-type="float" office:value="48.76">
                <text:p>48.76</text:p>
              </table:table-cell>
              <table:table-cell office:value-type="float" office:value="1037655">
                <text:p>1037655</text:p>
              </table:table-cell>
              <table:table-cell office:value-type="float" office:value="101118.88">
                <text:p>10111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2446">
                <text:p>1032446</text:p>
              </table:table-cell>
              <table:table-cell office:value-type="float" office:value="48.71">
                <text:p>48.71</text:p>
              </table:table-cell>
              <table:table-cell office:value-type="float" office:value="1037704">
                <text:p>1037704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2496">
                <text:p>1032496</text:p>
              </table:table-cell>
              <table:table-cell office:value-type="float" office:value="48.68">
                <text:p>48.68</text:p>
              </table:table-cell>
              <table:table-cell office:value-type="float" office:value="1037765">
                <text:p>1037765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2545">
                <text:p>1032545</text:p>
              </table:table-cell>
              <table:table-cell office:value-type="float" office:value="48.7">
                <text:p>48.7</text:p>
              </table:table-cell>
              <table:table-cell office:value-type="float" office:value="1037828">
                <text:p>1037828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2558">
                <text:p>1032558</text:p>
              </table:table-cell>
              <table:table-cell office:value-type="float" office:value="49.05">
                <text:p>49.05</text:p>
              </table:table-cell>
              <table:table-cell office:value-type="float" office:value="1037890">
                <text:p>1037890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2607">
                <text:p>1032607</text:p>
              </table:table-cell>
              <table:table-cell office:value-type="float" office:value="48.83">
                <text:p>48.83</text:p>
              </table:table-cell>
              <table:table-cell office:value-type="float" office:value="1037952">
                <text:p>1037952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2620">
                <text:p>1032620</text:p>
              </table:table-cell>
              <table:table-cell office:value-type="float" office:value="49.11">
                <text:p>49.11</text:p>
              </table:table-cell>
              <table:table-cell office:value-type="float" office:value="1038001">
                <text:p>1038001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2669">
                <text:p>1032669</text:p>
              </table:table-cell>
              <table:table-cell office:value-type="float" office:value="49.62">
                <text:p>49.62</text:p>
              </table:table-cell>
              <table:table-cell office:value-type="float" office:value="1038063">
                <text:p>1038063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2682">
                <text:p>1032682</text:p>
              </table:table-cell>
              <table:table-cell office:value-type="float" office:value="49.29">
                <text:p>49.29</text:p>
              </table:table-cell>
              <table:table-cell office:value-type="float" office:value="1038126">
                <text:p>1038126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32731">
                <text:p>1032731</text:p>
              </table:table-cell>
              <table:table-cell office:value-type="float" office:value="49.54">
                <text:p>49.54</text:p>
              </table:table-cell>
              <table:table-cell office:value-type="float" office:value="1038187">
                <text:p>1038187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2743">
                <text:p>1032743</text:p>
              </table:table-cell>
              <table:table-cell office:value-type="float" office:value="49.36">
                <text:p>49.36</text:p>
              </table:table-cell>
              <table:table-cell office:value-type="float" office:value="1038249">
                <text:p>1038249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2793">
                <text:p>1032793</text:p>
              </table:table-cell>
              <table:table-cell office:value-type="float" office:value="49.51">
                <text:p>49.51</text:p>
              </table:table-cell>
              <table:table-cell office:value-type="float" office:value="1038299">
                <text:p>1038299</text:p>
              </table:table-cell>
              <table:table-cell office:value-type="float" office:value="101119.63">
                <text:p>1011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2842">
                <text:p>1032842</text:p>
              </table:table-cell>
              <table:table-cell office:value-type="float" office:value="49.42">
                <text:p>49.42</text:p>
              </table:table-cell>
              <table:table-cell office:value-type="float" office:value="1038361">
                <text:p>1038361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32855">
                <text:p>1032855</text:p>
              </table:table-cell>
              <table:table-cell office:value-type="float" office:value="49.47">
                <text:p>49.47</text:p>
              </table:table-cell>
              <table:table-cell office:value-type="float" office:value="1038423">
                <text:p>1038423</text:p>
              </table:table-cell>
              <table:table-cell office:value-type="float" office:value="101119.38">
                <text:p>10111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32904">
                <text:p>1032904</text:p>
              </table:table-cell>
              <table:table-cell office:value-type="float" office:value="48.84">
                <text:p>48.84</text:p>
              </table:table-cell>
              <table:table-cell office:value-type="float" office:value="1038472">
                <text:p>1038472</text:p>
              </table:table-cell>
              <table:table-cell office:value-type="float" office:value="101118.88">
                <text:p>10111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2918">
                <text:p>1032918</text:p>
              </table:table-cell>
              <table:table-cell office:value-type="float" office:value="48.59">
                <text:p>48.59</text:p>
              </table:table-cell>
              <table:table-cell office:value-type="float" office:value="1038534">
                <text:p>1038534</text:p>
              </table:table-cell>
              <table:table-cell office:value-type="float" office:value="101118">
                <text:p>10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2967">
                <text:p>1032967</text:p>
              </table:table-cell>
              <table:table-cell office:value-type="float" office:value="49.23">
                <text:p>49.23</text:p>
              </table:table-cell>
              <table:table-cell office:value-type="float" office:value="1038597">
                <text:p>1038597</text:p>
              </table:table-cell>
              <table:table-cell office:value-type="float" office:value="101117.63">
                <text:p>10111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2979">
                <text:p>1032979</text:p>
              </table:table-cell>
              <table:table-cell office:value-type="float" office:value="49.03">
                <text:p>49.03</text:p>
              </table:table-cell>
              <table:table-cell office:value-type="float" office:value="1038658">
                <text:p>1038658</text:p>
              </table:table-cell>
              <table:table-cell office:value-type="float" office:value="101117.88">
                <text:p>10111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3028">
                <text:p>1033028</text:p>
              </table:table-cell>
              <table:table-cell office:value-type="float" office:value="48.86">
                <text:p>48.86</text:p>
              </table:table-cell>
              <table:table-cell office:value-type="float" office:value="1038721">
                <text:p>1038721</text:p>
              </table:table-cell>
              <table:table-cell office:value-type="float" office:value="101118.5">
                <text:p>1011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3041">
                <text:p>1033041</text:p>
              </table:table-cell>
              <table:table-cell office:value-type="float" office:value="48.88">
                <text:p>48.88</text:p>
              </table:table-cell>
              <table:table-cell office:value-type="float" office:value="1038770">
                <text:p>1038770</text:p>
              </table:table-cell>
              <table:table-cell office:value-type="float" office:value="101118.25">
                <text:p>1011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33091">
                <text:p>1033091</text:p>
              </table:table-cell>
              <table:table-cell office:value-type="float" office:value="48.79">
                <text:p>48.79</text:p>
              </table:table-cell>
              <table:table-cell office:value-type="float" office:value="1038831">
                <text:p>1038831</text:p>
              </table:table-cell>
              <table:table-cell office:value-type="float" office:value="101118">
                <text:p>10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33140">
                <text:p>1033140</text:p>
              </table:table-cell>
              <table:table-cell office:value-type="float" office:value="49.04">
                <text:p>49.04</text:p>
              </table:table-cell>
              <table:table-cell office:value-type="float" office:value="1038894">
                <text:p>1038894</text:p>
              </table:table-cell>
              <table:table-cell office:value-type="float" office:value="101118.25">
                <text:p>1011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3153">
                <text:p>1033153</text:p>
              </table:table-cell>
              <table:table-cell office:value-type="float" office:value="48.94">
                <text:p>48.94</text:p>
              </table:table-cell>
              <table:table-cell office:value-type="float" office:value="1038956">
                <text:p>1038956</text:p>
              </table:table-cell>
              <table:table-cell office:value-type="float" office:value="101119.5">
                <text:p>1011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33202">
                <text:p>1033202</text:p>
              </table:table-cell>
              <table:table-cell office:value-type="float" office:value="48.52">
                <text:p>48.52</text:p>
              </table:table-cell>
              <table:table-cell office:value-type="float" office:value="1039017">
                <text:p>1039017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3214">
                <text:p>1033214</text:p>
              </table:table-cell>
              <table:table-cell office:value-type="float" office:value="48.4">
                <text:p>48.4</text:p>
              </table:table-cell>
              <table:table-cell office:value-type="float" office:value="1039067">
                <text:p>1039067</text:p>
              </table:table-cell>
              <table:table-cell office:value-type="float" office:value="101121.5">
                <text:p>101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3264">
                <text:p>1033264</text:p>
              </table:table-cell>
              <table:table-cell office:value-type="float" office:value="48.63">
                <text:p>48.63</text:p>
              </table:table-cell>
              <table:table-cell office:value-type="float" office:value="1039129">
                <text:p>1039129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33313">
                <text:p>1033313</text:p>
              </table:table-cell>
              <table:table-cell office:value-type="float" office:value="48.77">
                <text:p>48.77</text:p>
              </table:table-cell>
              <table:table-cell office:value-type="float" office:value="1039191">
                <text:p>1039191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3326">
                <text:p>1033326</text:p>
              </table:table-cell>
              <table:table-cell office:value-type="float" office:value="49.23">
                <text:p>49.23</text:p>
              </table:table-cell>
              <table:table-cell office:value-type="float" office:value="1039240">
                <text:p>1039240</text:p>
              </table:table-cell>
              <table:table-cell office:value-type="float" office:value="101121.63">
                <text:p>10112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33375">
                <text:p>1033375</text:p>
              </table:table-cell>
              <table:table-cell office:value-type="float" office:value="48.93">
                <text:p>48.93</text:p>
              </table:table-cell>
              <table:table-cell office:value-type="float" office:value="1039302">
                <text:p>1039302</text:p>
              </table:table-cell>
              <table:table-cell office:value-type="float" office:value="101121.88">
                <text:p>1011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33388">
                <text:p>1033388</text:p>
              </table:table-cell>
              <table:table-cell office:value-type="float" office:value="48.81">
                <text:p>48.81</text:p>
              </table:table-cell>
              <table:table-cell office:value-type="float" office:value="1039365">
                <text:p>1039365</text:p>
              </table:table-cell>
              <table:table-cell office:value-type="float" office:value="101121.5">
                <text:p>101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33437">
                <text:p>1033437</text:p>
              </table:table-cell>
              <table:table-cell office:value-type="float" office:value="49.19">
                <text:p>49.19</text:p>
              </table:table-cell>
              <table:table-cell office:value-type="float" office:value="1039426">
                <text:p>1039426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3450">
                <text:p>1033450</text:p>
              </table:table-cell>
              <table:table-cell office:value-type="float" office:value="48.69">
                <text:p>48.69</text:p>
              </table:table-cell>
              <table:table-cell office:value-type="float" office:value="1039489">
                <text:p>1039489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3499">
                <text:p>1033499</text:p>
              </table:table-cell>
              <table:table-cell office:value-type="float" office:value="48.38">
                <text:p>48.38</text:p>
              </table:table-cell>
              <table:table-cell office:value-type="float" office:value="1039538">
                <text:p>1039538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33512">
                <text:p>1033512</text:p>
              </table:table-cell>
              <table:table-cell office:value-type="float" office:value="48.6">
                <text:p>48.6</text:p>
              </table:table-cell>
              <table:table-cell office:value-type="float" office:value="1039600">
                <text:p>1039600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33562">
                <text:p>1033562</text:p>
              </table:table-cell>
              <table:table-cell office:value-type="float" office:value="48.49">
                <text:p>48.49</text:p>
              </table:table-cell>
              <table:table-cell office:value-type="float" office:value="1039662">
                <text:p>1039662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33611">
                <text:p>1033611</text:p>
              </table:table-cell>
              <table:table-cell office:value-type="float" office:value="48.23">
                <text:p>48.23</text:p>
              </table:table-cell>
              <table:table-cell office:value-type="float" office:value="1039724">
                <text:p>1039724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3660">
                <text:p>1033660</text:p>
              </table:table-cell>
              <table:table-cell office:value-type="float" office:value="48.24">
                <text:p>48.24</text:p>
              </table:table-cell>
              <table:table-cell office:value-type="float" office:value="1039785">
                <text:p>1039785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3672">
                <text:p>1033672</text:p>
              </table:table-cell>
              <table:table-cell office:value-type="float" office:value="48.23">
                <text:p>48.23</text:p>
              </table:table-cell>
              <table:table-cell office:value-type="float" office:value="1039835">
                <text:p>1039835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3721">
                <text:p>1033721</text:p>
              </table:table-cell>
              <table:table-cell office:value-type="float" office:value="48.07">
                <text:p>48.07</text:p>
              </table:table-cell>
              <table:table-cell office:value-type="float" office:value="1039897">
                <text:p>1039897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33735">
                <text:p>1033735</text:p>
              </table:table-cell>
              <table:table-cell office:value-type="float" office:value="48.81">
                <text:p>48.81</text:p>
              </table:table-cell>
              <table:table-cell office:value-type="float" office:value="1039960">
                <text:p>1039960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33784">
                <text:p>1033784</text:p>
              </table:table-cell>
              <table:table-cell office:value-type="float" office:value="48.92">
                <text:p>48.92</text:p>
              </table:table-cell>
              <table:table-cell office:value-type="float" office:value="1040022">
                <text:p>1040022</text:p>
              </table:table-cell>
              <table:table-cell office:value-type="float" office:value="101119.38">
                <text:p>10111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33796">
                <text:p>1033796</text:p>
              </table:table-cell>
              <table:table-cell office:value-type="float" office:value="48.43">
                <text:p>48.43</text:p>
              </table:table-cell>
              <table:table-cell office:value-type="float" office:value="1040084">
                <text:p>1040084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33845">
                <text:p>1033845</text:p>
              </table:table-cell>
              <table:table-cell office:value-type="float" office:value="48.51">
                <text:p>48.51</text:p>
              </table:table-cell>
              <table:table-cell office:value-type="float" office:value="1040134">
                <text:p>1040134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3859">
                <text:p>1033859</text:p>
              </table:table-cell>
              <table:table-cell office:value-type="float" office:value="48.45">
                <text:p>48.45</text:p>
              </table:table-cell>
              <table:table-cell office:value-type="float" office:value="1040195">
                <text:p>1040195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33908">
                <text:p>1033908</text:p>
              </table:table-cell>
              <table:table-cell office:value-type="float" office:value="48.81">
                <text:p>48.81</text:p>
              </table:table-cell>
              <table:table-cell office:value-type="float" office:value="1040258">
                <text:p>1040258</text:p>
              </table:table-cell>
              <table:table-cell office:value-type="float" office:value="101119.13">
                <text:p>10111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33921">
                <text:p>1033921</text:p>
              </table:table-cell>
              <table:table-cell office:value-type="float" office:value="48.69">
                <text:p>48.69</text:p>
              </table:table-cell>
              <table:table-cell office:value-type="float" office:value="1040307">
                <text:p>1040307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33970">
                <text:p>1033970</text:p>
              </table:table-cell>
              <table:table-cell office:value-type="float" office:value="48.56">
                <text:p>48.56</text:p>
              </table:table-cell>
              <table:table-cell office:value-type="float" office:value="1040368">
                <text:p>1040368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33982">
                <text:p>1033982</text:p>
              </table:table-cell>
              <table:table-cell office:value-type="float" office:value="48.58">
                <text:p>48.58</text:p>
              </table:table-cell>
              <table:table-cell office:value-type="float" office:value="1040431">
                <text:p>1040431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4032">
                <text:p>1034032</text:p>
              </table:table-cell>
              <table:table-cell office:value-type="float" office:value="48.73">
                <text:p>48.73</text:p>
              </table:table-cell>
              <table:table-cell office:value-type="float" office:value="1040493">
                <text:p>1040493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34081">
                <text:p>1034081</text:p>
              </table:table-cell>
              <table:table-cell office:value-type="float" office:value="48.8">
                <text:p>48.8</text:p>
              </table:table-cell>
              <table:table-cell office:value-type="float" office:value="1040555">
                <text:p>1040555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4094">
                <text:p>1034094</text:p>
              </table:table-cell>
              <table:table-cell office:value-type="float" office:value="48.76">
                <text:p>48.76</text:p>
              </table:table-cell>
              <table:table-cell office:value-type="float" office:value="1040604">
                <text:p>1040604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4143">
                <text:p>1034143</text:p>
              </table:table-cell>
              <table:table-cell office:value-type="float" office:value="48.62">
                <text:p>48.62</text:p>
              </table:table-cell>
              <table:table-cell office:value-type="float" office:value="1040666">
                <text:p>1040666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4157">
                <text:p>1034157</text:p>
              </table:table-cell>
              <table:table-cell office:value-type="float" office:value="48.65">
                <text:p>48.65</text:p>
              </table:table-cell>
              <table:table-cell office:value-type="float" office:value="1040729">
                <text:p>1040729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34206">
                <text:p>1034206</text:p>
              </table:table-cell>
              <table:table-cell office:value-type="float" office:value="48.97">
                <text:p>48.97</text:p>
              </table:table-cell>
              <table:table-cell office:value-type="float" office:value="1040790">
                <text:p>1040790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4218">
                <text:p>1034218</text:p>
              </table:table-cell>
              <table:table-cell office:value-type="float" office:value="48.86">
                <text:p>48.86</text:p>
              </table:table-cell>
              <table:table-cell office:value-type="float" office:value="1040852">
                <text:p>1040852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4267">
                <text:p>1034267</text:p>
              </table:table-cell>
              <table:table-cell office:value-type="float" office:value="48.96">
                <text:p>48.96</text:p>
              </table:table-cell>
              <table:table-cell office:value-type="float" office:value="1040902">
                <text:p>1040902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4280">
                <text:p>1034280</text:p>
              </table:table-cell>
              <table:table-cell office:value-type="float" office:value="49.08">
                <text:p>49.08</text:p>
              </table:table-cell>
              <table:table-cell office:value-type="float" office:value="1040963">
                <text:p>1040963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4330">
                <text:p>1034330</text:p>
              </table:table-cell>
              <table:table-cell office:value-type="float" office:value="48.61">
                <text:p>48.61</text:p>
              </table:table-cell>
              <table:table-cell office:value-type="float" office:value="1041026">
                <text:p>1041026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4379">
                <text:p>1034379</text:p>
              </table:table-cell>
              <table:table-cell office:value-type="float" office:value="48.61">
                <text:p>48.61</text:p>
              </table:table-cell>
              <table:table-cell office:value-type="float" office:value="1041075">
                <text:p>1041075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4391">
                <text:p>1034391</text:p>
              </table:table-cell>
              <table:table-cell office:value-type="float" office:value="48.56">
                <text:p>48.56</text:p>
              </table:table-cell>
              <table:table-cell office:value-type="float" office:value="1041137">
                <text:p>1041137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4440">
                <text:p>1034440</text:p>
              </table:table-cell>
              <table:table-cell office:value-type="float" office:value="48.79">
                <text:p>48.79</text:p>
              </table:table-cell>
              <table:table-cell office:value-type="float" office:value="1041199">
                <text:p>1041199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4454">
                <text:p>1034454</text:p>
              </table:table-cell>
              <table:table-cell office:value-type="float" office:value="48.66">
                <text:p>48.66</text:p>
              </table:table-cell>
              <table:table-cell office:value-type="float" office:value="1041261">
                <text:p>1041261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4503">
                <text:p>1034503</text:p>
              </table:table-cell>
              <table:table-cell office:value-type="float" office:value="48.77">
                <text:p>48.77</text:p>
              </table:table-cell>
              <table:table-cell office:value-type="float" office:value="1041324">
                <text:p>1041324</text:p>
              </table:table-cell>
              <table:table-cell office:value-type="float" office:value="101121.13">
                <text:p>10112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516">
                <text:p>1034516</text:p>
              </table:table-cell>
              <table:table-cell office:value-type="float" office:value="48.38">
                <text:p>48.38</text:p>
              </table:table-cell>
              <table:table-cell office:value-type="float" office:value="1041373">
                <text:p>1041373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4565">
                <text:p>1034565</text:p>
              </table:table-cell>
              <table:table-cell office:value-type="float" office:value="48.07">
                <text:p>48.07</text:p>
              </table:table-cell>
              <table:table-cell office:value-type="float" office:value="1041434">
                <text:p>1041434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4614">
                <text:p>1034614</text:p>
              </table:table-cell>
              <table:table-cell office:value-type="float" office:value="48.71">
                <text:p>48.71</text:p>
              </table:table-cell>
              <table:table-cell office:value-type="float" office:value="1041497">
                <text:p>1041497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4627">
                <text:p>1034627</text:p>
              </table:table-cell>
              <table:table-cell office:value-type="float" office:value="48.75">
                <text:p>48.75</text:p>
              </table:table-cell>
              <table:table-cell office:value-type="float" office:value="1041558">
                <text:p>1041558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4676">
                <text:p>1034676</text:p>
              </table:table-cell>
              <table:table-cell office:value-type="float" office:value="48.65">
                <text:p>48.65</text:p>
              </table:table-cell>
              <table:table-cell office:value-type="float" office:value="1041620">
                <text:p>1041620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4689">
                <text:p>1034689</text:p>
              </table:table-cell>
              <table:table-cell office:value-type="float" office:value="48.37">
                <text:p>48.37</text:p>
              </table:table-cell>
              <table:table-cell office:value-type="float" office:value="1041670">
                <text:p>1041670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4738">
                <text:p>1034738</text:p>
              </table:table-cell>
              <table:table-cell office:value-type="float" office:value="48.27">
                <text:p>48.27</text:p>
              </table:table-cell>
              <table:table-cell office:value-type="float" office:value="1041732">
                <text:p>1041732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34752">
                <text:p>1034752</text:p>
              </table:table-cell>
              <table:table-cell office:value-type="float" office:value="48.53">
                <text:p>48.53</text:p>
              </table:table-cell>
              <table:table-cell office:value-type="float" office:value="1041794">
                <text:p>1041794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34801">
                <text:p>1034801</text:p>
              </table:table-cell>
              <table:table-cell office:value-type="float" office:value="48.77">
                <text:p>48.77</text:p>
              </table:table-cell>
              <table:table-cell office:value-type="float" office:value="1041843">
                <text:p>1041843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34850">
                <text:p>1034850</text:p>
              </table:table-cell>
              <table:table-cell office:value-type="float" office:value="48.73">
                <text:p>48.73</text:p>
              </table:table-cell>
              <table:table-cell office:value-type="float" office:value="1041905">
                <text:p>1041905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4862">
                <text:p>1034862</text:p>
              </table:table-cell>
              <table:table-cell office:value-type="float" office:value="48.65">
                <text:p>48.65</text:p>
              </table:table-cell>
              <table:table-cell office:value-type="float" office:value="1041968">
                <text:p>1041968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34912">
                <text:p>1034912</text:p>
              </table:table-cell>
              <table:table-cell office:value-type="float" office:value="48.82">
                <text:p>48.82</text:p>
              </table:table-cell>
              <table:table-cell office:value-type="float" office:value="1042029">
                <text:p>1042029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34926">
                <text:p>1034926</text:p>
              </table:table-cell>
              <table:table-cell office:value-type="float" office:value="48.93">
                <text:p>48.93</text:p>
              </table:table-cell>
              <table:table-cell office:value-type="float" office:value="1042092">
                <text:p>1042092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4975">
                <text:p>1034975</text:p>
              </table:table-cell>
              <table:table-cell office:value-type="float" office:value="48.77">
                <text:p>48.77</text:p>
              </table:table-cell>
              <table:table-cell office:value-type="float" office:value="1042141">
                <text:p>1042141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34987">
                <text:p>1034987</text:p>
              </table:table-cell>
              <table:table-cell office:value-type="float" office:value="48.78">
                <text:p>48.78</text:p>
              </table:table-cell>
              <table:table-cell office:value-type="float" office:value="1042202">
                <text:p>1042202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35036">
                <text:p>1035036</text:p>
              </table:table-cell>
              <table:table-cell office:value-type="float" office:value="48.97">
                <text:p>48.97</text:p>
              </table:table-cell>
              <table:table-cell office:value-type="float" office:value="1042265">
                <text:p>1042265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5049">
                <text:p>1035049</text:p>
              </table:table-cell>
              <table:table-cell office:value-type="float" office:value="49.67">
                <text:p>49.67</text:p>
              </table:table-cell>
              <table:table-cell office:value-type="float" office:value="1042327">
                <text:p>1042327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35099">
                <text:p>1035099</text:p>
              </table:table-cell>
              <table:table-cell office:value-type="float" office:value="50.23">
                <text:p>50.23</text:p>
              </table:table-cell>
              <table:table-cell office:value-type="float" office:value="1042388">
                <text:p>1042388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5148">
                <text:p>1035148</text:p>
              </table:table-cell>
              <table:table-cell office:value-type="float" office:value="50.23">
                <text:p>50.23</text:p>
              </table:table-cell>
              <table:table-cell office:value-type="float" office:value="1042438">
                <text:p>1042438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35160">
                <text:p>1035160</text:p>
              </table:table-cell>
              <table:table-cell office:value-type="float" office:value="50.94">
                <text:p>50.94</text:p>
              </table:table-cell>
              <table:table-cell office:value-type="float" office:value="1042500">
                <text:p>1042500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5209">
                <text:p>1035209</text:p>
              </table:table-cell>
              <table:table-cell office:value-type="float" office:value="50.92">
                <text:p>50.92</text:p>
              </table:table-cell>
              <table:table-cell office:value-type="float" office:value="1042562">
                <text:p>1042562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35223">
                <text:p>1035223</text:p>
              </table:table-cell>
              <table:table-cell office:value-type="float" office:value="50.88">
                <text:p>50.88</text:p>
              </table:table-cell>
              <table:table-cell office:value-type="float" office:value="1042624">
                <text:p>1042624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5272">
                <text:p>1035272</text:p>
              </table:table-cell>
              <table:table-cell office:value-type="float" office:value="50.2">
                <text:p>50.2</text:p>
              </table:table-cell>
              <table:table-cell office:value-type="float" office:value="1042686">
                <text:p>1042686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5285">
                <text:p>1035285</text:p>
              </table:table-cell>
              <table:table-cell office:value-type="float" office:value="49.92">
                <text:p>49.92</text:p>
              </table:table-cell>
              <table:table-cell office:value-type="float" office:value="1042736">
                <text:p>1042736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5334">
                <text:p>1035334</text:p>
              </table:table-cell>
              <table:table-cell office:value-type="float" office:value="49.2">
                <text:p>49.2</text:p>
              </table:table-cell>
              <table:table-cell office:value-type="float" office:value="1042797">
                <text:p>1042797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5346">
                <text:p>1035346</text:p>
              </table:table-cell>
              <table:table-cell office:value-type="float" office:value="48.67">
                <text:p>48.67</text:p>
              </table:table-cell>
              <table:table-cell office:value-type="float" office:value="1042860">
                <text:p>1042860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35396">
                <text:p>1035396</text:p>
              </table:table-cell>
              <table:table-cell office:value-type="float" office:value="48.57">
                <text:p>48.57</text:p>
              </table:table-cell>
              <table:table-cell office:value-type="float" office:value="1042909">
                <text:p>1042909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35445">
                <text:p>1035445</text:p>
              </table:table-cell>
              <table:table-cell office:value-type="float" office:value="47.89">
                <text:p>47.89</text:p>
              </table:table-cell>
              <table:table-cell office:value-type="float" office:value="1042971">
                <text:p>1042971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35458">
                <text:p>1035458</text:p>
              </table:table-cell>
              <table:table-cell office:value-type="float" office:value="47.89">
                <text:p>47.89</text:p>
              </table:table-cell>
              <table:table-cell office:value-type="float" office:value="1043033">
                <text:p>1043033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35507">
                <text:p>1035507</text:p>
              </table:table-cell>
              <table:table-cell office:value-type="float" office:value="47.96">
                <text:p>47.96</text:p>
              </table:table-cell>
              <table:table-cell office:value-type="float" office:value="1043095">
                <text:p>1043095</text:p>
              </table:table-cell>
              <table:table-cell office:value-type="float" office:value="101119.75">
                <text:p>1011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35521">
                <text:p>1035521</text:p>
              </table:table-cell>
              <table:table-cell office:value-type="float" office:value="48.62">
                <text:p>48.62</text:p>
              </table:table-cell>
              <table:table-cell office:value-type="float" office:value="1043158">
                <text:p>1043158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35570">
                <text:p>1035570</text:p>
              </table:table-cell>
              <table:table-cell office:value-type="float" office:value="48.72">
                <text:p>48.72</text:p>
              </table:table-cell>
              <table:table-cell office:value-type="float" office:value="1043207">
                <text:p>1043207</text:p>
              </table:table-cell>
              <table:table-cell office:value-type="float" office:value="101119.25">
                <text:p>1011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35582">
                <text:p>1035582</text:p>
              </table:table-cell>
              <table:table-cell office:value-type="float" office:value="48.67">
                <text:p>48.67</text:p>
              </table:table-cell>
              <table:table-cell office:value-type="float" office:value="1043268">
                <text:p>1043268</text:p>
              </table:table-cell>
              <table:table-cell office:value-type="float" office:value="101119.5">
                <text:p>1011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5631">
                <text:p>1035631</text:p>
              </table:table-cell>
              <table:table-cell office:value-type="float" office:value="48.72">
                <text:p>48.72</text:p>
              </table:table-cell>
              <table:table-cell office:value-type="float" office:value="1043331">
                <text:p>1043331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5644">
                <text:p>1035644</text:p>
              </table:table-cell>
              <table:table-cell office:value-type="float" office:value="48.73">
                <text:p>48.73</text:p>
              </table:table-cell>
              <table:table-cell office:value-type="float" office:value="1043392">
                <text:p>1043392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5694">
                <text:p>1035694</text:p>
              </table:table-cell>
              <table:table-cell office:value-type="float" office:value="48.6">
                <text:p>48.6</text:p>
              </table:table-cell>
              <table:table-cell office:value-type="float" office:value="1043454">
                <text:p>1043454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35743">
                <text:p>1035743</text:p>
              </table:table-cell>
              <table:table-cell office:value-type="float" office:value="48.71">
                <text:p>48.71</text:p>
              </table:table-cell>
              <table:table-cell office:value-type="float" office:value="1043504">
                <text:p>1043504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35755">
                <text:p>1035755</text:p>
              </table:table-cell>
              <table:table-cell office:value-type="float" office:value="48.75">
                <text:p>48.75</text:p>
              </table:table-cell>
              <table:table-cell office:value-type="float" office:value="1043566">
                <text:p>1043566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35805">
                <text:p>1035805</text:p>
              </table:table-cell>
              <table:table-cell office:value-type="float" office:value="48.7">
                <text:p>48.7</text:p>
              </table:table-cell>
              <table:table-cell office:value-type="float" office:value="1043628">
                <text:p>1043628</text:p>
              </table:table-cell>
              <table:table-cell office:value-type="float" office:value="101122.38">
                <text:p>10112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35817">
                <text:p>1035817</text:p>
              </table:table-cell>
              <table:table-cell office:value-type="float" office:value="48.83">
                <text:p>48.83</text:p>
              </table:table-cell>
              <table:table-cell office:value-type="float" office:value="1043677">
                <text:p>1043677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35867">
                <text:p>1035867</text:p>
              </table:table-cell>
              <table:table-cell office:value-type="float" office:value="49.12">
                <text:p>49.12</text:p>
              </table:table-cell>
              <table:table-cell office:value-type="float" office:value="1043739">
                <text:p>1043739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35916">
                <text:p>1035916</text:p>
              </table:table-cell>
              <table:table-cell office:value-type="float" office:value="48.87">
                <text:p>48.87</text:p>
              </table:table-cell>
              <table:table-cell office:value-type="float" office:value="1043802">
                <text:p>1043802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35929">
                <text:p>1035929</text:p>
              </table:table-cell>
              <table:table-cell office:value-type="float" office:value="48.98">
                <text:p>48.98</text:p>
              </table:table-cell>
              <table:table-cell office:value-type="float" office:value="1043863">
                <text:p>1043863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35978">
                <text:p>1035978</text:p>
              </table:table-cell>
              <table:table-cell office:value-type="float" office:value="49.16">
                <text:p>49.16</text:p>
              </table:table-cell>
              <table:table-cell office:value-type="float" office:value="1043926">
                <text:p>1043926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35991">
                <text:p>1035991</text:p>
              </table:table-cell>
              <table:table-cell office:value-type="float" office:value="49.13">
                <text:p>49.13</text:p>
              </table:table-cell>
              <table:table-cell office:value-type="float" office:value="1043975">
                <text:p>1043975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36040">
                <text:p>1036040</text:p>
              </table:table-cell>
              <table:table-cell office:value-type="float" office:value="49.44">
                <text:p>49.44</text:p>
              </table:table-cell>
              <table:table-cell office:value-type="float" office:value="1044036">
                <text:p>1044036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36053">
                <text:p>1036053</text:p>
              </table:table-cell>
              <table:table-cell office:value-type="float" office:value="49.22">
                <text:p>49.22</text:p>
              </table:table-cell>
              <table:table-cell office:value-type="float" office:value="1044099">
                <text:p>1044099</text:p>
              </table:table-cell>
              <table:table-cell office:value-type="float" office:value="101120.63">
                <text:p>1011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36102">
                <text:p>1036102</text:p>
              </table:table-cell>
              <table:table-cell office:value-type="float" office:value="48.79">
                <text:p>48.79</text:p>
              </table:table-cell>
              <table:table-cell office:value-type="float" office:value="1044161">
                <text:p>1044161</text:p>
              </table:table-cell>
              <table:table-cell office:value-type="float" office:value="101121.13">
                <text:p>10112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36115">
                <text:p>1036115</text:p>
              </table:table-cell>
              <table:table-cell office:value-type="float" office:value="48.59">
                <text:p>48.59</text:p>
              </table:table-cell>
              <table:table-cell office:value-type="float" office:value="1044222">
                <text:p>1044222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36165">
                <text:p>1036165</text:p>
              </table:table-cell>
              <table:table-cell office:value-type="float" office:value="48.83">
                <text:p>48.83</text:p>
              </table:table-cell>
              <table:table-cell office:value-type="float" office:value="1044272">
                <text:p>1044272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36214">
                <text:p>1036214</text:p>
              </table:table-cell>
              <table:table-cell office:value-type="float" office:value="48.79">
                <text:p>48.79</text:p>
              </table:table-cell>
              <table:table-cell office:value-type="float" office:value="1044334">
                <text:p>1044334</text:p>
              </table:table-cell>
              <table:table-cell office:value-type="float" office:value="101121.88">
                <text:p>1011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36226">
                <text:p>1036226</text:p>
              </table:table-cell>
              <table:table-cell office:value-type="float" office:value="48.53">
                <text:p>48.53</text:p>
              </table:table-cell>
              <table:table-cell office:value-type="float" office:value="1044397">
                <text:p>1044397</text:p>
              </table:table-cell>
              <table:table-cell office:value-type="float" office:value="101122.25">
                <text:p>1011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36275">
                <text:p>1036275</text:p>
              </table:table-cell>
              <table:table-cell office:value-type="float" office:value="48.44">
                <text:p>48.44</text:p>
              </table:table-cell>
              <table:table-cell office:value-type="float" office:value="1044446">
                <text:p>1044446</text:p>
              </table:table-cell>
              <table:table-cell office:value-type="float" office:value="101122.38">
                <text:p>10112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36289">
                <text:p>1036289</text:p>
              </table:table-cell>
              <table:table-cell office:value-type="float" office:value="48.27">
                <text:p>48.27</text:p>
              </table:table-cell>
              <table:table-cell office:value-type="float" office:value="1044507">
                <text:p>1044507</text:p>
              </table:table-cell>
              <table:table-cell office:value-type="float" office:value="101122.13">
                <text:p>10112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36338">
                <text:p>1036338</text:p>
              </table:table-cell>
              <table:table-cell office:value-type="float" office:value="48.55">
                <text:p>48.55</text:p>
              </table:table-cell>
              <table:table-cell office:value-type="float" office:value="1044570">
                <text:p>1044570</text:p>
              </table:table-cell>
              <table:table-cell office:value-type="float" office:value="101122.25">
                <text:p>1011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6350">
                <text:p>1036350</text:p>
              </table:table-cell>
              <table:table-cell office:value-type="float" office:value="48.72">
                <text:p>48.72</text:p>
              </table:table-cell>
              <table:table-cell office:value-type="float" office:value="1044631">
                <text:p>1044631</text:p>
              </table:table-cell>
              <table:table-cell office:value-type="float" office:value="101121.5">
                <text:p>101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36399">
                <text:p>1036399</text:p>
              </table:table-cell>
              <table:table-cell office:value-type="float" office:value="48.63">
                <text:p>48.63</text:p>
              </table:table-cell>
              <table:table-cell office:value-type="float" office:value="1044694">
                <text:p>1044694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36412">
                <text:p>1036412</text:p>
              </table:table-cell>
              <table:table-cell office:value-type="float" office:value="48.72">
                <text:p>48.72</text:p>
              </table:table-cell>
              <table:table-cell office:value-type="float" office:value="1044743">
                <text:p>1044743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6462">
                <text:p>1036462</text:p>
              </table:table-cell>
              <table:table-cell office:value-type="float" office:value="48.68">
                <text:p>48.68</text:p>
              </table:table-cell>
              <table:table-cell office:value-type="float" office:value="1044805">
                <text:p>1044805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6511">
                <text:p>1036511</text:p>
              </table:table-cell>
              <table:table-cell office:value-type="float" office:value="48.81">
                <text:p>48.81</text:p>
              </table:table-cell>
              <table:table-cell office:value-type="float" office:value="1044867">
                <text:p>1044867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6524">
                <text:p>1036524</text:p>
              </table:table-cell>
              <table:table-cell office:value-type="float" office:value="48.89">
                <text:p>48.89</text:p>
              </table:table-cell>
              <table:table-cell office:value-type="float" office:value="1044929">
                <text:p>1044929</text:p>
              </table:table-cell>
              <table:table-cell office:value-type="float" office:value="101120.25">
                <text:p>1011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6573">
                <text:p>1036573</text:p>
              </table:table-cell>
              <table:table-cell office:value-type="float" office:value="48.75">
                <text:p>48.75</text:p>
              </table:table-cell>
              <table:table-cell office:value-type="float" office:value="1044992">
                <text:p>1044992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36585">
                <text:p>1036585</text:p>
              </table:table-cell>
              <table:table-cell office:value-type="float" office:value="48.75">
                <text:p>48.75</text:p>
              </table:table-cell>
              <table:table-cell office:value-type="float" office:value="1045041">
                <text:p>1045041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36635">
                <text:p>1036635</text:p>
              </table:table-cell>
              <table:table-cell office:value-type="float" office:value="48.83">
                <text:p>48.83</text:p>
              </table:table-cell>
              <table:table-cell office:value-type="float" office:value="1045103">
                <text:p>1045103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36684">
                <text:p>1036684</text:p>
              </table:table-cell>
              <table:table-cell office:value-type="float" office:value="48.76">
                <text:p>48.76</text:p>
              </table:table-cell>
              <table:table-cell office:value-type="float" office:value="1045165">
                <text:p>1045165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6697">
                <text:p>1036697</text:p>
              </table:table-cell>
              <table:table-cell office:value-type="float" office:value="48.23">
                <text:p>48.23</text:p>
              </table:table-cell>
              <table:table-cell office:value-type="float" office:value="1045227">
                <text:p>1045227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36746">
                <text:p>1036746</text:p>
              </table:table-cell>
              <table:table-cell office:value-type="float" office:value="48.54">
                <text:p>48.54</text:p>
              </table:table-cell>
              <table:table-cell office:value-type="float" office:value="1045289">
                <text:p>1045289</text:p>
              </table:table-cell>
              <table:table-cell office:value-type="float" office:value="101121.5">
                <text:p>101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36760">
                <text:p>1036760</text:p>
              </table:table-cell>
              <table:table-cell office:value-type="float" office:value="48.29">
                <text:p>48.29</text:p>
              </table:table-cell>
              <table:table-cell office:value-type="float" office:value="1045339">
                <text:p>1045339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6809">
                <text:p>1036809</text:p>
              </table:table-cell>
              <table:table-cell office:value-type="float" office:value="48.09">
                <text:p>48.09</text:p>
              </table:table-cell>
              <table:table-cell office:value-type="float" office:value="1045400">
                <text:p>1045400</text:p>
              </table:table-cell>
              <table:table-cell office:value-type="float" office:value="101120.88">
                <text:p>1011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36821">
                <text:p>1036821</text:p>
              </table:table-cell>
              <table:table-cell office:value-type="float" office:value="48.21">
                <text:p>48.21</text:p>
              </table:table-cell>
              <table:table-cell office:value-type="float" office:value="1045463">
                <text:p>1045463</text:p>
              </table:table-cell>
              <table:table-cell office:value-type="float" office:value="101120.13">
                <text:p>1011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36870">
                <text:p>1036870</text:p>
              </table:table-cell>
              <table:table-cell office:value-type="float" office:value="48.44">
                <text:p>48.44</text:p>
              </table:table-cell>
              <table:table-cell office:value-type="float" office:value="1045512">
                <text:p>1045512</text:p>
              </table:table-cell>
              <table:table-cell office:value-type="float" office:value="101120.38">
                <text:p>1011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36883">
                <text:p>1036883</text:p>
              </table:table-cell>
              <table:table-cell office:value-type="float" office:value="48.64">
                <text:p>48.64</text:p>
              </table:table-cell>
              <table:table-cell office:value-type="float" office:value="1045574">
                <text:p>1045574</text:p>
              </table:table-cell>
              <table:table-cell office:value-type="float" office:value="101120.5">
                <text:p>101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36933">
                <text:p>1036933</text:p>
              </table:table-cell>
              <table:table-cell office:value-type="float" office:value="48.94">
                <text:p>48.94</text:p>
              </table:table-cell>
              <table:table-cell office:value-type="float" office:value="1045636">
                <text:p>1045636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36982">
                <text:p>1036982</text:p>
              </table:table-cell>
              <table:table-cell office:value-type="float" office:value="49.37">
                <text:p>49.37</text:p>
              </table:table-cell>
              <table:table-cell office:value-type="float" office:value="1045698">
                <text:p>1045698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36994">
                <text:p>1036994</text:p>
              </table:table-cell>
              <table:table-cell office:value-type="float" office:value="49.12">
                <text:p>49.12</text:p>
              </table:table-cell>
              <table:table-cell office:value-type="float" office:value="1045760">
                <text:p>1045760</text:p>
              </table:table-cell>
              <table:table-cell office:value-type="float" office:value="101118.88">
                <text:p>10111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37043">
                <text:p>1037043</text:p>
              </table:table-cell>
              <table:table-cell office:value-type="float" office:value="49.39">
                <text:p>49.39</text:p>
              </table:table-cell>
              <table:table-cell office:value-type="float" office:value="1045809">
                <text:p>1045809</text:p>
              </table:table-cell>
              <table:table-cell office:value-type="float" office:value="101118.75">
                <text:p>1011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7057">
                <text:p>1037057</text:p>
              </table:table-cell>
              <table:table-cell office:value-type="float" office:value="49.61">
                <text:p>49.61</text:p>
              </table:table-cell>
              <table:table-cell office:value-type="float" office:value="1045871">
                <text:p>1045871</text:p>
              </table:table-cell>
              <table:table-cell office:value-type="float" office:value="101117.88">
                <text:p>10111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7106">
                <text:p>1037106</text:p>
              </table:table-cell>
              <table:table-cell office:value-type="float" office:value="49.47">
                <text:p>49.47</text:p>
              </table:table-cell>
              <table:table-cell office:value-type="float" office:value="1045934">
                <text:p>1045934</text:p>
              </table:table-cell>
              <table:table-cell office:value-type="float" office:value="101118.25">
                <text:p>1011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7119">
                <text:p>1037119</text:p>
              </table:table-cell>
              <table:table-cell office:value-type="float" office:value="49.22">
                <text:p>49.22</text:p>
              </table:table-cell>
              <table:table-cell office:value-type="float" office:value="1045995">
                <text:p>1045995</text:p>
              </table:table-cell>
              <table:table-cell office:value-type="float" office:value="101118">
                <text:p>10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7168">
                <text:p>1037168</text:p>
              </table:table-cell>
              <table:table-cell office:value-type="float" office:value="48.97">
                <text:p>48.97</text:p>
              </table:table-cell>
              <table:table-cell office:value-type="float" office:value="1046057">
                <text:p>1046057</text:p>
              </table:table-cell>
              <table:table-cell office:value-type="float" office:value="101117.25">
                <text:p>1011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37180">
                <text:p>1037180</text:p>
              </table:table-cell>
              <table:table-cell office:value-type="float" office:value="48.79">
                <text:p>48.79</text:p>
              </table:table-cell>
              <table:table-cell office:value-type="float" office:value="1046107">
                <text:p>1046107</text:p>
              </table:table-cell>
              <table:table-cell office:value-type="float" office:value="101116.63">
                <text:p>10111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37230">
                <text:p>1037230</text:p>
              </table:table-cell>
              <table:table-cell office:value-type="float" office:value="48.89">
                <text:p>48.89</text:p>
              </table:table-cell>
              <table:table-cell office:value-type="float" office:value="1046169">
                <text:p>1046169</text:p>
              </table:table-cell>
              <table:table-cell office:value-type="float" office:value="101117">
                <text:p>10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7279">
                <text:p>1037279</text:p>
              </table:table-cell>
              <table:table-cell office:value-type="float" office:value="48.81">
                <text:p>48.81</text:p>
              </table:table-cell>
              <table:table-cell office:value-type="float" office:value="1046231">
                <text:p>1046231</text:p>
              </table:table-cell>
              <table:table-cell office:value-type="float" office:value="101117.63">
                <text:p>10111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7292">
                <text:p>1037292</text:p>
              </table:table-cell>
              <table:table-cell office:value-type="float" office:value="48.82">
                <text:p>48.82</text:p>
              </table:table-cell>
              <table:table-cell office:value-type="float" office:value="1046280">
                <text:p>1046280</text:p>
              </table:table-cell>
              <table:table-cell office:value-type="float" office:value="101118.25">
                <text:p>1011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37341">
                <text:p>1037341</text:p>
              </table:table-cell>
              <table:table-cell office:value-type="float" office:value="48.88">
                <text:p>48.88</text:p>
              </table:table-cell>
              <table:table-cell office:value-type="float" office:value="1046342">
                <text:p>1046342</text:p>
              </table:table-cell>
              <table:table-cell office:value-type="float" office:value="101119.88">
                <text:p>1011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37355">
                <text:p>1037355</text:p>
              </table:table-cell>
              <table:table-cell office:value-type="float" office:value="48.93">
                <text:p>48.93</text:p>
              </table:table-cell>
              <table:table-cell office:value-type="float" office:value="1046405">
                <text:p>1046405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37404">
                <text:p>1037404</text:p>
              </table:table-cell>
              <table:table-cell office:value-type="float" office:value="48.9">
                <text:p>48.9</text:p>
              </table:table-cell>
              <table:table-cell office:value-type="float" office:value="1046466">
                <text:p>1046466</text:p>
              </table:table-cell>
              <table:table-cell office:value-type="float" office:value="101120">
                <text:p>10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7416">
                <text:p>1037416</text:p>
              </table:table-cell>
              <table:table-cell office:value-type="float" office:value="48.87">
                <text:p>48.87</text:p>
              </table:table-cell>
              <table:table-cell office:value-type="float" office:value="1046529">
                <text:p>1046529</text:p>
              </table:table-cell>
              <table:table-cell office:value-type="float" office:value="101121.38">
                <text:p>1011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7465">
                <text:p>1037465</text:p>
              </table:table-cell>
              <table:table-cell office:value-type="float" office:value="48.87">
                <text:p>48.87</text:p>
              </table:table-cell>
              <table:table-cell office:value-type="float" office:value="1046578">
                <text:p>1046578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7478">
                <text:p>1037478</text:p>
              </table:table-cell>
              <table:table-cell office:value-type="float" office:value="48.88">
                <text:p>48.88</text:p>
              </table:table-cell>
              <table:table-cell office:value-type="float" office:value="1046639">
                <text:p>1046639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37528">
                <text:p>1037528</text:p>
              </table:table-cell>
              <table:table-cell office:value-type="float" office:value="48.87">
                <text:p>48.87</text:p>
              </table:table-cell>
              <table:table-cell office:value-type="float" office:value="1046702">
                <text:p>1046702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37577">
                <text:p>1037577</text:p>
              </table:table-cell>
              <table:table-cell office:value-type="float" office:value="48.59">
                <text:p>48.59</text:p>
              </table:table-cell>
              <table:table-cell office:value-type="float" office:value="1046764">
                <text:p>1046764</text:p>
              </table:table-cell>
              <table:table-cell office:value-type="float" office:value="101123.75">
                <text:p>1011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37589">
                <text:p>1037589</text:p>
              </table:table-cell>
              <table:table-cell office:value-type="float" office:value="48.58">
                <text:p>48.58</text:p>
              </table:table-cell>
              <table:table-cell office:value-type="float" office:value="1046825">
                <text:p>1046825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37638">
                <text:p>1037638</text:p>
              </table:table-cell>
              <table:table-cell office:value-type="float" office:value="48.59">
                <text:p>48.59</text:p>
              </table:table-cell>
              <table:table-cell office:value-type="float" office:value="1046875">
                <text:p>1046875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37651">
                <text:p>1037651</text:p>
              </table:table-cell>
              <table:table-cell office:value-type="float" office:value="48.32">
                <text:p>48.32</text:p>
              </table:table-cell>
              <table:table-cell office:value-type="float" office:value="1046937">
                <text:p>1046937</text:p>
              </table:table-cell>
              <table:table-cell office:value-type="float" office:value="101123.75">
                <text:p>1011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37701">
                <text:p>1037701</text:p>
              </table:table-cell>
              <table:table-cell office:value-type="float" office:value="48.47">
                <text:p>48.47</text:p>
              </table:table-cell>
              <table:table-cell office:value-type="float" office:value="1047000">
                <text:p>1047000</text:p>
              </table:table-cell>
              <table:table-cell office:value-type="float" office:value="101123.75">
                <text:p>1011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37750">
                <text:p>1037750</text:p>
              </table:table-cell>
              <table:table-cell office:value-type="float" office:value="48.21">
                <text:p>48.21</text:p>
              </table:table-cell>
              <table:table-cell office:value-type="float" office:value="1047049">
                <text:p>1047049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37763">
                <text:p>1037763</text:p>
              </table:table-cell>
              <table:table-cell office:value-type="float" office:value="48.28">
                <text:p>48.28</text:p>
              </table:table-cell>
              <table:table-cell office:value-type="float" office:value="1047110">
                <text:p>1047110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37812">
                <text:p>1037812</text:p>
              </table:table-cell>
              <table:table-cell office:value-type="float" office:value="48.27">
                <text:p>48.27</text:p>
              </table:table-cell>
              <table:table-cell office:value-type="float" office:value="1047173">
                <text:p>1047173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37825">
                <text:p>1037825</text:p>
              </table:table-cell>
              <table:table-cell office:value-type="float" office:value="48.63">
                <text:p>48.63</text:p>
              </table:table-cell>
              <table:table-cell office:value-type="float" office:value="1047234">
                <text:p>1047234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7874">
                <text:p>1037874</text:p>
              </table:table-cell>
              <table:table-cell office:value-type="float" office:value="48.59">
                <text:p>48.59</text:p>
              </table:table-cell>
              <table:table-cell office:value-type="float" office:value="1047297">
                <text:p>1047297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37887">
                <text:p>1037887</text:p>
              </table:table-cell>
              <table:table-cell office:value-type="float" office:value="48.61">
                <text:p>48.61</text:p>
              </table:table-cell>
              <table:table-cell office:value-type="float" office:value="1047346">
                <text:p>1047346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37936">
                <text:p>1037936</text:p>
              </table:table-cell>
              <table:table-cell office:value-type="float" office:value="48.88">
                <text:p>48.88</text:p>
              </table:table-cell>
              <table:table-cell office:value-type="float" office:value="1047408">
                <text:p>1047408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37949">
                <text:p>1037949</text:p>
              </table:table-cell>
              <table:table-cell office:value-type="float" office:value="48.83">
                <text:p>48.83</text:p>
              </table:table-cell>
              <table:table-cell office:value-type="float" office:value="1047470">
                <text:p>1047470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37999">
                <text:p>1037999</text:p>
              </table:table-cell>
              <table:table-cell office:value-type="float" office:value="49.14">
                <text:p>49.14</text:p>
              </table:table-cell>
              <table:table-cell office:value-type="float" office:value="1047532">
                <text:p>1047532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8048">
                <text:p>1038048</text:p>
              </table:table-cell>
              <table:table-cell office:value-type="float" office:value="48.99">
                <text:p>48.99</text:p>
              </table:table-cell>
              <table:table-cell office:value-type="float" office:value="1047593">
                <text:p>1047593</text:p>
              </table:table-cell>
              <table:table-cell office:value-type="float" office:value="101121">
                <text:p>1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8060">
                <text:p>1038060</text:p>
              </table:table-cell>
              <table:table-cell office:value-type="float" office:value="49.02">
                <text:p>49.02</text:p>
              </table:table-cell>
              <table:table-cell office:value-type="float" office:value="1047643">
                <text:p>1047643</text:p>
              </table:table-cell>
              <table:table-cell office:value-type="float" office:value="101120.75">
                <text:p>10112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8109">
                <text:p>1038109</text:p>
              </table:table-cell>
              <table:table-cell office:value-type="float" office:value="48.94">
                <text:p>48.94</text:p>
              </table:table-cell>
              <table:table-cell office:value-type="float" office:value="1047705">
                <text:p>1047705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8123">
                <text:p>1038123</text:p>
              </table:table-cell>
              <table:table-cell office:value-type="float" office:value="48.98">
                <text:p>48.98</text:p>
              </table:table-cell>
              <table:table-cell office:value-type="float" office:value="1047768">
                <text:p>1047768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8172">
                <text:p>1038172</text:p>
              </table:table-cell>
              <table:table-cell office:value-type="float" office:value="48.94">
                <text:p>48.94</text:p>
              </table:table-cell>
              <table:table-cell office:value-type="float" office:value="1047817">
                <text:p>1047817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8185">
                <text:p>1038185</text:p>
              </table:table-cell>
              <table:table-cell office:value-type="float" office:value="48.96">
                <text:p>48.96</text:p>
              </table:table-cell>
              <table:table-cell office:value-type="float" office:value="1047878">
                <text:p>1047878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38234">
                <text:p>1038234</text:p>
              </table:table-cell>
              <table:table-cell office:value-type="float" office:value="48.86">
                <text:p>48.86</text:p>
              </table:table-cell>
              <table:table-cell office:value-type="float" office:value="1047941">
                <text:p>1047941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38246">
                <text:p>1038246</text:p>
              </table:table-cell>
              <table:table-cell office:value-type="float" office:value="48.85">
                <text:p>48.85</text:p>
              </table:table-cell>
              <table:table-cell office:value-type="float" office:value="1048003">
                <text:p>1048003</text:p>
              </table:table-cell>
              <table:table-cell office:value-type="float" office:value="101122.88">
                <text:p>1011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8296">
                <text:p>1038296</text:p>
              </table:table-cell>
              <table:table-cell office:value-type="float" office:value="48.98">
                <text:p>48.98</text:p>
              </table:table-cell>
              <table:table-cell office:value-type="float" office:value="1048065">
                <text:p>1048065</text:p>
              </table:table-cell>
              <table:table-cell office:value-type="float" office:value="101122.88">
                <text:p>1011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8345">
                <text:p>1038345</text:p>
              </table:table-cell>
              <table:table-cell office:value-type="float" office:value="48.97">
                <text:p>48.97</text:p>
              </table:table-cell>
              <table:table-cell office:value-type="float" office:value="1048114">
                <text:p>1048114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8358">
                <text:p>1038358</text:p>
              </table:table-cell>
              <table:table-cell office:value-type="float" office:value="48.94">
                <text:p>48.94</text:p>
              </table:table-cell>
              <table:table-cell office:value-type="float" office:value="1048176">
                <text:p>1048176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8407">
                <text:p>1038407</text:p>
              </table:table-cell>
              <table:table-cell office:value-type="float" office:value="48.94">
                <text:p>48.94</text:p>
              </table:table-cell>
              <table:table-cell office:value-type="float" office:value="1048239">
                <text:p>1048239</text:p>
              </table:table-cell>
              <table:table-cell office:value-type="float" office:value="101122.38">
                <text:p>10112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8420">
                <text:p>1038420</text:p>
              </table:table-cell>
              <table:table-cell office:value-type="float" office:value="49.03">
                <text:p>49.03</text:p>
              </table:table-cell>
              <table:table-cell office:value-type="float" office:value="1048300">
                <text:p>1048300</text:p>
              </table:table-cell>
              <table:table-cell office:value-type="float" office:value="101123">
                <text:p>1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8470">
                <text:p>1038470</text:p>
              </table:table-cell>
              <table:table-cell office:value-type="float" office:value="49.32">
                <text:p>49.32</text:p>
              </table:table-cell>
              <table:table-cell office:value-type="float" office:value="1048363">
                <text:p>1048363</text:p>
              </table:table-cell>
              <table:table-cell office:value-type="float" office:value="101122.88">
                <text:p>1011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8519">
                <text:p>1038519</text:p>
              </table:table-cell>
              <table:table-cell office:value-type="float" office:value="49.33">
                <text:p>49.33</text:p>
              </table:table-cell>
              <table:table-cell office:value-type="float" office:value="1048412">
                <text:p>1048412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8531">
                <text:p>1038531</text:p>
              </table:table-cell>
              <table:table-cell office:value-type="float" office:value="49.24">
                <text:p>49.24</text:p>
              </table:table-cell>
              <table:table-cell office:value-type="float" office:value="1048473">
                <text:p>1048473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38580">
                <text:p>1038580</text:p>
              </table:table-cell>
              <table:table-cell office:value-type="float" office:value="50.27">
                <text:p>50.27</text:p>
              </table:table-cell>
              <table:table-cell office:value-type="float" office:value="1048536">
                <text:p>1048536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38594">
                <text:p>1038594</text:p>
              </table:table-cell>
              <table:table-cell office:value-type="float" office:value="50.57">
                <text:p>50.57</text:p>
              </table:table-cell>
              <table:table-cell office:value-type="float" office:value="1048585">
                <text:p>1048585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8643">
                <text:p>1038643</text:p>
              </table:table-cell>
              <table:table-cell office:value-type="float" office:value="50.25">
                <text:p>50.25</text:p>
              </table:table-cell>
              <table:table-cell office:value-type="float" office:value="1048647">
                <text:p>1048647</text:p>
              </table:table-cell>
              <table:table-cell office:value-type="float" office:value="101123.38">
                <text:p>1011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8655">
                <text:p>1038655</text:p>
              </table:table-cell>
              <table:table-cell office:value-type="float" office:value="50.22">
                <text:p>50.22</text:p>
              </table:table-cell>
              <table:table-cell office:value-type="float" office:value="1048709">
                <text:p>1048709</text:p>
              </table:table-cell>
              <table:table-cell office:value-type="float" office:value="101124">
                <text:p>10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38704">
                <text:p>1038704</text:p>
              </table:table-cell>
              <table:table-cell office:value-type="float" office:value="50.19">
                <text:p>50.19</text:p>
              </table:table-cell>
              <table:table-cell office:value-type="float" office:value="1048771">
                <text:p>1048771</text:p>
              </table:table-cell>
              <table:table-cell office:value-type="float" office:value="101123.5">
                <text:p>1011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8717">
                <text:p>1038717</text:p>
              </table:table-cell>
              <table:table-cell office:value-type="float" office:value="49.9">
                <text:p>49.9</text:p>
              </table:table-cell>
              <table:table-cell office:value-type="float" office:value="1048833">
                <text:p>1048833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38767">
                <text:p>1038767</text:p>
              </table:table-cell>
              <table:table-cell office:value-type="float" office:value="49.92">
                <text:p>49.92</text:p>
              </table:table-cell>
              <table:table-cell office:value-type="float" office:value="1048882">
                <text:p>1048882</text:p>
              </table:table-cell>
              <table:table-cell office:value-type="float" office:value="101124.25">
                <text:p>1011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38816">
                <text:p>1038816</text:p>
              </table:table-cell>
              <table:table-cell office:value-type="float" office:value="49.99">
                <text:p>49.99</text:p>
              </table:table-cell>
              <table:table-cell office:value-type="float" office:value="1048944">
                <text:p>1048944</text:p>
              </table:table-cell>
              <table:table-cell office:value-type="float" office:value="101124.88">
                <text:p>10112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38829">
                <text:p>1038829</text:p>
              </table:table-cell>
              <table:table-cell office:value-type="float" office:value="48.9">
                <text:p>48.9</text:p>
              </table:table-cell>
              <table:table-cell office:value-type="float" office:value="1049007">
                <text:p>1049007</text:p>
              </table:table-cell>
              <table:table-cell office:value-type="float" office:value="101125.25">
                <text:p>1011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8878">
                <text:p>1038878</text:p>
              </table:table-cell>
              <table:table-cell office:value-type="float" office:value="48.57">
                <text:p>48.57</text:p>
              </table:table-cell>
              <table:table-cell office:value-type="float" office:value="1049068">
                <text:p>1049068</text:p>
              </table:table-cell>
              <table:table-cell office:value-type="float" office:value="101124.38">
                <text:p>1011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8891">
                <text:p>1038891</text:p>
              </table:table-cell>
              <table:table-cell office:value-type="float" office:value="48.87">
                <text:p>48.87</text:p>
              </table:table-cell>
              <table:table-cell office:value-type="float" office:value="1049131">
                <text:p>1049131</text:p>
              </table:table-cell>
              <table:table-cell office:value-type="float" office:value="101124.63">
                <text:p>10112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8940">
                <text:p>1038940</text:p>
              </table:table-cell>
              <table:table-cell office:value-type="float" office:value="48.89">
                <text:p>48.89</text:p>
              </table:table-cell>
              <table:table-cell office:value-type="float" office:value="1049180">
                <text:p>1049180</text:p>
              </table:table-cell>
              <table:table-cell office:value-type="float" office:value="101124.13">
                <text:p>10112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8953">
                <text:p>1038953</text:p>
              </table:table-cell>
              <table:table-cell office:value-type="float" office:value="48.86">
                <text:p>48.86</text:p>
              </table:table-cell>
              <table:table-cell office:value-type="float" office:value="1049242">
                <text:p>1049242</text:p>
              </table:table-cell>
              <table:table-cell office:value-type="float" office:value="101123.63">
                <text:p>1011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39002">
                <text:p>1039002</text:p>
              </table:table-cell>
              <table:table-cell office:value-type="float" office:value="48.92">
                <text:p>48.92</text:p>
              </table:table-cell>
              <table:table-cell office:value-type="float" office:value="1049304">
                <text:p>1049304</text:p>
              </table:table-cell>
              <table:table-cell office:value-type="float" office:value="101123.5">
                <text:p>1011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39015">
                <text:p>1039015</text:p>
              </table:table-cell>
              <table:table-cell office:value-type="float" office:value="48.89">
                <text:p>48.89</text:p>
              </table:table-cell>
              <table:table-cell office:value-type="float" office:value="1049353">
                <text:p>1049353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9064">
                <text:p>1039064</text:p>
              </table:table-cell>
              <table:table-cell office:value-type="float" office:value="48.84">
                <text:p>48.84</text:p>
              </table:table-cell>
              <table:table-cell office:value-type="float" office:value="1049415">
                <text:p>1049415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9113">
                <text:p>1039113</text:p>
              </table:table-cell>
              <table:table-cell office:value-type="float" office:value="48.85">
                <text:p>48.85</text:p>
              </table:table-cell>
              <table:table-cell office:value-type="float" office:value="1049478">
                <text:p>1049478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9126">
                <text:p>1039126</text:p>
              </table:table-cell>
              <table:table-cell office:value-type="float" office:value="48.89">
                <text:p>48.89</text:p>
              </table:table-cell>
              <table:table-cell office:value-type="float" office:value="1049539">
                <text:p>1049539</text:p>
              </table:table-cell>
              <table:table-cell office:value-type="float" office:value="101122.5">
                <text:p>1011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9175">
                <text:p>1039175</text:p>
              </table:table-cell>
              <table:table-cell office:value-type="float" office:value="48.88">
                <text:p>48.88</text:p>
              </table:table-cell>
              <table:table-cell office:value-type="float" office:value="1049602">
                <text:p>1049602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9188">
                <text:p>1039188</text:p>
              </table:table-cell>
              <table:table-cell office:value-type="float" office:value="48.89">
                <text:p>48.89</text:p>
              </table:table-cell>
              <table:table-cell office:value-type="float" office:value="1049651">
                <text:p>1049651</text:p>
              </table:table-cell>
              <table:table-cell office:value-type="float" office:value="101121.75">
                <text:p>1011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39238">
                <text:p>1039238</text:p>
              </table:table-cell>
              <table:table-cell office:value-type="float" office:value="48.87">
                <text:p>48.87</text:p>
              </table:table-cell>
              <table:table-cell office:value-type="float" office:value="1049712">
                <text:p>1049712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39287">
                <text:p>1039287</text:p>
              </table:table-cell>
              <table:table-cell office:value-type="float" office:value="48.82">
                <text:p>48.82</text:p>
              </table:table-cell>
              <table:table-cell office:value-type="float" office:value="1049775">
                <text:p>1049775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39299">
                <text:p>1039299</text:p>
              </table:table-cell>
              <table:table-cell office:value-type="float" office:value="48.88">
                <text:p>48.88</text:p>
              </table:table-cell>
              <table:table-cell office:value-type="float" office:value="1049837">
                <text:p>1049837</text:p>
              </table:table-cell>
              <table:table-cell office:value-type="float" office:value="101122.25">
                <text:p>1011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39348">
                <text:p>1039348</text:p>
              </table:table-cell>
              <table:table-cell office:value-type="float" office:value="49.38">
                <text:p>49.38</text:p>
              </table:table-cell>
              <table:table-cell office:value-type="float" office:value="1049899">
                <text:p>1049899</text:p>
              </table:table-cell>
              <table:table-cell office:value-type="float" office:value="101122.38">
                <text:p>10112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39362">
                <text:p>1039362</text:p>
              </table:table-cell>
              <table:table-cell office:value-type="float" office:value="48.92">
                <text:p>48.92</text:p>
              </table:table-cell>
              <table:table-cell office:value-type="float" office:value="1049948">
                <text:p>1049948</text:p>
              </table:table-cell>
              <table:table-cell office:value-type="float" office:value="101122.75">
                <text:p>1011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39411">
                <text:p>1039411</text:p>
              </table:table-cell>
              <table:table-cell office:value-type="float" office:value="49.68">
                <text:p>49.68</text:p>
              </table:table-cell>
              <table:table-cell office:value-type="float" office:value="1050011">
                <text:p>1050011</text:p>
              </table:table-cell>
              <table:table-cell office:value-type="float" office:value="101122.88">
                <text:p>1011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9424">
                <text:p>1039424</text:p>
              </table:table-cell>
              <table:table-cell office:value-type="float" office:value="49.56">
                <text:p>49.56</text:p>
              </table:table-cell>
              <table:table-cell office:value-type="float" office:value="1050073">
                <text:p>1050073</text:p>
              </table:table-cell>
              <table:table-cell office:value-type="float" office:value="101123.5">
                <text:p>1011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9473">
                <text:p>1039473</text:p>
              </table:table-cell>
              <table:table-cell office:value-type="float" office:value="49.32">
                <text:p>49.32</text:p>
              </table:table-cell>
              <table:table-cell office:value-type="float" office:value="1050135">
                <text:p>1050135</text:p>
              </table:table-cell>
              <table:table-cell office:value-type="float" office:value="101123.75">
                <text:p>1011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9485">
                <text:p>1039485</text:p>
              </table:table-cell>
              <table:table-cell office:value-type="float" office:value="49.55">
                <text:p>49.55</text:p>
              </table:table-cell>
              <table:table-cell office:value-type="float" office:value="1050198">
                <text:p>1050198</text:p>
              </table:table-cell>
              <table:table-cell office:value-type="float" office:value="101124.38">
                <text:p>1011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9535">
                <text:p>1039535</text:p>
              </table:table-cell>
              <table:table-cell office:value-type="float" office:value="49.62">
                <text:p>49.62</text:p>
              </table:table-cell>
              <table:table-cell office:value-type="float" office:value="1050247">
                <text:p>1050247</text:p>
              </table:table-cell>
              <table:table-cell office:value-type="float" office:value="101124.25">
                <text:p>1011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9584">
                <text:p>1039584</text:p>
              </table:table-cell>
              <table:table-cell office:value-type="float" office:value="49.64">
                <text:p>49.64</text:p>
              </table:table-cell>
              <table:table-cell office:value-type="float" office:value="1050308">
                <text:p>1050308</text:p>
              </table:table-cell>
              <table:table-cell office:value-type="float" office:value="101124.38">
                <text:p>1011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9597">
                <text:p>1039597</text:p>
              </table:table-cell>
              <table:table-cell office:value-type="float" office:value="49.14">
                <text:p>49.14</text:p>
              </table:table-cell>
              <table:table-cell office:value-type="float" office:value="1050371">
                <text:p>1050371</text:p>
              </table:table-cell>
              <table:table-cell office:value-type="float" office:value="101125.13">
                <text:p>10112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9646">
                <text:p>1039646</text:p>
              </table:table-cell>
              <table:table-cell office:value-type="float" office:value="49.67">
                <text:p>49.67</text:p>
              </table:table-cell>
              <table:table-cell office:value-type="float" office:value="1050432">
                <text:p>1050432</text:p>
              </table:table-cell>
              <table:table-cell office:value-type="float" office:value="101124.25">
                <text:p>1011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39659">
                <text:p>1039659</text:p>
              </table:table-cell>
              <table:table-cell office:value-type="float" office:value="48.89">
                <text:p>48.89</text:p>
              </table:table-cell>
              <table:table-cell office:value-type="float" office:value="1050494">
                <text:p>1050494</text:p>
              </table:table-cell>
              <table:table-cell office:value-type="float" office:value="101124.25">
                <text:p>1011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9708">
                <text:p>1039708</text:p>
              </table:table-cell>
              <table:table-cell office:value-type="float" office:value="48.99">
                <text:p>48.99</text:p>
              </table:table-cell>
              <table:table-cell office:value-type="float" office:value="1050544">
                <text:p>1050544</text:p>
              </table:table-cell>
              <table:table-cell office:value-type="float" office:value="101123.25">
                <text:p>101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39721">
                <text:p>1039721</text:p>
              </table:table-cell>
              <table:table-cell office:value-type="float" office:value="49.24">
                <text:p>49.24</text:p>
              </table:table-cell>
              <table:table-cell office:value-type="float" office:value="1050606">
                <text:p>1050606</text:p>
              </table:table-cell>
              <table:table-cell office:value-type="float" office:value="101123">
                <text:p>1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39770">
                <text:p>1039770</text:p>
              </table:table-cell>
              <table:table-cell office:value-type="float" office:value="49.05">
                <text:p>49.05</text:p>
              </table:table-cell>
              <table:table-cell office:value-type="float" office:value="1050668">
                <text:p>1050668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39783">
                <text:p>1039783</text:p>
              </table:table-cell>
              <table:table-cell office:value-type="float" office:value="49.03">
                <text:p>49.03</text:p>
              </table:table-cell>
              <table:table-cell office:value-type="float" office:value="1050717">
                <text:p>1050717</text:p>
              </table:table-cell>
              <table:table-cell office:value-type="float" office:value="101122.63">
                <text:p>1011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39833">
                <text:p>1039833</text:p>
              </table:table-cell>
              <table:table-cell office:value-type="float" office:value="49.04">
                <text:p>49.04</text:p>
              </table:table-cell>
              <table:table-cell office:value-type="float" office:value="1050779">
                <text:p>1050779</text:p>
              </table:table-cell>
              <table:table-cell office:value-type="float" office:value="101123.13">
                <text:p>1011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39882">
                <text:p>1039882</text:p>
              </table:table-cell>
              <table:table-cell office:value-type="float" office:value="49">
                <text:p>49</text:p>
              </table:table-cell>
              <table:table-cell office:value-type="float" office:value="1050842">
                <text:p>1050842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39894">
                <text:p>1039894</text:p>
              </table:table-cell>
              <table:table-cell office:value-type="float" office:value="49.07">
                <text:p>49.07</text:p>
              </table:table-cell>
              <table:table-cell office:value-type="float" office:value="1050903">
                <text:p>1050903</text:p>
              </table:table-cell>
              <table:table-cell office:value-type="float" office:value="101122">
                <text:p>1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39944">
                <text:p>1039944</text:p>
              </table:table-cell>
              <table:table-cell office:value-type="float" office:value="49.19">
                <text:p>49.19</text:p>
              </table:table-cell>
              <table:table-cell office:value-type="float" office:value="1050966">
                <text:p>1050966</text:p>
              </table:table-cell>
              <table:table-cell office:value-type="float" office:value="101121.63">
                <text:p>10112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39958">
                <text:p>1039958</text:p>
              </table:table-cell>
              <table:table-cell office:value-type="float" office:value="49.2">
                <text:p>49.2</text:p>
              </table:table-cell>
              <table:table-cell office:value-type="float" office:value="1051015">
                <text:p>1051015</text:p>
              </table:table-cell>
              <table:table-cell office:value-type="float" office:value="101124.63">
                <text:p>10112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40007">
                <text:p>1040007</text:p>
              </table:table-cell>
              <table:table-cell office:value-type="float" office:value="49.11">
                <text:p>49.11</text:p>
              </table:table-cell>
              <table:table-cell office:value-type="float" office:value="1051103">
                <text:p>1051103</text:p>
              </table:table-cell>
              <table:table-cell office:value-type="float" office:value="101127.63">
                <text:p>10112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40019">
                <text:p>1040019</text:p>
              </table:table-cell>
              <table:table-cell office:value-type="float" office:value="49.07">
                <text:p>49.07</text:p>
              </table:table-cell>
              <table:table-cell office:value-type="float" office:value="1051165">
                <text:p>1051165</text:p>
              </table:table-cell>
              <table:table-cell office:value-type="float" office:value="101133.75">
                <text:p>1011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40068">
                <text:p>1040068</text:p>
              </table:table-cell>
              <table:table-cell office:value-type="float" office:value="49.07">
                <text:p>49.07</text:p>
              </table:table-cell>
              <table:table-cell office:value-type="float" office:value="1051215">
                <text:p>1051215</text:p>
              </table:table-cell>
              <table:table-cell office:value-type="float" office:value="101137.88">
                <text:p>10113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40081">
                <text:p>1040081</text:p>
              </table:table-cell>
              <table:table-cell office:value-type="float" office:value="49.06">
                <text:p>49.06</text:p>
              </table:table-cell>
              <table:table-cell office:value-type="float" office:value="1051266">
                <text:p>1051266</text:p>
              </table:table-cell>
              <table:table-cell office:value-type="float" office:value="101140.75">
                <text:p>1011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40131">
                <text:p>1040131</text:p>
              </table:table-cell>
              <table:table-cell office:value-type="float" office:value="49.14">
                <text:p>49.14</text:p>
              </table:table-cell>
              <table:table-cell office:value-type="float" office:value="1051879">
                <text:p>1051879</text:p>
              </table:table-cell>
              <table:table-cell office:value-type="float" office:value="101143.88">
                <text:p>10114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0180">
                <text:p>1040180</text:p>
              </table:table-cell>
              <table:table-cell office:value-type="float" office:value="48.9">
                <text:p>48.9</text:p>
              </table:table-cell>
              <table:table-cell office:value-type="float" office:value="1051941">
                <text:p>1051941</text:p>
              </table:table-cell>
              <table:table-cell office:value-type="float" office:value="101121.25">
                <text:p>1011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0193">
                <text:p>1040193</text:p>
              </table:table-cell>
              <table:table-cell office:value-type="float" office:value="48.56">
                <text:p>48.56</text:p>
              </table:table-cell>
              <table:table-cell office:value-type="float" office:value="1052003">
                <text:p>1052003</text:p>
              </table:table-cell>
              <table:table-cell office:value-type="float" office:value="101095">
                <text:p>10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0242">
                <text:p>1040242</text:p>
              </table:table-cell>
              <table:table-cell office:value-type="float" office:value="48.87">
                <text:p>48.87</text:p>
              </table:table-cell>
              <table:table-cell office:value-type="float" office:value="1052052">
                <text:p>1052052</text:p>
              </table:table-cell>
              <table:table-cell office:value-type="float" office:value="101064.88">
                <text:p>10106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0254">
                <text:p>1040254</text:p>
              </table:table-cell>
              <table:table-cell office:value-type="float" office:value="48.65">
                <text:p>48.65</text:p>
              </table:table-cell>
              <table:table-cell office:value-type="float" office:value="1052114">
                <text:p>1052114</text:p>
              </table:table-cell>
              <table:table-cell office:value-type="float" office:value="101033.75">
                <text:p>1010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40304">
                <text:p>1040304</text:p>
              </table:table-cell>
              <table:table-cell office:value-type="float" office:value="48.92">
                <text:p>48.92</text:p>
              </table:table-cell>
              <table:table-cell office:value-type="float" office:value="1052164">
                <text:p>1052164</text:p>
              </table:table-cell>
              <table:table-cell office:value-type="float" office:value="100998.75">
                <text:p>10099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40353">
                <text:p>1040353</text:p>
              </table:table-cell>
              <table:table-cell office:value-type="float" office:value="48.66">
                <text:p>48.66</text:p>
              </table:table-cell>
              <table:table-cell office:value-type="float" office:value="1052226">
                <text:p>1052226</text:p>
              </table:table-cell>
              <table:table-cell office:value-type="float" office:value="100964.63">
                <text:p>10096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40366">
                <text:p>1040366</text:p>
              </table:table-cell>
              <table:table-cell office:value-type="float" office:value="48.73">
                <text:p>48.73</text:p>
              </table:table-cell>
              <table:table-cell office:value-type="float" office:value="1052288">
                <text:p>1052288</text:p>
              </table:table-cell>
              <table:table-cell office:value-type="float" office:value="100929.63">
                <text:p>10092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40415">
                <text:p>1040415</text:p>
              </table:table-cell>
              <table:table-cell office:value-type="float" office:value="48.69">
                <text:p>48.69</text:p>
              </table:table-cell>
              <table:table-cell office:value-type="float" office:value="1052337">
                <text:p>1052337</text:p>
              </table:table-cell>
              <table:table-cell office:value-type="float" office:value="100894.75">
                <text:p>10089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40428">
                <text:p>1040428</text:p>
              </table:table-cell>
              <table:table-cell office:value-type="float" office:value="48.74">
                <text:p>48.74</text:p>
              </table:table-cell>
              <table:table-cell office:value-type="float" office:value="1052399">
                <text:p>1052399</text:p>
              </table:table-cell>
              <table:table-cell office:value-type="float" office:value="100881.88">
                <text:p>10088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40477">
                <text:p>1040477</text:p>
              </table:table-cell>
              <table:table-cell office:value-type="float" office:value="48.93">
                <text:p>48.93</text:p>
              </table:table-cell>
              <table:table-cell office:value-type="float" office:value="1052461">
                <text:p>1052461</text:p>
              </table:table-cell>
              <table:table-cell office:value-type="float" office:value="100868.75">
                <text:p>10086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40490">
                <text:p>1040490</text:p>
              </table:table-cell>
              <table:table-cell office:value-type="float" office:value="48.72">
                <text:p>48.72</text:p>
              </table:table-cell>
              <table:table-cell office:value-type="float" office:value="1052510">
                <text:p>1052510</text:p>
              </table:table-cell>
              <table:table-cell office:value-type="float" office:value="100857.5">
                <text:p>1008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0539">
                <text:p>1040539</text:p>
              </table:table-cell>
              <table:table-cell office:value-type="float" office:value="49.12">
                <text:p>49.12</text:p>
              </table:table-cell>
              <table:table-cell office:value-type="float" office:value="1052572">
                <text:p>1052572</text:p>
              </table:table-cell>
              <table:table-cell office:value-type="float" office:value="100849.13">
                <text:p>1008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0552">
                <text:p>1040552</text:p>
              </table:table-cell>
              <table:table-cell office:value-type="float" office:value="48.81">
                <text:p>48.81</text:p>
              </table:table-cell>
              <table:table-cell office:value-type="float" office:value="1052635">
                <text:p>1052635</text:p>
              </table:table-cell>
              <table:table-cell office:value-type="float" office:value="100840.5">
                <text:p>1008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40602">
                <text:p>1040602</text:p>
              </table:table-cell>
              <table:table-cell office:value-type="float" office:value="48.99">
                <text:p>48.99</text:p>
              </table:table-cell>
              <table:table-cell office:value-type="float" office:value="1052696">
                <text:p>1052696</text:p>
              </table:table-cell>
              <table:table-cell office:value-type="float" office:value="100831.63">
                <text:p>10083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0651">
                <text:p>1040651</text:p>
              </table:table-cell>
              <table:table-cell office:value-type="float" office:value="48.92">
                <text:p>48.92</text:p>
              </table:table-cell>
              <table:table-cell office:value-type="float" office:value="1052759">
                <text:p>1052759</text:p>
              </table:table-cell>
              <table:table-cell office:value-type="float" office:value="100825.63">
                <text:p>10082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40663">
                <text:p>1040663</text:p>
              </table:table-cell>
              <table:table-cell office:value-type="float" office:value="48.96">
                <text:p>48.96</text:p>
              </table:table-cell>
              <table:table-cell office:value-type="float" office:value="1052808">
                <text:p>1052808</text:p>
              </table:table-cell>
              <table:table-cell office:value-type="float" office:value="100821.38">
                <text:p>1008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40712">
                <text:p>1040712</text:p>
              </table:table-cell>
              <table:table-cell office:value-type="float" office:value="49.06">
                <text:p>49.06</text:p>
              </table:table-cell>
              <table:table-cell office:value-type="float" office:value="1052869">
                <text:p>1052869</text:p>
              </table:table-cell>
              <table:table-cell office:value-type="float" office:value="100819.75">
                <text:p>1008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40726">
                <text:p>1040726</text:p>
              </table:table-cell>
              <table:table-cell office:value-type="float" office:value="49.06">
                <text:p>49.06</text:p>
              </table:table-cell>
              <table:table-cell office:value-type="float" office:value="1052932">
                <text:p>1052932</text:p>
              </table:table-cell>
              <table:table-cell office:value-type="float" office:value="100823.13">
                <text:p>1008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0775">
                <text:p>1040775</text:p>
              </table:table-cell>
              <table:table-cell office:value-type="float" office:value="48.97">
                <text:p>48.97</text:p>
              </table:table-cell>
              <table:table-cell office:value-type="float" office:value="1052993">
                <text:p>1052993</text:p>
              </table:table-cell>
              <table:table-cell office:value-type="float" office:value="100825">
                <text:p>1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40787">
                <text:p>1040787</text:p>
              </table:table-cell>
              <table:table-cell office:value-type="float" office:value="48.96">
                <text:p>48.96</text:p>
              </table:table-cell>
              <table:table-cell office:value-type="float" office:value="1053056">
                <text:p>1053056</text:p>
              </table:table-cell>
              <table:table-cell office:value-type="float" office:value="100825.75">
                <text:p>10082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40836">
                <text:p>1040836</text:p>
              </table:table-cell>
              <table:table-cell office:value-type="float" office:value="49.04">
                <text:p>49.04</text:p>
              </table:table-cell>
              <table:table-cell office:value-type="float" office:value="1053105">
                <text:p>1053105</text:p>
              </table:table-cell>
              <table:table-cell office:value-type="float" office:value="100827.25">
                <text:p>10082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40849">
                <text:p>1040849</text:p>
              </table:table-cell>
              <table:table-cell office:value-type="float" office:value="49.06">
                <text:p>49.06</text:p>
              </table:table-cell>
              <table:table-cell office:value-type="float" office:value="1053166">
                <text:p>1053166</text:p>
              </table:table-cell>
              <table:table-cell office:value-type="float" office:value="100829.75">
                <text:p>10082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40899">
                <text:p>1040899</text:p>
              </table:table-cell>
              <table:table-cell office:value-type="float" office:value="49">
                <text:p>49</text:p>
              </table:table-cell>
              <table:table-cell office:value-type="float" office:value="1053229">
                <text:p>1053229</text:p>
              </table:table-cell>
              <table:table-cell office:value-type="float" office:value="100832.63">
                <text:p>10083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0948">
                <text:p>1040948</text:p>
              </table:table-cell>
              <table:table-cell office:value-type="float" office:value="49.02">
                <text:p>49.02</text:p>
              </table:table-cell>
              <table:table-cell office:value-type="float" office:value="1053278">
                <text:p>1053278</text:p>
              </table:table-cell>
              <table:table-cell office:value-type="float" office:value="100834.38">
                <text:p>10083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40961">
                <text:p>1040961</text:p>
              </table:table-cell>
              <table:table-cell office:value-type="float" office:value="49.02">
                <text:p>49.02</text:p>
              </table:table-cell>
              <table:table-cell office:value-type="float" office:value="1053339">
                <text:p>1053339</text:p>
              </table:table-cell>
              <table:table-cell office:value-type="float" office:value="100836.88">
                <text:p>10083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41010">
                <text:p>1041010</text:p>
              </table:table-cell>
              <table:table-cell office:value-type="float" office:value="49.04">
                <text:p>49.04</text:p>
              </table:table-cell>
              <table:table-cell office:value-type="float" office:value="1053402">
                <text:p>1053402</text:p>
              </table:table-cell>
              <table:table-cell office:value-type="float" office:value="100838.25">
                <text:p>10083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41022">
                <text:p>1041022</text:p>
              </table:table-cell>
              <table:table-cell office:value-type="float" office:value="48.95">
                <text:p>48.95</text:p>
              </table:table-cell>
              <table:table-cell office:value-type="float" office:value="1053464">
                <text:p>1053464</text:p>
              </table:table-cell>
              <table:table-cell office:value-type="float" office:value="100839.5">
                <text:p>1008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41072">
                <text:p>1041072</text:p>
              </table:table-cell>
              <table:table-cell office:value-type="float" office:value="48.97">
                <text:p>48.97</text:p>
              </table:table-cell>
              <table:table-cell office:value-type="float" office:value="1053526">
                <text:p>1053526</text:p>
              </table:table-cell>
              <table:table-cell office:value-type="float" office:value="100840.88">
                <text:p>10084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1121">
                <text:p>1041121</text:p>
              </table:table-cell>
              <table:table-cell office:value-type="float" office:value="48.97">
                <text:p>48.97</text:p>
              </table:table-cell>
              <table:table-cell office:value-type="float" office:value="1053575">
                <text:p>1053575</text:p>
              </table:table-cell>
              <table:table-cell office:value-type="float" office:value="100843.13">
                <text:p>10084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1134">
                <text:p>1041134</text:p>
              </table:table-cell>
              <table:table-cell office:value-type="float" office:value="48.8">
                <text:p>48.8</text:p>
              </table:table-cell>
              <table:table-cell office:value-type="float" office:value="1053637">
                <text:p>1053637</text:p>
              </table:table-cell>
              <table:table-cell office:value-type="float" office:value="100845.25">
                <text:p>10084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41183">
                <text:p>1041183</text:p>
              </table:table-cell>
              <table:table-cell office:value-type="float" office:value="48.73">
                <text:p>48.73</text:p>
              </table:table-cell>
              <table:table-cell office:value-type="float" office:value="1053699">
                <text:p>1053699</text:p>
              </table:table-cell>
              <table:table-cell office:value-type="float" office:value="100847.13">
                <text:p>10084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1197">
                <text:p>1041197</text:p>
              </table:table-cell>
              <table:table-cell office:value-type="float" office:value="48.87">
                <text:p>48.87</text:p>
              </table:table-cell>
              <table:table-cell office:value-type="float" office:value="1053761">
                <text:p>1053761</text:p>
              </table:table-cell>
              <table:table-cell office:value-type="float" office:value="100848">
                <text:p>10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41246">
                <text:p>1041246</text:p>
              </table:table-cell>
              <table:table-cell office:value-type="float" office:value="48.87">
                <text:p>48.87</text:p>
              </table:table-cell>
              <table:table-cell office:value-type="float" office:value="1053822">
                <text:p>1053822</text:p>
              </table:table-cell>
              <table:table-cell office:value-type="float" office:value="100850">
                <text:p>100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41258">
                <text:p>1041258</text:p>
              </table:table-cell>
              <table:table-cell office:value-type="float" office:value="48.95">
                <text:p>48.95</text:p>
              </table:table-cell>
              <table:table-cell office:value-type="float" office:value="1053872">
                <text:p>1053872</text:p>
              </table:table-cell>
              <table:table-cell office:value-type="float" office:value="100852.63">
                <text:p>10085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1307">
                <text:p>1041307</text:p>
              </table:table-cell>
              <table:table-cell office:value-type="float" office:value="49.05">
                <text:p>49.05</text:p>
              </table:table-cell>
              <table:table-cell office:value-type="float" office:value="1053934">
                <text:p>1053934</text:p>
              </table:table-cell>
              <table:table-cell office:value-type="float" office:value="100857.5">
                <text:p>1008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1320">
                <text:p>1041320</text:p>
              </table:table-cell>
              <table:table-cell office:value-type="float" office:value="48.92">
                <text:p>48.92</text:p>
              </table:table-cell>
              <table:table-cell office:value-type="float" office:value="1053996">
                <text:p>1053996</text:p>
              </table:table-cell>
              <table:table-cell office:value-type="float" office:value="100862.25">
                <text:p>1008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41370">
                <text:p>1041370</text:p>
              </table:table-cell>
              <table:table-cell office:value-type="float" office:value="48.94">
                <text:p>48.94</text:p>
              </table:table-cell>
              <table:table-cell office:value-type="float" office:value="1054045">
                <text:p>1054045</text:p>
              </table:table-cell>
              <table:table-cell office:value-type="float" office:value="100866.88">
                <text:p>10086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41419">
                <text:p>1041419</text:p>
              </table:table-cell>
              <table:table-cell office:value-type="float" office:value="49.22">
                <text:p>49.22</text:p>
              </table:table-cell>
              <table:table-cell office:value-type="float" office:value="1054107">
                <text:p>1054107</text:p>
              </table:table-cell>
              <table:table-cell office:value-type="float" office:value="100871.5">
                <text:p>10087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41431">
                <text:p>1041431</text:p>
              </table:table-cell>
              <table:table-cell office:value-type="float" office:value="49.26">
                <text:p>49.26</text:p>
              </table:table-cell>
              <table:table-cell office:value-type="float" office:value="1054169">
                <text:p>1054169</text:p>
              </table:table-cell>
              <table:table-cell office:value-type="float" office:value="100875.5">
                <text:p>10087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41480">
                <text:p>1041480</text:p>
              </table:table-cell>
              <table:table-cell office:value-type="float" office:value="49.12">
                <text:p>49.12</text:p>
              </table:table-cell>
              <table:table-cell office:value-type="float" office:value="1054231">
                <text:p>1054231</text:p>
              </table:table-cell>
              <table:table-cell office:value-type="float" office:value="100880.75">
                <text:p>10088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41494">
                <text:p>1041494</text:p>
              </table:table-cell>
              <table:table-cell office:value-type="float" office:value="49.14">
                <text:p>49.14</text:p>
              </table:table-cell>
              <table:table-cell office:value-type="float" office:value="1054292">
                <text:p>1054292</text:p>
              </table:table-cell>
              <table:table-cell office:value-type="float" office:value="100885.88">
                <text:p>10088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41543">
                <text:p>1041543</text:p>
              </table:table-cell>
              <table:table-cell office:value-type="float" office:value="49.14">
                <text:p>49.14</text:p>
              </table:table-cell>
              <table:table-cell office:value-type="float" office:value="1054342">
                <text:p>1054342</text:p>
              </table:table-cell>
              <table:table-cell office:value-type="float" office:value="100892">
                <text:p>1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41556">
                <text:p>1041556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1605">
                <text:p>1041605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1617">
                <text:p>1041617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41667">
                <text:p>1041667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1716">
                <text:p>1041716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41729">
                <text:p>1041729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41778">
                <text:p>1041778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1792">
                <text:p>1041792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1841">
                <text:p>1041841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41890">
                <text:p>1041890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41902">
                <text:p>1041902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1951">
                <text:p>1041951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41965">
                <text:p>1041965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42014">
                <text:p>1042014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42026">
                <text:p>1042026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42075">
                <text:p>1042075</text:p>
              </table:table-cell>
              <table:table-cell office:value-type="float" office:value="48.97">
                <text:p>4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42088">
                <text:p>104208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2138">
                <text:p>1042138</text:p>
              </table:table-cell>
              <table:table-cell office:value-type="float" office:value="49.03">
                <text:p>4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42187">
                <text:p>1042187</text:p>
              </table:table-cell>
              <table:table-cell office:value-type="float" office:value="48.97">
                <text:p>4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2200">
                <text:p>1042200</text:p>
              </table:table-cell>
              <table:table-cell office:value-type="float" office:value="48.96">
                <text:p>4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42249">
                <text:p>1042249</text:p>
              </table:table-cell>
              <table:table-cell office:value-type="float" office:value="49.05">
                <text:p>4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42262">
                <text:p>1042262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42311">
                <text:p>1042311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42324">
                <text:p>1042324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2373">
                <text:p>1042373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42385">
                <text:p>1042385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42435">
                <text:p>1042435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42484">
                <text:p>1042484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42497">
                <text:p>1042497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42546">
                <text:p>1042546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42560">
                <text:p>1042560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2609">
                <text:p>1042609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2621">
                <text:p>1042621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2670">
                <text:p>1042670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2683">
                <text:p>1042683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42733">
                <text:p>1042733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42782">
                <text:p>1042782</text:p>
              </table:table-cell>
              <table:table-cell office:value-type="float" office:value="49.03">
                <text:p>4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42795">
                <text:p>1042795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42844">
                <text:p>1042844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42856">
                <text:p>1042856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42906">
                <text:p>1042906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42955">
                <text:p>1042955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42968">
                <text:p>1042968</text:p>
              </table:table-cell>
              <table:table-cell office:value-type="float" office:value="49.05">
                <text:p>4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43017">
                <text:p>1043017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3030">
                <text:p>1043030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3079">
                <text:p>1043079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3092">
                <text:p>1043092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141">
                <text:p>1043141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3154">
                <text:p>1043154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3204">
                <text:p>1043204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3253">
                <text:p>1043253</text:p>
              </table:table-cell>
              <table:table-cell office:value-type="float" office:value="49.08">
                <text:p>4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43265">
                <text:p>1043265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43314">
                <text:p>1043314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43328">
                <text:p>1043328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43377">
                <text:p>1043377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43390">
                <text:p>1043390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43439">
                <text:p>1043439</text:p>
              </table:table-cell>
              <table:table-cell office:value-type="float" office:value="49.03">
                <text:p>4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43451">
                <text:p>1043451</text:p>
              </table:table-cell>
              <table:table-cell office:value-type="float" office:value="49.05">
                <text:p>4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43501">
                <text:p>1043501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43550">
                <text:p>1043550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43563">
                <text:p>104356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43612">
                <text:p>1043612</text:p>
              </table:table-cell>
              <table:table-cell office:value-type="float" office:value="48.97">
                <text:p>4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43624">
                <text:p>1043624</text:p>
              </table:table-cell>
              <table:table-cell office:value-type="float" office:value="48.98">
                <text:p>48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3674">
                <text:p>1043674</text:p>
              </table:table-cell>
              <table:table-cell office:value-type="float" office:value="48.98">
                <text:p>48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43724">
                <text:p>1043724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43736">
                <text:p>1043736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43785">
                <text:p>1043785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43799">
                <text:p>1043799</text:p>
              </table:table-cell>
              <table:table-cell office:value-type="float" office:value="49.01">
                <text:p>4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43848">
                <text:p>1043848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43860">
                <text:p>1043860</text:p>
              </table:table-cell>
              <table:table-cell office:value-type="float" office:value="49.05">
                <text:p>4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43909">
                <text:p>1043909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43922">
                <text:p>1043922</text:p>
              </table:table-cell>
              <table:table-cell office:value-type="float" office:value="49.05">
                <text:p>4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43972">
                <text:p>1043972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44021">
                <text:p>1044021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44034">
                <text:p>1044034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44083">
                <text:p>1044083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44096">
                <text:p>1044096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44145">
                <text:p>1044145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44158">
                <text:p>1044158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44207">
                <text:p>1044207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44220">
                <text:p>1044220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44270">
                <text:p>1044270</text:p>
              </table:table-cell>
              <table:table-cell office:value-type="float" office:value="49.08">
                <text:p>4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44319">
                <text:p>104431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44331">
                <text:p>1044331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44380">
                <text:p>1044380</text:p>
              </table:table-cell>
              <table:table-cell office:value-type="float" office:value="48.97">
                <text:p>4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44393">
                <text:p>1044393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44443">
                <text:p>1044443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4492">
                <text:p>1044492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44504">
                <text:p>1044504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44553">
                <text:p>1044553</text:p>
              </table:table-cell>
              <table:table-cell office:value-type="float" office:value="49.19">
                <text:p>4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44567">
                <text:p>1044567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44616">
                <text:p>1044616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4629">
                <text:p>1044629</text:p>
              </table:table-cell>
              <table:table-cell office:value-type="float" office:value="49.26">
                <text:p>49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44678">
                <text:p>1044678</text:p>
              </table:table-cell>
              <table:table-cell office:value-type="float" office:value="49.23">
                <text:p>4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44690">
                <text:p>1044690</text:p>
              </table:table-cell>
              <table:table-cell office:value-type="float" office:value="49.08">
                <text:p>4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44740">
                <text:p>1044740</text:p>
              </table:table-cell>
              <table:table-cell office:value-type="float" office:value="49.04">
                <text:p>4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44789">
                <text:p>1044789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44802">
                <text:p>1044802</text:p>
              </table:table-cell>
              <table:table-cell office:value-type="float" office:value="49.03">
                <text:p>4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44851">
                <text:p>1044851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44865">
                <text:p>1044865</text:p>
              </table:table-cell>
              <table:table-cell office:value-type="float" office:value="49.25">
                <text:p>4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44914">
                <text:p>1044914</text:p>
              </table:table-cell>
              <table:table-cell office:value-type="float" office:value="49.27">
                <text:p>4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44926">
                <text:p>1044926</text:p>
              </table:table-cell>
              <table:table-cell office:value-type="float" office:value="49.27">
                <text:p>4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44976">
                <text:p>1044976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44988">
                <text:p>1044988</text:p>
              </table:table-cell>
              <table:table-cell office:value-type="float" office:value="49.36">
                <text:p>4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45038">
                <text:p>1045038</text:p>
              </table:table-cell>
              <table:table-cell office:value-type="float" office:value="49.35">
                <text:p>49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5087">
                <text:p>1045087</text:p>
              </table:table-cell>
              <table:table-cell office:value-type="float" office:value="49.28">
                <text:p>49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5100">
                <text:p>1045100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45149">
                <text:p>1045149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45163">
                <text:p>1045163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45212">
                <text:p>1045212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5224">
                <text:p>1045224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45273">
                <text:p>1045273</text:p>
              </table:table-cell>
              <table:table-cell office:value-type="float" office:value="49.08">
                <text:p>4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45286">
                <text:p>1045286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45336">
                <text:p>1045336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45385">
                <text:p>1045385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45398">
                <text:p>1045398</text:p>
              </table:table-cell>
              <table:table-cell office:value-type="float" office:value="49.03">
                <text:p>4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45447">
                <text:p>104544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45459">
                <text:p>1045459</text:p>
              </table:table-cell>
              <table:table-cell office:value-type="float" office:value="49.02">
                <text:p>4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5509">
                <text:p>1045509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45558">
                <text:p>1045558</text:p>
              </table:table-cell>
              <table:table-cell office:value-type="float" office:value="49.21">
                <text:p>4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45571">
                <text:p>1045571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45620">
                <text:p>1045620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45633">
                <text:p>1045633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45682">
                <text:p>1045682</text:p>
              </table:table-cell>
              <table:table-cell office:value-type="float" office:value="49.25">
                <text:p>4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45695">
                <text:p>1045695</text:p>
              </table:table-cell>
              <table:table-cell office:value-type="float" office:value="49.25">
                <text:p>4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45744">
                <text:p>1045744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45757">
                <text:p>1045757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45807">
                <text:p>1045807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45856">
                <text:p>1045856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45868">
                <text:p>1045868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45917">
                <text:p>1045917</text:p>
              </table:table-cell>
              <table:table-cell office:value-type="float" office:value="49.07">
                <text:p>49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45931">
                <text:p>1045931</text:p>
              </table:table-cell>
              <table:table-cell office:value-type="float" office:value="49.12">
                <text:p>4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45980">
                <text:p>1045980</text:p>
              </table:table-cell>
              <table:table-cell office:value-type="float" office:value="49.22">
                <text:p>49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45993">
                <text:p>104599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46042">
                <text:p>1046042</text:p>
              </table:table-cell>
              <table:table-cell office:value-type="float" office:value="49.21">
                <text:p>4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46054">
                <text:p>1046054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46104">
                <text:p>1046104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46153">
                <text:p>1046153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46166">
                <text:p>1046166</text:p>
              </table:table-cell>
              <table:table-cell office:value-type="float" office:value="49.21">
                <text:p>4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6215">
                <text:p>1046215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46227">
                <text:p>1046227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46277">
                <text:p>1046277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46326">
                <text:p>1046326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46339">
                <text:p>1046339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46388">
                <text:p>1046388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46402">
                <text:p>1046402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46451">
                <text:p>1046451</text:p>
              </table:table-cell>
              <table:table-cell office:value-type="float" office:value="49.16">
                <text:p>4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46463">
                <text:p>1046463</text:p>
              </table:table-cell>
              <table:table-cell office:value-type="float" office:value="49.11">
                <text:p>4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46512">
                <text:p>1046512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6525">
                <text:p>1046525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46575">
                <text:p>1046575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46624">
                <text:p>1046624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46637">
                <text:p>1046637</text:p>
              </table:table-cell>
              <table:table-cell office:value-type="float" office:value="49.19">
                <text:p>4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46686">
                <text:p>1046686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46699">
                <text:p>1046699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46748">
                <text:p>1046748</text:p>
              </table:table-cell>
              <table:table-cell office:value-type="float" office:value="49.08">
                <text:p>4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46761">
                <text:p>1046761</text:p>
              </table:table-cell>
              <table:table-cell office:value-type="float" office:value="49.15">
                <text:p>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46810">
                <text:p>1046810</text:p>
              </table:table-cell>
              <table:table-cell office:value-type="float" office:value="49.36">
                <text:p>4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46822">
                <text:p>1046822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46872">
                <text:p>1046872</text:p>
              </table:table-cell>
              <table:table-cell office:value-type="float" office:value="49.59">
                <text:p>49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46922">
                <text:p>1046922</text:p>
              </table:table-cell>
              <table:table-cell office:value-type="float" office:value="51.08">
                <text:p>5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46934">
                <text:p>1046934</text:p>
              </table:table-cell>
              <table:table-cell office:value-type="float" office:value="51.81">
                <text:p>5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46983">
                <text:p>1046983</text:p>
              </table:table-cell>
              <table:table-cell office:value-type="float" office:value="51.49">
                <text:p>51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46996">
                <text:p>1046996</text:p>
              </table:table-cell>
              <table:table-cell office:value-type="float" office:value="51.38">
                <text:p>5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47046">
                <text:p>1047046</text:p>
              </table:table-cell>
              <table:table-cell office:value-type="float" office:value="51.37">
                <text:p>5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47095">
                <text:p>1047095</text:p>
              </table:table-cell>
              <table:table-cell office:value-type="float" office:value="51.25">
                <text:p>5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47107">
                <text:p>1047107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47156">
                <text:p>1047156</text:p>
              </table:table-cell>
              <table:table-cell office:value-type="float" office:value="51.13">
                <text:p>5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47170">
                <text:p>1047170</text:p>
              </table:table-cell>
              <table:table-cell office:value-type="float" office:value="49.62">
                <text:p>4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47219">
                <text:p>1047219</text:p>
              </table:table-cell>
              <table:table-cell office:value-type="float" office:value="48.85">
                <text:p>4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7232">
                <text:p>1047232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47281">
                <text:p>1047281</text:p>
              </table:table-cell>
              <table:table-cell office:value-type="float" office:value="49.34">
                <text:p>4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47293">
                <text:p>1047293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47343">
                <text:p>1047343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47392">
                <text:p>1047392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47405">
                <text:p>1047405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47454">
                <text:p>1047454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47467">
                <text:p>1047467</text:p>
              </table:table-cell>
              <table:table-cell office:value-type="float" office:value="49.58">
                <text:p>4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47516">
                <text:p>1047516</text:p>
              </table:table-cell>
              <table:table-cell office:value-type="float" office:value="49.61">
                <text:p>49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47529">
                <text:p>1047529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47578">
                <text:p>1047578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47591">
                <text:p>1047591</text:p>
              </table:table-cell>
              <table:table-cell office:value-type="float" office:value="49.38">
                <text:p>4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47641">
                <text:p>1047641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47690">
                <text:p>1047690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47702">
                <text:p>1047702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47751">
                <text:p>1047751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47764">
                <text:p>1047764</text:p>
              </table:table-cell>
              <table:table-cell office:value-type="float" office:value="49.44">
                <text:p>4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47814">
                <text:p>1047814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47863">
                <text:p>1047863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47876">
                <text:p>1047876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47925">
                <text:p>1047925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47938">
                <text:p>1047938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47987">
                <text:p>1047987</text:p>
              </table:table-cell>
              <table:table-cell office:value-type="float" office:value="49.53">
                <text:p>4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48000">
                <text:p>1048000</text:p>
              </table:table-cell>
              <table:table-cell office:value-type="float" office:value="49.55">
                <text:p>4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48049">
                <text:p>1048049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8061">
                <text:p>1048061</text:p>
              </table:table-cell>
              <table:table-cell office:value-type="float" office:value="49.44">
                <text:p>4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48111">
                <text:p>1048111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48161">
                <text:p>1048161</text:p>
              </table:table-cell>
              <table:table-cell office:value-type="float" office:value="49.43">
                <text:p>4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48173">
                <text:p>1048173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48222">
                <text:p>1048222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48236">
                <text:p>1048236</text:p>
              </table:table-cell>
              <table:table-cell office:value-type="float" office:value="49.37">
                <text:p>4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48285">
                <text:p>1048285</text:p>
              </table:table-cell>
              <table:table-cell office:value-type="float" office:value="49.36">
                <text:p>4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48297">
                <text:p>1048297</text:p>
              </table:table-cell>
              <table:table-cell office:value-type="float" office:value="49.43">
                <text:p>4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48346">
                <text:p>1048346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48359">
                <text:p>1048359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48409">
                <text:p>1048409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48458">
                <text:p>1048458</text:p>
              </table:table-cell>
              <table:table-cell office:value-type="float" office:value="49.55">
                <text:p>4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48471">
                <text:p>1048471</text:p>
              </table:table-cell>
              <table:table-cell office:value-type="float" office:value="49.55">
                <text:p>4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48520">
                <text:p>1048520</text:p>
              </table:table-cell>
              <table:table-cell office:value-type="float" office:value="49.54">
                <text:p>49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48532">
                <text:p>1048532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48582">
                <text:p>1048582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48631">
                <text:p>1048631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48644">
                <text:p>1048644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48693">
                <text:p>1048693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48707">
                <text:p>1048707</text:p>
              </table:table-cell>
              <table:table-cell office:value-type="float" office:value="49.54">
                <text:p>49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48755">
                <text:p>1048755</text:p>
              </table:table-cell>
              <table:table-cell office:value-type="float" office:value="49.56">
                <text:p>4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48768">
                <text:p>1048768</text:p>
              </table:table-cell>
              <table:table-cell office:value-type="float" office:value="49.55">
                <text:p>4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48817">
                <text:p>1048817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48830">
                <text:p>1048830</text:p>
              </table:table-cell>
              <table:table-cell office:value-type="float" office:value="49.62">
                <text:p>4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48880">
                <text:p>1048880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48929">
                <text:p>1048929</text:p>
              </table:table-cell>
              <table:table-cell office:value-type="float" office:value="49.62">
                <text:p>4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48941">
                <text:p>1048941</text:p>
              </table:table-cell>
              <table:table-cell office:value-type="float" office:value="49.56">
                <text:p>4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48990">
                <text:p>1048990</text:p>
              </table:table-cell>
              <table:table-cell office:value-type="float" office:value="49.55">
                <text:p>4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49004">
                <text:p>1049004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49053">
                <text:p>1049053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49066">
                <text:p>1049066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49115">
                <text:p>1049115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49127">
                <text:p>1049127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49177">
                <text:p>1049177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49226">
                <text:p>1049226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49239">
                <text:p>1049239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49288">
                <text:p>1049288</text:p>
              </table:table-cell>
              <table:table-cell office:value-type="float" office:value="49.51">
                <text:p>4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49302">
                <text:p>1049302</text:p>
              </table:table-cell>
              <table:table-cell office:value-type="float" office:value="49.51">
                <text:p>4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49351">
                <text:p>1049351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49400">
                <text:p>1049400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49412">
                <text:p>1049412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49461">
                <text:p>1049461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49475">
                <text:p>1049475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49524">
                <text:p>1049524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49536">
                <text:p>1049536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49585">
                <text:p>1049585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49598">
                <text:p>1049598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49648">
                <text:p>1049648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49697">
                <text:p>1049697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49710">
                <text:p>1049710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49759">
                <text:p>1049759</text:p>
              </table:table-cell>
              <table:table-cell office:value-type="float" office:value="49.43">
                <text:p>4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49772">
                <text:p>1049772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49821">
                <text:p>1049821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49834">
                <text:p>1049834</text:p>
              </table:table-cell>
              <table:table-cell office:value-type="float" office:value="49.44">
                <text:p>4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49883">
                <text:p>1049883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49896">
                <text:p>1049896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49946">
                <text:p>1049946</text:p>
              </table:table-cell>
              <table:table-cell office:value-type="float" office:value="49.43">
                <text:p>4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49995">
                <text:p>1049995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50008">
                <text:p>1050008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50057">
                <text:p>1050057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50071">
                <text:p>1050071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50120">
                <text:p>1050120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50132">
                <text:p>1050132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50181">
                <text:p>1050181</text:p>
              </table:table-cell>
              <table:table-cell office:value-type="float" office:value="49.44">
                <text:p>4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50194">
                <text:p>1050194</text:p>
              </table:table-cell>
              <table:table-cell office:value-type="float" office:value="49.46">
                <text:p>4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50244">
                <text:p>1050244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50293">
                <text:p>1050293</text:p>
              </table:table-cell>
              <table:table-cell office:value-type="float" office:value="49.53">
                <text:p>4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50305">
                <text:p>1050305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50354">
                <text:p>1050354</text:p>
              </table:table-cell>
              <table:table-cell office:value-type="float" office:value="49.53">
                <text:p>4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50368">
                <text:p>1050368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50417">
                <text:p>1050417</text:p>
              </table:table-cell>
              <table:table-cell office:value-type="float" office:value="49.54">
                <text:p>49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50430">
                <text:p>1050430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50479">
                <text:p>1050479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50491">
                <text:p>1050491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50541">
                <text:p>1050541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50590">
                <text:p>1050590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50603">
                <text:p>1050603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50652">
                <text:p>1050652</text:p>
              </table:table-cell>
              <table:table-cell office:value-type="float" office:value="49.52">
                <text:p>4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50665">
                <text:p>1050665</text:p>
              </table:table-cell>
              <table:table-cell office:value-type="float" office:value="49.51">
                <text:p>4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50715">
                <text:p>1050715</text:p>
              </table:table-cell>
              <table:table-cell office:value-type="float" office:value="49.49">
                <text:p>4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50764">
                <text:p>1050764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50776">
                <text:p>1050776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50825">
                <text:p>1050825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50839">
                <text:p>1050839</text:p>
              </table:table-cell>
              <table:table-cell office:value-type="float" office:value="49.47">
                <text:p>4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50888">
                <text:p>1050888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50901">
                <text:p>1050901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50949">
                <text:p>1050949</text:p>
              </table:table-cell>
              <table:table-cell office:value-type="float" office:value="49.37">
                <text:p>4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50962">
                <text:p>1050962</text:p>
              </table:table-cell>
              <table:table-cell office:value-type="float" office:value="49.48">
                <text:p>4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51012">
                <text:p>1051012</text:p>
              </table:table-cell>
              <table:table-cell office:value-type="float" office:value="49.78">
                <text:p>4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51061">
                <text:p>1051061</text:p>
              </table:table-cell>
              <table:table-cell office:value-type="float" office:value="66.74">
                <text:p>66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51100">
                <text:p>1051100</text:p>
              </table:table-cell>
              <table:table-cell office:value-type="float" office:value="83.5">
                <text:p>8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51150">
                <text:p>1051150</text:p>
              </table:table-cell>
              <table:table-cell office:value-type="float" office:value="98.45">
                <text:p>9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1162">
                <text:p>1051162</text:p>
              </table:table-cell>
              <table:table-cell office:value-type="float" office:value="98.32">
                <text:p>9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51212">
                <text:p>1051212</text:p>
              </table:table-cell>
              <table:table-cell office:value-type="float" office:value="98.19">
                <text:p>9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51262">
                <text:p>1051262</text:p>
              </table:table-cell>
              <table:table-cell office:value-type="float" office:value="98.28">
                <text:p>9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51876">
                <text:p>1051876</text:p>
              </table:table-cell>
              <table:table-cell office:value-type="float" office:value="98.12">
                <text:p>9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51925">
                <text:p>1051925</text:p>
              </table:table-cell>
              <table:table-cell office:value-type="float" office:value="97.39">
                <text:p>9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51938">
                <text:p>1051938</text:p>
              </table:table-cell>
              <table:table-cell office:value-type="float" office:value="79.98">
                <text:p>79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1987">
                <text:p>1051987</text:p>
              </table:table-cell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52001">
                <text:p>1052001</text:p>
              </table:table-cell>
              <table:table-cell office:value-type="float" office:value="48.08">
                <text:p>4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52050">
                <text:p>1052050</text:p>
              </table:table-cell>
              <table:table-cell office:value-type="float" office:value="48.11">
                <text:p>4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52099">
                <text:p>1052099</text:p>
              </table:table-cell>
              <table:table-cell office:value-type="float" office:value="48.01">
                <text:p>48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52111">
                <text:p>1052111</text:p>
              </table:table-cell>
              <table:table-cell office:value-type="float" office:value="47.67">
                <text:p>4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52161">
                <text:p>1052161</text:p>
              </table:table-cell>
              <table:table-cell office:value-type="float" office:value="47.47">
                <text:p>47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52210">
                <text:p>1052210</text:p>
              </table:table-cell>
              <table:table-cell office:value-type="float" office:value="47.38">
                <text:p>4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52223">
                <text:p>1052223</text:p>
              </table:table-cell>
              <table:table-cell office:value-type="float" office:value="47.77">
                <text:p>47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52272">
                <text:p>1052272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52284">
                <text:p>1052284</text:p>
              </table:table-cell>
              <table:table-cell office:value-type="float" office:value="47.99">
                <text:p>4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52334">
                <text:p>1052334</text:p>
              </table:table-cell>
              <table:table-cell office:value-type="float" office:value="48.57">
                <text:p>4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52383">
                <text:p>1052383</text:p>
              </table:table-cell>
              <table:table-cell office:value-type="float" office:value="49.89">
                <text:p>4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52396">
                <text:p>1052396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52445">
                <text:p>1052445</text:p>
              </table:table-cell>
              <table:table-cell office:value-type="float" office:value="51.4">
                <text:p>5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52459">
                <text:p>1052459</text:p>
              </table:table-cell>
              <table:table-cell office:value-type="float" office:value="51.52">
                <text:p>5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52508">
                <text:p>1052508</text:p>
              </table:table-cell>
              <table:table-cell office:value-type="float" office:value="51.34">
                <text:p>5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52557">
                <text:p>1052557</text:p>
              </table:table-cell>
              <table:table-cell office:value-type="float" office:value="52.05">
                <text:p>5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52569">
                <text:p>1052569</text:p>
              </table:table-cell>
              <table:table-cell office:value-type="float" office:value="51.84">
                <text:p>5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52618">
                <text:p>1052618</text:p>
              </table:table-cell>
              <table:table-cell office:value-type="float" office:value="50.61">
                <text:p>5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52632">
                <text:p>1052632</text:p>
              </table:table-cell>
              <table:table-cell office:value-type="float" office:value="47.27">
                <text:p>4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52681">
                <text:p>1052681</text:p>
              </table:table-cell>
              <table:table-cell office:value-type="float" office:value="43.94">
                <text:p>4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52693">
                <text:p>1052693</text:p>
              </table:table-cell>
              <table:table-cell office:value-type="float" office:value="40.86">
                <text:p>4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52742">
                <text:p>1052742</text:p>
              </table:table-cell>
              <table:table-cell office:value-type="float" office:value="38.75">
                <text:p>3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52755">
                <text:p>1052755</text:p>
              </table:table-cell>
              <table:table-cell office:value-type="float" office:value="37.12">
                <text:p>3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52805">
                <text:p>1052805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52854">
                <text:p>1052854</text:p>
              </table:table-cell>
              <table:table-cell office:value-type="float" office:value="33.68">
                <text:p>3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52866">
                <text:p>1052866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52915">
                <text:p>1052915</text:p>
              </table:table-cell>
              <table:table-cell office:value-type="float" office:value="35.28">
                <text:p>35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52929">
                <text:p>1052929</text:p>
              </table:table-cell>
              <table:table-cell office:value-type="float" office:value="37.63">
                <text:p>3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52978">
                <text:p>1052978</text:p>
              </table:table-cell>
              <table:table-cell office:value-type="float" office:value="40.13">
                <text:p>4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52991">
                <text:p>1052991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53039">
                <text:p>1053039</text:p>
              </table:table-cell>
              <table:table-cell office:value-type="float" office:value="44.47">
                <text:p>44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53052">
                <text:p>1053052</text:p>
              </table:table-cell>
              <table:table-cell office:value-type="float" office:value="46.22">
                <text:p>4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53102">
                <text:p>1053102</text:p>
              </table:table-cell>
              <table:table-cell office:value-type="float" office:value="47.37">
                <text:p>4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53151">
                <text:p>1053151</text:p>
              </table:table-cell>
              <table:table-cell office:value-type="float" office:value="48.12">
                <text:p>4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53164">
                <text:p>1053164</text:p>
              </table:table-cell>
              <table:table-cell office:value-type="float" office:value="48.79">
                <text:p>48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53213">
                <text:p>1053213</text:p>
              </table:table-cell>
              <table:table-cell office:value-type="float" office:value="48.99">
                <text:p>4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3225">
                <text:p>1053225</text:p>
              </table:table-cell>
              <table:table-cell office:value-type="float" office:value="48.7">
                <text:p>4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3275">
                <text:p>1053275</text:p>
              </table:table-cell>
              <table:table-cell office:value-type="float" office:value="48.11">
                <text:p>4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3324">
                <text:p>1053324</text:p>
              </table:table-cell>
              <table:table-cell office:value-type="float" office:value="46.85">
                <text:p>4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3337">
                <text:p>1053337</text:p>
              </table:table-cell>
              <table:table-cell office:value-type="float" office:value="45.05">
                <text:p>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53386">
                <text:p>1053386</text:p>
              </table:table-cell>
              <table:table-cell office:value-type="float" office:value="43.26">
                <text:p>4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3399">
                <text:p>1053399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53448">
                <text:p>1053448</text:p>
              </table:table-cell>
              <table:table-cell office:value-type="float" office:value="39.67">
                <text:p>3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53461">
                <text:p>1053461</text:p>
              </table:table-cell>
              <table:table-cell office:value-type="float" office:value="38.72">
                <text:p>3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3510">
                <text:p>1053510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53522">
                <text:p>1053522</text:p>
              </table:table-cell>
              <table:table-cell office:value-type="float" office:value="38.42">
                <text:p>38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53572">
                <text:p>1053572</text:p>
              </table:table-cell>
              <table:table-cell office:value-type="float" office:value="39.3">
                <text:p>3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53621">
                <text:p>1053621</text:p>
              </table:table-cell>
              <table:table-cell office:value-type="float" office:value="40.89">
                <text:p>4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3634">
                <text:p>1053634</text:p>
              </table:table-cell>
              <table:table-cell office:value-type="float" office:value="42.38">
                <text:p>4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53683">
                <text:p>1053683</text:p>
              </table:table-cell>
              <table:table-cell office:value-type="float" office:value="43.86">
                <text:p>4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53696">
                <text:p>1053696</text:p>
              </table:table-cell>
              <table:table-cell office:value-type="float" office:value="44.89">
                <text:p>44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53745">
                <text:p>1053745</text:p>
              </table:table-cell>
              <table:table-cell office:value-type="float" office:value="45.21">
                <text:p>45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53758">
                <text:p>1053758</text:p>
              </table:table-cell>
              <table:table-cell office:value-type="float" office:value="44.65">
                <text:p>4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53807">
                <text:p>1053807</text:p>
              </table:table-cell>
              <table:table-cell office:value-type="float" office:value="43.51">
                <text:p>4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53819">
                <text:p>1053819</text:p>
              </table:table-cell>
              <table:table-cell office:value-type="float" office:value="41.94">
                <text:p>4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53869">
                <text:p>1053869</text:p>
              </table:table-cell>
              <table:table-cell office:value-type="float" office:value="40.23">
                <text:p>4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53918">
                <text:p>105391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53931">
                <text:p>1053931</text:p>
              </table:table-cell>
              <table:table-cell office:value-type="float" office:value="38.18">
                <text:p>3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53980">
                <text:p>1053980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53992">
                <text:p>1053992</text:p>
              </table:table-cell>
              <table:table-cell office:value-type="float" office:value="37.4">
                <text:p>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54042">
                <text:p>1054042</text:p>
              </table:table-cell>
              <table:table-cell office:value-type="float" office:value="37.92">
                <text:p>3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54091">
                <text:p>1054091</text:p>
              </table:table-cell>
              <table:table-cell office:value-type="float" office:value="38.67">
                <text:p>3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54104">
                <text:p>1054104</text:p>
              </table:table-cell>
              <table:table-cell office:value-type="float" office:value="39.84">
                <text:p>3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54153">
                <text:p>1054153</text:p>
              </table:table-cell>
              <table:table-cell office:value-type="float" office:value="41.02">
                <text:p>4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54166">
                <text:p>1054166</text:p>
              </table:table-cell>
              <table:table-cell office:value-type="float" office:value="41.67">
                <text:p>4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54215">
                <text:p>1054215</text:p>
              </table:table-cell>
              <table:table-cell office:value-type="float" office:value="41.83">
                <text:p>4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54228">
                <text:p>1054228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4277">
                <text:p>1054277</text:p>
              </table:table-cell>
              <table:table-cell office:value-type="float" office:value="40.65">
                <text:p>4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54290">
                <text:p>1054290</text:p>
              </table:table-cell>
              <table:table-cell office:value-type="float" office:value="39.66">
                <text:p>3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54339">
                <text:p>1054339</text:p>
              </table:table-cell>
              <table:table-cell office:value-type="float" office:value="38.51">
                <text:p>3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54389">
                <text:p>1054389</text:p>
              </table:table-cell>
              <table:table-cell office:value-type="float" office:value="37.73">
                <text:p>3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